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5cm"/>
    </style:style>
    <style:style style:name="co3" style:family="table-column">
      <style:table-column-properties fo:break-before="auto" style:column-width="2.614cm"/>
    </style:style>
    <style:style style:name="co4" style:family="table-column">
      <style:table-column-properties fo:break-before="auto" style:column-width="2.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6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9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11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2" style:family="table-cell" style:parent-style-name="Pivot_20_Table_20_Category" style:data-style-name="N0">
      <style:table-cell-properties fo:border="0.99pt solid #000000"/>
    </style:style>
    <style:style style:name="ce13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4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3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25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32" style:family="table-cell" style:parent-style-name="Default">
      <style:text-properties style:text-underline-style="solid" style:text-underline-width="auto" style:text-underline-color="font-color"/>
    </style:style>
    <style:style style:name="ce33" style:family="table-cell" style:parent-style-name="Pivot_20_Table_20_Value" style:data-style-name="N0">
      <style:table-cell-properties fo:border="none"/>
    </style:style>
    <style:style style:name="ce22" style:family="table-cell" style:parent-style-name="Pivot_20_Table_20_Category" style:data-style-name="N0">
      <style:table-cell-properties fo:border="none"/>
    </style:style>
    <style:style style:name="ce31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36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37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38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39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40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1" style:family="table-cell" style:parent-style-name="Pivot_20_Table_20_Category" style:data-style-name="N49">
      <style:table-cell-properties fo:border-bottom="0.99pt solid #000000" fo:border-left="0.99pt solid #000000" fo:border-right="none" fo:border-top="none"/>
    </style:style>
    <style:style style:name="ce42" style:family="table-cell" style:parent-style-name="Pivot_20_Table_20_Value" style:data-style-name="N0">
      <style:table-cell-properties fo:border-bottom="none" fo:border-left="0.99pt solid #000000" fo:border-right="none" fo:border-top="0.99pt solid #000000"/>
      <style:map style:condition="cell-content()=[.B$22]" style:apply-style-name="Error" style:base-cell-address="'zad 7.3'.B3"/>
    </style:style>
    <style:style style:name="ce43" style:family="table-cell" style:parent-style-name="Pivot_20_Table_20_Value">
      <style:table-cell-properties fo:border-bottom="none" fo:border-left="0.99pt solid #000000" fo:border-right="none" fo:border-top="none"/>
      <style:map style:condition="cell-content()=[.B$22]" style:apply-style-name="Error" style:base-cell-address="'zad 7.3'.B3"/>
    </style:style>
    <style:style style:name="ce44" style:family="table-cell" style:parent-style-name="Pivot_20_Table_20_Value" style:data-style-name="N0">
      <style:table-cell-properties fo:border-bottom="none" fo:border-left="0.99pt solid #000000" fo:border-right="none" fo:border-top="none"/>
      <style:map style:condition="cell-content()=[.B$22]" style:apply-style-name="Error" style:base-cell-address="'zad 7.3'.B3"/>
    </style:style>
    <style:style style:name="ce45" style:family="table-cell" style:parent-style-name="Pivot_20_Table_20_Value" style:data-style-name="N0">
      <style:table-cell-properties fo:border-bottom="0.99pt solid #000000" fo:border-left="0.99pt solid #000000" fo:border-right="none" fo:border-top="none"/>
      <style:map style:condition="cell-content()=[.B$22]" style:apply-style-name="Error" style:base-cell-address="'zad 7.3'.B3"/>
    </style:style>
    <style:style style:name="ce46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47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48" style:family="table-cell" style:parent-style-name="Pivot_20_Table_20_Category" style:data-style-name="N49">
      <style:table-cell-properties fo:border-bottom="0.99pt solid #000000" fo:border-left="none" fo:border-right="none" fo:border-top="none"/>
    </style:style>
    <style:style style:name="ce49" style:family="table-cell" style:parent-style-name="Pivot_20_Table_20_Value" style:data-style-name="N0">
      <style:table-cell-properties fo:border-bottom="none" fo:border-left="none" fo:border-right="none" fo:border-top="0.99pt solid #000000"/>
      <style:map style:condition="cell-content()=[.B$22]" style:apply-style-name="Error" style:base-cell-address="'zad 7.3'.B3"/>
    </style:style>
    <style:style style:name="ce50" style:family="table-cell" style:parent-style-name="Pivot_20_Table_20_Value">
      <style:map style:condition="cell-content()=[.B$22]" style:apply-style-name="Error" style:base-cell-address="'zad 7.3'.B3"/>
    </style:style>
    <style:style style:name="ce51" style:family="table-cell" style:parent-style-name="Pivot_20_Table_20_Value" style:data-style-name="N0">
      <style:map style:condition="cell-content()=[.B$22]" style:apply-style-name="Error" style:base-cell-address="'zad 7.3'.B3"/>
    </style:style>
    <style:style style:name="ce52" style:family="table-cell" style:parent-style-name="Pivot_20_Table_20_Value" style:data-style-name="N0">
      <style:table-cell-properties fo:border-bottom="0.99pt solid #000000" fo:border-left="none" fo:border-right="none" fo:border-top="none"/>
      <style:map style:condition="cell-content()=[.B$22]" style:apply-style-name="Error" style:base-cell-address="'zad 7.3'.B3"/>
    </style:style>
    <style:style style:name="ce53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54" style:family="table-cell" style:parent-style-name="Pivot_20_Table_20_Value" style:data-style-name="N0">
      <style:table-cell-properties fo:border-bottom="none" fo:border-left="2.01pt solid #000000" fo:border-right="none" fo:border-top="none"/>
    </style:style>
    <style:style style:name="ce55" style:family="table-cell" style:parent-style-name="Pivot_20_Table_20_Result" style:data-style-name="N0">
      <style:table-cell-properties fo:border-bottom="none" fo:border-left="2.01pt solid #000000" fo:border-right="none" fo:border-top="none"/>
    </style:style>
    <style:style style:name="ce56" style:family="table-cell" style:parent-style-name="Default">
      <style:table-cell-properties fo:border-bottom="none" fo:border-left="2.01pt solid #000000" fo:border-right="none" fo:border-top="none"/>
    </style:style>
    <style:style style:name="ce57" style:family="table-cell" style:parent-style-name="Pivot_20_Table_20_Value">
      <style:table-cell-properties fo:border-bottom="none" fo:border-left="none" fo:border-right="none" fo:border-top="0.99pt solid #000000"/>
      <style:map style:condition="cell-content()=[.B$22]" style:apply-style-name="Error" style:base-cell-address="'zad 7.3'.B3"/>
    </style:style>
    <style:style style:name="ce58" style:family="table-cell" style:parent-style-name="Pivot_20_Table_20_Value">
      <style:table-cell-properties fo:border-bottom="0.99pt solid #000000" fo:border-left="none" fo:border-right="none" fo:border-top="none"/>
      <style:map style:condition="cell-content()=[.B$22]" style:apply-style-name="Error" style:base-cell-address="'zad 7.3'.B3"/>
    </style:style>
    <style:style style:name="ce59" style:family="table-cell" style:parent-style-name="Pivot_20_Table_20_Value" style:data-style-name="N0">
      <style:table-cell-properties fo:border-bottom="none" fo:border-left="none" fo:border-right="0.99pt solid #000000" fo:border-top="0.99pt solid #000000"/>
      <style:map style:condition="cell-content()=[.B$22]" style:apply-style-name="Error" style:base-cell-address="'zad 7.3'.B3"/>
    </style:style>
    <style:style style:name="ce60" style:family="table-cell" style:parent-style-name="Pivot_20_Table_20_Value">
      <style:table-cell-properties fo:border-bottom="none" fo:border-left="none" fo:border-right="0.99pt solid #000000" fo:border-top="none"/>
      <style:map style:condition="cell-content()=[.B$22]" style:apply-style-name="Error" style:base-cell-address="'zad 7.3'.B3"/>
    </style:style>
    <style:style style:name="ce61" style:family="table-cell" style:parent-style-name="Pivot_20_Table_20_Value" style:data-style-name="N0">
      <style:table-cell-properties fo:border-bottom="none" fo:border-left="none" fo:border-right="0.99pt solid #000000" fo:border-top="none"/>
      <style:map style:condition="cell-content()=[.B$22]" style:apply-style-name="Error" style:base-cell-address="'zad 7.3'.B3"/>
    </style:style>
    <style:style style:name="ce62" style:family="table-cell" style:parent-style-name="Pivot_20_Table_20_Value" style:data-style-name="N0">
      <style:table-cell-properties fo:border-bottom="0.99pt solid #000000" fo:border-left="none" fo:border-right="0.99pt solid #000000" fo:border-top="none"/>
      <style:map style:condition="cell-content()=[.B$22]" style:apply-style-name="Error" style:base-cell-address="'zad 7.3'.B3"/>
    </style:style>
    <style:style style:name="ce63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64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65" style:family="table-cell" style:parent-style-name="Pivot_20_Table_20_Title" style:data-style-name="N49">
      <style:table-cell-properties fo:border-bottom="0.99pt solid #000000" fo:border-left="0.99pt solid #000000" fo:border-right="2.01pt solid #000000" fo:border-top="0.99pt solid #000000"/>
    </style:style>
    <style:style style:name="ce66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67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68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zad 7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gatunek</text:p>
          </table:table-cell>
          <table:table-cell office:value-type="string" calcext:value-type="string">
            <text:p>okres</text:p>
          </table:table-cell>
          <table:table-cell office:value-type="string" calcext:value-type="string">
            <text:p>nip</text:p>
          </table:table-cell>
          <table:table-cell office:value-type="string" calcext:value-type="string">
            <text:p>suma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29-15-591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92-09-72-275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40-36-11-559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3-79-35-388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9-34-45-151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9-34-45-151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3-96-93-428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2-48-01-31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9-34-45-151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7-26-54-835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0-38-86-889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89-76-803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92-09-72-275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77-49-649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26-38-135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40-36-11-559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2-48-01-31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9-90-67-935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91-02-348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77-49-64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3-24-82-02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3-49-11-774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3-49-11-774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9-22-38-195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80-17-78-33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4-02-05-29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9-90-67-935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3-34-53-278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8-24-36-171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6-54-34-364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3-34-53-278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5-89-55-248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51-85-809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8-24-36-17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4-61-25-53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9-22-38-195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62-58-80-59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1-80-62-556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72-92-42-932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8-24-36-171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6-54-34-36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77-49-649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72-92-42-93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4-61-25-530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2-48-01-3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6-54-34-364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82-72-86-381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4-61-25-530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2-30-09-104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5-89-55-029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3-96-93-428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40-36-11-559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9-98-81-222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6-54-34-36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80-17-78-339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7-70-78-19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5-32-41-072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9-22-38-19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3-96-93-428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8-41-36-927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9-22-38-19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93-47-03-638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1-80-62-55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4-02-05-290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2-48-01-310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4-02-05-290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9-15-21-087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26-38-135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8-15-94-554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5-32-41-072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6-55-91-37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5-63-27-114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2-82-16-285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5-89-55-248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2-82-16-285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4-61-25-530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9-34-45-151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8-24-36-171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3-79-35-38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3-34-53-278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3-96-93-428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9-15-21-087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0-38-86-88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3-79-35-388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9-22-38-195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7-70-78-199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9-15-21-087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92-09-72-275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5-89-55-02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9-23-02-772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1-80-62-556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69-77-900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7-70-78-199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77-49-649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9-34-45-15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7-26-54-83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93-47-03-638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15-65-39-258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4-09-46-315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2-01-15" calcext:value-type="date">
            <text:p>2022-01-15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7-70-78-199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2-01-15" calcext:value-type="date">
            <text:p>2022-01-15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9-23-02-772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5-89-55-029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3-34-53-278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51-85-809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3-24-82-022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8-66-38-929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1-99-74-175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9-23-02-772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29-15-591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72-92-42-932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9-22-38-195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9-98-81-22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5-89-55-029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5-89-55-248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89-76-803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1-99-74-175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7-70-78-199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6-54-34-36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2-82-16-285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1-80-62-55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2-48-01-310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82-72-86-381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92-09-72-275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89-76-803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89-76-80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9-90-67-935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3-49-11-774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3-49-11-774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3-24-82-022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93-47-03-638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6-55-91-375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3-34-53-278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2-48-01-31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9-98-81-222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3-34-53-27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1-99-74-175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69-77-900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4-02-05-29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2-01-20" calcext:value-type="date">
            <text:p>2022-01-20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2-82-16-28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2-01-20" calcext:value-type="date">
            <text:p>2022-01-20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8-66-38-929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2-01-20" calcext:value-type="date">
            <text:p>2022-01-20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51-85-809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2-01-20" calcext:value-type="date">
            <text:p>2022-01-20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6-54-34-364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2-01-20" calcext:value-type="date">
            <text:p>2022-01-20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4-09-46-315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date" office:date-value="2022-01-21" calcext:value-type="date">
            <text:p>2022-01-21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4-09-46-315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2-01-21" calcext:value-type="date">
            <text:p>2022-01-21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91-02-348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2-01-21" calcext:value-type="date">
            <text:p>2022-01-21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8-15-94-554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2-01-21" calcext:value-type="date">
            <text:p>2022-01-21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82-72-86-381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2-01-21" calcext:value-type="date">
            <text:p>2022-01-21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9-98-81-222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2-01-22" calcext:value-type="date">
            <text:p>2022-01-22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4-02-05-29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2-01-22" calcext:value-type="date">
            <text:p>2022-01-22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92-09-72-27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5-89-55-029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7-70-78-199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40-36-11-559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2-48-01-31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8-15-94-55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4-09-46-315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1-99-74-17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1-80-62-55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6-55-91-37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9-98-81-222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2-48-01-310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4-02-05-290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3-92-64-010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4-09-46-315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0-38-86-889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51-85-809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91-02-348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2-01-25" calcext:value-type="date">
            <text:p>2022-01-25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7-26-54-835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2-01-25" calcext:value-type="date">
            <text:p>2022-01-25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93-47-03-638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2-01-25" calcext:value-type="date">
            <text:p>2022-01-25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4-02-05-290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2-01-26" calcext:value-type="date">
            <text:p>2022-01-26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91-02-348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2-01-26" calcext:value-type="date">
            <text:p>2022-01-26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8-24-36-171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2-01-26" calcext:value-type="date">
            <text:p>2022-01-26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92-09-72-275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2-01-26" calcext:value-type="date">
            <text:p>2022-01-26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91-02-348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date" office:date-value="2022-01-26" calcext:value-type="date">
            <text:p>2022-01-26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7-26-54-835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2-01-26" calcext:value-type="date">
            <text:p>2022-01-26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26-38-135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2-01-26" calcext:value-type="date">
            <text:p>2022-01-26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26-38-135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2-01-27" calcext:value-type="date">
            <text:p>2022-01-27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9-90-67-935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2-01-27" calcext:value-type="date">
            <text:p>2022-01-27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4-02-05-290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date" office:date-value="2022-01-27" calcext:value-type="date">
            <text:p>2022-01-27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5-63-27-11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2-01-27" calcext:value-type="date">
            <text:p>2022-01-27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72-92-42-932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2-01-27" calcext:value-type="date">
            <text:p>2022-01-27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7-26-54-835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date" office:date-value="2022-01-28" calcext:value-type="date">
            <text:p>2022-01-28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4-02-05-29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2-01-28" calcext:value-type="date">
            <text:p>2022-01-28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9-22-38-195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date" office:date-value="2022-01-28" calcext:value-type="date">
            <text:p>2022-01-28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62-58-80-59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2-01-29" calcext:value-type="date">
            <text:p>2022-01-29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8-15-94-554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2-01-29" calcext:value-type="date">
            <text:p>2022-01-29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8-66-38-92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2-01-29" calcext:value-type="date">
            <text:p>2022-01-29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9-34-45-151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2-01-29" calcext:value-type="date">
            <text:p>2022-01-29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4-61-25-53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2-01-29" calcext:value-type="date">
            <text:p>2022-01-29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1-99-74-175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date" office:date-value="2022-01-29" calcext:value-type="date">
            <text:p>2022-01-29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15-65-39-25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2-01-29" calcext:value-type="date">
            <text:p>2022-01-29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6-54-34-36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date" office:date-value="2022-01-31" calcext:value-type="date">
            <text:p>2022-01-31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9-34-45-15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2-01-31" calcext:value-type="date">
            <text:p>2022-01-31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7-70-78-199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2-01-31" calcext:value-type="date">
            <text:p>2022-01-31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15-65-39-258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2-01-31" calcext:value-type="date">
            <text:p>2022-01-31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51-85-809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2-01-31" calcext:value-type="date">
            <text:p>2022-01-31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29-15-591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2-01-31" calcext:value-type="date">
            <text:p>2022-01-31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93-47-03-6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2-01-31" calcext:value-type="date">
            <text:p>2022-01-31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9-15-21-08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22-01-31" calcext:value-type="date">
            <text:p>2022-01-31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7-70-78-199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2-01-31" calcext:value-type="date">
            <text:p>2022-01-31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6-55-91-375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date" office:date-value="2022-01-31" calcext:value-type="date">
            <text:p>2022-01-31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4-09-46-315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2-01-31" calcext:value-type="date">
            <text:p>2022-01-31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4-61-25-53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2-01-31" calcext:value-type="date">
            <text:p>2022-01-31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5-32-41-072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2-01-31" calcext:value-type="date">
            <text:p>2022-01-31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4-09-46-315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2-01-31" calcext:value-type="date">
            <text:p>2022-01-31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4-61-25-530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2-01-31" calcext:value-type="date">
            <text:p>2022-01-31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8-24-36-171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date" office:date-value="2022-02-01" calcext:value-type="date">
            <text:p>2022-02-01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51-85-80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2-02-01" calcext:value-type="date">
            <text:p>2022-02-01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2-30-09-104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2-02-01" calcext:value-type="date">
            <text:p>2022-02-01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5-32-41-072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2-02-01" calcext:value-type="date">
            <text:p>2022-02-01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1-80-62-556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2-02-01" calcext:value-type="date">
            <text:p>2022-02-01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72-92-42-932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2-02-01" calcext:value-type="date">
            <text:p>2022-02-01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91-02-34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2-02-01" calcext:value-type="date">
            <text:p>2022-02-01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29-15-591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2-02-01" calcext:value-type="date">
            <text:p>2022-02-01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2-30-09-104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2-02-01" calcext:value-type="date">
            <text:p>2022-02-01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6-54-34-364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date" office:date-value="2022-02-01" calcext:value-type="date">
            <text:p>2022-02-01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6-54-34-36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22-02-01" calcext:value-type="date">
            <text:p>2022-02-01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69-77-900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2-02-02" calcext:value-type="date">
            <text:p>2022-02-02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7-70-78-199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2-02-02" calcext:value-type="date">
            <text:p>2022-02-02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51-85-8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2-02-02" calcext:value-type="date">
            <text:p>2022-02-02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29-15-591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2-02-02" calcext:value-type="date">
            <text:p>2022-02-02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77-49-649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2-02-02" calcext:value-type="date">
            <text:p>2022-02-02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7-95-05-373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2-02-02" calcext:value-type="date">
            <text:p>2022-02-02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6-55-91-37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22-02-02" calcext:value-type="date">
            <text:p>2022-02-02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9-22-38-195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2-02-02" calcext:value-type="date">
            <text:p>2022-02-02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80-17-78-339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2-02-03" calcext:value-type="date">
            <text:p>2022-02-03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4-61-25-53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2-02-03" calcext:value-type="date">
            <text:p>2022-02-03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26-38-135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2-02-03" calcext:value-type="date">
            <text:p>2022-02-03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3-49-11-77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2-02-03" calcext:value-type="date">
            <text:p>2022-02-03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9-34-45-151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2-02-03" calcext:value-type="date">
            <text:p>2022-02-03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9-98-81-22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2-02-03" calcext:value-type="date">
            <text:p>2022-02-03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9-98-81-222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2-02-03" calcext:value-type="date">
            <text:p>2022-02-03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0-38-86-889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2-02-04" calcext:value-type="date">
            <text:p>2022-02-04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89-76-80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2-02-04" calcext:value-type="date">
            <text:p>2022-02-04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9-22-38-195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2-02-04" calcext:value-type="date">
            <text:p>2022-02-04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92-09-72-275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2-02-04" calcext:value-type="date">
            <text:p>2022-02-04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9-90-67-935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2-02-04" calcext:value-type="date">
            <text:p>2022-02-04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5-89-55-029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2-02-05" calcext:value-type="date">
            <text:p>2022-02-05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2-82-16-28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2-02-05" calcext:value-type="date">
            <text:p>2022-02-05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5-89-55-02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2-02-05" calcext:value-type="date">
            <text:p>2022-02-05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29-43-78-009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2-02-05" calcext:value-type="date">
            <text:p>2022-02-05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72-92-42-93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2-02-05" calcext:value-type="date">
            <text:p>2022-02-05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77-49-64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2-02-05" calcext:value-type="date">
            <text:p>2022-02-05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29-15-591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2-02-05" calcext:value-type="date">
            <text:p>2022-02-05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5-32-41-072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2-02-07" calcext:value-type="date">
            <text:p>2022-02-07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7-70-78-199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date" office:date-value="2022-02-07" calcext:value-type="date">
            <text:p>2022-02-07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9-34-45-151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2-02-07" calcext:value-type="date">
            <text:p>2022-02-07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92-09-72-275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2-02-07" calcext:value-type="date">
            <text:p>2022-02-07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4-61-25-53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2-02-07" calcext:value-type="date">
            <text:p>2022-02-07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4-61-25-53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2-02-07" calcext:value-type="date">
            <text:p>2022-02-07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2-82-16-28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2-02-07" calcext:value-type="date">
            <text:p>2022-02-07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3-92-64-01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2-02-07" calcext:value-type="date">
            <text:p>2022-02-07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9-22-38-19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2-02-07" calcext:value-type="date">
            <text:p>2022-02-07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26-38-135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2-02-07" calcext:value-type="date">
            <text:p>2022-02-07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69-77-900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date" office:date-value="2022-02-07" calcext:value-type="date">
            <text:p>2022-02-07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9-98-81-22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2-02-07" calcext:value-type="date">
            <text:p>2022-02-07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6-55-91-375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date" office:date-value="2022-02-07" calcext:value-type="date">
            <text:p>2022-02-07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9-23-02-772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2-02-07" calcext:value-type="date">
            <text:p>2022-02-07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4-02-05-290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2-02-07" calcext:value-type="date">
            <text:p>2022-02-07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2-82-16-285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2-02-07" calcext:value-type="date">
            <text:p>2022-02-07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6-54-34-364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2-02-07" calcext:value-type="date">
            <text:p>2022-02-07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3-49-11-774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2-02-08" calcext:value-type="date">
            <text:p>2022-02-08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72-92-42-932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2-02-08" calcext:value-type="date">
            <text:p>2022-02-08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91-02-348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date" office:date-value="2022-02-08" calcext:value-type="date">
            <text:p>2022-02-08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69-77-900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2-02-08" calcext:value-type="date">
            <text:p>2022-02-08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9-23-02-772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2-02-08" calcext:value-type="date">
            <text:p>2022-02-08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9-15-21-087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2-02-08" calcext:value-type="date">
            <text:p>2022-02-08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26-38-135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2-02-09" calcext:value-type="date">
            <text:p>2022-02-09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2-30-09-104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2-02-09" calcext:value-type="date">
            <text:p>2022-02-09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72-92-42-932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2-02-09" calcext:value-type="date">
            <text:p>2022-02-09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72-92-42-932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2-02-09" calcext:value-type="date">
            <text:p>2022-02-09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1-99-74-17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22-02-09" calcext:value-type="date">
            <text:p>2022-02-09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3-49-11-774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2-02-09" calcext:value-type="date">
            <text:p>2022-02-09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2-48-01-310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2-02-09" calcext:value-type="date">
            <text:p>2022-02-09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5-63-27-114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2-02-09" calcext:value-type="date">
            <text:p>2022-02-09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8-66-38-929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2-02-10" calcext:value-type="date">
            <text:p>2022-02-10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9-15-21-087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2-02-10" calcext:value-type="date">
            <text:p>2022-02-10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2-82-16-285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date" office:date-value="2022-02-10" calcext:value-type="date">
            <text:p>2022-02-10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2-48-01-31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2-02-10" calcext:value-type="date">
            <text:p>2022-02-10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3-49-11-774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2-02-10" calcext:value-type="date">
            <text:p>2022-02-10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3-96-93-42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date" office:date-value="2022-02-10" calcext:value-type="date">
            <text:p>2022-02-10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82-72-86-381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2-02-10" calcext:value-type="date">
            <text:p>2022-02-10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7-26-54-835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2-02-10" calcext:value-type="date">
            <text:p>2022-02-10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4-61-25-530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2-02-10" calcext:value-type="date">
            <text:p>2022-02-10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9-90-67-935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date" office:date-value="2022-02-11" calcext:value-type="date">
            <text:p>2022-02-11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3-24-82-022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2-02-11" calcext:value-type="date">
            <text:p>2022-02-11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8-41-36-92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date" office:date-value="2022-02-11" calcext:value-type="date">
            <text:p>2022-02-11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62-58-80-597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2-02-11" calcext:value-type="date">
            <text:p>2022-02-11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9-23-02-772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2-02-11" calcext:value-type="date">
            <text:p>2022-02-11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5-32-41-07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2-02-11" calcext:value-type="date">
            <text:p>2022-02-11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82-72-86-381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2-02-11" calcext:value-type="date">
            <text:p>2022-02-11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93-47-03-63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2-02-11" calcext:value-type="date">
            <text:p>2022-02-11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93-47-03-638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2-02-11" calcext:value-type="date">
            <text:p>2022-02-11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5-89-55-029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2-02-12" calcext:value-type="date">
            <text:p>2022-02-12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1-99-74-175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2-02-12" calcext:value-type="date">
            <text:p>2022-02-12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9-98-81-222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date" office:date-value="2022-02-14" calcext:value-type="date">
            <text:p>2022-02-14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8-15-94-554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2-02-14" calcext:value-type="date">
            <text:p>2022-02-14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9-34-45-151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2-02-14" calcext:value-type="date">
            <text:p>2022-02-14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69-77-9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22-02-14" calcext:value-type="date">
            <text:p>2022-02-14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5-89-55-029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2-02-14" calcext:value-type="date">
            <text:p>2022-02-14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7-95-05-37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2-02-14" calcext:value-type="date">
            <text:p>2022-02-14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51-85-809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2-02-14" calcext:value-type="date">
            <text:p>2022-02-14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4-09-46-31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date" office:date-value="2022-02-14" calcext:value-type="date">
            <text:p>2022-02-14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1-80-62-556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2-02-14" calcext:value-type="date">
            <text:p>2022-02-14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89-76-803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2-02-14" calcext:value-type="date">
            <text:p>2022-02-14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3-49-11-774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2-02-14" calcext:value-type="date">
            <text:p>2022-02-14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7-26-54-835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2-02-15" calcext:value-type="date">
            <text:p>2022-02-15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9-98-81-22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2-02-15" calcext:value-type="date">
            <text:p>2022-02-15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8-15-94-554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2-02-15" calcext:value-type="date">
            <text:p>2022-02-15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3-79-35-388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2-02-15" calcext:value-type="date">
            <text:p>2022-02-15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40-36-11-559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2-02-15" calcext:value-type="date">
            <text:p>2022-02-15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77-49-649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date" office:date-value="2022-02-15" calcext:value-type="date">
            <text:p>2022-02-15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15-65-39-258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2-02-15" calcext:value-type="date">
            <text:p>2022-02-15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3-49-11-774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2-02-15" calcext:value-type="date">
            <text:p>2022-02-15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7-70-78-199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2-02-15" calcext:value-type="date">
            <text:p>2022-02-15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8-15-94-554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2-02-16" calcext:value-type="date">
            <text:p>2022-02-16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15-65-39-25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22-02-16" calcext:value-type="date">
            <text:p>2022-02-16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77-49-649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2-02-16" calcext:value-type="date">
            <text:p>2022-02-16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62-58-80-597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2-02-16" calcext:value-type="date">
            <text:p>2022-02-16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9-23-02-772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2-02-16" calcext:value-type="date">
            <text:p>2022-02-16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1-80-62-556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date" office:date-value="2022-02-16" calcext:value-type="date">
            <text:p>2022-02-16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9-22-38-19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2-02-16" calcext:value-type="date">
            <text:p>2022-02-16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51-85-809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2-02-16" calcext:value-type="date">
            <text:p>2022-02-16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40-36-11-559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2-02-16" calcext:value-type="date">
            <text:p>2022-02-16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9-98-81-22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date" office:date-value="2022-02-16" calcext:value-type="date">
            <text:p>2022-02-16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9-22-38-195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2-02-17" calcext:value-type="date">
            <text:p>2022-02-17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69-77-900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2-02-17" calcext:value-type="date">
            <text:p>2022-02-17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8-41-36-927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date" office:date-value="2022-02-17" calcext:value-type="date">
            <text:p>2022-02-17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8-66-38-929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2-02-17" calcext:value-type="date">
            <text:p>2022-02-17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62-58-80-597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date" office:date-value="2022-02-17" calcext:value-type="date">
            <text:p>2022-02-17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26-38-135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2-02-17" calcext:value-type="date">
            <text:p>2022-02-17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8-41-36-927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2-02-18" calcext:value-type="date">
            <text:p>2022-02-18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9-34-45-151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date" office:date-value="2022-02-18" calcext:value-type="date">
            <text:p>2022-02-18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82-72-86-381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date" office:date-value="2022-02-18" calcext:value-type="date">
            <text:p>2022-02-18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9-98-81-222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2-02-18" calcext:value-type="date">
            <text:p>2022-02-18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0-38-86-889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2-02-18" calcext:value-type="date">
            <text:p>2022-02-18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6-55-91-375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2-02-19" calcext:value-type="date">
            <text:p>2022-02-19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93-47-03-638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2-02-19" calcext:value-type="date">
            <text:p>2022-02-19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15-65-39-258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2-02-19" calcext:value-type="date">
            <text:p>2022-02-19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8-66-38-92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2-02-19" calcext:value-type="date">
            <text:p>2022-02-19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6-54-34-364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2-02-19" calcext:value-type="date">
            <text:p>2022-02-19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9-98-81-222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date" office:date-value="2022-02-19" calcext:value-type="date">
            <text:p>2022-02-19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72-92-42-932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2-02-19" calcext:value-type="date">
            <text:p>2022-02-19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26-38-135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2-02-19" calcext:value-type="date">
            <text:p>2022-02-19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6-55-91-375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2-02-21" calcext:value-type="date">
            <text:p>2022-02-21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4-09-46-315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2-02-21" calcext:value-type="date">
            <text:p>2022-02-21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1-99-74-17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2-02-21" calcext:value-type="date">
            <text:p>2022-02-21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7-70-78-199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2-02-21" calcext:value-type="date">
            <text:p>2022-02-21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62-58-80-597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date" office:date-value="2022-02-21" calcext:value-type="date">
            <text:p>2022-02-21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3-24-82-022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2-02-21" calcext:value-type="date">
            <text:p>2022-02-21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9-15-21-087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2-02-21" calcext:value-type="date">
            <text:p>2022-02-21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1-99-74-175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2-02-21" calcext:value-type="date">
            <text:p>2022-02-21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9-98-81-222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2-02-21" calcext:value-type="date">
            <text:p>2022-02-21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3-79-35-388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2-02-21" calcext:value-type="date">
            <text:p>2022-02-21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3-79-35-388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2-02-21" calcext:value-type="date">
            <text:p>2022-02-21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9-15-21-087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2-02-21" calcext:value-type="date">
            <text:p>2022-02-21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6-54-34-364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2-02-21" calcext:value-type="date">
            <text:p>2022-02-21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4-02-05-29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2-02-21" calcext:value-type="date">
            <text:p>2022-02-21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9-23-02-77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2-02-21" calcext:value-type="date">
            <text:p>2022-02-21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3-49-11-774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2-02-21" calcext:value-type="date">
            <text:p>2022-02-21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51-85-809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2-02-21" calcext:value-type="date">
            <text:p>2022-02-21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2-30-09-10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2-02-22" calcext:value-type="date">
            <text:p>2022-02-22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2-30-09-104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2-02-22" calcext:value-type="date">
            <text:p>2022-02-22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3-49-11-774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2-02-22" calcext:value-type="date">
            <text:p>2022-02-22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4-02-05-29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2-02-22" calcext:value-type="date">
            <text:p>2022-02-22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91-02-348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2-02-22" calcext:value-type="date">
            <text:p>2022-02-22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8-41-36-927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2-02-22" calcext:value-type="date">
            <text:p>2022-02-22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26-38-135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date" office:date-value="2022-02-22" calcext:value-type="date">
            <text:p>2022-02-22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2-48-01-310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2-02-23" calcext:value-type="date">
            <text:p>2022-02-23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9-23-02-772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2-02-23" calcext:value-type="date">
            <text:p>2022-02-23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9-15-21-087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2-02-23" calcext:value-type="date">
            <text:p>2022-02-23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5-63-27-114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2-02-23" calcext:value-type="date">
            <text:p>2022-02-23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8-15-94-554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2-02-23" calcext:value-type="date">
            <text:p>2022-02-23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72-92-42-932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2-02-23" calcext:value-type="date">
            <text:p>2022-02-23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80-17-78-339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2-02-23" calcext:value-type="date">
            <text:p>2022-02-23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5-32-41-072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2-02-24" calcext:value-type="date">
            <text:p>2022-02-24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9-98-81-222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2-02-24" calcext:value-type="date">
            <text:p>2022-02-24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3-79-35-388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date" office:date-value="2022-02-24" calcext:value-type="date">
            <text:p>2022-02-24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5-89-55-029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date" office:date-value="2022-02-24" calcext:value-type="date">
            <text:p>2022-02-24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29-15-591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2-02-25" calcext:value-type="date">
            <text:p>2022-02-25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9-34-45-151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2-02-25" calcext:value-type="date">
            <text:p>2022-02-25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7-95-05-373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2-02-25" calcext:value-type="date">
            <text:p>2022-02-25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8-66-38-929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2-02-25" calcext:value-type="date">
            <text:p>2022-02-25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29-15-59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2-02-25" calcext:value-type="date">
            <text:p>2022-02-25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62-58-80-597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2-02-26" calcext:value-type="date">
            <text:p>2022-02-26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4-09-46-315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date" office:date-value="2022-02-26" calcext:value-type="date">
            <text:p>2022-02-26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3-34-53-278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2-02-26" calcext:value-type="date">
            <text:p>2022-02-26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7-70-78-199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2-02-26" calcext:value-type="date">
            <text:p>2022-02-26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5-63-27-114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2-02-26" calcext:value-type="date">
            <text:p>2022-02-26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3-79-35-388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2-02-28" calcext:value-type="date">
            <text:p>2022-02-28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91-02-348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2-02-28" calcext:value-type="date">
            <text:p>2022-02-28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9-23-02-772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2-02-28" calcext:value-type="date">
            <text:p>2022-02-28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5-32-41-072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2-02-28" calcext:value-type="date">
            <text:p>2022-02-28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9-23-02-772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2-02-28" calcext:value-type="date">
            <text:p>2022-02-28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8-24-36-171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2-02-28" calcext:value-type="date">
            <text:p>2022-02-28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6-54-34-364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2-02-28" calcext:value-type="date">
            <text:p>2022-02-28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5-63-27-114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2-02-28" calcext:value-type="date">
            <text:p>2022-02-28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3-49-11-77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2-02-28" calcext:value-type="date">
            <text:p>2022-02-28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9-15-21-08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2-02-28" calcext:value-type="date">
            <text:p>2022-02-28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62-58-80-597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2-02-28" calcext:value-type="date">
            <text:p>2022-02-28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1-80-62-55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2-02-28" calcext:value-type="date">
            <text:p>2022-02-28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29-43-78-009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date" office:date-value="2022-03-01" calcext:value-type="date">
            <text:p>2022-03-01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2-48-01-310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2-03-01" calcext:value-type="date">
            <text:p>2022-03-01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29-15-59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2-03-01" calcext:value-type="date">
            <text:p>2022-03-01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3-79-35-388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date" office:date-value="2022-03-01" calcext:value-type="date">
            <text:p>2022-03-01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9-15-21-08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2-03-01" calcext:value-type="date">
            <text:p>2022-03-01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3-34-53-278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2-03-01" calcext:value-type="date">
            <text:p>2022-03-01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4-02-05-29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date" office:date-value="2022-03-01" calcext:value-type="date">
            <text:p>2022-03-01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1-80-62-556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2-03-01" calcext:value-type="date">
            <text:p>2022-03-01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15-65-39-258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2-03-01" calcext:value-type="date">
            <text:p>2022-03-01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9-23-02-77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2-03-01" calcext:value-type="date">
            <text:p>2022-03-01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29-43-78-009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2-03-02" calcext:value-type="date">
            <text:p>2022-03-02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1-99-74-175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2-03-02" calcext:value-type="date">
            <text:p>2022-03-02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9-90-67-935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2-03-02" calcext:value-type="date">
            <text:p>2022-03-02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92-09-72-275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2-03-02" calcext:value-type="date">
            <text:p>2022-03-02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9-22-38-19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2-03-02" calcext:value-type="date">
            <text:p>2022-03-02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8-41-36-927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2-03-02" calcext:value-type="date">
            <text:p>2022-03-02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3-34-53-278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2-03-02" calcext:value-type="date">
            <text:p>2022-03-02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40-36-11-55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2-03-02" calcext:value-type="date">
            <text:p>2022-03-02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92-09-72-275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date" office:date-value="2022-03-03" calcext:value-type="date">
            <text:p>2022-03-03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8-41-36-927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2-03-03" calcext:value-type="date">
            <text:p>2022-03-03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7-26-54-835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2-03-03" calcext:value-type="date">
            <text:p>2022-03-03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2-30-09-10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date" office:date-value="2022-03-03" calcext:value-type="date">
            <text:p>2022-03-03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2-82-16-285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2-03-03" calcext:value-type="date">
            <text:p>2022-03-03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6-55-91-375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2-03-03" calcext:value-type="date">
            <text:p>2022-03-03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6-55-91-37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2-03-03" calcext:value-type="date">
            <text:p>2022-03-03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93-47-03-638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2-03-03" calcext:value-type="date">
            <text:p>2022-03-03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9-15-21-087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2-03-03" calcext:value-type="date">
            <text:p>2022-03-03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29-15-591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2-03-04" calcext:value-type="date">
            <text:p>2022-03-04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15-65-39-258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2-03-04" calcext:value-type="date">
            <text:p>2022-03-04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6-54-34-364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2-03-04" calcext:value-type="date">
            <text:p>2022-03-04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93-47-03-638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2-03-04" calcext:value-type="date">
            <text:p>2022-03-04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8-15-94-554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2-03-04" calcext:value-type="date">
            <text:p>2022-03-04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5-32-41-072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date" office:date-value="2022-03-04" calcext:value-type="date">
            <text:p>2022-03-04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0-38-86-889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2-03-04" calcext:value-type="date">
            <text:p>2022-03-04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3-34-53-278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2-03-05" calcext:value-type="date">
            <text:p>2022-03-05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5-63-27-114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2-03-05" calcext:value-type="date">
            <text:p>2022-03-05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3-49-11-774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2-03-05" calcext:value-type="date">
            <text:p>2022-03-05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3-49-11-774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2-03-05" calcext:value-type="date">
            <text:p>2022-03-05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89-76-803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2-03-05" calcext:value-type="date">
            <text:p>2022-03-05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77-49-649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2-03-05" calcext:value-type="date">
            <text:p>2022-03-05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0-38-86-889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2-03-05" calcext:value-type="date">
            <text:p>2022-03-05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3-79-35-388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2-03-05" calcext:value-type="date">
            <text:p>2022-03-05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26-38-135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date" office:date-value="2022-03-05" calcext:value-type="date">
            <text:p>2022-03-05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1-99-74-175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2-03-05" calcext:value-type="date">
            <text:p>2022-03-05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29-43-78-009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2-03-05" calcext:value-type="date">
            <text:p>2022-03-05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3-24-82-022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2-03-07" calcext:value-type="date">
            <text:p>2022-03-07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6-54-34-364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date" office:date-value="2022-03-07" calcext:value-type="date">
            <text:p>2022-03-07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2-82-16-285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2-03-07" calcext:value-type="date">
            <text:p>2022-03-07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9-98-81-222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2-03-07" calcext:value-type="date">
            <text:p>2022-03-07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29-15-59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2-03-07" calcext:value-type="date">
            <text:p>2022-03-07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3-96-93-428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date" office:date-value="2022-03-07" calcext:value-type="date">
            <text:p>2022-03-07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82-72-86-38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2-03-07" calcext:value-type="date">
            <text:p>2022-03-07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2-30-09-104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2-03-08" calcext:value-type="date">
            <text:p>2022-03-08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2-30-09-10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2-03-08" calcext:value-type="date">
            <text:p>2022-03-08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72-92-42-932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date" office:date-value="2022-03-08" calcext:value-type="date">
            <text:p>2022-03-08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51-85-809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2-03-08" calcext:value-type="date">
            <text:p>2022-03-08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29-15-59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2-03-09" calcext:value-type="date">
            <text:p>2022-03-09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9-15-21-087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2-03-09" calcext:value-type="date">
            <text:p>2022-03-09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40-36-11-559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2-03-09" calcext:value-type="date">
            <text:p>2022-03-09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9-34-45-151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2-03-09" calcext:value-type="date">
            <text:p>2022-03-09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7-70-78-19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2-03-10" calcext:value-type="date">
            <text:p>2022-03-10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3-96-93-428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2-03-10" calcext:value-type="date">
            <text:p>2022-03-10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9-90-67-935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2-03-10" calcext:value-type="date">
            <text:p>2022-03-10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62-58-80-597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2-03-10" calcext:value-type="date">
            <text:p>2022-03-10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3-96-93-428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date" office:date-value="2022-03-10" calcext:value-type="date">
            <text:p>2022-03-10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9-90-67-935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2-03-10" calcext:value-type="date">
            <text:p>2022-03-10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3-34-53-278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2-03-10" calcext:value-type="date">
            <text:p>2022-03-10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3-79-35-38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2-03-11" calcext:value-type="date">
            <text:p>2022-03-11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3-24-82-02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2-03-11" calcext:value-type="date">
            <text:p>2022-03-11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7-26-54-83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22-03-11" calcext:value-type="date">
            <text:p>2022-03-11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91-02-348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2-03-11" calcext:value-type="date">
            <text:p>2022-03-11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6-55-91-375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2-03-11" calcext:value-type="date">
            <text:p>2022-03-11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8-24-36-171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date" office:date-value="2022-03-11" calcext:value-type="date">
            <text:p>2022-03-11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3-92-64-010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2-03-11" calcext:value-type="date">
            <text:p>2022-03-11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3-34-53-278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date" office:date-value="2022-03-11" calcext:value-type="date">
            <text:p>2022-03-11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77-49-64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2-03-11" calcext:value-type="date">
            <text:p>2022-03-11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89-76-803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2-03-11" calcext:value-type="date">
            <text:p>2022-03-11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1-80-62-556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date" office:date-value="2022-03-12" calcext:value-type="date">
            <text:p>2022-03-12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15-65-39-258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2-03-12" calcext:value-type="date">
            <text:p>2022-03-12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93-47-03-638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date" office:date-value="2022-03-12" calcext:value-type="date">
            <text:p>2022-03-12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9-23-02-772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date" office:date-value="2022-03-12" calcext:value-type="date">
            <text:p>2022-03-12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3-96-93-428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2-03-12" calcext:value-type="date">
            <text:p>2022-03-12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5-89-55-029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2-03-12" calcext:value-type="date">
            <text:p>2022-03-12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7-95-05-373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2-03-12" calcext:value-type="date">
            <text:p>2022-03-12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3-49-11-77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22-03-14" calcext:value-type="date">
            <text:p>2022-03-14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26-38-135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2-03-14" calcext:value-type="date">
            <text:p>2022-03-14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6-55-91-375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2-03-14" calcext:value-type="date">
            <text:p>2022-03-14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29-15-591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2-03-14" calcext:value-type="date">
            <text:p>2022-03-14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4-61-25-53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2-03-14" calcext:value-type="date">
            <text:p>2022-03-14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7-95-05-373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2-03-14" calcext:value-type="date">
            <text:p>2022-03-14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5-32-41-072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2-03-14" calcext:value-type="date">
            <text:p>2022-03-14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8-15-94-554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2-03-14" calcext:value-type="date">
            <text:p>2022-03-14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93-47-03-638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2-03-14" calcext:value-type="date">
            <text:p>2022-03-14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5-63-27-114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2-03-15" calcext:value-type="date">
            <text:p>2022-03-15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5-63-27-11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2-03-15" calcext:value-type="date">
            <text:p>2022-03-15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1-80-62-556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2-03-15" calcext:value-type="date">
            <text:p>2022-03-15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89-76-803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date" office:date-value="2022-03-15" calcext:value-type="date">
            <text:p>2022-03-15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15-65-39-258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date" office:date-value="2022-03-15" calcext:value-type="date">
            <text:p>2022-03-15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6-55-91-375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2-03-15" calcext:value-type="date">
            <text:p>2022-03-15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9-98-81-222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2-03-15" calcext:value-type="date">
            <text:p>2022-03-15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89-76-80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2-03-16" calcext:value-type="date">
            <text:p>2022-03-16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8-66-38-929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2-03-16" calcext:value-type="date">
            <text:p>2022-03-16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9-22-38-19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2-03-16" calcext:value-type="date">
            <text:p>2022-03-16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69-77-900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2-03-16" calcext:value-type="date">
            <text:p>2022-03-16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4-02-05-290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2-03-16" calcext:value-type="date">
            <text:p>2022-03-16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91-02-348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2-03-16" calcext:value-type="date">
            <text:p>2022-03-16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6-54-34-36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2-03-16" calcext:value-type="date">
            <text:p>2022-03-16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9-34-45-151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2-03-16" calcext:value-type="date">
            <text:p>2022-03-16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8-24-36-171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date" office:date-value="2022-03-17" calcext:value-type="date">
            <text:p>2022-03-17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4-02-05-290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2-03-17" calcext:value-type="date">
            <text:p>2022-03-17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92-09-72-275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2-03-17" calcext:value-type="date">
            <text:p>2022-03-17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15-65-39-258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2-03-17" calcext:value-type="date">
            <text:p>2022-03-17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7-26-54-835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2-03-17" calcext:value-type="date">
            <text:p>2022-03-17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0-38-86-889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2-03-17" calcext:value-type="date">
            <text:p>2022-03-17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29-15-591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2-03-17" calcext:value-type="date">
            <text:p>2022-03-17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5-32-41-072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2-03-17" calcext:value-type="date">
            <text:p>2022-03-17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8-41-36-927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2-03-18" calcext:value-type="date">
            <text:p>2022-03-18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1-99-74-175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2-03-18" calcext:value-type="date">
            <text:p>2022-03-18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2-30-09-104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2-03-18" calcext:value-type="date">
            <text:p>2022-03-18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82-72-86-381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2-03-18" calcext:value-type="date">
            <text:p>2022-03-18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8-15-94-554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2-03-18" calcext:value-type="date">
            <text:p>2022-03-18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7-70-78-199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2-03-19" calcext:value-type="date">
            <text:p>2022-03-19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9-23-02-772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2-03-19" calcext:value-type="date">
            <text:p>2022-03-19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93-47-03-638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date" office:date-value="2022-03-21" calcext:value-type="date">
            <text:p>2022-03-21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1-99-74-175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2-03-21" calcext:value-type="date">
            <text:p>2022-03-21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40-36-11-559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2-03-21" calcext:value-type="date">
            <text:p>2022-03-21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5-63-27-114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2-03-21" calcext:value-type="date">
            <text:p>2022-03-21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6-54-34-364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2-03-21" calcext:value-type="date">
            <text:p>2022-03-21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3-49-11-774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2-03-21" calcext:value-type="date">
            <text:p>2022-03-21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9-90-67-935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2-03-21" calcext:value-type="date">
            <text:p>2022-03-21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40-36-11-559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2-03-21" calcext:value-type="date">
            <text:p>2022-03-21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3-34-53-27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2-03-21" calcext:value-type="date">
            <text:p>2022-03-21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2-82-16-285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2-03-21" calcext:value-type="date">
            <text:p>2022-03-21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0-38-86-88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date" office:date-value="2022-03-21" calcext:value-type="date">
            <text:p>2022-03-21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69-77-90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2-03-21" calcext:value-type="date">
            <text:p>2022-03-21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3-24-82-022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2-03-21" calcext:value-type="date">
            <text:p>2022-03-21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8-41-36-927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2-03-22" calcext:value-type="date">
            <text:p>2022-03-22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2-30-09-104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2-03-22" calcext:value-type="date">
            <text:p>2022-03-22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1-80-62-556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2-03-22" calcext:value-type="date">
            <text:p>2022-03-22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51-85-80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22-03-22" calcext:value-type="date">
            <text:p>2022-03-22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8-41-36-927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date" office:date-value="2022-03-22" calcext:value-type="date">
            <text:p>2022-03-22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5-32-41-072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2-03-22" calcext:value-type="date">
            <text:p>2022-03-22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3-79-35-38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2-03-22" calcext:value-type="date">
            <text:p>2022-03-22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7-95-05-373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2-03-23" calcext:value-type="date">
            <text:p>2022-03-23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3-34-53-278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2-03-23" calcext:value-type="date">
            <text:p>2022-03-23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62-58-80-59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22-03-23" calcext:value-type="date">
            <text:p>2022-03-23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51-85-809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2-03-24" calcext:value-type="date">
            <text:p>2022-03-24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5-89-55-248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date" office:date-value="2022-03-24" calcext:value-type="date">
            <text:p>2022-03-24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9-90-67-93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2-03-24" calcext:value-type="date">
            <text:p>2022-03-24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1-80-62-55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2-03-24" calcext:value-type="date">
            <text:p>2022-03-24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9-23-02-772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2-03-24" calcext:value-type="date">
            <text:p>2022-03-24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7-70-78-19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2-03-24" calcext:value-type="date">
            <text:p>2022-03-24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6-54-34-364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2-03-25" calcext:value-type="date">
            <text:p>2022-03-25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3-79-35-38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2-03-25" calcext:value-type="date">
            <text:p>2022-03-25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9-34-45-151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2-03-25" calcext:value-type="date">
            <text:p>2022-03-25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7-95-05-373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2-03-25" calcext:value-type="date">
            <text:p>2022-03-25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2-48-01-3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2-03-25" calcext:value-type="date">
            <text:p>2022-03-25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3-34-53-278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2-03-25" calcext:value-type="date">
            <text:p>2022-03-25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5-63-27-114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2-03-26" calcext:value-type="date">
            <text:p>2022-03-26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89-76-803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2-03-26" calcext:value-type="date">
            <text:p>2022-03-26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1-80-62-55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2-03-26" calcext:value-type="date">
            <text:p>2022-03-26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15-65-39-258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2-03-26" calcext:value-type="date">
            <text:p>2022-03-26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9-98-81-22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date" office:date-value="2022-03-26" calcext:value-type="date">
            <text:p>2022-03-26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2-82-16-285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2-03-26" calcext:value-type="date">
            <text:p>2022-03-26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62-58-80-597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date" office:date-value="2022-03-26" calcext:value-type="date">
            <text:p>2022-03-26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3-79-35-38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2-03-26" calcext:value-type="date">
            <text:p>2022-03-26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62-58-80-597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2-03-26" calcext:value-type="date">
            <text:p>2022-03-26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89-76-803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2-03-28" calcext:value-type="date">
            <text:p>2022-03-28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5-32-41-072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2-03-28" calcext:value-type="date">
            <text:p>2022-03-28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2-82-16-285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2-03-28" calcext:value-type="date">
            <text:p>2022-03-28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8-41-36-92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2-03-28" calcext:value-type="date">
            <text:p>2022-03-28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3-49-11-774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2-03-28" calcext:value-type="date">
            <text:p>2022-03-28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80-17-78-339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2-03-28" calcext:value-type="date">
            <text:p>2022-03-28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82-72-86-381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2-03-28" calcext:value-type="date">
            <text:p>2022-03-28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3-24-82-022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date" office:date-value="2022-03-28" calcext:value-type="date">
            <text:p>2022-03-28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72-92-42-932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2-03-28" calcext:value-type="date">
            <text:p>2022-03-28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9-23-02-772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2-03-28" calcext:value-type="date">
            <text:p>2022-03-28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40-36-11-559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2-03-28" calcext:value-type="date">
            <text:p>2022-03-28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0-38-86-889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2-03-28" calcext:value-type="date">
            <text:p>2022-03-28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80-17-78-33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22-03-28" calcext:value-type="date">
            <text:p>2022-03-28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8-24-36-171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2-03-28" calcext:value-type="date">
            <text:p>2022-03-28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4-02-05-290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2-03-29" calcext:value-type="date">
            <text:p>2022-03-29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51-85-809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2-03-29" calcext:value-type="date">
            <text:p>2022-03-29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93-47-03-638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2-03-29" calcext:value-type="date">
            <text:p>2022-03-29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4-61-25-530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2-03-29" calcext:value-type="date">
            <text:p>2022-03-29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2-48-01-3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2-03-29" calcext:value-type="date">
            <text:p>2022-03-29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3-34-53-278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2-03-29" calcext:value-type="date">
            <text:p>2022-03-29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15-65-39-258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2-03-29" calcext:value-type="date">
            <text:p>2022-03-29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8-15-94-554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2-03-29" calcext:value-type="date">
            <text:p>2022-03-29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1-80-62-55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2-03-29" calcext:value-type="date">
            <text:p>2022-03-29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5-32-41-072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date" office:date-value="2022-03-29" calcext:value-type="date">
            <text:p>2022-03-29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4-09-46-315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2-03-29" calcext:value-type="date">
            <text:p>2022-03-29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6-55-91-375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2-03-29" calcext:value-type="date">
            <text:p>2022-03-29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7-95-05-373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2-03-29" calcext:value-type="date">
            <text:p>2022-03-29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9-98-81-222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date" office:date-value="2022-03-30" calcext:value-type="date">
            <text:p>2022-03-30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9-34-45-151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2-03-30" calcext:value-type="date">
            <text:p>2022-03-30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7-70-78-199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date" office:date-value="2022-03-30" calcext:value-type="date">
            <text:p>2022-03-30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89-76-803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2-03-30" calcext:value-type="date">
            <text:p>2022-03-30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91-02-348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2-03-31" calcext:value-type="date">
            <text:p>2022-03-31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5-32-41-072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date" office:date-value="2022-03-31" calcext:value-type="date">
            <text:p>2022-03-31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0-38-86-88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date" office:date-value="2022-03-31" calcext:value-type="date">
            <text:p>2022-03-31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1-99-74-175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2-03-31" calcext:value-type="date">
            <text:p>2022-03-31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2-82-16-285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2-03-31" calcext:value-type="date">
            <text:p>2022-03-31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7-70-78-199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2-03-31" calcext:value-type="date">
            <text:p>2022-03-31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7-95-05-37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2-03-31" calcext:value-type="date">
            <text:p>2022-03-31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3-96-93-428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2-03-31" calcext:value-type="date">
            <text:p>2022-03-31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9-90-67-935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2-03-31" calcext:value-type="date">
            <text:p>2022-03-31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4-61-25-530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2-04-01" calcext:value-type="date">
            <text:p>2022-04-01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89-76-803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2-04-01" calcext:value-type="date">
            <text:p>2022-04-01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92-09-72-275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2-04-01" calcext:value-type="date">
            <text:p>2022-04-01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15-65-39-25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2-04-01" calcext:value-type="date">
            <text:p>2022-04-01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1-99-74-175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2-04-01" calcext:value-type="date">
            <text:p>2022-04-01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93-47-03-638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2-04-01" calcext:value-type="date">
            <text:p>2022-04-01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3-96-93-428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2-04-01" calcext:value-type="date">
            <text:p>2022-04-01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4-02-05-290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2-04-01" calcext:value-type="date">
            <text:p>2022-04-01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62-58-80-597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2-04-01" calcext:value-type="date">
            <text:p>2022-04-01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0-38-86-88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2-04-01" calcext:value-type="date">
            <text:p>2022-04-01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9-15-21-08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22-04-02" calcext:value-type="date">
            <text:p>2022-04-02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1-99-74-175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2-04-02" calcext:value-type="date">
            <text:p>2022-04-02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2-30-09-104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2-04-02" calcext:value-type="date">
            <text:p>2022-04-02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0-38-86-889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2-04-02" calcext:value-type="date">
            <text:p>2022-04-02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26-38-135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2-04-02" calcext:value-type="date">
            <text:p>2022-04-02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2-82-16-285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2-04-02" calcext:value-type="date">
            <text:p>2022-04-02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1-99-74-175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2-04-02" calcext:value-type="date">
            <text:p>2022-04-02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9-15-21-087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date" office:date-value="2022-04-02" calcext:value-type="date">
            <text:p>2022-04-02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89-76-803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2-04-02" calcext:value-type="date">
            <text:p>2022-04-02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72-92-42-932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2-04-04" calcext:value-type="date">
            <text:p>2022-04-04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4-02-05-29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2-04-04" calcext:value-type="date">
            <text:p>2022-04-04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62-58-80-597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2-04-04" calcext:value-type="date">
            <text:p>2022-04-04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62-58-80-597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2-04-04" calcext:value-type="date">
            <text:p>2022-04-04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7-26-54-835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2-04-04" calcext:value-type="date">
            <text:p>2022-04-04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3-79-35-388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2-04-04" calcext:value-type="date">
            <text:p>2022-04-04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92-09-72-275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2-04-04" calcext:value-type="date">
            <text:p>2022-04-04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7-70-78-199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2-04-04" calcext:value-type="date">
            <text:p>2022-04-04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3-79-35-38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2-04-04" calcext:value-type="date">
            <text:p>2022-04-04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2-30-09-104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2-04-04" calcext:value-type="date">
            <text:p>2022-04-04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8-41-36-927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2-04-04" calcext:value-type="date">
            <text:p>2022-04-04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89-76-803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2-04-04" calcext:value-type="date">
            <text:p>2022-04-04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2-48-01-31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2-04-04" calcext:value-type="date">
            <text:p>2022-04-04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9-15-21-08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2-04-04" calcext:value-type="date">
            <text:p>2022-04-04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15-65-39-25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2-04-04" calcext:value-type="date">
            <text:p>2022-04-04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89-76-803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date" office:date-value="2022-04-04" calcext:value-type="date">
            <text:p>2022-04-04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7-95-05-373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2-04-05" calcext:value-type="date">
            <text:p>2022-04-05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26-38-135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date" office:date-value="2022-04-05" calcext:value-type="date">
            <text:p>2022-04-05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77-49-649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date" office:date-value="2022-04-05" calcext:value-type="date">
            <text:p>2022-04-05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82-72-86-381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2-04-05" calcext:value-type="date">
            <text:p>2022-04-05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91-02-34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date" office:date-value="2022-04-05" calcext:value-type="date">
            <text:p>2022-04-05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4-61-25-530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2-04-05" calcext:value-type="date">
            <text:p>2022-04-05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93-47-03-638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2-04-05" calcext:value-type="date">
            <text:p>2022-04-05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26-38-135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2-04-05" calcext:value-type="date">
            <text:p>2022-04-05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29-15-591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2-04-05" calcext:value-type="date">
            <text:p>2022-04-05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3-24-82-022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2-04-05" calcext:value-type="date">
            <text:p>2022-04-05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2-48-01-31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9-15-21-087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89-76-803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9-90-67-935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6-54-34-364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8-66-38-929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82-72-86-38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2-48-01-31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4-09-46-315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2-04-07" calcext:value-type="date">
            <text:p>2022-04-07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26-38-13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2-04-07" calcext:value-type="date">
            <text:p>2022-04-07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5-89-55-029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2-04-07" calcext:value-type="date">
            <text:p>2022-04-07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51-85-809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2-04-07" calcext:value-type="date">
            <text:p>2022-04-07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77-49-649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2-04-07" calcext:value-type="date">
            <text:p>2022-04-07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9-23-02-772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2-04-07" calcext:value-type="date">
            <text:p>2022-04-07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9-90-67-935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2-04-07" calcext:value-type="date">
            <text:p>2022-04-07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1-99-74-17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22-04-07" calcext:value-type="date">
            <text:p>2022-04-07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3-49-11-774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2-04-07" calcext:value-type="date">
            <text:p>2022-04-07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15-65-39-258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2-04-08" calcext:value-type="date">
            <text:p>2022-04-08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5-89-55-248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2-04-08" calcext:value-type="date">
            <text:p>2022-04-08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82-72-86-381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2-04-08" calcext:value-type="date">
            <text:p>2022-04-08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93-47-03-63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2-04-08" calcext:value-type="date">
            <text:p>2022-04-08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2-48-01-310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2-04-08" calcext:value-type="date">
            <text:p>2022-04-08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8-41-36-927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2-04-08" calcext:value-type="date">
            <text:p>2022-04-08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80-17-78-339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2-04-08" calcext:value-type="date">
            <text:p>2022-04-08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93-47-03-638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2-04-08" calcext:value-type="date">
            <text:p>2022-04-08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77-49-649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2-04-08" calcext:value-type="date">
            <text:p>2022-04-08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6-55-91-37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2-04-08" calcext:value-type="date">
            <text:p>2022-04-08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9-15-21-087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2-04-09" calcext:value-type="date">
            <text:p>2022-04-09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51-85-809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2-04-09" calcext:value-type="date">
            <text:p>2022-04-09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77-49-649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2-04-09" calcext:value-type="date">
            <text:p>2022-04-09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77-49-649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2-04-09" calcext:value-type="date">
            <text:p>2022-04-09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8-24-36-171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date" office:date-value="2022-04-09" calcext:value-type="date">
            <text:p>2022-04-09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51-85-809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2-04-09" calcext:value-type="date">
            <text:p>2022-04-09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4-61-25-530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date" office:date-value="2022-04-09" calcext:value-type="date">
            <text:p>2022-04-09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3-79-35-388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2-04-11" calcext:value-type="date">
            <text:p>2022-04-11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9-34-45-151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2-04-11" calcext:value-type="date">
            <text:p>2022-04-11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8-66-38-929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2-04-11" calcext:value-type="date">
            <text:p>2022-04-11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1-80-62-55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22-04-11" calcext:value-type="date">
            <text:p>2022-04-11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2-82-16-28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2-04-11" calcext:value-type="date">
            <text:p>2022-04-11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5-63-27-114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date" office:date-value="2022-04-11" calcext:value-type="date">
            <text:p>2022-04-11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3-24-82-022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2-04-11" calcext:value-type="date">
            <text:p>2022-04-11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9-22-38-195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2-04-11" calcext:value-type="date">
            <text:p>2022-04-11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7-26-54-835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2-04-11" calcext:value-type="date">
            <text:p>2022-04-11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51-85-80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date" office:date-value="2022-04-11" calcext:value-type="date">
            <text:p>2022-04-11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69-77-900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date" office:date-value="2022-04-11" calcext:value-type="date">
            <text:p>2022-04-11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1-99-74-175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2-04-11" calcext:value-type="date">
            <text:p>2022-04-11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3-96-93-428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2-04-11" calcext:value-type="date">
            <text:p>2022-04-11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4-61-25-53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2-04-12" calcext:value-type="date">
            <text:p>2022-04-12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1-99-74-175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date" office:date-value="2022-04-12" calcext:value-type="date">
            <text:p>2022-04-12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93-47-03-638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2-04-12" calcext:value-type="date">
            <text:p>2022-04-12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89-76-803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date" office:date-value="2022-04-12" calcext:value-type="date">
            <text:p>2022-04-12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3-79-35-38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2-04-12" calcext:value-type="date">
            <text:p>2022-04-12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89-76-803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2-04-12" calcext:value-type="date">
            <text:p>2022-04-12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8-24-36-171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2-04-12" calcext:value-type="date">
            <text:p>2022-04-12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9-15-21-087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2-04-13" calcext:value-type="date">
            <text:p>2022-04-13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6-54-34-364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2-04-13" calcext:value-type="date">
            <text:p>2022-04-13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9-22-38-195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2-04-13" calcext:value-type="date">
            <text:p>2022-04-13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3-96-93-428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2-04-13" calcext:value-type="date">
            <text:p>2022-04-13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26-38-135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2-04-13" calcext:value-type="date">
            <text:p>2022-04-13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3-96-93-428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2-04-14" calcext:value-type="date">
            <text:p>2022-04-14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9-22-38-195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2-04-14" calcext:value-type="date">
            <text:p>2022-04-14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9-90-67-935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2-04-14" calcext:value-type="date">
            <text:p>2022-04-14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2-48-01-310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2-04-14" calcext:value-type="date">
            <text:p>2022-04-14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9-15-21-087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2-04-14" calcext:value-type="date">
            <text:p>2022-04-14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4-02-05-290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2-04-14" calcext:value-type="date">
            <text:p>2022-04-14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2-48-01-31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2-04-15" calcext:value-type="date">
            <text:p>2022-04-15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0-38-86-889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date" office:date-value="2022-04-15" calcext:value-type="date">
            <text:p>2022-04-15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9-15-21-087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2-04-15" calcext:value-type="date">
            <text:p>2022-04-15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69-77-90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2-04-15" calcext:value-type="date">
            <text:p>2022-04-15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4-02-05-290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2-04-15" calcext:value-type="date">
            <text:p>2022-04-15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9-22-38-195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2-04-15" calcext:value-type="date">
            <text:p>2022-04-15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2-82-16-285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date" office:date-value="2022-04-15" calcext:value-type="date">
            <text:p>2022-04-15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3-49-11-774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2-04-15" calcext:value-type="date">
            <text:p>2022-04-15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0-38-86-889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2-04-15" calcext:value-type="date">
            <text:p>2022-04-15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0-38-86-889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2-04-15" calcext:value-type="date">
            <text:p>2022-04-15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3-49-11-774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2-04-15" calcext:value-type="date">
            <text:p>2022-04-15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40-36-11-559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2-04-15" calcext:value-type="date">
            <text:p>2022-04-15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6-54-34-364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2-04-16" calcext:value-type="date">
            <text:p>2022-04-16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5-63-27-114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2-04-16" calcext:value-type="date">
            <text:p>2022-04-16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1-80-62-556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2-04-16" calcext:value-type="date">
            <text:p>2022-04-16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15-65-39-25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2-04-16" calcext:value-type="date">
            <text:p>2022-04-16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62-58-80-597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date" office:date-value="2022-04-16" calcext:value-type="date">
            <text:p>2022-04-16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3-49-11-774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2-04-16" calcext:value-type="date">
            <text:p>2022-04-16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72-92-42-93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2-04-16" calcext:value-type="date">
            <text:p>2022-04-16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9-22-38-195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2-04-16" calcext:value-type="date">
            <text:p>2022-04-16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15-65-39-25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2-04-18" calcext:value-type="date">
            <text:p>2022-04-18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5-32-41-07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date" office:date-value="2022-04-18" calcext:value-type="date">
            <text:p>2022-04-18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3-24-82-022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2-04-18" calcext:value-type="date">
            <text:p>2022-04-18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3-92-64-010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2-04-18" calcext:value-type="date">
            <text:p>2022-04-18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93-47-03-638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2-04-18" calcext:value-type="date">
            <text:p>2022-04-18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8-66-38-929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2-04-18" calcext:value-type="date">
            <text:p>2022-04-18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7-95-05-373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2-04-18" calcext:value-type="date">
            <text:p>2022-04-18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72-92-42-932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2-04-18" calcext:value-type="date">
            <text:p>2022-04-18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9-34-45-151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2-04-18" calcext:value-type="date">
            <text:p>2022-04-18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5-63-27-114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2-04-18" calcext:value-type="date">
            <text:p>2022-04-18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3-96-93-428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2-04-18" calcext:value-type="date">
            <text:p>2022-04-18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2-30-09-104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2-04-18" calcext:value-type="date">
            <text:p>2022-04-18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2-30-09-104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2-04-18" calcext:value-type="date">
            <text:p>2022-04-18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29-43-78-009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date" office:date-value="2022-04-18" calcext:value-type="date">
            <text:p>2022-04-18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92-09-72-275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2-04-18" calcext:value-type="date">
            <text:p>2022-04-18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89-76-803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2-04-18" calcext:value-type="date">
            <text:p>2022-04-18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2-48-01-310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2-04-18" calcext:value-type="date">
            <text:p>2022-04-18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6-54-34-36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2-04-18" calcext:value-type="date">
            <text:p>2022-04-18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80-17-78-339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2-04-18" calcext:value-type="date">
            <text:p>2022-04-18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5-89-55-029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2-04-19" calcext:value-type="date">
            <text:p>2022-04-19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89-76-803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2-04-19" calcext:value-type="date">
            <text:p>2022-04-19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9-90-67-935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2-04-19" calcext:value-type="date">
            <text:p>2022-04-19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4-61-25-530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2-04-19" calcext:value-type="date">
            <text:p>2022-04-19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8-41-36-927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date" office:date-value="2022-04-19" calcext:value-type="date">
            <text:p>2022-04-19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15-65-39-258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2-04-19" calcext:value-type="date">
            <text:p>2022-04-19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4-09-46-315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2-04-19" calcext:value-type="date">
            <text:p>2022-04-19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7-26-54-835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2-04-19" calcext:value-type="date">
            <text:p>2022-04-19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4-09-46-31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2-04-19" calcext:value-type="date">
            <text:p>2022-04-19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5-89-55-02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2-04-20" calcext:value-type="date">
            <text:p>2022-04-20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7-26-54-835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2-04-20" calcext:value-type="date">
            <text:p>2022-04-20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7-70-78-199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2-04-20" calcext:value-type="date">
            <text:p>2022-04-20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4-09-46-315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2-04-20" calcext:value-type="date">
            <text:p>2022-04-20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2-30-09-104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2-04-20" calcext:value-type="date">
            <text:p>2022-04-20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5-89-55-248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2-04-21" calcext:value-type="date">
            <text:p>2022-04-21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2-48-01-310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2-04-21" calcext:value-type="date">
            <text:p>2022-04-21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5-89-55-24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date" office:date-value="2022-04-21" calcext:value-type="date">
            <text:p>2022-04-21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93-47-03-638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2-04-21" calcext:value-type="date">
            <text:p>2022-04-21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51-85-80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date" office:date-value="2022-04-21" calcext:value-type="date">
            <text:p>2022-04-21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3-34-53-278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2-04-22" calcext:value-type="date">
            <text:p>2022-04-22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29-43-78-009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2-04-22" calcext:value-type="date">
            <text:p>2022-04-22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4-09-46-315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2-04-22" calcext:value-type="date">
            <text:p>2022-04-22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5-89-55-248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2-04-22" calcext:value-type="date">
            <text:p>2022-04-22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9-23-02-772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2-04-22" calcext:value-type="date">
            <text:p>2022-04-22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3-96-93-428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2-04-22" calcext:value-type="date">
            <text:p>2022-04-22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91-02-348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2-04-23" calcext:value-type="date">
            <text:p>2022-04-23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7-26-54-83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date" office:date-value="2022-04-23" calcext:value-type="date">
            <text:p>2022-04-23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7-95-05-373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2-04-23" calcext:value-type="date">
            <text:p>2022-04-23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3-34-53-278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2-04-23" calcext:value-type="date">
            <text:p>2022-04-23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2-48-01-310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2-04-23" calcext:value-type="date">
            <text:p>2022-04-23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7-26-54-835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2-04-25" calcext:value-type="date">
            <text:p>2022-04-25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3-96-93-428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2-04-25" calcext:value-type="date">
            <text:p>2022-04-25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7-95-05-373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date" office:date-value="2022-04-25" calcext:value-type="date">
            <text:p>2022-04-25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3-34-53-278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2-04-25" calcext:value-type="date">
            <text:p>2022-04-25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3-49-11-774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2-04-25" calcext:value-type="date">
            <text:p>2022-04-25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9-34-45-15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2-04-25" calcext:value-type="date">
            <text:p>2022-04-25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62-58-80-597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2-04-25" calcext:value-type="date">
            <text:p>2022-04-25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3-49-11-774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2-04-25" calcext:value-type="date">
            <text:p>2022-04-25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77-49-649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2-04-25" calcext:value-type="date">
            <text:p>2022-04-25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26-38-135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2-04-25" calcext:value-type="date">
            <text:p>2022-04-25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1-99-74-17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date" office:date-value="2022-04-26" calcext:value-type="date">
            <text:p>2022-04-26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3-96-93-428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2-04-26" calcext:value-type="date">
            <text:p>2022-04-26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9-34-45-151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2-04-26" calcext:value-type="date">
            <text:p>2022-04-26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5-32-41-072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date" office:date-value="2022-04-27" calcext:value-type="date">
            <text:p>2022-04-27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51-85-80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2-04-27" calcext:value-type="date">
            <text:p>2022-04-27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3-92-64-01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date" office:date-value="2022-04-27" calcext:value-type="date">
            <text:p>2022-04-27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3-96-93-428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2-04-27" calcext:value-type="date">
            <text:p>2022-04-27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8-66-38-929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date" office:date-value="2022-04-27" calcext:value-type="date">
            <text:p>2022-04-27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2-48-01-310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2-04-27" calcext:value-type="date">
            <text:p>2022-04-27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5-32-41-072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date" office:date-value="2022-04-27" calcext:value-type="date">
            <text:p>2022-04-27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8-66-38-929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2-04-27" calcext:value-type="date">
            <text:p>2022-04-27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9-22-38-195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2-04-27" calcext:value-type="date">
            <text:p>2022-04-27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2-82-16-285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2-04-27" calcext:value-type="date">
            <text:p>2022-04-27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3-92-64-010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2-04-27" calcext:value-type="date">
            <text:p>2022-04-27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91-02-34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2-04-27" calcext:value-type="date">
            <text:p>2022-04-27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4-09-46-315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2-04-28" calcext:value-type="date">
            <text:p>2022-04-28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1-80-62-556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2-04-28" calcext:value-type="date">
            <text:p>2022-04-28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91-02-348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2-04-28" calcext:value-type="date">
            <text:p>2022-04-28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29-15-59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2-04-28" calcext:value-type="date">
            <text:p>2022-04-28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2-82-16-28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2-04-28" calcext:value-type="date">
            <text:p>2022-04-28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1-80-62-556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2-04-28" calcext:value-type="date">
            <text:p>2022-04-28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9-34-45-151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date" office:date-value="2022-04-28" calcext:value-type="date">
            <text:p>2022-04-28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9-34-45-15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2-04-28" calcext:value-type="date">
            <text:p>2022-04-28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92-09-72-27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2-04-28" calcext:value-type="date">
            <text:p>2022-04-28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93-47-03-638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date" office:date-value="2022-04-28" calcext:value-type="date">
            <text:p>2022-04-28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8-66-38-929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2-04-28" calcext:value-type="date">
            <text:p>2022-04-28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15-65-39-258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2-04-29" calcext:value-type="date">
            <text:p>2022-04-29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3-49-11-77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2-04-29" calcext:value-type="date">
            <text:p>2022-04-29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62-58-80-597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2-04-29" calcext:value-type="date">
            <text:p>2022-04-29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72-92-42-932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date" office:date-value="2022-04-29" calcext:value-type="date">
            <text:p>2022-04-29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72-92-42-932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2-04-29" calcext:value-type="date">
            <text:p>2022-04-29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82-72-86-38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date" office:date-value="2022-04-29" calcext:value-type="date">
            <text:p>2022-04-29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91-02-348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date" office:date-value="2022-04-29" calcext:value-type="date">
            <text:p>2022-04-29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3-49-11-774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2-04-29" calcext:value-type="date">
            <text:p>2022-04-29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3-34-53-278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2-04-29" calcext:value-type="date">
            <text:p>2022-04-29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7-95-05-373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2-04-30" calcext:value-type="date">
            <text:p>2022-04-30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92-09-72-27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2-04-30" calcext:value-type="date">
            <text:p>2022-04-30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8-15-94-554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2-04-30" calcext:value-type="date">
            <text:p>2022-04-30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72-92-42-932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2-04-30" calcext:value-type="date">
            <text:p>2022-04-30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92-09-72-275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2-04-30" calcext:value-type="date">
            <text:p>2022-04-30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29-15-59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2-04-30" calcext:value-type="date">
            <text:p>2022-04-30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5-63-27-114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2-05-02" calcext:value-type="date">
            <text:p>2022-05-02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9-98-81-222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2-05-02" calcext:value-type="date">
            <text:p>2022-05-02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8-41-36-927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2-05-02" calcext:value-type="date">
            <text:p>2022-05-02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8-15-94-554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2-05-02" calcext:value-type="date">
            <text:p>2022-05-02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29-15-591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2-05-02" calcext:value-type="date">
            <text:p>2022-05-02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7-95-05-373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2-05-02" calcext:value-type="date">
            <text:p>2022-05-02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15-65-39-258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date" office:date-value="2022-05-02" calcext:value-type="date">
            <text:p>2022-05-02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77-49-649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2-05-02" calcext:value-type="date">
            <text:p>2022-05-02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62-58-80-597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2-05-02" calcext:value-type="date">
            <text:p>2022-05-02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92-09-72-275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2-05-02" calcext:value-type="date">
            <text:p>2022-05-02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4-02-05-29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22-05-02" calcext:value-type="date">
            <text:p>2022-05-02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3-24-82-02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2-05-02" calcext:value-type="date">
            <text:p>2022-05-02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40-36-11-559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15-65-39-258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91-02-348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77-49-649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29-15-591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7-95-05-373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1-80-62-556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date" office:date-value="2022-05-04" calcext:value-type="date">
            <text:p>2022-05-04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51-85-80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2-05-04" calcext:value-type="date">
            <text:p>2022-05-04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77-49-649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2-05-04" calcext:value-type="date">
            <text:p>2022-05-04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4-61-25-530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2-05-04" calcext:value-type="date">
            <text:p>2022-05-04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5-63-27-114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2-05-05" calcext:value-type="date">
            <text:p>2022-05-05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40-36-11-55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22-05-05" calcext:value-type="date">
            <text:p>2022-05-05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9-90-67-93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2-05-05" calcext:value-type="date">
            <text:p>2022-05-05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7-26-54-835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2-05-05" calcext:value-type="date">
            <text:p>2022-05-05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3-24-82-022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2-05-05" calcext:value-type="date">
            <text:p>2022-05-05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8-24-36-171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2-05-05" calcext:value-type="date">
            <text:p>2022-05-05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9-15-21-087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2-05-05" calcext:value-type="date">
            <text:p>2022-05-05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4-09-46-315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date" office:date-value="2022-05-06" calcext:value-type="date">
            <text:p>2022-05-06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80-17-78-33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2-05-06" calcext:value-type="date">
            <text:p>2022-05-06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9-15-21-087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2-05-06" calcext:value-type="date">
            <text:p>2022-05-06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9-34-45-151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2-05-06" calcext:value-type="date">
            <text:p>2022-05-06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1-99-74-17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2-05-07" calcext:value-type="date">
            <text:p>2022-05-07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82-72-86-38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2-05-07" calcext:value-type="date">
            <text:p>2022-05-07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3-92-64-01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2-05-07" calcext:value-type="date">
            <text:p>2022-05-07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8-15-94-55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2-05-07" calcext:value-type="date">
            <text:p>2022-05-07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4-09-46-31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2-05-09" calcext:value-type="date">
            <text:p>2022-05-09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7-70-78-19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2-05-09" calcext:value-type="date">
            <text:p>2022-05-09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29-15-59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2-05-09" calcext:value-type="date">
            <text:p>2022-05-09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51-85-809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date" office:date-value="2022-05-09" calcext:value-type="date">
            <text:p>2022-05-09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93-47-03-638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2-05-09" calcext:value-type="date">
            <text:p>2022-05-09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3-34-53-278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date" office:date-value="2022-05-09" calcext:value-type="date">
            <text:p>2022-05-09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1-99-74-175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2-05-09" calcext:value-type="date">
            <text:p>2022-05-09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9-22-38-195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2-05-09" calcext:value-type="date">
            <text:p>2022-05-09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3-92-64-010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date" office:date-value="2022-05-09" calcext:value-type="date">
            <text:p>2022-05-09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3-34-53-278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date" office:date-value="2022-05-09" calcext:value-type="date">
            <text:p>2022-05-09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80-17-78-339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2-05-09" calcext:value-type="date">
            <text:p>2022-05-09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7-26-54-835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2-05-09" calcext:value-type="date">
            <text:p>2022-05-09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8-15-94-554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2-05-09" calcext:value-type="date">
            <text:p>2022-05-09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4-61-25-530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2-05-09" calcext:value-type="date">
            <text:p>2022-05-09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4-61-25-530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2-05-09" calcext:value-type="date">
            <text:p>2022-05-09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40-36-11-559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2-05-09" calcext:value-type="date">
            <text:p>2022-05-09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26-38-135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date" office:date-value="2022-05-09" calcext:value-type="date">
            <text:p>2022-05-09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9-98-81-22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22-05-09" calcext:value-type="date">
            <text:p>2022-05-09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92-09-72-27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2-05-09" calcext:value-type="date">
            <text:p>2022-05-09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2-48-01-31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2-05-10" calcext:value-type="date">
            <text:p>2022-05-10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5-89-55-029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2-05-10" calcext:value-type="date">
            <text:p>2022-05-10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3-92-64-010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2-05-10" calcext:value-type="date">
            <text:p>2022-05-10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7-26-54-835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date" office:date-value="2022-05-10" calcext:value-type="date">
            <text:p>2022-05-10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2-48-01-31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2-05-10" calcext:value-type="date">
            <text:p>2022-05-10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9-98-81-222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2-05-11" calcext:value-type="date">
            <text:p>2022-05-11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80-17-78-339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2-05-11" calcext:value-type="date">
            <text:p>2022-05-11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2-82-16-285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2-05-11" calcext:value-type="date">
            <text:p>2022-05-11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4-61-25-530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2-05-11" calcext:value-type="date">
            <text:p>2022-05-11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29-15-591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2-05-11" calcext:value-type="date">
            <text:p>2022-05-11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8-24-36-171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2-05-11" calcext:value-type="date">
            <text:p>2022-05-11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29-15-591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2-05-11" calcext:value-type="date">
            <text:p>2022-05-11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2-82-16-285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2-05-12" calcext:value-type="date">
            <text:p>2022-05-12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80-17-78-339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date" office:date-value="2022-05-12" calcext:value-type="date">
            <text:p>2022-05-12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82-72-86-381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2-05-12" calcext:value-type="date">
            <text:p>2022-05-12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9-34-45-151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2-05-12" calcext:value-type="date">
            <text:p>2022-05-12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82-72-86-381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date" office:date-value="2022-05-13" calcext:value-type="date">
            <text:p>2022-05-13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29-43-78-009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2-05-13" calcext:value-type="date">
            <text:p>2022-05-13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80-17-78-339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2-05-13" calcext:value-type="date">
            <text:p>2022-05-13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92-09-72-275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2-05-13" calcext:value-type="date">
            <text:p>2022-05-13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3-96-93-428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2-05-13" calcext:value-type="date">
            <text:p>2022-05-13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8-15-94-554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2-05-13" calcext:value-type="date">
            <text:p>2022-05-13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9-98-81-22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2-05-13" calcext:value-type="date">
            <text:p>2022-05-13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8-66-38-929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2-05-14" calcext:value-type="date">
            <text:p>2022-05-14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77-49-649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date" office:date-value="2022-05-14" calcext:value-type="date">
            <text:p>2022-05-14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8-66-38-92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2-05-14" calcext:value-type="date">
            <text:p>2022-05-14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3-96-93-428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2-05-14" calcext:value-type="date">
            <text:p>2022-05-14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2-30-09-104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2-05-14" calcext:value-type="date">
            <text:p>2022-05-14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69-77-900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date" office:date-value="2022-05-14" calcext:value-type="date">
            <text:p>2022-05-14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3-49-11-774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2-05-14" calcext:value-type="date">
            <text:p>2022-05-14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8-41-36-927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2-05-14" calcext:value-type="date">
            <text:p>2022-05-14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1-99-74-175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2-05-14" calcext:value-type="date">
            <text:p>2022-05-14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3-49-11-77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22-05-16" calcext:value-type="date">
            <text:p>2022-05-16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9-34-45-151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2-05-16" calcext:value-type="date">
            <text:p>2022-05-16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5-89-55-029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2-05-16" calcext:value-type="date">
            <text:p>2022-05-16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3-92-64-010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2-05-16" calcext:value-type="date">
            <text:p>2022-05-16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9-15-21-087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2-05-16" calcext:value-type="date">
            <text:p>2022-05-16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5-32-41-072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2-05-16" calcext:value-type="date">
            <text:p>2022-05-16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69-77-90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2-05-16" calcext:value-type="date">
            <text:p>2022-05-16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2-48-01-310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2-05-16" calcext:value-type="date">
            <text:p>2022-05-16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5-63-27-11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2-05-16" calcext:value-type="date">
            <text:p>2022-05-16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9-90-67-93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2-05-16" calcext:value-type="date">
            <text:p>2022-05-16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72-92-42-932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2-05-16" calcext:value-type="date">
            <text:p>2022-05-16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26-38-135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2-05-16" calcext:value-type="date">
            <text:p>2022-05-16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9-90-67-935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2-05-17" calcext:value-type="date">
            <text:p>2022-05-17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6-55-91-37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date" office:date-value="2022-05-17" calcext:value-type="date">
            <text:p>2022-05-17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4-61-25-530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2-05-17" calcext:value-type="date">
            <text:p>2022-05-17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8-24-36-171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2-05-17" calcext:value-type="date">
            <text:p>2022-05-17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4-61-25-53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2-05-18" calcext:value-type="date">
            <text:p>2022-05-18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7-70-78-199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2-05-18" calcext:value-type="date">
            <text:p>2022-05-18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3-49-11-774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date" office:date-value="2022-05-18" calcext:value-type="date">
            <text:p>2022-05-18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5-63-27-114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2-05-18" calcext:value-type="date">
            <text:p>2022-05-18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8-66-38-929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2-05-18" calcext:value-type="date">
            <text:p>2022-05-18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9-22-38-195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2-05-18" calcext:value-type="date">
            <text:p>2022-05-18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8-24-36-171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2-05-18" calcext:value-type="date">
            <text:p>2022-05-18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15-65-39-258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2-05-18" calcext:value-type="date">
            <text:p>2022-05-18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8-41-36-927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2-05-19" calcext:value-type="date">
            <text:p>2022-05-19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2-30-09-104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2-05-19" calcext:value-type="date">
            <text:p>2022-05-19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4-02-05-290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2-05-19" calcext:value-type="date">
            <text:p>2022-05-19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6-55-91-375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2-05-19" calcext:value-type="date">
            <text:p>2022-05-19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1-80-62-55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2-05-20" calcext:value-type="date">
            <text:p>2022-05-20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3-92-64-010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date" office:date-value="2022-05-20" calcext:value-type="date">
            <text:p>2022-05-20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1-80-62-556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2-05-20" calcext:value-type="date">
            <text:p>2022-05-20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51-85-809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2-05-20" calcext:value-type="date">
            <text:p>2022-05-20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5-89-55-248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2-05-20" calcext:value-type="date">
            <text:p>2022-05-20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4-61-25-53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date" office:date-value="2022-05-20" calcext:value-type="date">
            <text:p>2022-05-20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8-15-94-554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2-05-20" calcext:value-type="date">
            <text:p>2022-05-20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82-72-86-381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2-05-20" calcext:value-type="date">
            <text:p>2022-05-20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1-99-74-175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2-05-21" calcext:value-type="date">
            <text:p>2022-05-21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9-98-81-222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date" office:date-value="2022-05-21" calcext:value-type="date">
            <text:p>2022-05-21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69-77-900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2-05-21" calcext:value-type="date">
            <text:p>2022-05-21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2-48-01-310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2-05-21" calcext:value-type="date">
            <text:p>2022-05-21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3-34-53-278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date" office:date-value="2022-05-21" calcext:value-type="date">
            <text:p>2022-05-21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7-95-05-373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2-05-23" calcext:value-type="date">
            <text:p>2022-05-23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80-17-78-339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2-05-23" calcext:value-type="date">
            <text:p>2022-05-23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80-17-78-339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2-05-23" calcext:value-type="date">
            <text:p>2022-05-23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7-95-05-373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2-05-23" calcext:value-type="date">
            <text:p>2022-05-23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9-34-45-151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date" office:date-value="2022-05-23" calcext:value-type="date">
            <text:p>2022-05-23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72-92-42-93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2-05-23" calcext:value-type="date">
            <text:p>2022-05-23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5-32-41-072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2-05-23" calcext:value-type="date">
            <text:p>2022-05-23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51-85-809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2-05-23" calcext:value-type="date">
            <text:p>2022-05-23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6-54-34-364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2-05-23" calcext:value-type="date">
            <text:p>2022-05-23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4-09-46-31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2-05-23" calcext:value-type="date">
            <text:p>2022-05-23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3-24-82-022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date" office:date-value="2022-05-24" calcext:value-type="date">
            <text:p>2022-05-24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82-72-86-381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2-05-24" calcext:value-type="date">
            <text:p>2022-05-24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93-47-03-638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2-05-24" calcext:value-type="date">
            <text:p>2022-05-24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1-80-62-556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date" office:date-value="2022-05-24" calcext:value-type="date">
            <text:p>2022-05-24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3-24-82-022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2-05-25" calcext:value-type="date">
            <text:p>2022-05-25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3-49-11-774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2-05-25" calcext:value-type="date">
            <text:p>2022-05-25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9-22-38-195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2-05-25" calcext:value-type="date">
            <text:p>2022-05-25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3-96-93-428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date" office:date-value="2022-05-25" calcext:value-type="date">
            <text:p>2022-05-25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9-98-81-22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2-05-25" calcext:value-type="date">
            <text:p>2022-05-25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3-24-82-022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2-05-26" calcext:value-type="date">
            <text:p>2022-05-26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26-38-135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2-05-26" calcext:value-type="date">
            <text:p>2022-05-26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89-76-803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date" office:date-value="2022-05-26" calcext:value-type="date">
            <text:p>2022-05-26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3-34-53-27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2-05-26" calcext:value-type="date">
            <text:p>2022-05-26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7-70-78-199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2-05-26" calcext:value-type="date">
            <text:p>2022-05-26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3-49-11-774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2-05-26" calcext:value-type="date">
            <text:p>2022-05-26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4-61-25-530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2-05-27" calcext:value-type="date">
            <text:p>2022-05-27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29-43-78-009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2-05-27" calcext:value-type="date">
            <text:p>2022-05-27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26-38-135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date" office:date-value="2022-05-27" calcext:value-type="date">
            <text:p>2022-05-27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8-15-94-554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2-05-27" calcext:value-type="date">
            <text:p>2022-05-27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3-79-35-38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22-05-27" calcext:value-type="date">
            <text:p>2022-05-27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93-47-03-638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date" office:date-value="2022-05-27" calcext:value-type="date">
            <text:p>2022-05-27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1-99-74-175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date" office:date-value="2022-05-27" calcext:value-type="date">
            <text:p>2022-05-27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29-15-591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2-05-27" calcext:value-type="date">
            <text:p>2022-05-27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5-89-55-029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2-05-27" calcext:value-type="date">
            <text:p>2022-05-27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9-98-81-222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2-05-27" calcext:value-type="date">
            <text:p>2022-05-27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93-47-03-638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2-05-28" calcext:value-type="date">
            <text:p>2022-05-28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5-32-41-072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2-05-28" calcext:value-type="date">
            <text:p>2022-05-28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72-92-42-932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2-05-28" calcext:value-type="date">
            <text:p>2022-05-28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5-89-55-029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2-05-28" calcext:value-type="date">
            <text:p>2022-05-28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77-49-649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2-05-28" calcext:value-type="date">
            <text:p>2022-05-28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5-89-55-0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2-05-28" calcext:value-type="date">
            <text:p>2022-05-28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7-70-78-199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date" office:date-value="2022-05-30" calcext:value-type="date">
            <text:p>2022-05-30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2-30-09-10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2-05-30" calcext:value-type="date">
            <text:p>2022-05-30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62-58-80-597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2-05-30" calcext:value-type="date">
            <text:p>2022-05-30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1-80-62-556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2-05-30" calcext:value-type="date">
            <text:p>2022-05-30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72-92-42-932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2-05-30" calcext:value-type="date">
            <text:p>2022-05-30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91-02-34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2-05-30" calcext:value-type="date">
            <text:p>2022-05-30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5-89-55-029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2-05-30" calcext:value-type="date">
            <text:p>2022-05-30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5-32-41-072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2-05-30" calcext:value-type="date">
            <text:p>2022-05-30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4-61-25-530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date" office:date-value="2022-05-30" calcext:value-type="date">
            <text:p>2022-05-30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9-34-45-15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2-05-30" calcext:value-type="date">
            <text:p>2022-05-30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5-89-55-029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2-05-30" calcext:value-type="date">
            <text:p>2022-05-30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69-77-900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date" office:date-value="2022-05-30" calcext:value-type="date">
            <text:p>2022-05-30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29-15-59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2-05-30" calcext:value-type="date">
            <text:p>2022-05-30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40-36-11-559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2-05-30" calcext:value-type="date">
            <text:p>2022-05-30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1-80-62-55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2-05-30" calcext:value-type="date">
            <text:p>2022-05-30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5-89-55-248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2-05-30" calcext:value-type="date">
            <text:p>2022-05-30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3-34-53-278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2-05-31" calcext:value-type="date">
            <text:p>2022-05-31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82-72-86-381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2-05-31" calcext:value-type="date">
            <text:p>2022-05-31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4-61-25-530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2-05-31" calcext:value-type="date">
            <text:p>2022-05-31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6-54-34-364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2-05-31" calcext:value-type="date">
            <text:p>2022-05-31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8-66-38-929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2-05-31" calcext:value-type="date">
            <text:p>2022-05-31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6-55-91-37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2-05-31" calcext:value-type="date">
            <text:p>2022-05-31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1-99-74-175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date" office:date-value="2022-05-31" calcext:value-type="date">
            <text:p>2022-05-31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93-47-03-638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date" office:date-value="2022-06-01" calcext:value-type="date">
            <text:p>2022-06-01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8-29-15-591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date" office:date-value="2022-06-01" calcext:value-type="date">
            <text:p>2022-06-01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53-24-82-022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2-06-01" calcext:value-type="date">
            <text:p>2022-06-01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89-90-67-935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2-06-01" calcext:value-type="date">
            <text:p>2022-06-01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92-09-72-275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2-06-01" calcext:value-type="date">
            <text:p>2022-06-01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5-32-41-072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2-06-01" calcext:value-type="date">
            <text:p>2022-06-01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29-43-78-009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2-06-01" calcext:value-type="date">
            <text:p>2022-06-01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47-26-54-835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2-06-01" calcext:value-type="date">
            <text:p>2022-06-01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53-24-82-02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2-06-01" calcext:value-type="date">
            <text:p>2022-06-01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59-34-45-15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22-06-01" calcext:value-type="date">
            <text:p>2022-06-01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9-22-38-195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2-06-02" calcext:value-type="date">
            <text:p>2022-06-02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62-58-80-597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2-06-02" calcext:value-type="date">
            <text:p>2022-06-02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8-69-77-900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2-06-02" calcext:value-type="date">
            <text:p>2022-06-02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92-09-72-275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2-06-02" calcext:value-type="date">
            <text:p>2022-06-02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3-34-53-27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22-06-02" calcext:value-type="date">
            <text:p>2022-06-02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29-43-78-009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2-06-02" calcext:value-type="date">
            <text:p>2022-06-02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8-91-02-34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date" office:date-value="2022-06-02" calcext:value-type="date">
            <text:p>2022-06-02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9-15-21-087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2-06-02" calcext:value-type="date">
            <text:p>2022-06-02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3-49-11-774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2-06-03" calcext:value-type="date">
            <text:p>2022-06-03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72-92-42-932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2-06-03" calcext:value-type="date">
            <text:p>2022-06-03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8-24-36-171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2-06-03" calcext:value-type="date">
            <text:p>2022-06-03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9-23-02-772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2-06-03" calcext:value-type="date">
            <text:p>2022-06-03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3-49-11-77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2-06-03" calcext:value-type="date">
            <text:p>2022-06-03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5-63-27-114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2-06-03" calcext:value-type="date">
            <text:p>2022-06-03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92-09-72-275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2-06-04" calcext:value-type="date">
            <text:p>2022-06-04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80-51-85-809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2-06-04" calcext:value-type="date">
            <text:p>2022-06-04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2-48-01-31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date" office:date-value="2022-06-04" calcext:value-type="date">
            <text:p>2022-06-04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29-43-78-009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2-06-04" calcext:value-type="date">
            <text:p>2022-06-04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8-91-02-34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2-06-04" calcext:value-type="date">
            <text:p>2022-06-04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93-96-93-42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2-06-04" calcext:value-type="date">
            <text:p>2022-06-04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5-65-39-258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2-06-06" calcext:value-type="date">
            <text:p>2022-06-06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8-29-15-591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2-06-06" calcext:value-type="date">
            <text:p>2022-06-06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6-54-34-364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2-06-06" calcext:value-type="date">
            <text:p>2022-06-06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62-58-80-59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22-06-06" calcext:value-type="date">
            <text:p>2022-06-06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80-77-49-64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2-06-06" calcext:value-type="date">
            <text:p>2022-06-06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53-79-35-38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2-06-06" calcext:value-type="date">
            <text:p>2022-06-06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5-32-41-072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2-06-06" calcext:value-type="date">
            <text:p>2022-06-06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15-89-55-248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2-06-06" calcext:value-type="date">
            <text:p>2022-06-06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8-41-36-927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2-06-06" calcext:value-type="date">
            <text:p>2022-06-06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58-15-94-55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2-06-06" calcext:value-type="date">
            <text:p>2022-06-06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82-72-86-381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2-06-06" calcext:value-type="date">
            <text:p>2022-06-06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50-38-86-889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2-06-06" calcext:value-type="date">
            <text:p>2022-06-06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43-34-53-278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2-06-06" calcext:value-type="date">
            <text:p>2022-06-06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9-22-38-195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2-06-06" calcext:value-type="date">
            <text:p>2022-06-06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8-24-36-171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2-06-06" calcext:value-type="date">
            <text:p>2022-06-06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9-98-81-222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2-06-06" calcext:value-type="date">
            <text:p>2022-06-06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72-92-42-932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date" office:date-value="2022-06-07" calcext:value-type="date">
            <text:p>2022-06-07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4-09-46-315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29-43-78-009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63-92-64-01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05-89-55-02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72-92-42-932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93-47-03-638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63-92-64-01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80-17-78-339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62-82-16-28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4-02-05-290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2-06-09" calcext:value-type="date">
            <text:p>2022-06-09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29-43-78-009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2-06-09" calcext:value-type="date">
            <text:p>2022-06-09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0-89-76-803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2-06-09" calcext:value-type="date">
            <text:p>2022-06-09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63-92-64-010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2-06-09" calcext:value-type="date">
            <text:p>2022-06-09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14-02-05-29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22-06-09" calcext:value-type="date">
            <text:p>2022-06-09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40-36-11-559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2-06-10" calcext:value-type="date">
            <text:p>2022-06-10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59-34-45-151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2-06-10" calcext:value-type="date">
            <text:p>2022-06-10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58-15-94-55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2-06-10" calcext:value-type="date">
            <text:p>2022-06-10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82-72-86-38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2-06-10" calcext:value-type="date">
            <text:p>2022-06-10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5-65-39-258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2-06-10" calcext:value-type="date">
            <text:p>2022-06-10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5-65-39-258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53-79-35-388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89-90-67-93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8-24-36-171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2-06-13" calcext:value-type="date">
            <text:p>2022-06-13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6-55-91-37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date" office:date-value="2022-06-13" calcext:value-type="date">
            <text:p>2022-06-13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53-24-82-022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2-06-13" calcext:value-type="date">
            <text:p>2022-06-13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89-90-67-93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2-06-13" calcext:value-type="date">
            <text:p>2022-06-13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92-09-72-275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2-06-13" calcext:value-type="date">
            <text:p>2022-06-13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5-65-39-258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2-06-13" calcext:value-type="date">
            <text:p>2022-06-13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93-47-03-638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2-06-13" calcext:value-type="date">
            <text:p>2022-06-13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7-95-05-373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2-06-13" calcext:value-type="date">
            <text:p>2022-06-13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59-34-45-151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2-06-13" calcext:value-type="date">
            <text:p>2022-06-13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62-58-80-597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2-06-13" calcext:value-type="date">
            <text:p>2022-06-13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3-49-11-77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2-06-13" calcext:value-type="date">
            <text:p>2022-06-13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9-15-21-087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2-06-13" calcext:value-type="date">
            <text:p>2022-06-13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7-26-54-83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2-06-13" calcext:value-type="date">
            <text:p>2022-06-13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47-26-54-83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2-06-13" calcext:value-type="date">
            <text:p>2022-06-13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0-26-38-135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2-06-14" calcext:value-type="date">
            <text:p>2022-06-14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40-36-11-559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2-06-14" calcext:value-type="date">
            <text:p>2022-06-14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64-61-25-530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2-06-14" calcext:value-type="date">
            <text:p>2022-06-14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64-61-25-53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2-06-14" calcext:value-type="date">
            <text:p>2022-06-14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80-51-85-80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2-06-14" calcext:value-type="date">
            <text:p>2022-06-14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38-66-38-929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2-06-15" calcext:value-type="date">
            <text:p>2022-06-15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43-34-53-27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2-06-15" calcext:value-type="date">
            <text:p>2022-06-15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6-54-34-36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22-06-15" calcext:value-type="date">
            <text:p>2022-06-15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82-72-86-381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2-06-15" calcext:value-type="date">
            <text:p>2022-06-15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38-66-38-9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2-06-15" calcext:value-type="date">
            <text:p>2022-06-15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6-55-91-37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2-06-15" calcext:value-type="date">
            <text:p>2022-06-15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0-38-86-889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2-06-15" calcext:value-type="date">
            <text:p>2022-06-15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8-29-15-59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22-06-16" calcext:value-type="date">
            <text:p>2022-06-16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80-17-78-339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2-06-16" calcext:value-type="date">
            <text:p>2022-06-16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2-30-09-10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2-06-16" calcext:value-type="date">
            <text:p>2022-06-16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8-69-77-900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2-06-16" calcext:value-type="date">
            <text:p>2022-06-16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62-58-80-597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2-06-17" calcext:value-type="date">
            <text:p>2022-06-17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6-55-91-37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2-06-17" calcext:value-type="date">
            <text:p>2022-06-17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64-61-25-530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2-06-17" calcext:value-type="date">
            <text:p>2022-06-17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91-99-74-175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2-06-17" calcext:value-type="date">
            <text:p>2022-06-17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47-70-78-199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2-06-17" calcext:value-type="date">
            <text:p>2022-06-17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7-70-78-199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2-06-17" calcext:value-type="date">
            <text:p>2022-06-17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93-47-03-63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date" office:date-value="2022-06-17" calcext:value-type="date">
            <text:p>2022-06-17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9-23-02-772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2-06-17" calcext:value-type="date">
            <text:p>2022-06-17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8-69-77-90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2-06-17" calcext:value-type="date">
            <text:p>2022-06-17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19-98-81-222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date" office:date-value="2022-06-17" calcext:value-type="date">
            <text:p>2022-06-17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5-63-27-11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2-06-18" calcext:value-type="date">
            <text:p>2022-06-18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9-98-81-222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date" office:date-value="2022-06-18" calcext:value-type="date">
            <text:p>2022-06-18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62-82-16-28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date" office:date-value="2022-06-18" calcext:value-type="date">
            <text:p>2022-06-18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5-65-39-25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2-06-18" calcext:value-type="date">
            <text:p>2022-06-18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2-30-09-10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2-06-18" calcext:value-type="date">
            <text:p>2022-06-18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72-92-42-932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2-06-18" calcext:value-type="date">
            <text:p>2022-06-18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62-82-16-285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2-06-18" calcext:value-type="date">
            <text:p>2022-06-18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2-30-09-104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2-06-18" calcext:value-type="date">
            <text:p>2022-06-18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2-30-09-104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2-06-18" calcext:value-type="date">
            <text:p>2022-06-18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2-30-09-10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2-06-20" calcext:value-type="date">
            <text:p>2022-06-20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2-30-09-10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2-06-20" calcext:value-type="date">
            <text:p>2022-06-20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63-92-64-0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2-06-20" calcext:value-type="date">
            <text:p>2022-06-20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91-99-74-175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2-06-20" calcext:value-type="date">
            <text:p>2022-06-20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43-34-53-27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2-06-21" calcext:value-type="date">
            <text:p>2022-06-21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5-32-41-072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2-06-21" calcext:value-type="date">
            <text:p>2022-06-21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72-92-42-932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2-06-21" calcext:value-type="date">
            <text:p>2022-06-21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47-26-54-83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2-06-21" calcext:value-type="date">
            <text:p>2022-06-21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31-80-62-55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date" office:date-value="2022-06-21" calcext:value-type="date">
            <text:p>2022-06-21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8-69-77-90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2-06-21" calcext:value-type="date">
            <text:p>2022-06-21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40-36-11-559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2-06-22" calcext:value-type="date">
            <text:p>2022-06-22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53-79-35-388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2-06-22" calcext:value-type="date">
            <text:p>2022-06-22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5-89-55-248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2-06-22" calcext:value-type="date">
            <text:p>2022-06-22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3-34-53-278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2-06-22" calcext:value-type="date">
            <text:p>2022-06-22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8-41-36-927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2-06-22" calcext:value-type="date">
            <text:p>2022-06-22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0-26-38-1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2-06-23" calcext:value-type="date">
            <text:p>2022-06-23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59-34-45-151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2-06-23" calcext:value-type="date">
            <text:p>2022-06-23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0-26-38-135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2-06-23" calcext:value-type="date">
            <text:p>2022-06-23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53-24-82-022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date" office:date-value="2022-06-23" calcext:value-type="date">
            <text:p>2022-06-23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91-99-74-175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2-06-23" calcext:value-type="date">
            <text:p>2022-06-23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80-17-78-339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date" office:date-value="2022-06-23" calcext:value-type="date">
            <text:p>2022-06-23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2-48-01-310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2-06-23" calcext:value-type="date">
            <text:p>2022-06-23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43-34-53-27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2-06-23" calcext:value-type="date">
            <text:p>2022-06-23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2-30-09-104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2-06-23" calcext:value-type="date">
            <text:p>2022-06-23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89-90-67-93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2-06-24" calcext:value-type="date">
            <text:p>2022-06-24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05-89-55-029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2-06-24" calcext:value-type="date">
            <text:p>2022-06-24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59-34-45-151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2-06-24" calcext:value-type="date">
            <text:p>2022-06-24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80-77-49-64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22-06-24" calcext:value-type="date">
            <text:p>2022-06-24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9-15-21-087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2-06-24" calcext:value-type="date">
            <text:p>2022-06-24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72-92-42-932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2-06-24" calcext:value-type="date">
            <text:p>2022-06-24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8-41-36-927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2-06-24" calcext:value-type="date">
            <text:p>2022-06-24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15-89-55-248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2-06-24" calcext:value-type="date">
            <text:p>2022-06-24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8-91-02-34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2-06-24" calcext:value-type="date">
            <text:p>2022-06-24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3-79-35-388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date" office:date-value="2022-06-24" calcext:value-type="date">
            <text:p>2022-06-24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92-09-72-27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2-06-24" calcext:value-type="date">
            <text:p>2022-06-24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63-92-64-010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2-06-24" calcext:value-type="date">
            <text:p>2022-06-24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53-79-35-388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2-06-24" calcext:value-type="date">
            <text:p>2022-06-24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72-92-42-93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22-06-24" calcext:value-type="date">
            <text:p>2022-06-24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47-70-78-199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2-06-25" calcext:value-type="date">
            <text:p>2022-06-25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58-15-94-55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date" office:date-value="2022-06-25" calcext:value-type="date">
            <text:p>2022-06-25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38-66-38-929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2-06-25" calcext:value-type="date">
            <text:p>2022-06-25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63-92-64-010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2-06-25" calcext:value-type="date">
            <text:p>2022-06-25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9-15-21-087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2-06-25" calcext:value-type="date">
            <text:p>2022-06-25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82-72-86-38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2-06-25" calcext:value-type="date">
            <text:p>2022-06-25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15-65-39-25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22-06-25" calcext:value-type="date">
            <text:p>2022-06-25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62-58-80-59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2-06-25" calcext:value-type="date">
            <text:p>2022-06-25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3-49-11-77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2-06-27" calcext:value-type="date">
            <text:p>2022-06-27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40-36-11-55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2-06-27" calcext:value-type="date">
            <text:p>2022-06-27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53-24-82-022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2-06-27" calcext:value-type="date">
            <text:p>2022-06-27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3-49-11-77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2-06-27" calcext:value-type="date">
            <text:p>2022-06-27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2-30-09-10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2-06-27" calcext:value-type="date">
            <text:p>2022-06-27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8-69-77-900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2-06-27" calcext:value-type="date">
            <text:p>2022-06-27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53-24-82-022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2-06-27" calcext:value-type="date">
            <text:p>2022-06-27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93-96-93-428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2-06-27" calcext:value-type="date">
            <text:p>2022-06-27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91-99-74-175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2-06-27" calcext:value-type="date">
            <text:p>2022-06-27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9-98-81-222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2-06-27" calcext:value-type="date">
            <text:p>2022-06-27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6-54-34-36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22-06-27" calcext:value-type="date">
            <text:p>2022-06-27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93-96-93-428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2-06-27" calcext:value-type="date">
            <text:p>2022-06-27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38-66-38-929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date" office:date-value="2022-06-27" calcext:value-type="date">
            <text:p>2022-06-27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8-69-77-90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2-06-28" calcext:value-type="date">
            <text:p>2022-06-28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29-43-78-009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date" office:date-value="2022-06-28" calcext:value-type="date">
            <text:p>2022-06-28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7-26-54-835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2-06-28" calcext:value-type="date">
            <text:p>2022-06-28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3-49-11-77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2-06-28" calcext:value-type="date">
            <text:p>2022-06-28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29-43-78-009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2-06-28" calcext:value-type="date">
            <text:p>2022-06-28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59-34-45-151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2-06-28" calcext:value-type="date">
            <text:p>2022-06-28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53-79-35-388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2-06-28" calcext:value-type="date">
            <text:p>2022-06-28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7-26-54-835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2-06-28" calcext:value-type="date">
            <text:p>2022-06-28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38-66-38-929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2-06-28" calcext:value-type="date">
            <text:p>2022-06-28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80-77-49-64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2-06-28" calcext:value-type="date">
            <text:p>2022-06-28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8-69-77-90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2-06-28" calcext:value-type="date">
            <text:p>2022-06-28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0-26-38-135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2-06-28" calcext:value-type="date">
            <text:p>2022-06-28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05-89-55-029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date" office:date-value="2022-06-28" calcext:value-type="date">
            <text:p>2022-06-28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9-98-81-222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2-06-28" calcext:value-type="date">
            <text:p>2022-06-28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89-90-67-935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2-06-29" calcext:value-type="date">
            <text:p>2022-06-29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8-15-94-55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22-06-29" calcext:value-type="date">
            <text:p>2022-06-29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29-43-78-009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date" office:date-value="2022-06-29" calcext:value-type="date">
            <text:p>2022-06-29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8-29-15-591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2-06-29" calcext:value-type="date">
            <text:p>2022-06-29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6-54-34-364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2-06-29" calcext:value-type="date">
            <text:p>2022-06-29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29-43-78-009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2-06-29" calcext:value-type="date">
            <text:p>2022-06-29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3-79-35-388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2-06-29" calcext:value-type="date">
            <text:p>2022-06-29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89-90-67-935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date" office:date-value="2022-06-29" calcext:value-type="date">
            <text:p>2022-06-29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80-17-78-33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22-06-29" calcext:value-type="date">
            <text:p>2022-06-29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0-38-86-889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2-06-30" calcext:value-type="date">
            <text:p>2022-06-30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9-23-02-77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2-06-30" calcext:value-type="date">
            <text:p>2022-06-30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9-15-21-087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2-06-30" calcext:value-type="date">
            <text:p>2022-06-30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9-15-21-087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2-06-30" calcext:value-type="date">
            <text:p>2022-06-30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9-22-38-19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22-06-30" calcext:value-type="date">
            <text:p>2022-06-30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29-43-78-009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2-06-30" calcext:value-type="date">
            <text:p>2022-06-30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47-26-54-83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2-06-30" calcext:value-type="date">
            <text:p>2022-06-30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53-79-35-388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2-07-01" calcext:value-type="date">
            <text:p>2022-07-01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80-51-85-809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2-07-01" calcext:value-type="date">
            <text:p>2022-07-01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0-38-86-889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2-07-01" calcext:value-type="date">
            <text:p>2022-07-01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54-09-46-315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2-07-01" calcext:value-type="date">
            <text:p>2022-07-01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8-41-36-927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2-07-01" calcext:value-type="date">
            <text:p>2022-07-01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8-69-77-900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2-07-01" calcext:value-type="date">
            <text:p>2022-07-01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38-66-38-92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2-07-01" calcext:value-type="date">
            <text:p>2022-07-01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8-15-94-55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22-07-01" calcext:value-type="date">
            <text:p>2022-07-01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0-26-38-13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22-07-01" calcext:value-type="date">
            <text:p>2022-07-01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7-95-05-373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2-07-01" calcext:value-type="date">
            <text:p>2022-07-01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5-32-41-072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date" office:date-value="2022-07-01" calcext:value-type="date">
            <text:p>2022-07-01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72-92-42-932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2-07-02" calcext:value-type="date">
            <text:p>2022-07-02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82-72-86-381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2-07-02" calcext:value-type="date">
            <text:p>2022-07-02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8-41-36-927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2-07-02" calcext:value-type="date">
            <text:p>2022-07-02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8-41-36-92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date" office:date-value="2022-07-02" calcext:value-type="date">
            <text:p>2022-07-02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8-41-36-927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2-07-02" calcext:value-type="date">
            <text:p>2022-07-02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5-89-55-029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2-07-02" calcext:value-type="date">
            <text:p>2022-07-02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2-30-09-104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2-07-02" calcext:value-type="date">
            <text:p>2022-07-02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8-91-02-348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9-98-81-222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59-34-45-15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8-91-02-348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53-79-35-388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8-91-02-34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43-34-53-27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43-34-53-278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15-89-55-248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8-41-36-927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4-09-46-315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93-47-03-638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38-66-38-929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54-09-46-315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62-58-80-597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date" office:date-value="2022-07-05" calcext:value-type="date">
            <text:p>2022-07-05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8-41-36-92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date" office:date-value="2022-07-05" calcext:value-type="date">
            <text:p>2022-07-05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6-54-34-364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2-07-05" calcext:value-type="date">
            <text:p>2022-07-05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9-15-21-087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2-07-05" calcext:value-type="date">
            <text:p>2022-07-05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38-66-38-929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2-07-05" calcext:value-type="date">
            <text:p>2022-07-05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53-79-35-38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2-07-05" calcext:value-type="date">
            <text:p>2022-07-05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8-29-15-59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2-07-05" calcext:value-type="date">
            <text:p>2022-07-05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0-26-38-135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2-07-05" calcext:value-type="date">
            <text:p>2022-07-05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3-34-53-27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2-07-06" calcext:value-type="date">
            <text:p>2022-07-06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40-36-11-559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2-07-06" calcext:value-type="date">
            <text:p>2022-07-06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0-26-38-135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2-07-06" calcext:value-type="date">
            <text:p>2022-07-06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0-26-38-135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2-07-06" calcext:value-type="date">
            <text:p>2022-07-06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8-24-36-171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2-07-06" calcext:value-type="date">
            <text:p>2022-07-06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29-43-78-009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2-07-06" calcext:value-type="date">
            <text:p>2022-07-06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92-09-72-275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2-07-06" calcext:value-type="date">
            <text:p>2022-07-06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72-92-42-932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2-07-06" calcext:value-type="date">
            <text:p>2022-07-06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63-92-64-01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2-07-07" calcext:value-type="date">
            <text:p>2022-07-07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02-48-01-310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2-07-07" calcext:value-type="date">
            <text:p>2022-07-07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6-55-91-375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2-07-07" calcext:value-type="date">
            <text:p>2022-07-07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80-51-85-809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2-07-07" calcext:value-type="date">
            <text:p>2022-07-07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38-66-38-929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2-07-08" calcext:value-type="date">
            <text:p>2022-07-08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62-58-80-597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date" office:date-value="2022-07-08" calcext:value-type="date">
            <text:p>2022-07-08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6-55-91-375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2-07-08" calcext:value-type="date">
            <text:p>2022-07-08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0-89-76-803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2-07-08" calcext:value-type="date">
            <text:p>2022-07-08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72-92-42-932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2-07-08" calcext:value-type="date">
            <text:p>2022-07-08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2-30-09-10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2-07-09" calcext:value-type="date">
            <text:p>2022-07-09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63-92-64-01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2-07-09" calcext:value-type="date">
            <text:p>2022-07-09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62-82-16-28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2-07-09" calcext:value-type="date">
            <text:p>2022-07-09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8-91-02-348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date" office:date-value="2022-07-09" calcext:value-type="date">
            <text:p>2022-07-09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3-79-35-388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date" office:date-value="2022-07-11" calcext:value-type="date">
            <text:p>2022-07-11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8-29-15-59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2-07-11" calcext:value-type="date">
            <text:p>2022-07-11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5-32-41-072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2-07-11" calcext:value-type="date">
            <text:p>2022-07-11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89-90-67-93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2-07-11" calcext:value-type="date">
            <text:p>2022-07-11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5-63-27-114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date" office:date-value="2022-07-11" calcext:value-type="date">
            <text:p>2022-07-11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5-63-27-114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2-07-11" calcext:value-type="date">
            <text:p>2022-07-11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5-65-39-258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2-07-11" calcext:value-type="date">
            <text:p>2022-07-11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80-17-78-339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2-07-11" calcext:value-type="date">
            <text:p>2022-07-11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6-55-91-37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2-07-11" calcext:value-type="date">
            <text:p>2022-07-11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8-24-36-17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2-07-11" calcext:value-type="date">
            <text:p>2022-07-11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62-82-16-285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2-07-11" calcext:value-type="date">
            <text:p>2022-07-11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54-09-46-315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2-07-11" calcext:value-type="date">
            <text:p>2022-07-11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92-09-72-27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2-07-11" calcext:value-type="date">
            <text:p>2022-07-11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63-92-64-01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80-51-85-809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8-91-02-348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9-98-81-222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38-66-38-929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31-80-62-55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80-51-85-809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2-07-13" calcext:value-type="date">
            <text:p>2022-07-13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8-69-77-900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2-07-13" calcext:value-type="date">
            <text:p>2022-07-13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47-70-78-19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date" office:date-value="2022-07-13" calcext:value-type="date">
            <text:p>2022-07-13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05-89-55-029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2-07-13" calcext:value-type="date">
            <text:p>2022-07-13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7-95-05-373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2-07-13" calcext:value-type="date">
            <text:p>2022-07-13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3-49-11-77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2-07-13" calcext:value-type="date">
            <text:p>2022-07-13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93-47-03-638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2-07-13" calcext:value-type="date">
            <text:p>2022-07-13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9-98-81-222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2-07-14" calcext:value-type="date">
            <text:p>2022-07-14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63-92-64-01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2-07-14" calcext:value-type="date">
            <text:p>2022-07-14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89-90-67-935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2-07-14" calcext:value-type="date">
            <text:p>2022-07-14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93-96-93-428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2-07-14" calcext:value-type="date">
            <text:p>2022-07-14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8-41-36-927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date" office:date-value="2022-07-15" calcext:value-type="date">
            <text:p>2022-07-15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54-09-46-315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2-07-15" calcext:value-type="date">
            <text:p>2022-07-15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43-34-53-278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date" office:date-value="2022-07-15" calcext:value-type="date">
            <text:p>2022-07-15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7-70-78-199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2-07-15" calcext:value-type="date">
            <text:p>2022-07-15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40-36-11-55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2-07-15" calcext:value-type="date">
            <text:p>2022-07-15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8-91-02-348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2-07-15" calcext:value-type="date">
            <text:p>2022-07-15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38-66-38-929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2-07-15" calcext:value-type="date">
            <text:p>2022-07-15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62-58-80-597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2-07-16" calcext:value-type="date">
            <text:p>2022-07-16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5-89-55-029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date" office:date-value="2022-07-16" calcext:value-type="date">
            <text:p>2022-07-16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5-65-39-25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22-07-16" calcext:value-type="date">
            <text:p>2022-07-16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80-17-78-339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2-07-16" calcext:value-type="date">
            <text:p>2022-07-16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2-30-09-104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date" office:date-value="2022-07-16" calcext:value-type="date">
            <text:p>2022-07-16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62-82-16-28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2-07-16" calcext:value-type="date">
            <text:p>2022-07-16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47-26-54-835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2-07-18" calcext:value-type="date">
            <text:p>2022-07-18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9-98-81-222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2-07-18" calcext:value-type="date">
            <text:p>2022-07-18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0-38-86-88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2-07-18" calcext:value-type="date">
            <text:p>2022-07-18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43-34-53-278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date" office:date-value="2022-07-18" calcext:value-type="date">
            <text:p>2022-07-18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62-82-16-28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date" office:date-value="2022-07-18" calcext:value-type="date">
            <text:p>2022-07-18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62-82-16-285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2-07-18" calcext:value-type="date">
            <text:p>2022-07-18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8-29-15-59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2-07-18" calcext:value-type="date">
            <text:p>2022-07-18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8-41-36-927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2-07-18" calcext:value-type="date">
            <text:p>2022-07-18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6-55-91-375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2-07-18" calcext:value-type="date">
            <text:p>2022-07-18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91-99-74-175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2-07-18" calcext:value-type="date">
            <text:p>2022-07-18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31-80-62-55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2-07-18" calcext:value-type="date">
            <text:p>2022-07-18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31-80-62-55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22-07-18" calcext:value-type="date">
            <text:p>2022-07-18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8-41-36-92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2-07-18" calcext:value-type="date">
            <text:p>2022-07-18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82-72-86-381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2-07-18" calcext:value-type="date">
            <text:p>2022-07-18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5-32-41-072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2-07-18" calcext:value-type="date">
            <text:p>2022-07-18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14-02-05-290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2-07-18" calcext:value-type="date">
            <text:p>2022-07-18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80-77-49-64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2-07-18" calcext:value-type="date">
            <text:p>2022-07-18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72-92-42-93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22-07-19" calcext:value-type="date">
            <text:p>2022-07-19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91-99-74-17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2-07-19" calcext:value-type="date">
            <text:p>2022-07-19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89-90-67-935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2-07-19" calcext:value-type="date">
            <text:p>2022-07-19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8-91-02-348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2-07-19" calcext:value-type="date">
            <text:p>2022-07-19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58-15-94-55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22-07-20" calcext:value-type="date">
            <text:p>2022-07-20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8-41-36-92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2-07-20" calcext:value-type="date">
            <text:p>2022-07-20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5-32-41-07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2-07-20" calcext:value-type="date">
            <text:p>2022-07-20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59-34-45-151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2-07-20" calcext:value-type="date">
            <text:p>2022-07-20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5-65-39-258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2-07-20" calcext:value-type="date">
            <text:p>2022-07-20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92-09-72-275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2-07-20" calcext:value-type="date">
            <text:p>2022-07-20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0-38-86-889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2-07-20" calcext:value-type="date">
            <text:p>2022-07-20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43-34-53-278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2-07-20" calcext:value-type="date">
            <text:p>2022-07-20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93-96-93-428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date" office:date-value="2022-07-20" calcext:value-type="date">
            <text:p>2022-07-20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40-36-11-559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2-07-20" calcext:value-type="date">
            <text:p>2022-07-20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93-47-03-638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2-07-21" calcext:value-type="date">
            <text:p>2022-07-21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9-23-02-77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2-07-21" calcext:value-type="date">
            <text:p>2022-07-21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80-77-49-64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2-07-21" calcext:value-type="date">
            <text:p>2022-07-21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38-66-38-92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2-07-21" calcext:value-type="date">
            <text:p>2022-07-21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0-89-76-803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93-96-93-428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0-26-38-135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40-36-11-559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3-34-53-27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62-82-16-285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31-80-62-556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3-79-35-388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0-26-38-135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0-26-38-135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2-07-23" calcext:value-type="date">
            <text:p>2022-07-23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5-63-27-114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2-07-23" calcext:value-type="date">
            <text:p>2022-07-23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6-54-34-36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2-07-23" calcext:value-type="date">
            <text:p>2022-07-23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54-09-46-31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2-07-23" calcext:value-type="date">
            <text:p>2022-07-23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0-89-76-803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2-07-23" calcext:value-type="date">
            <text:p>2022-07-23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14-02-05-290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2-07-23" calcext:value-type="date">
            <text:p>2022-07-23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53-24-82-022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2-07-25" calcext:value-type="date">
            <text:p>2022-07-25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72-92-42-932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2-07-25" calcext:value-type="date">
            <text:p>2022-07-25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47-70-78-199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2-07-25" calcext:value-type="date">
            <text:p>2022-07-25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82-72-86-38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2-07-25" calcext:value-type="date">
            <text:p>2022-07-25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8-29-15-591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2-07-25" calcext:value-type="date">
            <text:p>2022-07-25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72-92-42-93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2-07-25" calcext:value-type="date">
            <text:p>2022-07-25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5-32-41-072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2-07-25" calcext:value-type="date">
            <text:p>2022-07-25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53-79-35-38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2-07-25" calcext:value-type="date">
            <text:p>2022-07-25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6-55-91-37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2-07-25" calcext:value-type="date">
            <text:p>2022-07-25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7-70-78-199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2-07-25" calcext:value-type="date">
            <text:p>2022-07-25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40-36-11-559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2-07-25" calcext:value-type="date">
            <text:p>2022-07-25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38-66-38-929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2-07-25" calcext:value-type="date">
            <text:p>2022-07-25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3-49-11-774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2-07-25" calcext:value-type="date">
            <text:p>2022-07-25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9-23-02-772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2-07-25" calcext:value-type="date">
            <text:p>2022-07-25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45-63-27-11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2-07-26" calcext:value-type="date">
            <text:p>2022-07-26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63-92-64-010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date" office:date-value="2022-07-26" calcext:value-type="date">
            <text:p>2022-07-26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62-82-16-285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2-07-26" calcext:value-type="date">
            <text:p>2022-07-26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93-47-03-638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2-07-26" calcext:value-type="date">
            <text:p>2022-07-26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8-91-02-348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2-07-27" calcext:value-type="date">
            <text:p>2022-07-27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64-61-25-530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2-07-27" calcext:value-type="date">
            <text:p>2022-07-27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5-89-55-029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2-07-27" calcext:value-type="date">
            <text:p>2022-07-27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43-34-53-278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2-07-27" calcext:value-type="date">
            <text:p>2022-07-27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80-51-85-809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date" office:date-value="2022-07-27" calcext:value-type="date">
            <text:p>2022-07-27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93-96-93-42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2-07-27" calcext:value-type="date">
            <text:p>2022-07-27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50-38-86-889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2-07-27" calcext:value-type="date">
            <text:p>2022-07-27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64-61-25-530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2-07-27" calcext:value-type="date">
            <text:p>2022-07-27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5-65-39-25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2-07-27" calcext:value-type="date">
            <text:p>2022-07-27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9-15-21-087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2-07-28" calcext:value-type="date">
            <text:p>2022-07-28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72-92-42-932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date" office:date-value="2022-07-28" calcext:value-type="date">
            <text:p>2022-07-28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62-82-16-285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2-07-28" calcext:value-type="date">
            <text:p>2022-07-28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89-90-67-93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date" office:date-value="2022-07-28" calcext:value-type="date">
            <text:p>2022-07-28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8-29-15-591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2-07-28" calcext:value-type="date">
            <text:p>2022-07-28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8-69-77-90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date" office:date-value="2022-07-28" calcext:value-type="date">
            <text:p>2022-07-28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43-34-53-278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2-07-28" calcext:value-type="date">
            <text:p>2022-07-28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45-63-27-114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date" office:date-value="2022-07-29" calcext:value-type="date">
            <text:p>2022-07-29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9-15-21-087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2-07-29" calcext:value-type="date">
            <text:p>2022-07-29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89-90-67-935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2-07-29" calcext:value-type="date">
            <text:p>2022-07-29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80-77-49-64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2-07-29" calcext:value-type="date">
            <text:p>2022-07-29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2-48-01-3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2-07-29" calcext:value-type="date">
            <text:p>2022-07-29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4-02-05-290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2-07-29" calcext:value-type="date">
            <text:p>2022-07-29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38-66-38-929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2-07-29" calcext:value-type="date">
            <text:p>2022-07-29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8-24-36-171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2-07-29" calcext:value-type="date">
            <text:p>2022-07-29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31-80-62-556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2-07-30" calcext:value-type="date">
            <text:p>2022-07-30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50-38-86-889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2-07-30" calcext:value-type="date">
            <text:p>2022-07-30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5-32-41-072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2-07-30" calcext:value-type="date">
            <text:p>2022-07-30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5-89-55-029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2-07-30" calcext:value-type="date">
            <text:p>2022-07-30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62-82-16-285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2-07-30" calcext:value-type="date">
            <text:p>2022-07-30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82-72-86-38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2-07-30" calcext:value-type="date">
            <text:p>2022-07-30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9-98-81-22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2-07-30" calcext:value-type="date">
            <text:p>2022-07-30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58-15-94-554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2-07-30" calcext:value-type="date">
            <text:p>2022-07-30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38-66-38-92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2-07-30" calcext:value-type="date">
            <text:p>2022-07-30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3-49-11-774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date" office:date-value="2022-07-30" calcext:value-type="date">
            <text:p>2022-07-30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9-23-02-772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2-07-30" calcext:value-type="date">
            <text:p>2022-07-30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54-09-46-31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2-07-30" calcext:value-type="date">
            <text:p>2022-07-30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80-77-49-649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2-07-30" calcext:value-type="date">
            <text:p>2022-07-30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9-15-21-087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2-07-30" calcext:value-type="date">
            <text:p>2022-07-30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5-89-55-02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22-08-01" calcext:value-type="date">
            <text:p>2022-08-01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6-54-34-364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2-08-01" calcext:value-type="date">
            <text:p>2022-08-01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80-17-78-33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2-08-01" calcext:value-type="date">
            <text:p>2022-08-01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80-77-49-64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2-08-01" calcext:value-type="date">
            <text:p>2022-08-01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0-89-76-803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2-08-01" calcext:value-type="date">
            <text:p>2022-08-01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43-34-53-278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date" office:date-value="2022-08-01" calcext:value-type="date">
            <text:p>2022-08-01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9-22-38-195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2-08-01" calcext:value-type="date">
            <text:p>2022-08-01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72-92-42-93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2-08-01" calcext:value-type="date">
            <text:p>2022-08-01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9-23-02-772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date" office:date-value="2022-08-01" calcext:value-type="date">
            <text:p>2022-08-01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82-72-86-381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2-08-01" calcext:value-type="date">
            <text:p>2022-08-01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29-43-78-009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2-08-01" calcext:value-type="date">
            <text:p>2022-08-01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93-96-93-428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date" office:date-value="2022-08-01" calcext:value-type="date">
            <text:p>2022-08-01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3-79-35-388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2-08-01" calcext:value-type="date">
            <text:p>2022-08-01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0-89-76-803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2-08-02" calcext:value-type="date">
            <text:p>2022-08-02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19-98-81-222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2-08-02" calcext:value-type="date">
            <text:p>2022-08-02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8-41-36-927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date" office:date-value="2022-08-02" calcext:value-type="date">
            <text:p>2022-08-02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29-43-78-00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2-08-02" calcext:value-type="date">
            <text:p>2022-08-02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8-15-94-55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2-08-02" calcext:value-type="date">
            <text:p>2022-08-02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54-09-46-315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2-08-02" calcext:value-type="date">
            <text:p>2022-08-02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8-69-77-90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2-08-02" calcext:value-type="date">
            <text:p>2022-08-02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8-41-36-92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2-08-02" calcext:value-type="date">
            <text:p>2022-08-02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80-17-78-339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2-08-02" calcext:value-type="date">
            <text:p>2022-08-02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53-79-35-38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date" office:date-value="2022-08-02" calcext:value-type="date">
            <text:p>2022-08-02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5-32-41-07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date" office:date-value="2022-08-02" calcext:value-type="date">
            <text:p>2022-08-02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8-91-02-348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2-08-03" calcext:value-type="date">
            <text:p>2022-08-03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58-15-94-55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2-08-03" calcext:value-type="date">
            <text:p>2022-08-03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63-92-64-01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2-08-03" calcext:value-type="date">
            <text:p>2022-08-03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3-49-11-77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date" office:date-value="2022-08-03" calcext:value-type="date">
            <text:p>2022-08-03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8-41-36-927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2-08-04" calcext:value-type="date">
            <text:p>2022-08-04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8-24-36-171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2-08-04" calcext:value-type="date">
            <text:p>2022-08-04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54-09-46-31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2-08-04" calcext:value-type="date">
            <text:p>2022-08-04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6-55-91-37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2-08-04" calcext:value-type="date">
            <text:p>2022-08-04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8-41-36-92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date" office:date-value="2022-08-04" calcext:value-type="date">
            <text:p>2022-08-04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59-34-45-151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2-08-04" calcext:value-type="date">
            <text:p>2022-08-04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62-82-16-285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2-08-04" calcext:value-type="date">
            <text:p>2022-08-04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93-96-93-428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2-08-04" calcext:value-type="date">
            <text:p>2022-08-04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5-32-41-07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2-08-05" calcext:value-type="date">
            <text:p>2022-08-05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6-55-91-37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2-08-05" calcext:value-type="date">
            <text:p>2022-08-05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62-82-16-285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2-08-05" calcext:value-type="date">
            <text:p>2022-08-05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4-02-05-29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2-08-05" calcext:value-type="date">
            <text:p>2022-08-05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14-02-05-29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2-08-06" calcext:value-type="date">
            <text:p>2022-08-06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58-15-94-554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2-08-06" calcext:value-type="date">
            <text:p>2022-08-06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8-91-02-348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2-08-06" calcext:value-type="date">
            <text:p>2022-08-06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05-89-55-029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2-08-06" calcext:value-type="date">
            <text:p>2022-08-06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59-34-45-15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2-08-06" calcext:value-type="date">
            <text:p>2022-08-06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63-92-64-010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date" office:date-value="2022-08-06" calcext:value-type="date">
            <text:p>2022-08-06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0-38-86-889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2-08-06" calcext:value-type="date">
            <text:p>2022-08-06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47-70-78-19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22-08-06" calcext:value-type="date">
            <text:p>2022-08-06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9-98-81-222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2-08-06" calcext:value-type="date">
            <text:p>2022-08-06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54-09-46-31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2-08-06" calcext:value-type="date">
            <text:p>2022-08-06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45-63-27-114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2-08-08" calcext:value-type="date">
            <text:p>2022-08-08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8-29-15-591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2-08-08" calcext:value-type="date">
            <text:p>2022-08-08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6-54-34-364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2-08-08" calcext:value-type="date">
            <text:p>2022-08-08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29-43-78-009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2-08-08" calcext:value-type="date">
            <text:p>2022-08-08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5-32-41-07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2-08-08" calcext:value-type="date">
            <text:p>2022-08-08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45-63-27-114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2-08-08" calcext:value-type="date">
            <text:p>2022-08-08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0-89-76-80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2-08-08" calcext:value-type="date">
            <text:p>2022-08-08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8-24-36-171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2-08-08" calcext:value-type="date">
            <text:p>2022-08-08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15-89-55-2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2-08-08" calcext:value-type="date">
            <text:p>2022-08-08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80-77-49-649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2-08-08" calcext:value-type="date">
            <text:p>2022-08-08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63-92-64-010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2-08-08" calcext:value-type="date">
            <text:p>2022-08-08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64-61-25-530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2-08-08" calcext:value-type="date">
            <text:p>2022-08-08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8-15-94-554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2-08-08" calcext:value-type="date">
            <text:p>2022-08-08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9-22-38-195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2-08-08" calcext:value-type="date">
            <text:p>2022-08-08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91-99-74-175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2-08-08" calcext:value-type="date">
            <text:p>2022-08-08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2-30-09-104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2-08-08" calcext:value-type="date">
            <text:p>2022-08-08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89-90-67-935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2-08-08" calcext:value-type="date">
            <text:p>2022-08-08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53-24-82-02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2-08-08" calcext:value-type="date">
            <text:p>2022-08-08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2-48-01-310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2-08-08" calcext:value-type="date">
            <text:p>2022-08-08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8-29-15-59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22-08-08" calcext:value-type="date">
            <text:p>2022-08-08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38-66-38-929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2-08-08" calcext:value-type="date">
            <text:p>2022-08-08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38-66-38-92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22-08-09" calcext:value-type="date">
            <text:p>2022-08-09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62-58-80-5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date" office:date-value="2022-08-09" calcext:value-type="date">
            <text:p>2022-08-09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0-38-86-889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2-08-09" calcext:value-type="date">
            <text:p>2022-08-09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80-17-78-339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2-08-09" calcext:value-type="date">
            <text:p>2022-08-09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47-70-78-199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2-08-09" calcext:value-type="date">
            <text:p>2022-08-09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93-96-93-42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date" office:date-value="2022-08-09" calcext:value-type="date">
            <text:p>2022-08-09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2-30-09-104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date" office:date-value="2022-08-09" calcext:value-type="date">
            <text:p>2022-08-09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53-24-82-022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2-08-09" calcext:value-type="date">
            <text:p>2022-08-09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7-95-05-37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2-08-09" calcext:value-type="date">
            <text:p>2022-08-09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89-90-67-93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62-82-16-28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64-61-25-530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05-89-55-029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62-82-16-285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7-95-05-37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9-22-38-195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53-24-82-0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54-09-46-315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59-34-45-151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2-08-11" calcext:value-type="date">
            <text:p>2022-08-11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82-72-86-381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2-08-11" calcext:value-type="date">
            <text:p>2022-08-11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92-09-72-275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2-08-11" calcext:value-type="date">
            <text:p>2022-08-11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6-55-91-37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2-08-11" calcext:value-type="date">
            <text:p>2022-08-11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62-58-80-597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date" office:date-value="2022-08-11" calcext:value-type="date">
            <text:p>2022-08-11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4-02-05-29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2-08-11" calcext:value-type="date">
            <text:p>2022-08-11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2-30-09-104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2-08-12" calcext:value-type="date">
            <text:p>2022-08-12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3-49-11-774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2-08-12" calcext:value-type="date">
            <text:p>2022-08-12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40-36-11-559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2-08-12" calcext:value-type="date">
            <text:p>2022-08-12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3-49-11-774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date" office:date-value="2022-08-12" calcext:value-type="date">
            <text:p>2022-08-12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7-70-78-199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2-08-12" calcext:value-type="date">
            <text:p>2022-08-12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19-98-81-222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2-08-12" calcext:value-type="date">
            <text:p>2022-08-12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64-61-25-530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2-08-13" calcext:value-type="date">
            <text:p>2022-08-13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93-47-03-638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2-08-13" calcext:value-type="date">
            <text:p>2022-08-13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82-72-86-38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2-08-13" calcext:value-type="date">
            <text:p>2022-08-13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2-30-09-104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2-08-13" calcext:value-type="date">
            <text:p>2022-08-13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63-92-64-010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2-08-13" calcext:value-type="date">
            <text:p>2022-08-13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54-09-46-31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date" office:date-value="2022-08-15" calcext:value-type="date">
            <text:p>2022-08-15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8-69-77-900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2-08-15" calcext:value-type="date">
            <text:p>2022-08-15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6-54-34-364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2-08-15" calcext:value-type="date">
            <text:p>2022-08-15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0-89-76-80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date" office:date-value="2022-08-15" calcext:value-type="date">
            <text:p>2022-08-15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62-82-16-285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2-08-15" calcext:value-type="date">
            <text:p>2022-08-15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40-36-11-55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2-08-15" calcext:value-type="date">
            <text:p>2022-08-15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80-17-78-33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2-08-15" calcext:value-type="date">
            <text:p>2022-08-15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8-15-94-55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date" office:date-value="2022-08-15" calcext:value-type="date">
            <text:p>2022-08-15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9-22-38-195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2-08-15" calcext:value-type="date">
            <text:p>2022-08-15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9-22-38-195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2-08-15" calcext:value-type="date">
            <text:p>2022-08-15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8-69-77-9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2-08-15" calcext:value-type="date">
            <text:p>2022-08-15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29-43-78-009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2-08-15" calcext:value-type="date">
            <text:p>2022-08-15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59-34-45-151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2-08-15" calcext:value-type="date">
            <text:p>2022-08-15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8-29-15-591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2-08-15" calcext:value-type="date">
            <text:p>2022-08-15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40-36-11-559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2-08-15" calcext:value-type="date">
            <text:p>2022-08-15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5-89-55-248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2-08-15" calcext:value-type="date">
            <text:p>2022-08-15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58-15-94-554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3-34-53-27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38-66-38-929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31-80-62-556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92-09-72-275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72-92-42-932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6-55-91-37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8-29-15-591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2-08-18" calcext:value-type="date">
            <text:p>2022-08-18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0-89-76-803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date" office:date-value="2022-08-18" calcext:value-type="date">
            <text:p>2022-08-18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8-29-15-59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2-08-18" calcext:value-type="date">
            <text:p>2022-08-18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5-89-55-248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date" office:date-value="2022-08-18" calcext:value-type="date">
            <text:p>2022-08-18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29-43-78-009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2-08-18" calcext:value-type="date">
            <text:p>2022-08-18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5-65-39-258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2-08-18" calcext:value-type="date">
            <text:p>2022-08-18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8-69-77-900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64-61-25-53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9-22-38-195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3-49-11-77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31-80-62-55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8-29-15-591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9-98-81-22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6-54-34-36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2-08-20" calcext:value-type="date">
            <text:p>2022-08-20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47-26-54-835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2-08-20" calcext:value-type="date">
            <text:p>2022-08-20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91-99-74-175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2-08-20" calcext:value-type="date">
            <text:p>2022-08-20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7-95-05-373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2-08-20" calcext:value-type="date">
            <text:p>2022-08-20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5-32-41-072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2-08-20" calcext:value-type="date">
            <text:p>2022-08-20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59-34-45-151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2-08-20" calcext:value-type="date">
            <text:p>2022-08-20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50-38-86-889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2-08-20" calcext:value-type="date">
            <text:p>2022-08-20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8-91-02-34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8-24-36-171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4-02-05-29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93-96-93-428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9-15-21-087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80-51-85-809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3-49-11-774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29-43-78-009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93-96-93-42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93-96-93-428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5-89-55-029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7-26-54-835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14-02-05-29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8-41-36-927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89-90-67-935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3-49-11-77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5-89-55-029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63-92-64-010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9-22-38-195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5-63-27-114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6-54-34-364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64-61-25-530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9-22-38-195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53-24-82-02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8-29-15-591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2-48-01-310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63-92-64-010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80-77-49-649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62-82-16-28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7-70-78-1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80-17-78-339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2-08-27" calcext:value-type="date">
            <text:p>2022-08-27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62-82-16-285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2-08-27" calcext:value-type="date">
            <text:p>2022-08-27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80-17-78-339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2-08-27" calcext:value-type="date">
            <text:p>2022-08-27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29-43-78-009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2-08-27" calcext:value-type="date">
            <text:p>2022-08-27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92-09-72-275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47-70-78-199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5-63-27-114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59-34-45-151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80-77-49-649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45-63-27-114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58-15-94-554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80-77-49-649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9-22-38-195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62-58-80-597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2-30-09-10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47-70-78-199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59-34-45-151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4-02-05-290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8-91-02-34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5-65-39-258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2-08-30" calcext:value-type="date">
            <text:p>2022-08-30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8-91-02-348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2-08-30" calcext:value-type="date">
            <text:p>2022-08-30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59-34-45-151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2-08-30" calcext:value-type="date">
            <text:p>2022-08-30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59-34-45-151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2-08-30" calcext:value-type="date">
            <text:p>2022-08-30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15-89-55-248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2-08-30" calcext:value-type="date">
            <text:p>2022-08-30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62-82-16-285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2-08-30" calcext:value-type="date">
            <text:p>2022-08-30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58-15-94-554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2-08-30" calcext:value-type="date">
            <text:p>2022-08-30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6-55-91-37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2-08-30" calcext:value-type="date">
            <text:p>2022-08-30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80-77-49-649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2-08-30" calcext:value-type="date">
            <text:p>2022-08-30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29-43-78-009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2-08-30" calcext:value-type="date">
            <text:p>2022-08-30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47-26-54-835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date" office:date-value="2022-08-30" calcext:value-type="date">
            <text:p>2022-08-30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15-65-39-25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5-89-55-029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9-23-02-772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63-92-64-010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3-49-11-77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9-23-02-772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5-32-41-072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53-24-82-022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9-15-21-08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15-65-39-25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8-29-15-591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15-65-39-258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0-89-76-803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3-79-35-38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93-47-03-63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15-89-55-248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59-34-45-151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7-26-54-835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15-89-55-24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5-32-41-072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80-77-49-649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7-95-05-373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date" office:date-value="2022-09-03" calcext:value-type="date">
            <text:p>2022-09-03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8-91-02-348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2-09-03" calcext:value-type="date">
            <text:p>2022-09-03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3-49-11-774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2-09-03" calcext:value-type="date">
            <text:p>2022-09-03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4-09-46-315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2-09-03" calcext:value-type="date">
            <text:p>2022-09-03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0-89-76-80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2-09-03" calcext:value-type="date">
            <text:p>2022-09-03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15-89-55-24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2-09-03" calcext:value-type="date">
            <text:p>2022-09-03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82-72-86-38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0-89-76-80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9-22-38-195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91-99-74-175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62-82-16-28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7-95-05-373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3-49-11-774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80-17-78-339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8-41-36-927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02-48-01-310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02-48-01-310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5-32-41-072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5-32-41-072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02-48-01-310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3-79-35-388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5-32-41-072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3-34-53-27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40-36-11-559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14-02-05-29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8-69-77-90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80-77-49-64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8-69-77-900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14-02-05-290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7-95-05-373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64-61-25-53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29-43-78-00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53-24-82-02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7-95-05-373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93-96-93-428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8-24-36-171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7-26-54-83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59-34-45-151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80-51-85-809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5-63-27-114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2-30-09-104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59-34-45-151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62-58-80-597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38-66-38-929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8-69-77-900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82-72-86-38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63-92-64-01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9-15-21-08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6-55-91-375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92-09-72-275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7-26-54-835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3-34-53-278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38-66-38-929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14-02-05-290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0-26-38-135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92-09-72-275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40-36-11-559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8-24-36-171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3-79-35-388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8-41-36-927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29-43-78-009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5-32-41-072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92-09-72-27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64-61-25-530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89-90-67-935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7-26-54-835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7-70-78-199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9-22-38-19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5-63-27-114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93-96-93-428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9-22-38-195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8-69-77-90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8-41-36-927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15-65-39-25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9-22-38-19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0-26-38-135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8-29-15-591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6-55-91-375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15-89-55-248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8-69-77-90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3-34-53-278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63-92-64-01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02-48-01-310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82-72-86-381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0-89-76-803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72-92-42-932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59-34-45-151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7-95-05-373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72-92-42-93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2-30-09-104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62-58-80-597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80-51-85-809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8-41-36-92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6-55-91-375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0-26-38-135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5-63-27-114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9-22-38-195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02-48-01-31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62-58-80-597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0-38-86-889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02-48-01-31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14-02-05-29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6-55-91-375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5-63-27-11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8-41-36-927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8-41-36-927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15-65-39-25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82-72-86-381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80-17-78-33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7-26-54-83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5-63-27-11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02-48-01-310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0-89-76-803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8-24-36-171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5-63-27-114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3-79-35-388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29-43-78-009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59-34-45-15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82-72-86-381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4-09-46-31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05-89-55-029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6-55-91-37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3-49-11-77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82-72-86-381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62-82-16-285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2-30-09-104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89-90-67-935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8-15-94-554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15-65-39-258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0-89-76-803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3-79-35-388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2-30-09-10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40-36-11-559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15-65-39-25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53-24-82-022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5-63-27-11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8-29-15-59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5-32-41-072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62-82-16-285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05-89-55-029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8-15-94-554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92-09-72-275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80-51-85-809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29-43-78-009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3-34-53-278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14-02-05-290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8-24-36-171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9-23-02-77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15-65-39-258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40-36-11-559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59-34-45-151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2-30-09-104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93-47-03-638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7-95-05-37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8-41-36-927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91-99-74-175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02-48-01-310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59-34-45-15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3-49-11-77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14-02-05-290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59-34-45-15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7-95-05-37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7-70-78-199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92-09-72-27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7-95-05-37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9-15-21-087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38-66-38-929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14-02-05-29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9-15-21-087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93-47-03-6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6-55-91-37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9-15-21-087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8-69-77-900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9-22-38-195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7-95-05-373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29-43-78-00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7-70-78-199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15-89-55-248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80-17-78-339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93-96-93-428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3-34-53-278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93-96-93-428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80-17-78-339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7-95-05-37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29-43-78-009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8-15-94-55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3-79-35-388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15-89-55-248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8-41-36-927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8-91-02-348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7-95-05-37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38-66-38-929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0-26-38-135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29-43-78-009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9-22-38-195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7-95-05-373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53-24-82-0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6-55-91-375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62-58-80-597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31-80-62-556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3-79-35-388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5-63-27-114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3-34-53-278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02-48-01-31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8-69-77-90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9-22-38-195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05-89-55-029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5-63-27-114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9-23-02-77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89-90-67-935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7-70-78-19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8-41-36-927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8-69-77-90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59-34-45-151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3-49-11-774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40-36-11-55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64-61-25-530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8-15-94-55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14-02-05-29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31-80-62-556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62-58-80-597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8-91-02-348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80-51-85-809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80-17-78-339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8-41-36-92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15-89-55-248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5-32-41-072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02-48-01-31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5-63-27-114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7-26-54-83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14-02-05-290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3-49-11-774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31-80-62-556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7-70-78-199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89-90-67-935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62-82-16-285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8-41-36-927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5-63-27-114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29-43-78-009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8-15-94-55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02-48-01-310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2-30-09-104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63-92-64-010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19-98-81-222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0-89-76-803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40-36-11-559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72-92-42-932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9-15-21-087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62-82-16-285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19-98-81-222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29-43-78-009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91-99-74-17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02-48-01-310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0-89-76-803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5-32-41-072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89-90-67-935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29-43-78-009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59-34-45-15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64-61-25-53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8-91-02-348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8-41-36-927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63-92-64-0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91-99-74-175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3-79-35-388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72-92-42-932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2-30-09-104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6-54-34-364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8-24-36-171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89-90-67-935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8-41-36-9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3-79-35-388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31-80-62-556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93-96-93-428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19-98-81-22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8-15-94-554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02-48-01-310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19-98-81-222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3-34-53-278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7-70-78-199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2-30-09-104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89-90-67-935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29-43-78-009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64-61-25-530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31-80-62-55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62-82-16-285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93-47-03-6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8-91-02-348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0-26-38-135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93-96-93-42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62-58-80-597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91-99-74-175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4-09-46-315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5-32-41-072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4-09-46-315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05-89-55-029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02-48-01-3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3-79-35-38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72-92-42-93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5-32-41-072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8-15-94-554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0-89-76-803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93-96-93-428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0-38-86-889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05-89-55-02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82-72-86-381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93-96-93-42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7-95-05-373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05-89-55-029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7-70-78-19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0-89-76-803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7-70-78-199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93-47-03-638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4-09-46-315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8-41-36-92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38-66-38-929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80-17-78-339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31-80-62-556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93-96-93-42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92-09-72-275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7-26-54-83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7-70-78-199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0-26-38-13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14-02-05-29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19-98-81-222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14-02-05-29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3-49-11-77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8-24-36-17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40-36-11-55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6-54-34-364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31-80-62-55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9-23-02-77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40-36-11-559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89-90-67-935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02-48-01-310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5-32-41-072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8-91-02-348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62-58-80-59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89-90-67-935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5-63-27-114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82-72-86-381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date" office:date-value="2022-10-26" calcext:value-type="date">
            <text:p>2022-10-26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05-89-55-029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2-10-26" calcext:value-type="date">
            <text:p>2022-10-26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91-99-74-175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2-10-26" calcext:value-type="date">
            <text:p>2022-10-26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5-32-41-072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2-10-26" calcext:value-type="date">
            <text:p>2022-10-26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80-77-49-649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2-10-27" calcext:value-type="date">
            <text:p>2022-10-27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8-29-15-591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2-10-27" calcext:value-type="date">
            <text:p>2022-10-27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93-96-93-428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date" office:date-value="2022-10-27" calcext:value-type="date">
            <text:p>2022-10-27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82-72-86-381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2-10-27" calcext:value-type="date">
            <text:p>2022-10-27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3-34-53-278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2-10-27" calcext:value-type="date">
            <text:p>2022-10-27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8-91-02-34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date" office:date-value="2022-10-27" calcext:value-type="date">
            <text:p>2022-10-27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02-48-01-31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2-10-27" calcext:value-type="date">
            <text:p>2022-10-27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4-09-46-315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2-10-27" calcext:value-type="date">
            <text:p>2022-10-27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89-90-67-935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date" office:date-value="2022-10-27" calcext:value-type="date">
            <text:p>2022-10-27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0-38-86-889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2-10-27" calcext:value-type="date">
            <text:p>2022-10-27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93-96-93-428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2-10-28" calcext:value-type="date">
            <text:p>2022-10-28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93-47-03-638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2-10-28" calcext:value-type="date">
            <text:p>2022-10-28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3-49-11-774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2-10-28" calcext:value-type="date">
            <text:p>2022-10-28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8-15-94-554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2-10-28" calcext:value-type="date">
            <text:p>2022-10-28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62-82-16-28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2-10-28" calcext:value-type="date">
            <text:p>2022-10-28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3-79-35-38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2-10-28" calcext:value-type="date">
            <text:p>2022-10-28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8-41-36-927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2-10-29" calcext:value-type="date">
            <text:p>2022-10-29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02-48-01-310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2-10-29" calcext:value-type="date">
            <text:p>2022-10-29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63-92-64-01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2-10-29" calcext:value-type="date">
            <text:p>2022-10-29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3-79-35-388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2-10-29" calcext:value-type="date">
            <text:p>2022-10-29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3-49-11-774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2-10-29" calcext:value-type="date">
            <text:p>2022-10-29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38-66-38-92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2-10-29" calcext:value-type="date">
            <text:p>2022-10-29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80-51-85-8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2-10-29" calcext:value-type="date">
            <text:p>2022-10-29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40-36-11-55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2-10-29" calcext:value-type="date">
            <text:p>2022-10-29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5-63-27-1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22-10-29" calcext:value-type="date">
            <text:p>2022-10-29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4-09-46-315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2-10-29" calcext:value-type="date">
            <text:p>2022-10-29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9-15-21-087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2-10-29" calcext:value-type="date">
            <text:p>2022-10-29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40-36-11-559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2-10-29" calcext:value-type="date">
            <text:p>2022-10-29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0-26-38-135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2-10-29" calcext:value-type="date">
            <text:p>2022-10-29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80-17-78-339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2-10-29" calcext:value-type="date">
            <text:p>2022-10-29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3-49-11-774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date" office:date-value="2022-10-29" calcext:value-type="date">
            <text:p>2022-10-29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7-95-05-373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2-10-31" calcext:value-type="date">
            <text:p>2022-10-31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14-02-05-29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2-10-31" calcext:value-type="date">
            <text:p>2022-10-31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02-48-01-31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2-10-31" calcext:value-type="date">
            <text:p>2022-10-31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3-49-11-774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2-10-31" calcext:value-type="date">
            <text:p>2022-10-31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7-70-78-199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2-10-31" calcext:value-type="date">
            <text:p>2022-10-31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89-90-67-935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2-10-31" calcext:value-type="date">
            <text:p>2022-10-31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0-38-86-889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2-10-31" calcext:value-type="date">
            <text:p>2022-10-31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8-29-15-591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date" office:date-value="2022-10-31" calcext:value-type="date">
            <text:p>2022-10-31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64-61-25-53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2-10-31" calcext:value-type="date">
            <text:p>2022-10-31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14-02-05-290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2-10-31" calcext:value-type="date">
            <text:p>2022-10-31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91-99-74-17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2-10-31" calcext:value-type="date">
            <text:p>2022-10-31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38-66-38-929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2-10-31" calcext:value-type="date">
            <text:p>2022-10-31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93-47-03-638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2-10-31" calcext:value-type="date">
            <text:p>2022-10-31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15-65-39-258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2-10-31" calcext:value-type="date">
            <text:p>2022-10-31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7-70-78-19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2-10-31" calcext:value-type="date">
            <text:p>2022-10-31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3-34-53-278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2-10-31" calcext:value-type="date">
            <text:p>2022-10-31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8-15-94-554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date" office:date-value="2022-10-31" calcext:value-type="date">
            <text:p>2022-10-31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80-51-85-809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date" office:date-value="2022-10-31" calcext:value-type="date">
            <text:p>2022-10-31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6-55-91-37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2-10-31" calcext:value-type="date">
            <text:p>2022-10-31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8-24-36-171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2-11-01" calcext:value-type="date">
            <text:p>2022-11-01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4-09-46-315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date" office:date-value="2022-11-01" calcext:value-type="date">
            <text:p>2022-11-01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62-58-80-597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2-11-01" calcext:value-type="date">
            <text:p>2022-11-01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6-55-91-375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2-11-01" calcext:value-type="date">
            <text:p>2022-11-01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3-49-11-774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2-11-01" calcext:value-type="date">
            <text:p>2022-11-01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9-15-21-087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2-11-02" calcext:value-type="date">
            <text:p>2022-11-02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0-26-38-13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2-11-02" calcext:value-type="date">
            <text:p>2022-11-02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8-15-94-554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2-11-02" calcext:value-type="date">
            <text:p>2022-11-02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72-92-42-932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2-11-02" calcext:value-type="date">
            <text:p>2022-11-02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38-66-38-929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2-11-02" calcext:value-type="date">
            <text:p>2022-11-02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64-61-25-530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2-11-02" calcext:value-type="date">
            <text:p>2022-11-02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8-41-36-927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2-11-03" calcext:value-type="date">
            <text:p>2022-11-03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0-89-76-803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2-11-03" calcext:value-type="date">
            <text:p>2022-11-03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40-36-11-559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2-11-03" calcext:value-type="date">
            <text:p>2022-11-03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7-95-05-37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2-11-03" calcext:value-type="date">
            <text:p>2022-11-03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6-55-91-375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2-11-04" calcext:value-type="date">
            <text:p>2022-11-04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91-99-74-175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2-11-04" calcext:value-type="date">
            <text:p>2022-11-04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3-34-53-278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2-11-04" calcext:value-type="date">
            <text:p>2022-11-04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53-24-82-0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22-11-04" calcext:value-type="date">
            <text:p>2022-11-04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3-49-11-774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2-11-04" calcext:value-type="date">
            <text:p>2022-11-04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8-69-77-900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date" office:date-value="2022-11-04" calcext:value-type="date">
            <text:p>2022-11-04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62-58-80-597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2-11-04" calcext:value-type="date">
            <text:p>2022-11-04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05-89-55-029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2-11-04" calcext:value-type="date">
            <text:p>2022-11-04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02-48-01-310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2-11-04" calcext:value-type="date">
            <text:p>2022-11-04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9-23-02-77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2-11-04" calcext:value-type="date">
            <text:p>2022-11-04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7-70-78-199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2-11-04" calcext:value-type="date">
            <text:p>2022-11-04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7-95-05-37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date" office:date-value="2022-11-05" calcext:value-type="date">
            <text:p>2022-11-05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80-77-49-649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2-11-05" calcext:value-type="date">
            <text:p>2022-11-05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3-79-35-388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2-11-05" calcext:value-type="date">
            <text:p>2022-11-05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63-92-64-010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2-11-05" calcext:value-type="date">
            <text:p>2022-11-05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89-90-67-93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date" office:date-value="2022-11-05" calcext:value-type="date">
            <text:p>2022-11-05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0-89-76-803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2-11-05" calcext:value-type="date">
            <text:p>2022-11-05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9-22-38-195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2-11-05" calcext:value-type="date">
            <text:p>2022-11-05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3-79-35-388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date" office:date-value="2022-11-05" calcext:value-type="date">
            <text:p>2022-11-05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8-41-36-927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2-11-07" calcext:value-type="date">
            <text:p>2022-11-07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62-58-80-597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2-11-07" calcext:value-type="date">
            <text:p>2022-11-07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40-36-11-559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date" office:date-value="2022-11-07" calcext:value-type="date">
            <text:p>2022-11-07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82-72-86-3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22-11-07" calcext:value-type="date">
            <text:p>2022-11-07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5-32-41-072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2-11-07" calcext:value-type="date">
            <text:p>2022-11-07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8-29-15-59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date" office:date-value="2022-11-07" calcext:value-type="date">
            <text:p>2022-11-07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8-69-77-900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2-11-07" calcext:value-type="date">
            <text:p>2022-11-07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7-95-05-373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2-11-07" calcext:value-type="date">
            <text:p>2022-11-07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29-43-78-009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2-11-07" calcext:value-type="date">
            <text:p>2022-11-07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31-80-62-55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2-11-07" calcext:value-type="date">
            <text:p>2022-11-07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8-24-36-17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2-11-07" calcext:value-type="date">
            <text:p>2022-11-07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9-22-38-195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2-11-07" calcext:value-type="date">
            <text:p>2022-11-07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8-69-77-90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2-11-07" calcext:value-type="date">
            <text:p>2022-11-07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93-96-93-428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2-11-08" calcext:value-type="date">
            <text:p>2022-11-08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92-09-72-275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date" office:date-value="2022-11-08" calcext:value-type="date">
            <text:p>2022-11-08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91-99-74-175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2-11-08" calcext:value-type="date">
            <text:p>2022-11-08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8-29-15-591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2-11-08" calcext:value-type="date">
            <text:p>2022-11-08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9-23-02-77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date" office:date-value="2022-11-09" calcext:value-type="date">
            <text:p>2022-11-09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7-70-78-199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2-11-09" calcext:value-type="date">
            <text:p>2022-11-09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93-96-93-428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2-11-09" calcext:value-type="date">
            <text:p>2022-11-09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53-24-82-02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2-11-09" calcext:value-type="date">
            <text:p>2022-11-09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31-80-62-556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2-11-09" calcext:value-type="date">
            <text:p>2022-11-09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5-63-27-11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2-11-09" calcext:value-type="date">
            <text:p>2022-11-09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59-34-45-151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2-11-09" calcext:value-type="date">
            <text:p>2022-11-09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8-91-02-34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date" office:date-value="2022-11-10" calcext:value-type="date">
            <text:p>2022-11-10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14-02-05-290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2-11-10" calcext:value-type="date">
            <text:p>2022-11-10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29-43-78-009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2-11-10" calcext:value-type="date">
            <text:p>2022-11-10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59-34-45-151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2-11-10" calcext:value-type="date">
            <text:p>2022-11-10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62-58-80-597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2-11-10" calcext:value-type="date">
            <text:p>2022-11-10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5-32-41-07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2-11-10" calcext:value-type="date">
            <text:p>2022-11-10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80-17-78-339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2-11-11" calcext:value-type="date">
            <text:p>2022-11-11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8-29-15-591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date" office:date-value="2022-11-11" calcext:value-type="date">
            <text:p>2022-11-11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9-15-21-0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2-11-11" calcext:value-type="date">
            <text:p>2022-11-11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0-38-86-889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2-11-12" calcext:value-type="date">
            <text:p>2022-11-12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40-36-11-559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2-11-12" calcext:value-type="date">
            <text:p>2022-11-12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59-34-45-151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2-11-12" calcext:value-type="date">
            <text:p>2022-11-12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29-43-78-009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2-11-12" calcext:value-type="date">
            <text:p>2022-11-12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4-09-46-315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2-11-12" calcext:value-type="date">
            <text:p>2022-11-12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80-77-49-64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22-11-14" calcext:value-type="date">
            <text:p>2022-11-14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63-92-64-010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2-11-14" calcext:value-type="date">
            <text:p>2022-11-14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8-29-15-59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2-11-14" calcext:value-type="date">
            <text:p>2022-11-14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8-69-77-900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date" office:date-value="2022-11-14" calcext:value-type="date">
            <text:p>2022-11-14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40-36-11-55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2-11-14" calcext:value-type="date">
            <text:p>2022-11-14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02-48-01-310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2-11-14" calcext:value-type="date">
            <text:p>2022-11-14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15-89-55-24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date" office:date-value="2022-11-14" calcext:value-type="date">
            <text:p>2022-11-14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31-80-62-556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2-11-14" calcext:value-type="date">
            <text:p>2022-11-14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72-92-42-932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2-11-14" calcext:value-type="date">
            <text:p>2022-11-14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64-61-25-530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2-11-14" calcext:value-type="date">
            <text:p>2022-11-14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8-91-02-348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date" office:date-value="2022-11-14" calcext:value-type="date">
            <text:p>2022-11-14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93-47-03-638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2-11-14" calcext:value-type="date">
            <text:p>2022-11-14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62-58-80-597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2-11-15" calcext:value-type="date">
            <text:p>2022-11-15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4-09-46-315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2-11-15" calcext:value-type="date">
            <text:p>2022-11-15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0-89-76-803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2-11-15" calcext:value-type="date">
            <text:p>2022-11-15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29-43-78-00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2-11-15" calcext:value-type="date">
            <text:p>2022-11-15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63-92-64-010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2-11-15" calcext:value-type="date">
            <text:p>2022-11-15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63-92-64-010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date" office:date-value="2022-11-15" calcext:value-type="date">
            <text:p>2022-11-15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19-98-81-222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date" office:date-value="2022-11-15" calcext:value-type="date">
            <text:p>2022-11-15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38-66-38-929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2-11-15" calcext:value-type="date">
            <text:p>2022-11-15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0-38-86-889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date" office:date-value="2022-11-15" calcext:value-type="date">
            <text:p>2022-11-15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72-92-42-932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2-11-16" calcext:value-type="date">
            <text:p>2022-11-16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7-70-78-199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2-11-16" calcext:value-type="date">
            <text:p>2022-11-16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8-29-15-591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2-11-16" calcext:value-type="date">
            <text:p>2022-11-16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93-47-03-638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2-11-16" calcext:value-type="date">
            <text:p>2022-11-16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2-30-09-10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22-11-16" calcext:value-type="date">
            <text:p>2022-11-16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72-92-42-932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2-11-16" calcext:value-type="date">
            <text:p>2022-11-16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8-15-94-554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2-11-16" calcext:value-type="date">
            <text:p>2022-11-16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38-66-38-929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2-11-17" calcext:value-type="date">
            <text:p>2022-11-17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82-72-86-381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2-11-17" calcext:value-type="date">
            <text:p>2022-11-17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93-96-93-428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2-11-17" calcext:value-type="date">
            <text:p>2022-11-17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4-09-46-315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2-11-17" calcext:value-type="date">
            <text:p>2022-11-17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7-26-54-835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2-11-17" calcext:value-type="date">
            <text:p>2022-11-17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62-58-80-59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2-11-17" calcext:value-type="date">
            <text:p>2022-11-17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7-70-78-199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2-11-18" calcext:value-type="date">
            <text:p>2022-11-18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62-82-16-285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2-11-18" calcext:value-type="date">
            <text:p>2022-11-18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31-80-62-556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date" office:date-value="2022-11-18" calcext:value-type="date">
            <text:p>2022-11-18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7-95-05-373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2-11-18" calcext:value-type="date">
            <text:p>2022-11-18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91-99-74-1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22-11-18" calcext:value-type="date">
            <text:p>2022-11-18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64-61-25-530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2-11-18" calcext:value-type="date">
            <text:p>2022-11-18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62-82-16-285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2-11-18" calcext:value-type="date">
            <text:p>2022-11-18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0-26-38-135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date" office:date-value="2022-11-18" calcext:value-type="date">
            <text:p>2022-11-18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3-79-35-38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2-11-18" calcext:value-type="date">
            <text:p>2022-11-18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6-55-91-375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2-11-18" calcext:value-type="date">
            <text:p>2022-11-18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91-99-74-175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2-11-19" calcext:value-type="date">
            <text:p>2022-11-19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5-32-41-072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2-11-19" calcext:value-type="date">
            <text:p>2022-11-19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2-30-09-104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date" office:date-value="2022-11-19" calcext:value-type="date">
            <text:p>2022-11-19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05-89-55-029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2-11-19" calcext:value-type="date">
            <text:p>2022-11-19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93-47-03-63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2-11-19" calcext:value-type="date">
            <text:p>2022-11-19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93-96-93-428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2-11-19" calcext:value-type="date">
            <text:p>2022-11-19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5-32-41-072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date" office:date-value="2022-11-19" calcext:value-type="date">
            <text:p>2022-11-19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9-15-21-087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2-11-19" calcext:value-type="date">
            <text:p>2022-11-19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93-47-03-63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22-11-19" calcext:value-type="date">
            <text:p>2022-11-19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63-92-64-01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2-11-19" calcext:value-type="date">
            <text:p>2022-11-19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80-77-49-649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2-11-19" calcext:value-type="date">
            <text:p>2022-11-19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02-48-01-310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2-11-21" calcext:value-type="date">
            <text:p>2022-11-21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89-90-67-93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2-11-21" calcext:value-type="date">
            <text:p>2022-11-21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89-90-67-935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2-11-21" calcext:value-type="date">
            <text:p>2022-11-21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6-55-91-375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2-11-21" calcext:value-type="date">
            <text:p>2022-11-21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53-24-82-0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22-11-21" calcext:value-type="date">
            <text:p>2022-11-21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0-38-86-88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2-11-21" calcext:value-type="date">
            <text:p>2022-11-21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5-32-41-072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2-11-21" calcext:value-type="date">
            <text:p>2022-11-21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6-54-34-364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2-11-21" calcext:value-type="date">
            <text:p>2022-11-21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38-66-38-929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2-11-21" calcext:value-type="date">
            <text:p>2022-11-21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31-80-62-55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2-11-21" calcext:value-type="date">
            <text:p>2022-11-21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8-24-36-171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2-11-21" calcext:value-type="date">
            <text:p>2022-11-21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14-02-05-290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2-11-21" calcext:value-type="date">
            <text:p>2022-11-21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9-15-21-08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2-11-22" calcext:value-type="date">
            <text:p>2022-11-22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19-98-81-22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date" office:date-value="2022-11-22" calcext:value-type="date">
            <text:p>2022-11-22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63-92-64-01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2-11-22" calcext:value-type="date">
            <text:p>2022-11-22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93-47-03-63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2-11-22" calcext:value-type="date">
            <text:p>2022-11-22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63-92-64-01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2-11-22" calcext:value-type="date">
            <text:p>2022-11-22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4-09-46-31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2-11-22" calcext:value-type="date">
            <text:p>2022-11-22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31-80-62-556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date" office:date-value="2022-11-22" calcext:value-type="date">
            <text:p>2022-11-22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0-38-86-889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2-11-22" calcext:value-type="date">
            <text:p>2022-11-22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89-90-67-9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2-11-22" calcext:value-type="date">
            <text:p>2022-11-22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6-54-34-364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2-11-22" calcext:value-type="date">
            <text:p>2022-11-22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8-15-94-55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2-11-22" calcext:value-type="date">
            <text:p>2022-11-22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91-99-74-175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2-11-23" calcext:value-type="date">
            <text:p>2022-11-23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82-72-86-381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2-11-23" calcext:value-type="date">
            <text:p>2022-11-23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38-66-38-92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2-11-23" calcext:value-type="date">
            <text:p>2022-11-23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8-15-94-554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2-11-23" calcext:value-type="date">
            <text:p>2022-11-23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8-41-36-927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2-11-23" calcext:value-type="date">
            <text:p>2022-11-23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8-24-36-17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2-11-23" calcext:value-type="date">
            <text:p>2022-11-23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8-69-77-900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2-11-23" calcext:value-type="date">
            <text:p>2022-11-23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4-09-46-315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2-11-23" calcext:value-type="date">
            <text:p>2022-11-23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7-70-78-199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2-11-24" calcext:value-type="date">
            <text:p>2022-11-24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7-95-05-37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date" office:date-value="2022-11-24" calcext:value-type="date">
            <text:p>2022-11-24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62-58-80-597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2-11-24" calcext:value-type="date">
            <text:p>2022-11-24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19-98-81-22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22-11-24" calcext:value-type="date">
            <text:p>2022-11-24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0-26-38-135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date" office:date-value="2022-11-24" calcext:value-type="date">
            <text:p>2022-11-24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62-82-16-285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2-11-24" calcext:value-type="date">
            <text:p>2022-11-24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92-09-72-275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2-11-24" calcext:value-type="date">
            <text:p>2022-11-24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93-96-93-428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2-11-25" calcext:value-type="date">
            <text:p>2022-11-25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59-34-45-15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2-11-25" calcext:value-type="date">
            <text:p>2022-11-25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3-49-11-774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2-11-25" calcext:value-type="date">
            <text:p>2022-11-25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31-80-62-55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2-11-25" calcext:value-type="date">
            <text:p>2022-11-25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7-70-78-19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2-11-25" calcext:value-type="date">
            <text:p>2022-11-25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2-30-09-104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2-11-25" calcext:value-type="date">
            <text:p>2022-11-25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9-15-21-087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2-11-25" calcext:value-type="date">
            <text:p>2022-11-25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8-41-36-927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2-11-25" calcext:value-type="date">
            <text:p>2022-11-25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8-91-02-348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2-11-25" calcext:value-type="date">
            <text:p>2022-11-25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15-65-39-258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2-11-25" calcext:value-type="date">
            <text:p>2022-11-25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7-70-78-19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2-11-26" calcext:value-type="date">
            <text:p>2022-11-26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62-82-16-285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2-11-26" calcext:value-type="date">
            <text:p>2022-11-26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6-54-34-36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2-11-26" calcext:value-type="date">
            <text:p>2022-11-26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3-79-35-38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2-11-26" calcext:value-type="date">
            <text:p>2022-11-26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3-34-53-278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2-11-26" calcext:value-type="date">
            <text:p>2022-11-26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53-24-82-02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2-11-28" calcext:value-type="date">
            <text:p>2022-11-28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7-70-78-199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2-11-28" calcext:value-type="date">
            <text:p>2022-11-28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0-38-86-889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2-11-28" calcext:value-type="date">
            <text:p>2022-11-28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64-61-25-530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2-11-28" calcext:value-type="date">
            <text:p>2022-11-28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02-48-01-310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2-11-28" calcext:value-type="date">
            <text:p>2022-11-28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3-34-53-27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2-11-28" calcext:value-type="date">
            <text:p>2022-11-28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6-55-91-375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2-11-28" calcext:value-type="date">
            <text:p>2022-11-28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62-82-16-285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2-11-28" calcext:value-type="date">
            <text:p>2022-11-28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02-48-01-310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2-11-28" calcext:value-type="date">
            <text:p>2022-11-28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59-34-45-151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2-11-28" calcext:value-type="date">
            <text:p>2022-11-28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8-91-02-34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2-11-28" calcext:value-type="date">
            <text:p>2022-11-28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62-58-80-5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2-11-28" calcext:value-type="date">
            <text:p>2022-11-28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7-95-05-373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2-11-28" calcext:value-type="date">
            <text:p>2022-11-28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6-55-91-375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2-11-28" calcext:value-type="date">
            <text:p>2022-11-28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93-96-93-42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2-11-28" calcext:value-type="date">
            <text:p>2022-11-28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9-23-02-772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2-11-28" calcext:value-type="date">
            <text:p>2022-11-28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05-89-55-029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2-11-28" calcext:value-type="date">
            <text:p>2022-11-28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0-26-38-135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2-11-29" calcext:value-type="date">
            <text:p>2022-11-29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19-98-81-222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date" office:date-value="2022-11-29" calcext:value-type="date">
            <text:p>2022-11-29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4-09-46-3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22-11-29" calcext:value-type="date">
            <text:p>2022-11-29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6-55-91-375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2-11-30" calcext:value-type="date">
            <text:p>2022-11-30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29-43-78-009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date" office:date-value="2022-11-30" calcext:value-type="date">
            <text:p>2022-11-30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80-77-49-64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2-11-30" calcext:value-type="date">
            <text:p>2022-11-30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9-23-02-772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2-11-30" calcext:value-type="date">
            <text:p>2022-11-30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72-92-42-93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2-12-01" calcext:value-type="date">
            <text:p>2022-12-01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3-24-82-022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2-12-01" calcext:value-type="date">
            <text:p>2022-12-01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8-15-94-554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2-12-01" calcext:value-type="date">
            <text:p>2022-12-01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69-77-90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date" office:date-value="2022-12-01" calcext:value-type="date">
            <text:p>2022-12-01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9-23-02-772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date" office:date-value="2022-12-01" calcext:value-type="date">
            <text:p>2022-12-01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3-96-93-428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2-12-01" calcext:value-type="date">
            <text:p>2022-12-01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6-55-91-375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2-12-01" calcext:value-type="date">
            <text:p>2022-12-01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6-54-34-364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2-12-01" calcext:value-type="date">
            <text:p>2022-12-01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51-85-809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2-12-01" calcext:value-type="date">
            <text:p>2022-12-01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3-79-35-388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2-12-01" calcext:value-type="date">
            <text:p>2022-12-01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80-17-78-339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2-12-02" calcext:value-type="date">
            <text:p>2022-12-02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4-09-46-315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2-12-02" calcext:value-type="date">
            <text:p>2022-12-02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4-02-05-29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2-12-02" calcext:value-type="date">
            <text:p>2022-12-02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3-79-35-388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2-12-02" calcext:value-type="date">
            <text:p>2022-12-02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2-48-01-310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2-12-02" calcext:value-type="date">
            <text:p>2022-12-02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80-17-78-339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2-12-02" calcext:value-type="date">
            <text:p>2022-12-02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5-89-55-029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2-12-02" calcext:value-type="date">
            <text:p>2022-12-02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5-63-27-114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2-12-02" calcext:value-type="date">
            <text:p>2022-12-02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89-76-803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2-12-02" calcext:value-type="date">
            <text:p>2022-12-02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91-02-3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2-12-03" calcext:value-type="date">
            <text:p>2022-12-03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29-43-78-00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2-12-03" calcext:value-type="date">
            <text:p>2022-12-03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77-49-649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2-12-03" calcext:value-type="date">
            <text:p>2022-12-03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3-49-11-774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2-12-03" calcext:value-type="date">
            <text:p>2022-12-03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89-76-803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2-12-03" calcext:value-type="date">
            <text:p>2022-12-03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3-34-53-278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2-12-05" calcext:value-type="date">
            <text:p>2022-12-05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9-90-67-935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2-12-05" calcext:value-type="date">
            <text:p>2022-12-05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1-99-74-17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2-12-05" calcext:value-type="date">
            <text:p>2022-12-05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6-55-91-37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2-12-05" calcext:value-type="date">
            <text:p>2022-12-05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80-17-78-339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2-12-05" calcext:value-type="date">
            <text:p>2022-12-05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7-70-78-199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2-12-05" calcext:value-type="date">
            <text:p>2022-12-05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89-76-803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2-12-05" calcext:value-type="date">
            <text:p>2022-12-05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4-02-05-29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2-12-05" calcext:value-type="date">
            <text:p>2022-12-05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3-96-93-428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date" office:date-value="2022-12-05" calcext:value-type="date">
            <text:p>2022-12-05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8-24-36-171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2-12-05" calcext:value-type="date">
            <text:p>2022-12-05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91-02-348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2-12-05" calcext:value-type="date">
            <text:p>2022-12-05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8-66-38-929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2-12-06" calcext:value-type="date">
            <text:p>2022-12-06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77-49-649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2-12-06" calcext:value-type="date">
            <text:p>2022-12-06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8-41-36-92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2-12-06" calcext:value-type="date">
            <text:p>2022-12-06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7-26-54-835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2-12-06" calcext:value-type="date">
            <text:p>2022-12-06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26-38-135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2-12-06" calcext:value-type="date">
            <text:p>2022-12-06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26-38-135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2-12-06" calcext:value-type="date">
            <text:p>2022-12-06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4-09-46-315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2-12-06" calcext:value-type="date">
            <text:p>2022-12-06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2-48-01-310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2-12-06" calcext:value-type="date">
            <text:p>2022-12-06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29-43-78-00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2-12-06" calcext:value-type="date">
            <text:p>2022-12-06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1-99-74-175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2-12-06" calcext:value-type="date">
            <text:p>2022-12-06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72-92-42-932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2-12-06" calcext:value-type="date">
            <text:p>2022-12-06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5-32-41-072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2-12-07" calcext:value-type="date">
            <text:p>2022-12-07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26-38-135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2-12-07" calcext:value-type="date">
            <text:p>2022-12-07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7-95-05-373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2-12-07" calcext:value-type="date">
            <text:p>2022-12-07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15-65-39-258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2-12-07" calcext:value-type="date">
            <text:p>2022-12-07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72-92-42-932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2-12-07" calcext:value-type="date">
            <text:p>2022-12-07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7-95-05-37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2-12-07" calcext:value-type="date">
            <text:p>2022-12-07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7-70-78-199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2-12-07" calcext:value-type="date">
            <text:p>2022-12-07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91-02-348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2-12-07" calcext:value-type="date">
            <text:p>2022-12-07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3-79-35-388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2-12-07" calcext:value-type="date">
            <text:p>2022-12-07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2-30-09-1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22-12-07" calcext:value-type="date">
            <text:p>2022-12-07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9-34-45-151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4-02-05-290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4-09-46-315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3-96-93-428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8-24-36-171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5-32-41-07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4-61-25-530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5-89-55-029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9-90-67-935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91-02-34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80-17-78-339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29-15-591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9-98-81-222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5-32-41-072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15-65-39-258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15-65-39-258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80-17-78-339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3-96-93-428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2-12-12" calcext:value-type="date">
            <text:p>2022-12-12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29-15-591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2-12-12" calcext:value-type="date">
            <text:p>2022-12-12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3-34-53-278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2-12-12" calcext:value-type="date">
            <text:p>2022-12-12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8-15-94-554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2-12-12" calcext:value-type="date">
            <text:p>2022-12-12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2-48-01-310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date" office:date-value="2022-12-12" calcext:value-type="date">
            <text:p>2022-12-12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3-34-53-278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2-12-12" calcext:value-type="date">
            <text:p>2022-12-12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15-65-39-25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2-12-12" calcext:value-type="date">
            <text:p>2022-12-12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62-58-80-59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2-12-12" calcext:value-type="date">
            <text:p>2022-12-12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2-30-09-104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2-12-12" calcext:value-type="date">
            <text:p>2022-12-12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72-92-42-932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2-12-12" calcext:value-type="date">
            <text:p>2022-12-12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5-89-55-248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2-12-12" calcext:value-type="date">
            <text:p>2022-12-12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6-54-34-364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date" office:date-value="2022-12-12" calcext:value-type="date">
            <text:p>2022-12-12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8-15-94-55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date" office:date-value="2022-12-12" calcext:value-type="date">
            <text:p>2022-12-12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3-24-82-022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date" office:date-value="2022-12-13" calcext:value-type="date">
            <text:p>2022-12-13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40-36-11-559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2-12-13" calcext:value-type="date">
            <text:p>2022-12-13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9-90-67-93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22-12-13" calcext:value-type="date">
            <text:p>2022-12-13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5-89-55-029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2-12-13" calcext:value-type="date">
            <text:p>2022-12-13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4-61-25-530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2-12-13" calcext:value-type="date">
            <text:p>2022-12-13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7-95-05-373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2-12-13" calcext:value-type="date">
            <text:p>2022-12-13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5-89-55-029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2-12-13" calcext:value-type="date">
            <text:p>2022-12-13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91-02-348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2-12-13" calcext:value-type="date">
            <text:p>2022-12-13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0-38-86-889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2-12-13" calcext:value-type="date">
            <text:p>2022-12-13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2-30-09-104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2-12-13" calcext:value-type="date">
            <text:p>2022-12-13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80-17-78-339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2-12-14" calcext:value-type="date">
            <text:p>2022-12-14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9-34-45-151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2-12-14" calcext:value-type="date">
            <text:p>2022-12-14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29-15-591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2-12-14" calcext:value-type="date">
            <text:p>2022-12-14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2-30-09-104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2-12-14" calcext:value-type="date">
            <text:p>2022-12-14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93-47-03-638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2-12-14" calcext:value-type="date">
            <text:p>2022-12-14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9-98-81-222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2-12-15" calcext:value-type="date">
            <text:p>2022-12-15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72-92-42-93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2-12-15" calcext:value-type="date">
            <text:p>2022-12-15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2-48-01-310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date" office:date-value="2022-12-15" calcext:value-type="date">
            <text:p>2022-12-15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5-32-41-072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date" office:date-value="2022-12-15" calcext:value-type="date">
            <text:p>2022-12-15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15-65-39-258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2-12-15" calcext:value-type="date">
            <text:p>2022-12-15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80-17-78-339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date" office:date-value="2022-12-15" calcext:value-type="date">
            <text:p>2022-12-15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6-55-91-375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2-12-15" calcext:value-type="date">
            <text:p>2022-12-15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1-99-74-175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2-12-15" calcext:value-type="date">
            <text:p>2022-12-15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8-66-38-929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2-12-16" calcext:value-type="date">
            <text:p>2022-12-16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5-89-55-02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22-12-16" calcext:value-type="date">
            <text:p>2022-12-16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5-89-55-24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2-12-16" calcext:value-type="date">
            <text:p>2022-12-16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26-38-135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2-12-16" calcext:value-type="date">
            <text:p>2022-12-16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5-32-41-072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date" office:date-value="2022-12-16" calcext:value-type="date">
            <text:p>2022-12-16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8-66-38-929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2-12-16" calcext:value-type="date">
            <text:p>2022-12-16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4-02-05-29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2-12-16" calcext:value-type="date">
            <text:p>2022-12-16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5-32-41-072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2-12-16" calcext:value-type="date">
            <text:p>2022-12-16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6-55-91-375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2-12-16" calcext:value-type="date">
            <text:p>2022-12-16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2-48-01-310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2-12-16" calcext:value-type="date">
            <text:p>2022-12-16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2-30-09-104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date" office:date-value="2022-12-17" calcext:value-type="date">
            <text:p>2022-12-17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8-41-36-927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2-12-17" calcext:value-type="date">
            <text:p>2022-12-17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91-02-34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date" office:date-value="2022-12-17" calcext:value-type="date">
            <text:p>2022-12-17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2-30-09-10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2-12-17" calcext:value-type="date">
            <text:p>2022-12-17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9-90-67-935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2-12-17" calcext:value-type="date">
            <text:p>2022-12-17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5-89-55-248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2-12-17" calcext:value-type="date">
            <text:p>2022-12-17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8-41-36-927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2-12-19" calcext:value-type="date">
            <text:p>2022-12-19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3-34-53-278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2-12-19" calcext:value-type="date">
            <text:p>2022-12-19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77-49-649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2-12-19" calcext:value-type="date">
            <text:p>2022-12-19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4-61-25-530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2-12-19" calcext:value-type="date">
            <text:p>2022-12-19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3-92-64-010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2-12-19" calcext:value-type="date">
            <text:p>2022-12-19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1-80-62-55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2-12-19" calcext:value-type="date">
            <text:p>2022-12-19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3-34-53-278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2-12-19" calcext:value-type="date">
            <text:p>2022-12-19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2-48-01-31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2-12-19" calcext:value-type="date">
            <text:p>2022-12-19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7-95-05-373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2-12-19" calcext:value-type="date">
            <text:p>2022-12-19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6-54-34-364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2-12-19" calcext:value-type="date">
            <text:p>2022-12-19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5-32-41-072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2-12-19" calcext:value-type="date">
            <text:p>2022-12-19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6-54-34-364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2-12-19" calcext:value-type="date">
            <text:p>2022-12-19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9-15-21-087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2-12-19" calcext:value-type="date">
            <text:p>2022-12-19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2-30-09-104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2-12-19" calcext:value-type="date">
            <text:p>2022-12-19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6-54-34-364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2-12-19" calcext:value-type="date">
            <text:p>2022-12-19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3-92-64-010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2-12-19" calcext:value-type="date">
            <text:p>2022-12-19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6-54-34-364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2-12-20" calcext:value-type="date">
            <text:p>2022-12-20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4-09-46-315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date" office:date-value="2022-12-20" calcext:value-type="date">
            <text:p>2022-12-20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9-15-21-087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date" office:date-value="2022-12-20" calcext:value-type="date">
            <text:p>2022-12-20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8-41-36-927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2-12-20" calcext:value-type="date">
            <text:p>2022-12-20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77-49-649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2-12-20" calcext:value-type="date">
            <text:p>2022-12-20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5-32-41-072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2-12-20" calcext:value-type="date">
            <text:p>2022-12-20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4-02-05-290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2-12-20" calcext:value-type="date">
            <text:p>2022-12-20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26-38-135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2-12-21" calcext:value-type="date">
            <text:p>2022-12-21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1-80-62-55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2-12-21" calcext:value-type="date">
            <text:p>2022-12-21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5-89-55-029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date" office:date-value="2022-12-21" calcext:value-type="date">
            <text:p>2022-12-21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4-61-25-53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date" office:date-value="2022-12-21" calcext:value-type="date">
            <text:p>2022-12-21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5-89-55-24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2-12-21" calcext:value-type="date">
            <text:p>2022-12-21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9-23-02-772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2-12-21" calcext:value-type="date">
            <text:p>2022-12-21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5-89-55-248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2-12-22" calcext:value-type="date">
            <text:p>2022-12-22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89-76-803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date" office:date-value="2022-12-22" calcext:value-type="date">
            <text:p>2022-12-22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8-66-38-929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2-12-22" calcext:value-type="date">
            <text:p>2022-12-22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8-41-36-92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2-12-22" calcext:value-type="date">
            <text:p>2022-12-22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9-34-45-151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2-12-23" calcext:value-type="date">
            <text:p>2022-12-23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4-09-46-315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2-12-23" calcext:value-type="date">
            <text:p>2022-12-23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0-38-86-889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2-12-23" calcext:value-type="date">
            <text:p>2022-12-23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82-72-86-381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2-12-23" calcext:value-type="date">
            <text:p>2022-12-23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62-58-80-597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2-12-23" calcext:value-type="date">
            <text:p>2022-12-23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82-72-86-381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2-12-23" calcext:value-type="date">
            <text:p>2022-12-23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1-99-74-175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2-12-24" calcext:value-type="date">
            <text:p>2022-12-24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9-98-81-222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2-12-24" calcext:value-type="date">
            <text:p>2022-12-24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8-15-94-554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2-12-24" calcext:value-type="date">
            <text:p>2022-12-24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8-24-36-17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2-12-24" calcext:value-type="date">
            <text:p>2022-12-24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9-98-81-222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2-12-26" calcext:value-type="date">
            <text:p>2022-12-26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8-66-38-929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2-12-26" calcext:value-type="date">
            <text:p>2022-12-26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9-34-45-151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2-12-26" calcext:value-type="date">
            <text:p>2022-12-26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9-98-81-222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2-12-26" calcext:value-type="date">
            <text:p>2022-12-26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7-95-05-373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2-12-26" calcext:value-type="date">
            <text:p>2022-12-26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8-24-36-171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date" office:date-value="2022-12-26" calcext:value-type="date">
            <text:p>2022-12-26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4-61-25-53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2-12-26" calcext:value-type="date">
            <text:p>2022-12-26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72-92-42-932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2-12-26" calcext:value-type="date">
            <text:p>2022-12-26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3-79-35-388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date" office:date-value="2022-12-26" calcext:value-type="date">
            <text:p>2022-12-26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3-92-64-01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2-12-26" calcext:value-type="date">
            <text:p>2022-12-26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93-47-03-638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2-12-26" calcext:value-type="date">
            <text:p>2022-12-26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1-99-74-175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date" office:date-value="2022-12-26" calcext:value-type="date">
            <text:p>2022-12-26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29-43-78-009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2-12-26" calcext:value-type="date">
            <text:p>2022-12-26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2-30-09-10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2-12-26" calcext:value-type="date">
            <text:p>2022-12-26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6-55-91-37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2-12-26" calcext:value-type="date">
            <text:p>2022-12-26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7-26-54-835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2-12-26" calcext:value-type="date">
            <text:p>2022-12-26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8-66-38-92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2-12-26" calcext:value-type="date">
            <text:p>2022-12-26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9-23-02-772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date" office:date-value="2022-12-26" calcext:value-type="date">
            <text:p>2022-12-26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1-99-74-175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2-12-26" calcext:value-type="date">
            <text:p>2022-12-26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91-02-348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2-12-26" calcext:value-type="date">
            <text:p>2022-12-26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5-63-27-11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2-12-26" calcext:value-type="date">
            <text:p>2022-12-26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51-85-809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2-12-26" calcext:value-type="date">
            <text:p>2022-12-26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7-70-78-199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2-12-27" calcext:value-type="date">
            <text:p>2022-12-27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51-85-809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date" office:date-value="2022-12-27" calcext:value-type="date">
            <text:p>2022-12-27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9-23-02-772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2-12-27" calcext:value-type="date">
            <text:p>2022-12-27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51-85-80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2-12-27" calcext:value-type="date">
            <text:p>2022-12-27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82-72-86-381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2-12-27" calcext:value-type="date">
            <text:p>2022-12-27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82-72-86-381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2-12-27" calcext:value-type="date">
            <text:p>2022-12-27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2-30-09-104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2-12-28" calcext:value-type="date">
            <text:p>2022-12-28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8-66-38-929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2-12-28" calcext:value-type="date">
            <text:p>2022-12-28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91-02-34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2-12-28" calcext:value-type="date">
            <text:p>2022-12-28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9-15-21-087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2-12-28" calcext:value-type="date">
            <text:p>2022-12-28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9-98-81-222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2-12-28" calcext:value-type="date">
            <text:p>2022-12-28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51-85-809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2-12-28" calcext:value-type="date">
            <text:p>2022-12-28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8-15-94-55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date" office:date-value="2022-12-28" calcext:value-type="date">
            <text:p>2022-12-28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8-24-36-17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2-12-29" calcext:value-type="date">
            <text:p>2022-12-29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5-89-55-029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2-12-29" calcext:value-type="date">
            <text:p>2022-12-29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92-09-72-275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2-12-29" calcext:value-type="date">
            <text:p>2022-12-29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4-61-25-53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date" office:date-value="2022-12-29" calcext:value-type="date">
            <text:p>2022-12-29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3-34-53-278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2-12-30" calcext:value-type="date">
            <text:p>2022-12-30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1-99-74-175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date" office:date-value="2022-12-30" calcext:value-type="date">
            <text:p>2022-12-30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4-61-25-53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2-12-30" calcext:value-type="date">
            <text:p>2022-12-30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89-76-80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2-12-30" calcext:value-type="date">
            <text:p>2022-12-30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3-49-11-774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2-12-30" calcext:value-type="date">
            <text:p>2022-12-30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9-34-45-151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2-12-30" calcext:value-type="date">
            <text:p>2022-12-30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9-90-67-935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date" office:date-value="2022-12-30" calcext:value-type="date">
            <text:p>2022-12-30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6-54-34-364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2-12-31" calcext:value-type="date">
            <text:p>2022-12-31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3-49-11-774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2-12-31" calcext:value-type="date">
            <text:p>2022-12-31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2-48-01-31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2-12-31" calcext:value-type="date">
            <text:p>2022-12-31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8-15-94-554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2-12-31" calcext:value-type="date">
            <text:p>2022-12-31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0-38-86-88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2-12-31" calcext:value-type="date">
            <text:p>2022-12-31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4-02-05-290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2-12-31" calcext:value-type="date">
            <text:p>2022-12-31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3-79-35-388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2-12-31" calcext:value-type="date">
            <text:p>2022-12-31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69-77-900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2-12-31" calcext:value-type="date">
            <text:p>2022-12-31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5-89-55-248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2-12-31" calcext:value-type="date">
            <text:p>2022-12-31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4-09-46-315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2-12-31" calcext:value-type="date">
            <text:p>2022-12-31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92-09-72-275</text:p>
          </table:table-cell>
          <table:table-cell office:value-type="float" office:value="388" calcext:value-type="float">
            <text:p>388</text:p>
          </table:table-cell>
        </table:table-row>
      </table:table>
      <table:table table:name="zad 7.1" table:style-name="ta1">
        <table:table-column table:style-name="co1" table:default-cell-style-name="ce6"/>
        <table:table-column table:style-name="co1" table:default-cell-style-name="ce12"/>
        <table:table-column table:style-name="co1" table:default-cell-style-name="ce23"/>
        <table:table-column table:style-name="co1" table:default-cell-style-name="Default"/>
        <table:table-column table:style-name="co1" table:default-cell-style-name="ce33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3" office:value-type="string" calcext:value-type="string">
            <text:p>128-29-15-591</text:p>
          </table:table-cell>
          <table:table-cell table:style-name="ce11" office:value-type="string" calcext:value-type="string">
            <text:p>Z</text:p>
          </table:table-cell>
          <table:table-cell table:style-name="ce14" office:value-type="string" calcext:value-type="string">
            <text:p>Suma - 470</text:p>
          </table:table-cell>
          <table:table-cell/>
          <table:table-cell table:style-name="ce32"/>
          <table:table-cell/>
          <table:table-cell office:value-type="string" calcext:value-type="string">
            <text:p>wyn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Z</text:p>
          </table:table-cell>
          <table:table-cell office:value-type="float" office:value="9861" calcext:value-type="float">
            <text:p>9861</text:p>
          </table:table-cell>
          <table:table-cell table:number-columns-repeated="3"/>
          <table:table-cell table:style-name="ce22" office:value-type="string" calcext:value-type="string">
            <text:p>091-99-74-175</text:p>
          </table:table-cell>
          <table:table-cell table:style-name="ce22" office:value-type="string" calcext:value-type="string">
            <text:p>Z</text:p>
          </table:table-cell>
          <table:table-cell table:style-name="ce33" office:value-type="float" office:value="11769" calcext:value-type="float">
            <text:p>11769</text:p>
          </table:table-cell>
        </table:table-row>
        <table:table-row table:style-name="ro1">
          <table:table-cell office:value-type="string" calcext:value-type="string">
            <text:p>015-89-55-248</text:p>
          </table:table-cell>
          <table:table-cell office:value-type="string" calcext:value-type="string">
            <text:p>Z</text:p>
          </table:table-cell>
          <table:table-cell office:value-type="float" office:value="4975" calcext:value-type="float">
            <text:p>4975</text:p>
          </table:table-cell>
          <table:table-cell table:number-columns-repeated="3"/>
          <table:table-cell table:style-name="ce22" office:value-type="string" calcext:value-type="string">
            <text:p>159-34-45-151</text:p>
          </table:table-cell>
          <table:table-cell table:style-name="ce22" office:value-type="string" calcext:value-type="string">
            <text:p>Z</text:p>
          </table:table-cell>
          <table:table-cell table:style-name="ce33" office:value-type="float" office:value="12047" calcext:value-type="float">
            <text:p>12047</text:p>
          </table:table-cell>
        </table:table-row>
        <table:table-row table:style-name="ro1">
          <table:table-cell office:value-type="string" calcext:value-type="string">
            <text:p>019-98-81-222</text:p>
          </table:table-cell>
          <table:table-cell office:value-type="string" calcext:value-type="string">
            <text:p>Z</text:p>
          </table:table-cell>
          <table:table-cell office:value-type="float" office:value="9705" calcext:value-type="float">
            <text:p>9705</text:p>
          </table:table-cell>
          <table:table-cell table:number-columns-repeated="3"/>
          <table:table-cell table:style-name="ce22" office:value-type="string" calcext:value-type="string">
            <text:p>164-61-25-530</text:p>
          </table:table-cell>
          <table:table-cell table:style-name="ce22" office:value-type="string" calcext:value-type="string">
            <text:p>Z</text:p>
          </table:table-cell>
          <table:table-cell table:style-name="ce33" office:value-type="float" office:value="12185" calcext:value-type="float">
            <text:p>12185</text:p>
          </table:table-cell>
        </table:table-row>
        <table:table-row table:style-name="ro1">
          <table:table-cell office:value-type="string" calcext:value-type="string">
            <text:p>029-43-78-009</text:p>
          </table:table-cell>
          <table:table-cell office:value-type="string" calcext:value-type="string">
            <text:p>Z</text:p>
          </table:table-cell>
          <table:table-cell office:value-type="float" office:value="4321" calcext:value-type="float">
            <text:p>43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33-49-11-774</text:p>
          </table:table-cell>
          <table:table-cell office:value-type="string" calcext:value-type="string">
            <text:p>Z</text:p>
          </table:table-cell>
          <table:table-cell office:value-type="float" office:value="11700" calcext:value-type="float">
            <text:p>117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35-32-41-072</text:p>
          </table:table-cell>
          <table:table-cell office:value-type="string" calcext:value-type="string">
            <text:p>Z</text:p>
          </table:table-cell>
          <table:table-cell office:value-type="float" office:value="11717" calcext:value-type="float">
            <text:p>117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39-15-21-087</text:p>
          </table:table-cell>
          <table:table-cell office:value-type="string" calcext:value-type="string">
            <text:p>Z</text:p>
          </table:table-cell>
          <table:table-cell office:value-type="float" office:value="10038" calcext:value-type="float">
            <text:p>100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43-34-53-278</text:p>
          </table:table-cell>
          <table:table-cell office:value-type="string" calcext:value-type="string">
            <text:p>Z</text:p>
          </table:table-cell>
          <table:table-cell office:value-type="float" office:value="11450" calcext:value-type="float">
            <text:p>114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45-63-27-114</text:p>
          </table:table-cell>
          <table:table-cell office:value-type="string" calcext:value-type="string">
            <text:p>Z</text:p>
          </table:table-cell>
          <table:table-cell office:value-type="float" office:value="6711" calcext:value-type="float">
            <text:p>67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47-26-54-835</text:p>
          </table:table-cell>
          <table:table-cell office:value-type="string" calcext:value-type="string">
            <text:p>Z</text:p>
          </table:table-cell>
          <table:table-cell office:value-type="float" office:value="7717" calcext:value-type="float">
            <text:p>77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47-70-78-199</text:p>
          </table:table-cell>
          <table:table-cell office:value-type="string" calcext:value-type="string">
            <text:p>Z</text:p>
          </table:table-cell>
          <table:table-cell office:value-type="float" office:value="9804" calcext:value-type="float">
            <text:p>98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50-38-86-889</text:p>
          </table:table-cell>
          <table:table-cell office:value-type="string" calcext:value-type="string">
            <text:p>Z</text:p>
          </table:table-cell>
          <table:table-cell office:value-type="float" office:value="6830" calcext:value-type="float">
            <text:p>68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53-79-35-388</text:p>
          </table:table-cell>
          <table:table-cell office:value-type="string" calcext:value-type="string">
            <text:p>Z</text:p>
          </table:table-cell>
          <table:table-cell office:value-type="float" office:value="6914" calcext:value-type="float">
            <text:p>69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54-09-46-315</text:p>
          </table:table-cell>
          <table:table-cell office:value-type="string" calcext:value-type="string">
            <text:p>Z</text:p>
          </table:table-cell>
          <table:table-cell office:value-type="float" office:value="9453" calcext:value-type="float">
            <text:p>94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58-15-94-554</text:p>
          </table:table-cell>
          <table:table-cell office:value-type="string" calcext:value-type="string">
            <text:p>Z</text:p>
          </table:table-cell>
          <table:table-cell office:value-type="float" office:value="8625" calcext:value-type="float">
            <text:p>8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62-58-80-597</text:p>
          </table:table-cell>
          <table:table-cell office:value-type="string" calcext:value-type="string">
            <text:p>Z</text:p>
          </table:table-cell>
          <table:table-cell office:value-type="float" office:value="9210" calcext:value-type="float">
            <text:p>92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72-92-42-932</text:p>
          </table:table-cell>
          <table:table-cell office:value-type="string" calcext:value-type="string">
            <text:p>Z</text:p>
          </table:table-cell>
          <table:table-cell office:value-type="float" office:value="11332" calcext:value-type="float">
            <text:p>113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80-51-85-809</text:p>
          </table:table-cell>
          <table:table-cell office:value-type="string" calcext:value-type="string">
            <text:p>Z</text:p>
          </table:table-cell>
          <table:table-cell office:value-type="float" office:value="9905" calcext:value-type="float">
            <text:p>99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80-77-49-649</text:p>
          </table:table-cell>
          <table:table-cell office:value-type="string" calcext:value-type="string">
            <text:p>Z</text:p>
          </table:table-cell>
          <table:table-cell office:value-type="float" office:value="9207" calcext:value-type="float">
            <text:p>92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89-90-67-935</text:p>
          </table:table-cell>
          <table:table-cell office:value-type="string" calcext:value-type="string">
            <text:p>Z</text:p>
          </table:table-cell>
          <table:table-cell office:value-type="float" office:value="8265" calcext:value-type="float">
            <text:p>82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91-99-74-175</text:p>
          </table:table-cell>
          <table:table-cell office:value-type="string" calcext:value-type="string">
            <text:p>Z</text:p>
          </table:table-cell>
          <table:table-cell office:value-type="float" office:value="11769" calcext:value-type="float">
            <text:p>117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93-96-93-428</text:p>
          </table:table-cell>
          <table:table-cell office:value-type="string" calcext:value-type="string">
            <text:p>Z</text:p>
          </table:table-cell>
          <table:table-cell office:value-type="float" office:value="9195" calcext:value-type="float">
            <text:p>91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2-48-01-310</text:p>
          </table:table-cell>
          <table:table-cell office:value-type="string" calcext:value-type="string">
            <text:p>Z</text:p>
          </table:table-cell>
          <table:table-cell office:value-type="float" office:value="9374" calcext:value-type="float">
            <text:p>93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5-89-55-029</text:p>
          </table:table-cell>
          <table:table-cell office:value-type="string" calcext:value-type="string">
            <text:p>Z</text:p>
          </table:table-cell>
          <table:table-cell office:value-type="float" office:value="10228" calcext:value-type="float">
            <text:p>102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5-65-39-258</text:p>
          </table:table-cell>
          <table:table-cell office:value-type="string" calcext:value-type="string">
            <text:p>Z</text:p>
          </table:table-cell>
          <table:table-cell office:value-type="float" office:value="10218" calcext:value-type="float">
            <text:p>102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6-55-91-375</text:p>
          </table:table-cell>
          <table:table-cell office:value-type="string" calcext:value-type="string">
            <text:p>Z</text:p>
          </table:table-cell>
          <table:table-cell office:value-type="float" office:value="7118" calcext:value-type="float">
            <text:p>71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8-29-15-591</text:p>
          </table:table-cell>
          <table:table-cell office:value-type="string" calcext:value-type="string">
            <text:p>Z</text:p>
          </table:table-cell>
          <table:table-cell office:value-type="float" office:value="8335" calcext:value-type="float">
            <text:p>83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8-69-77-900</text:p>
          </table:table-cell>
          <table:table-cell office:value-type="string" calcext:value-type="string">
            <text:p>Z</text:p>
          </table:table-cell>
          <table:table-cell office:value-type="float" office:value="6026" calcext:value-type="float">
            <text:p>60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8-91-02-348</text:p>
          </table:table-cell>
          <table:table-cell office:value-type="string" calcext:value-type="string">
            <text:p>Z</text:p>
          </table:table-cell>
          <table:table-cell office:value-type="float" office:value="7580" calcext:value-type="float">
            <text:p>75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31-80-62-556</text:p>
          </table:table-cell>
          <table:table-cell office:value-type="string" calcext:value-type="string">
            <text:p>Z</text:p>
          </table:table-cell>
          <table:table-cell office:value-type="float" office:value="8455" calcext:value-type="float">
            <text:p>84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38-66-38-929</text:p>
          </table:table-cell>
          <table:table-cell office:value-type="string" calcext:value-type="string">
            <text:p>Z</text:p>
          </table:table-cell>
          <table:table-cell office:value-type="float" office:value="8539" calcext:value-type="float">
            <text:p>85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0-36-11-559</text:p>
          </table:table-cell>
          <table:table-cell office:value-type="string" calcext:value-type="string">
            <text:p>Z</text:p>
          </table:table-cell>
          <table:table-cell office:value-type="float" office:value="6383" calcext:value-type="float">
            <text:p>63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3-24-82-022</text:p>
          </table:table-cell>
          <table:table-cell office:value-type="string" calcext:value-type="string">
            <text:p>Z</text:p>
          </table:table-cell>
          <table:table-cell office:value-type="float" office:value="7024" calcext:value-type="float">
            <text:p>70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9-34-45-151</text:p>
          </table:table-cell>
          <table:table-cell office:value-type="string" calcext:value-type="string">
            <text:p>Z</text:p>
          </table:table-cell>
          <table:table-cell office:value-type="float" office:value="12047" calcext:value-type="float">
            <text:p>120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62-82-16-285</text:p>
          </table:table-cell>
          <table:table-cell office:value-type="string" calcext:value-type="string">
            <text:p>Z</text:p>
          </table:table-cell>
          <table:table-cell office:value-type="float" office:value="6635" calcext:value-type="float">
            <text:p>66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63-92-64-010</text:p>
          </table:table-cell>
          <table:table-cell office:value-type="string" calcext:value-type="string">
            <text:p>Z</text:p>
          </table:table-cell>
          <table:table-cell office:value-type="float" office:value="4831" calcext:value-type="float">
            <text:p>48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64-61-25-530</text:p>
          </table:table-cell>
          <table:table-cell office:value-type="string" calcext:value-type="string">
            <text:p>Z</text:p>
          </table:table-cell>
          <table:table-cell office:value-type="float" office:value="12185" calcext:value-type="float">
            <text:p>121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0-26-38-135</text:p>
          </table:table-cell>
          <table:table-cell office:value-type="string" calcext:value-type="string">
            <text:p>Z</text:p>
          </table:table-cell>
          <table:table-cell office:value-type="float" office:value="9905" calcext:value-type="float">
            <text:p>99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0-89-76-803</text:p>
          </table:table-cell>
          <table:table-cell office:value-type="string" calcext:value-type="string">
            <text:p>Z</text:p>
          </table:table-cell>
          <table:table-cell office:value-type="float" office:value="9804" calcext:value-type="float">
            <text:p>98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2-30-09-104</text:p>
          </table:table-cell>
          <table:table-cell office:value-type="string" calcext:value-type="string">
            <text:p>Z</text:p>
          </table:table-cell>
          <table:table-cell office:value-type="float" office:value="8956" calcext:value-type="float">
            <text:p>89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6-54-34-364</text:p>
          </table:table-cell>
          <table:table-cell office:value-type="string" calcext:value-type="string">
            <text:p>Z</text:p>
          </table:table-cell>
          <table:table-cell office:value-type="float" office:value="9696" calcext:value-type="float">
            <text:p>96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7-95-05-373</text:p>
          </table:table-cell>
          <table:table-cell office:value-type="string" calcext:value-type="string">
            <text:p>Z</text:p>
          </table:table-cell>
          <table:table-cell office:value-type="float" office:value="9248" calcext:value-type="float">
            <text:p>92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8-24-36-171</text:p>
          </table:table-cell>
          <table:table-cell office:value-type="string" calcext:value-type="string">
            <text:p>Z</text:p>
          </table:table-cell>
          <table:table-cell office:value-type="float" office:value="7666" calcext:value-type="float">
            <text:p>76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8-41-36-927</text:p>
          </table:table-cell>
          <table:table-cell office:value-type="string" calcext:value-type="string">
            <text:p>Z</text:p>
          </table:table-cell>
          <table:table-cell office:value-type="float" office:value="8258" calcext:value-type="float">
            <text:p>82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9-22-38-195</text:p>
          </table:table-cell>
          <table:table-cell office:value-type="string" calcext:value-type="string">
            <text:p>Z</text:p>
          </table:table-cell>
          <table:table-cell office:value-type="float" office:value="7777" calcext:value-type="float">
            <text:p>77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9-23-02-772</text:p>
          </table:table-cell>
          <table:table-cell office:value-type="string" calcext:value-type="string">
            <text:p>Z</text:p>
          </table:table-cell>
          <table:table-cell office:value-type="float" office:value="7661" calcext:value-type="float">
            <text:p>76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80-17-78-339</text:p>
          </table:table-cell>
          <table:table-cell office:value-type="string" calcext:value-type="string">
            <text:p>Z</text:p>
          </table:table-cell>
          <table:table-cell office:value-type="float" office:value="7471" calcext:value-type="float">
            <text:p>74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82-72-86-381</text:p>
          </table:table-cell>
          <table:table-cell office:value-type="string" calcext:value-type="string">
            <text:p>Z</text:p>
          </table:table-cell>
          <table:table-cell office:value-type="float" office:value="7789" calcext:value-type="float">
            <text:p>77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2-09-72-275</text:p>
          </table:table-cell>
          <table:table-cell office:value-type="string" calcext:value-type="string">
            <text:p>Z</text:p>
          </table:table-cell>
          <table:table-cell office:value-type="float" office:value="8208" calcext:value-type="float">
            <text:p>82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3-47-03-638</text:p>
          </table:table-cell>
          <table:table-cell office:value-type="string" calcext:value-type="string">
            <text:p>Z</text:p>
          </table:table-cell>
          <table:table-cell office:value-type="float" office:value="8734" calcext:value-type="float">
            <text:p>8734</text:p>
          </table:table-cell>
          <table:table-cell table:number-columns-repeated="6"/>
        </table:table-row>
        <table:table-row table:style-name="ro1">
          <table:table-cell table:style-name="ce9" office:value-type="string" calcext:value-type="string">
            <text:p>Razem Wynik</text:p>
          </table:table-cell>
          <table:table-cell table:style-name="ce13"/>
          <table:table-cell table:style-name="ce25" office:value-type="float" office:value="434855" calcext:value-type="float">
            <text:p>434855</text:p>
          </table:table-cell>
          <table:table-cell/>
          <table:table-cell table:style-name="Default"/>
          <table:table-cell table:number-columns-repeated="4"/>
        </table:table-row>
      </table:table>
      <table:table table:name="zad 7.2" table:style-name="ta1">
        <table:table-column table:style-name="co1" table:default-cell-style-name="ce34"/>
        <table:table-column table:style-name="co1" table:default-cell-style-name="ce37"/>
        <table:table-column table:style-name="co1" table:number-columns-repeated="4" table:default-cell-style-name="Default"/>
        <table:table-column table:style-name="co1" table:default-cell-style-name="ce22"/>
        <table:table-column table:style-name="co1" table:default-cell-style-name="ce33"/>
        <table:table-column table:style-name="co1" table:number-columns-repeated="4" table:default-cell-style-name="Default"/>
        <table:table-row table:style-name="ro1">
          <table:table-cell table:style-name="ce3" office:value-type="string" calcext:value-type="string">
            <text:p>gatunek</text:p>
          </table:table-cell>
          <table:table-cell table:style-name="ce14" office:value-type="string" calcext:value-type="string">
            <text:p>Suma - suma</text:p>
          </table:table-cell>
          <table:table-cell table:number-columns-repeated="4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31" office:value-type="string" calcext:value-type="string">
            <text:p>Alwa</text:p>
          </table:table-cell>
          <table:table-cell table:style-name="ce36" office:value-type="float" office:value="35905" calcext:value-type="float">
            <text:p>35905</text:p>
          </table:table-cell>
          <table:table-cell/>
          <table:table-cell office:value-type="string" calcext:value-type="string">
            <text:p>Alwa</text:p>
          </table:table-cell>
          <table:table-cell office:value-type="float" office:value="2.9" calcext:value-type="float">
            <text:p>2,9</text:p>
          </table:table-cell>
          <table:table-cell/>
          <table:table-cell office:value-type="string" calcext:value-type="string">
            <text:p>Reneta</text:p>
          </table:table-cell>
          <table:table-cell office:value-type="float" office:value="111406" calcext:value-type="float">
            <text:p>111406</text:p>
          </table:table-cell>
          <table:table-cell table:formula="of:=[.E2]*[.H2]" office:value-type="float" office:value="323077.4" calcext:value-type="float">
            <text:p>323077,4</text:p>
          </table:table-cell>
          <table:table-cell office:value-type="float" office:value="389921" calcext:value-type="float">
            <text:p>389921</text:p>
          </table:table-cell>
          <table:table-cell/>
          <table:table-cell table:formula="of:=SUM([.J2:.J17])" office:value-type="float" office:value="2422669.4" calcext:value-type="float">
            <text:p>2422669,4</text:p>
          </table:table-cell>
        </table:table-row>
        <table:table-row table:style-name="ro1">
          <table:table-cell office:value-type="string" calcext:value-type="string">
            <text:p>Antonowka</text:p>
          </table:table-cell>
          <table:table-cell office:value-type="float" office:value="24873" calcext:value-type="float">
            <text:p>24873</text:p>
          </table:table-cell>
          <table:table-cell/>
          <table:table-cell office:value-type="string" calcext:value-type="string">
            <text:p>Antonowka</text:p>
          </table:table-cell>
          <table:table-cell office:value-type="float" office:value="3.2" calcext:value-type="float">
            <text:p>3,2</text:p>
          </table:table-cell>
          <table:table-cell/>
          <table:table-cell office:value-type="string" calcext:value-type="string">
            <text:p>Gala</text:p>
          </table:table-cell>
          <table:table-cell office:value-type="float" office:value="88938" calcext:value-type="float">
            <text:p>88938</text:p>
          </table:table-cell>
          <table:table-cell table:formula="of:=[.E3]*[.H3]" office:value-type="float" office:value="284601.6" calcext:value-type="float">
            <text:p>284601,6</text:p>
          </table:table-cell>
          <table:table-cell office:value-type="float" office:value="302389.2" calcext:value-type="float">
            <text:p>302389,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35125" calcext:value-type="float">
            <text:p>35125</text:p>
          </table:table-cell>
          <table:table-cell/>
          <table:table-cell office:value-type="string" calcext:value-type="string">
            <text:p>Cortland</text:p>
          </table:table-cell>
          <table:table-cell office:value-type="float" office:value="3.2" calcext:value-type="float">
            <text:p>3,2</text:p>
          </table:table-cell>
          <table:table-cell/>
          <table:table-cell office:value-type="string" calcext:value-type="string">
            <text:p>Jonagored</text:p>
          </table:table-cell>
          <table:table-cell office:value-type="float" office:value="73414" calcext:value-type="float">
            <text:p>73414</text:p>
          </table:table-cell>
          <table:table-cell table:formula="of:=[.E4]*[.H4]" office:value-type="float" office:value="234924.8" calcext:value-type="float">
            <text:p>234924,8</text:p>
          </table:table-cell>
          <table:table-cell office:value-type="float" office:value="256949" calcext:value-type="float">
            <text:p>2569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31044" calcext:value-type="float">
            <text:p>31044</text:p>
          </table:table-cell>
          <table:table-cell/>
          <table:table-cell office:value-type="string" calcext:value-type="string">
            <text:p>Delikates</text:p>
          </table:table-cell>
          <table:table-cell office:value-type="float" office:value="3.2" calcext:value-type="float">
            <text:p>3,2</text:p>
          </table:table-cell>
          <table:table-cell/>
          <table:table-cell office:value-type="string" calcext:value-type="string">
            <text:p>Jonagold</text:p>
          </table:table-cell>
          <table:table-cell office:value-type="float" office:value="58229" calcext:value-type="float">
            <text:p>58229</text:p>
          </table:table-cell>
          <table:table-cell table:formula="of:=[.E5]*[.H5]" office:value-type="float" office:value="186332.8" calcext:value-type="float">
            <text:p>186332,8</text:p>
          </table:table-cell>
          <table:table-cell office:value-type="float" office:value="197978.6" calcext:value-type="float">
            <text:p>197978,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88938" calcext:value-type="float">
            <text:p>88938</text:p>
          </table:table-cell>
          <table:table-cell/>
          <table:table-cell office:value-type="string" calcext:value-type="string">
            <text:p>Gala</text:p>
          </table:table-cell>
          <table:table-cell office:value-type="float" office:value="3.4" calcext:value-type="float">
            <text:p>3,4</text:p>
          </table:table-cell>
          <table:table-cell/>
          <table:table-cell office:value-type="string" calcext:value-type="string">
            <text:p>Papierowka</text:p>
          </table:table-cell>
          <table:table-cell office:value-type="float" office:value="51354" calcext:value-type="float">
            <text:p>51354</text:p>
          </table:table-cell>
          <table:table-cell table:formula="of:=[.E6]*[.H6]" office:value-type="float" office:value="174603.6" calcext:value-type="float">
            <text:p>174603,6</text:p>
          </table:table-cell>
          <table:table-cell office:value-type="float" office:value="164332.8" calcext:value-type="float">
            <text:p>164332,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31619" calcext:value-type="float">
            <text:p>31619</text:p>
          </table:table-cell>
          <table:table-cell/>
          <table:table-cell office:value-type="string" calcext:value-type="string">
            <text:p>Gloster</text:p>
          </table:table-cell>
          <table:table-cell office:value-type="float" office:value="3.4" calcext:value-type="float">
            <text:p>3,4</text:p>
          </table:table-cell>
          <table:table-cell/>
          <table:table-cell office:value-type="string" calcext:value-type="string">
            <text:p>Melba</text:p>
          </table:table-cell>
          <table:table-cell office:value-type="float" office:value="55604" calcext:value-type="float">
            <text:p>55604</text:p>
          </table:table-cell>
          <table:table-cell table:formula="of:=[.E7]*[.H7]" office:value-type="float" office:value="189053.6" calcext:value-type="float">
            <text:p>189053,6</text:p>
          </table:table-cell>
          <table:table-cell office:value-type="float" office:value="150130.8" calcext:value-type="float">
            <text:p>150130,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29658" calcext:value-type="float">
            <text:p>29658</text:p>
          </table:table-cell>
          <table:table-cell/>
          <table:table-cell office:value-type="string" calcext:value-type="string">
            <text:p>Idared</text:p>
          </table:table-cell>
          <table:table-cell office:value-type="float" office:value="3.4" calcext:value-type="float">
            <text:p>3,4</text:p>
          </table:table-cell>
          <table:table-cell/>
          <table:table-cell office:value-type="string" calcext:value-type="string">
            <text:p>Ligol</text:p>
          </table:table-cell>
          <table:table-cell office:value-type="float" office:value="35386" calcext:value-type="float">
            <text:p>35386</text:p>
          </table:table-cell>
          <table:table-cell table:formula="of:=[.E8]*[.H8]" office:value-type="float" office:value="120312.4" calcext:value-type="float">
            <text:p>120312,4</text:p>
          </table:table-cell>
          <table:table-cell office:value-type="float" office:value="120312.4" calcext:value-type="float">
            <text:p>120312,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58229" calcext:value-type="float">
            <text:p>58229</text:p>
          </table:table-cell>
          <table:table-cell/>
          <table:table-cell office:value-type="string" calcext:value-type="string">
            <text:p>Jonagold</text:p>
          </table:table-cell>
          <table:table-cell office:value-type="float" office:value="3.4" calcext:value-type="float">
            <text:p>3,4</text:p>
          </table:table-cell>
          <table:table-cell/>
          <table:table-cell office:value-type="string" calcext:value-type="string">
            <text:p>Szampion</text:p>
          </table:table-cell>
          <table:table-cell office:value-type="float" office:value="47051" calcext:value-type="float">
            <text:p>47051</text:p>
          </table:table-cell>
          <table:table-cell table:formula="of:=[.E9]*[.H9]" office:value-type="float" office:value="159973.4" calcext:value-type="float">
            <text:p>159973,4</text:p>
          </table:table-cell>
          <table:table-cell office:value-type="float" office:value="112922.4" calcext:value-type="float">
            <text:p>112922,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73414" calcext:value-type="float">
            <text:p>73414</text:p>
          </table:table-cell>
          <table:table-cell/>
          <table:table-cell office:value-type="string" calcext:value-type="string">
            <text:p>Jonagored</text:p>
          </table:table-cell>
          <table:table-cell office:value-type="float" office:value="3.5" calcext:value-type="float">
            <text:p>3,5</text:p>
          </table:table-cell>
          <table:table-cell/>
          <table:table-cell office:value-type="string" calcext:value-type="string">
            <text:p>Cortland</text:p>
          </table:table-cell>
          <table:table-cell office:value-type="float" office:value="35125" calcext:value-type="float">
            <text:p>35125</text:p>
          </table:table-cell>
          <table:table-cell table:formula="of:=[.E10]*[.H10]" office:value-type="float" office:value="122937.5" calcext:value-type="float">
            <text:p>122937,5</text:p>
          </table:table-cell>
          <table:table-cell office:value-type="float" office:value="112400" calcext:value-type="float">
            <text:p>112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sztela</text:p>
          </table:table-cell>
          <table:table-cell office:value-type="float" office:value="23985" calcext:value-type="float">
            <text:p>23985</text:p>
          </table:table-cell>
          <table:table-cell/>
          <table:table-cell office:value-type="string" calcext:value-type="string">
            <text:p>Kosztela</text:p>
          </table:table-cell>
          <table:table-cell office:value-type="float" office:value="2.5" calcext:value-type="float">
            <text:p>2,5</text:p>
          </table:table-cell>
          <table:table-cell/>
          <table:table-cell office:value-type="string" calcext:value-type="string">
            <text:p>Gloster</text:p>
          </table:table-cell>
          <table:table-cell office:value-type="float" office:value="31619" calcext:value-type="float">
            <text:p>31619</text:p>
          </table:table-cell>
          <table:table-cell table:formula="of:=[.E11]*[.H11]" office:value-type="float" office:value="79047.5" calcext:value-type="float">
            <text:p>79047,5</text:p>
          </table:table-cell>
          <table:table-cell office:value-type="float" office:value="107504.6" calcext:value-type="float">
            <text:p>107504,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35386" calcext:value-type="float">
            <text:p>35386</text:p>
          </table:table-cell>
          <table:table-cell/>
          <table:table-cell office:value-type="string" calcext:value-type="string">
            <text:p>Ligol</text:p>
          </table:table-cell>
          <table:table-cell office:value-type="float" office:value="3.4" calcext:value-type="float">
            <text:p>3,4</text:p>
          </table:table-cell>
          <table:table-cell/>
          <table:table-cell office:value-type="string" calcext:value-type="string">
            <text:p>Alwa</text:p>
          </table:table-cell>
          <table:table-cell office:value-type="float" office:value="35905" calcext:value-type="float">
            <text:p>35905</text:p>
          </table:table-cell>
          <table:table-cell table:formula="of:=[.E12]*[.H12]" office:value-type="float" office:value="122077" calcext:value-type="float">
            <text:p>122077</text:p>
          </table:table-cell>
          <table:table-cell office:value-type="float" office:value="104124.5" calcext:value-type="float">
            <text:p>104124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bo</text:p>
          </table:table-cell>
          <table:table-cell office:value-type="float" office:value="25588" calcext:value-type="float">
            <text:p>25588</text:p>
          </table:table-cell>
          <table:table-cell/>
          <table:table-cell office:value-type="string" calcext:value-type="string">
            <text:p>Lobo</text:p>
          </table:table-cell>
          <table:table-cell office:value-type="float" office:value="2.5" calcext:value-type="float">
            <text:p>2,5</text:p>
          </table:table-cell>
          <table:table-cell/>
          <table:table-cell office:value-type="string" calcext:value-type="string">
            <text:p>Idared</text:p>
          </table:table-cell>
          <table:table-cell office:value-type="float" office:value="29658" calcext:value-type="float">
            <text:p>29658</text:p>
          </table:table-cell>
          <table:table-cell table:formula="of:=[.E13]*[.H13]" office:value-type="float" office:value="74145" calcext:value-type="float">
            <text:p>74145</text:p>
          </table:table-cell>
          <table:table-cell office:value-type="float" office:value="100837.2" calcext:value-type="float">
            <text:p>100837,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55604" calcext:value-type="float">
            <text:p>55604</text:p>
          </table:table-cell>
          <table:table-cell/>
          <table:table-cell office:value-type="string" calcext:value-type="string">
            <text:p>Melba</text:p>
          </table:table-cell>
          <table:table-cell office:value-type="float" office:value="2.7" calcext:value-type="float">
            <text:p>2,7</text:p>
          </table:table-cell>
          <table:table-cell/>
          <table:table-cell office:value-type="string" calcext:value-type="string">
            <text:p>Delikates</text:p>
          </table:table-cell>
          <table:table-cell office:value-type="float" office:value="31044" calcext:value-type="float">
            <text:p>31044</text:p>
          </table:table-cell>
          <table:table-cell table:formula="of:=[.E14]*[.H14]" office:value-type="float" office:value="83818.8" calcext:value-type="float">
            <text:p>83818,8</text:p>
          </table:table-cell>
          <table:table-cell office:value-type="float" office:value="99340.8" calcext:value-type="float">
            <text:p>99340,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51354" calcext:value-type="float">
            <text:p>51354</text:p>
          </table:table-cell>
          <table:table-cell/>
          <table:table-cell office:value-type="string" calcext:value-type="string">
            <text:p>Papierowka</text:p>
          </table:table-cell>
          <table:table-cell office:value-type="float" office:value="3.2" calcext:value-type="float">
            <text:p>3,2</text:p>
          </table:table-cell>
          <table:table-cell/>
          <table:table-cell office:value-type="string" calcext:value-type="string">
            <text:p>Antonowka</text:p>
          </table:table-cell>
          <table:table-cell office:value-type="float" office:value="24873" calcext:value-type="float">
            <text:p>24873</text:p>
          </table:table-cell>
          <table:table-cell table:formula="of:=[.E15]*[.H15]" office:value-type="float" office:value="79593.6" calcext:value-type="float">
            <text:p>79593,6</text:p>
          </table:table-cell>
          <table:table-cell office:value-type="float" office:value="79593.6" calcext:value-type="float">
            <text:p>79593,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111406" calcext:value-type="float">
            <text:p>111406</text:p>
          </table:table-cell>
          <table:table-cell/>
          <table:table-cell office:value-type="string" calcext:value-type="string">
            <text:p>Reneta</text:p>
          </table:table-cell>
          <table:table-cell office:value-type="float" office:value="3.5" calcext:value-type="float">
            <text:p>3,5</text:p>
          </table:table-cell>
          <table:table-cell/>
          <table:table-cell office:value-type="string" calcext:value-type="string">
            <text:p>Lobo</text:p>
          </table:table-cell>
          <table:table-cell office:value-type="float" office:value="25588" calcext:value-type="float">
            <text:p>25588</text:p>
          </table:table-cell>
          <table:table-cell table:formula="of:=[.E16]*[.H16]" office:value-type="float" office:value="89558" calcext:value-type="float">
            <text:p>89558</text:p>
          </table:table-cell>
          <table:table-cell office:value-type="float" office:value="63970" calcext:value-type="float">
            <text:p>639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ampion</text:p>
          </table:table-cell>
          <table:table-cell table:style-name="ce38" office:value-type="float" office:value="47051" calcext:value-type="float">
            <text:p>47051</text:p>
          </table:table-cell>
          <table:table-cell/>
          <table:table-cell office:value-type="string" calcext:value-type="string">
            <text:p>Szampion</text:p>
          </table:table-cell>
          <table:table-cell office:value-type="float" office:value="2.4" calcext:value-type="float">
            <text:p>2,4</text:p>
          </table:table-cell>
          <table:table-cell/>
          <table:table-cell office:value-type="string" calcext:value-type="string">
            <text:p>Kosztela</text:p>
          </table:table-cell>
          <table:table-cell office:value-type="float" office:value="23985" calcext:value-type="float">
            <text:p>23985</text:p>
          </table:table-cell>
          <table:table-cell table:formula="of:=[.E17]*[.H17]" office:value-type="float" office:value="57564" calcext:value-type="float">
            <text:p>57564</text:p>
          </table:table-cell>
          <table:table-cell office:value-type="float" office:value="59962.5" calcext:value-type="float">
            <text:p>59962,5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Razem Wynik</text:p>
          </table:table-cell>
          <table:table-cell table:style-name="ce25" office:value-type="float" office:value="759179" calcext:value-type="float">
            <text:p>759179</text:p>
          </table:table-cell>
          <table:table-cell table:number-columns-repeated="4"/>
          <table:table-cell table:style-name="Default" table:number-columns-repeated="2"/>
          <table:table-cell table:number-columns-repeated="4"/>
        </table:table-row>
      </table:table>
      <table:table table:name="zad 7.3" table:style-name="ta1">
        <table:shapes>
          <draw:frame draw:z-index="0" draw:style-name="gr1" draw:text-style-name="P1" svg:width="24.435cm" svg:height="11.12cm" svg:x="3.995cm" svg:y="11.966cm">
            <draw:object draw:notify-on-update-of-ranges="'zad 7.3'.B23:'zad 7.3'.M23 'zad 7.3'.B22:'zad 7.3'.M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default-cell-style-name="ce56"/>
        <table:table-column table:style-name="co1" table:number-columns-repeated="10" table:default-cell-style-name="Default"/>
        <table:table-row table:style-name="ro1">
          <table:table-cell table:style-name="ce39" office:value-type="string" calcext:value-type="string">
            <text:p>Suma - suma</text:p>
          </table:table-cell>
          <table:table-cell table:style-name="ce11" office:value-type="string" calcext:value-type="string">
            <text:p>data</text:p>
          </table:table-cell>
          <table:table-cell table:style-name="ce47" table:number-columns-repeated="11"/>
          <table:table-cell table:style-name="ce64"/>
        </table:table-row>
        <table:table-row table:style-name="ro1">
          <table:table-cell table:style-name="ce40" office:value-type="string" calcext:value-type="string">
            <text:p>gatunek</text:p>
          </table:table-cell>
          <table:table-cell table:style-name="ce41" office:value-type="string" calcext:value-type="string">
            <text:p>I</text:p>
          </table:table-cell>
          <table:table-cell table:style-name="ce48" office:value-type="string" calcext:value-type="string">
            <text:p>II</text:p>
          </table:table-cell>
          <table:table-cell table:style-name="ce48" office:value-type="string" calcext:value-type="string">
            <text:p>III</text:p>
          </table:table-cell>
          <table:table-cell table:style-name="ce48" office:value-type="string" calcext:value-type="string">
            <text:p>IV</text:p>
          </table:table-cell>
          <table:table-cell table:style-name="ce48" office:value-type="string" calcext:value-type="string">
            <text:p>V</text:p>
          </table:table-cell>
          <table:table-cell table:style-name="ce48" office:value-type="string" calcext:value-type="string">
            <text:p>VI</text:p>
          </table:table-cell>
          <table:table-cell table:style-name="ce48" office:value-type="string" calcext:value-type="string">
            <text:p>VII</text:p>
          </table:table-cell>
          <table:table-cell table:style-name="ce48" office:value-type="string" calcext:value-type="string">
            <text:p>VIII</text:p>
          </table:table-cell>
          <table:table-cell table:style-name="ce48" office:value-type="string" calcext:value-type="string">
            <text:p>IX</text:p>
          </table:table-cell>
          <table:table-cell table:style-name="ce48" office:value-type="string" calcext:value-type="string">
            <text:p>X</text:p>
          </table:table-cell>
          <table:table-cell table:style-name="ce48" office:value-type="string" calcext:value-type="string">
            <text:p>XI</text:p>
          </table:table-cell>
          <table:table-cell table:style-name="ce48" office:value-type="string" calcext:value-type="string">
            <text:p>XII</text:p>
          </table:table-cell>
          <table:table-cell table:style-name="ce65" office:value-type="string" calcext:value-type="string">
            <text:p>Razem Wynik</text:p>
          </table:table-cell>
        </table:table-row>
        <table:table-row table:style-name="ro1">
          <table:table-cell table:style-name="ce31" office:value-type="string" calcext:value-type="string">
            <text:p>Alwa</text:p>
          </table:table-cell>
          <table:table-cell table:style-name="ce42" office:value-type="float" office:value="8210" calcext:value-type="float">
            <text:p>8210</text:p>
          </table:table-cell>
          <table:table-cell table:style-name="ce49" office:value-type="float" office:value="4283" calcext:value-type="float">
            <text:p>4283</text:p>
          </table:table-cell>
          <table:table-cell table:style-name="ce49" office:value-type="float" office:value="4630" calcext:value-type="float">
            <text:p>4630</text:p>
          </table:table-cell>
          <table:table-cell table:style-name="ce49" office:value-type="float" office:value="9210" calcext:value-type="float">
            <text:p>9210</text:p>
          </table:table-cell>
          <table:table-cell table:style-name="ce49" office:value-type="float" office:value="4407" calcext:value-type="float">
            <text:p>4407</text:p>
          </table:table-cell>
          <table:table-cell table:style-name="ce57" table:number-columns-repeated="6"/>
          <table:table-cell table:style-name="ce59" office:value-type="float" office:value="5165" calcext:value-type="float">
            <text:p>5165</text:p>
          </table:table-cell>
          <table:table-cell table:style-name="ce66" office:value-type="float" office:value="35905" calcext:value-type="float">
            <text:p>35905</text:p>
          </table:table-cell>
        </table:table-row>
        <table:table-row table:style-name="ro1">
          <table:table-cell table:style-name="ce34" office:value-type="string" calcext:value-type="string">
            <text:p>Antonowka</text:p>
          </table:table-cell>
          <table:table-cell table:style-name="ce43"/>
          <table:table-cell table:style-name="ce50" table:number-columns-repeated="7"/>
          <table:table-cell table:style-name="ce51" office:value-type="float" office:value="8026" calcext:value-type="float">
            <text:p>8026</text:p>
          </table:table-cell>
          <table:table-cell table:style-name="ce51" office:value-type="float" office:value="9023" calcext:value-type="float">
            <text:p>9023</text:p>
          </table:table-cell>
          <table:table-cell table:style-name="ce51" office:value-type="float" office:value="7824" calcext:value-type="float">
            <text:p>7824</text:p>
          </table:table-cell>
          <table:table-cell table:style-name="ce60"/>
          <table:table-cell table:style-name="ce67" office:value-type="float" office:value="24873" calcext:value-type="float">
            <text:p>24873</text:p>
          </table:table-cell>
        </table:table-row>
        <table:table-row table:style-name="ro1">
          <table:table-cell table:style-name="ce34" office:value-type="string" calcext:value-type="string">
            <text:p>Cortland</text:p>
          </table:table-cell>
          <table:table-cell table:style-name="ce44" office:value-type="float" office:value="3719" calcext:value-type="float">
            <text:p>3719</text:p>
          </table:table-cell>
          <table:table-cell table:style-name="ce51" office:value-type="float" office:value="6110" calcext:value-type="float">
            <text:p>6110</text:p>
          </table:table-cell>
          <table:table-cell table:style-name="ce51" office:value-type="float" office:value="7001" calcext:value-type="float">
            <text:p>7001</text:p>
          </table:table-cell>
          <table:table-cell table:style-name="ce51" office:value-type="float" office:value="8301" calcext:value-type="float">
            <text:p>8301</text:p>
          </table:table-cell>
          <table:table-cell table:style-name="ce51" office:value-type="float" office:value="3963" calcext:value-type="float">
            <text:p>3963</text:p>
          </table:table-cell>
          <table:table-cell table:style-name="ce50" table:number-columns-repeated="6"/>
          <table:table-cell table:style-name="ce61" office:value-type="float" office:value="6031" calcext:value-type="float">
            <text:p>6031</text:p>
          </table:table-cell>
          <table:table-cell table:style-name="ce67" office:value-type="float" office:value="35125" calcext:value-type="float">
            <text:p>35125</text:p>
          </table:table-cell>
        </table:table-row>
        <table:table-row table:style-name="ro1">
          <table:table-cell table:style-name="ce34" office:value-type="string" calcext:value-type="string">
            <text:p>Delikates</text:p>
          </table:table-cell>
          <table:table-cell table:style-name="ce43"/>
          <table:table-cell table:style-name="ce50" table:number-columns-repeated="7"/>
          <table:table-cell table:style-name="ce51" office:value-type="float" office:value="10206" calcext:value-type="float">
            <text:p>10206</text:p>
          </table:table-cell>
          <table:table-cell table:style-name="ce51" office:value-type="float" office:value="9997" calcext:value-type="float">
            <text:p>9997</text:p>
          </table:table-cell>
          <table:table-cell table:style-name="ce51" office:value-type="float" office:value="10841" calcext:value-type="float">
            <text:p>10841</text:p>
          </table:table-cell>
          <table:table-cell table:style-name="ce60"/>
          <table:table-cell table:style-name="ce67" office:value-type="float" office:value="31044" calcext:value-type="float">
            <text:p>31044</text:p>
          </table:table-cell>
        </table:table-row>
        <table:table-row table:style-name="ro1">
          <table:table-cell table:style-name="ce34" office:value-type="string" calcext:value-type="string">
            <text:p>Gala</text:p>
          </table:table-cell>
          <table:table-cell table:style-name="ce44" office:value-type="float" office:value="14017" calcext:value-type="float">
            <text:p>14017</text:p>
          </table:table-cell>
          <table:table-cell table:style-name="ce51" office:value-type="float" office:value="14969" calcext:value-type="float">
            <text:p>14969</text:p>
          </table:table-cell>
          <table:table-cell table:style-name="ce51" office:value-type="float" office:value="12233" calcext:value-type="float">
            <text:p>12233</text:p>
          </table:table-cell>
          <table:table-cell table:style-name="ce51" office:value-type="float" office:value="19404" calcext:value-type="float">
            <text:p>19404</text:p>
          </table:table-cell>
          <table:table-cell table:style-name="ce51" office:value-type="float" office:value="17382" calcext:value-type="float">
            <text:p>17382</text:p>
          </table:table-cell>
          <table:table-cell table:style-name="ce50" table:number-columns-repeated="6"/>
          <table:table-cell table:style-name="ce61" office:value-type="float" office:value="10933" calcext:value-type="float">
            <text:p>10933</text:p>
          </table:table-cell>
          <table:table-cell table:style-name="ce67" office:value-type="float" office:value="88938" calcext:value-type="float">
            <text:p>88938</text:p>
          </table:table-cell>
        </table:table-row>
        <table:table-row table:style-name="ro1">
          <table:table-cell table:style-name="ce34" office:value-type="string" calcext:value-type="string">
            <text:p>Gloster</text:p>
          </table:table-cell>
          <table:table-cell table:style-name="ce44" office:value-type="float" office:value="3452" calcext:value-type="float">
            <text:p>3452</text:p>
          </table:table-cell>
          <table:table-cell table:style-name="ce51" office:value-type="float" office:value="5244" calcext:value-type="float">
            <text:p>5244</text:p>
          </table:table-cell>
          <table:table-cell table:style-name="ce51" office:value-type="float" office:value="6438" calcext:value-type="float">
            <text:p>6438</text:p>
          </table:table-cell>
          <table:table-cell table:style-name="ce51" office:value-type="float" office:value="6732" calcext:value-type="float">
            <text:p>6732</text:p>
          </table:table-cell>
          <table:table-cell table:style-name="ce51" office:value-type="float" office:value="3260" calcext:value-type="float">
            <text:p>3260</text:p>
          </table:table-cell>
          <table:table-cell table:style-name="ce50" table:number-columns-repeated="6"/>
          <table:table-cell table:style-name="ce61" office:value-type="float" office:value="6493" calcext:value-type="float">
            <text:p>6493</text:p>
          </table:table-cell>
          <table:table-cell table:style-name="ce67" office:value-type="float" office:value="31619" calcext:value-type="float">
            <text:p>31619</text:p>
          </table:table-cell>
        </table:table-row>
        <table:table-row table:style-name="ro1">
          <table:table-cell table:style-name="ce34" office:value-type="string" calcext:value-type="string">
            <text:p>Idared</text:p>
          </table:table-cell>
          <table:table-cell table:style-name="ce44" office:value-type="float" office:value="5878" calcext:value-type="float">
            <text:p>5878</text:p>
          </table:table-cell>
          <table:table-cell table:style-name="ce51" office:value-type="float" office:value="5165" calcext:value-type="float">
            <text:p>5165</text:p>
          </table:table-cell>
          <table:table-cell table:style-name="ce51" office:value-type="float" office:value="2819" calcext:value-type="float">
            <text:p>2819</text:p>
          </table:table-cell>
          <table:table-cell table:style-name="ce51" office:value-type="float" office:value="3200" calcext:value-type="float">
            <text:p>3200</text:p>
          </table:table-cell>
          <table:table-cell table:style-name="ce51" office:value-type="float" office:value="5879" calcext:value-type="float">
            <text:p>5879</text:p>
          </table:table-cell>
          <table:table-cell table:style-name="ce50" table:number-columns-repeated="6"/>
          <table:table-cell table:style-name="ce61" office:value-type="float" office:value="6717" calcext:value-type="float">
            <text:p>6717</text:p>
          </table:table-cell>
          <table:table-cell table:style-name="ce67" office:value-type="float" office:value="29658" calcext:value-type="float">
            <text:p>29658</text:p>
          </table:table-cell>
        </table:table-row>
        <table:table-row table:style-name="ro1">
          <table:table-cell table:style-name="ce34" office:value-type="string" calcext:value-type="string">
            <text:p>Jonagold</text:p>
          </table:table-cell>
          <table:table-cell table:style-name="ce44" office:value-type="float" office:value="9930" calcext:value-type="float">
            <text:p>9930</text:p>
          </table:table-cell>
          <table:table-cell table:style-name="ce51" office:value-type="float" office:value="10062" calcext:value-type="float">
            <text:p>10062</text:p>
          </table:table-cell>
          <table:table-cell table:style-name="ce51" office:value-type="float" office:value="9282" calcext:value-type="float">
            <text:p>9282</text:p>
          </table:table-cell>
          <table:table-cell table:style-name="ce51" office:value-type="float" office:value="10493" calcext:value-type="float">
            <text:p>10493</text:p>
          </table:table-cell>
          <table:table-cell table:style-name="ce51" office:value-type="float" office:value="7158" calcext:value-type="float">
            <text:p>7158</text:p>
          </table:table-cell>
          <table:table-cell table:style-name="ce50" table:number-columns-repeated="6"/>
          <table:table-cell table:style-name="ce61" office:value-type="float" office:value="11304" calcext:value-type="float">
            <text:p>11304</text:p>
          </table:table-cell>
          <table:table-cell table:style-name="ce67" office:value-type="float" office:value="58229" calcext:value-type="float">
            <text:p>58229</text:p>
          </table:table-cell>
        </table:table-row>
        <table:table-row table:style-name="ro1">
          <table:table-cell table:style-name="ce34" office:value-type="string" calcext:value-type="string">
            <text:p>Jonagored</text:p>
          </table:table-cell>
          <table:table-cell table:style-name="ce44" office:value-type="float" office:value="9432" calcext:value-type="float">
            <text:p>9432</text:p>
          </table:table-cell>
          <table:table-cell table:style-name="ce51" office:value-type="float" office:value="11059" calcext:value-type="float">
            <text:p>11059</text:p>
          </table:table-cell>
          <table:table-cell table:style-name="ce51" office:value-type="float" office:value="15079" calcext:value-type="float">
            <text:p>15079</text:p>
          </table:table-cell>
          <table:table-cell table:style-name="ce51" office:value-type="float" office:value="11201" calcext:value-type="float">
            <text:p>11201</text:p>
          </table:table-cell>
          <table:table-cell table:style-name="ce51" office:value-type="float" office:value="13218" calcext:value-type="float">
            <text:p>13218</text:p>
          </table:table-cell>
          <table:table-cell table:style-name="ce50" table:number-columns-repeated="6"/>
          <table:table-cell table:style-name="ce61" office:value-type="float" office:value="13425" calcext:value-type="float">
            <text:p>13425</text:p>
          </table:table-cell>
          <table:table-cell table:style-name="ce67" office:value-type="float" office:value="73414" calcext:value-type="float">
            <text:p>73414</text:p>
          </table:table-cell>
        </table:table-row>
        <table:table-row table:style-name="ro1">
          <table:table-cell table:style-name="ce34" office:value-type="string" calcext:value-type="string">
            <text:p>Kosztela</text:p>
          </table:table-cell>
          <table:table-cell table:style-name="ce43"/>
          <table:table-cell table:style-name="ce50" table:number-columns-repeated="7"/>
          <table:table-cell table:style-name="ce51" office:value-type="float" office:value="8039" calcext:value-type="float">
            <text:p>8039</text:p>
          </table:table-cell>
          <table:table-cell table:style-name="ce51" office:value-type="float" office:value="10196" calcext:value-type="float">
            <text:p>10196</text:p>
          </table:table-cell>
          <table:table-cell table:style-name="ce51" office:value-type="float" office:value="5750" calcext:value-type="float">
            <text:p>5750</text:p>
          </table:table-cell>
          <table:table-cell table:style-name="ce60"/>
          <table:table-cell table:style-name="ce67" office:value-type="float" office:value="23985" calcext:value-type="float">
            <text:p>23985</text:p>
          </table:table-cell>
        </table:table-row>
        <table:table-row table:style-name="ro1">
          <table:table-cell table:style-name="ce34" office:value-type="string" calcext:value-type="string">
            <text:p>Ligol</text:p>
          </table:table-cell>
          <table:table-cell table:style-name="ce44" office:value-type="float" office:value="5547" calcext:value-type="float">
            <text:p>5547</text:p>
          </table:table-cell>
          <table:table-cell table:style-name="ce51" office:value-type="float" office:value="4634" calcext:value-type="float">
            <text:p>4634</text:p>
          </table:table-cell>
          <table:table-cell table:style-name="ce51" office:value-type="float" office:value="4612" calcext:value-type="float">
            <text:p>4612</text:p>
          </table:table-cell>
          <table:table-cell table:style-name="ce51" office:value-type="float" office:value="6826" calcext:value-type="float">
            <text:p>6826</text:p>
          </table:table-cell>
          <table:table-cell table:style-name="ce51" office:value-type="float" office:value="4554" calcext:value-type="float">
            <text:p>4554</text:p>
          </table:table-cell>
          <table:table-cell table:style-name="ce50" table:number-columns-repeated="6"/>
          <table:table-cell table:style-name="ce61" office:value-type="float" office:value="9213" calcext:value-type="float">
            <text:p>9213</text:p>
          </table:table-cell>
          <table:table-cell table:style-name="ce67" office:value-type="float" office:value="35386" calcext:value-type="float">
            <text:p>35386</text:p>
          </table:table-cell>
        </table:table-row>
        <table:table-row table:style-name="ro1">
          <table:table-cell table:style-name="ce34" office:value-type="string" calcext:value-type="string">
            <text:p>Lobo</text:p>
          </table:table-cell>
          <table:table-cell table:style-name="ce43"/>
          <table:table-cell table:style-name="ce50" table:number-columns-repeated="7"/>
          <table:table-cell table:style-name="ce51" office:value-type="float" office:value="7454" calcext:value-type="float">
            <text:p>7454</text:p>
          </table:table-cell>
          <table:table-cell table:style-name="ce51" office:value-type="float" office:value="7798" calcext:value-type="float">
            <text:p>7798</text:p>
          </table:table-cell>
          <table:table-cell table:style-name="ce51" office:value-type="float" office:value="10336" calcext:value-type="float">
            <text:p>10336</text:p>
          </table:table-cell>
          <table:table-cell table:style-name="ce60"/>
          <table:table-cell table:style-name="ce67" office:value-type="float" office:value="25588" calcext:value-type="float">
            <text:p>25588</text:p>
          </table:table-cell>
        </table:table-row>
        <table:table-row table:style-name="ro1">
          <table:table-cell table:style-name="ce34" office:value-type="string" calcext:value-type="string">
            <text:p>Melba</text:p>
          </table:table-cell>
          <table:table-cell table:style-name="ce43"/>
          <table:table-cell table:style-name="ce50" table:number-columns-repeated="4"/>
          <table:table-cell table:style-name="ce51" office:value-type="float" office:value="15987" calcext:value-type="float">
            <text:p>15987</text:p>
          </table:table-cell>
          <table:table-cell table:style-name="ce51" office:value-type="float" office:value="21216" calcext:value-type="float">
            <text:p>21216</text:p>
          </table:table-cell>
          <table:table-cell table:style-name="ce51" office:value-type="float" office:value="18401" calcext:value-type="float">
            <text:p>18401</text:p>
          </table:table-cell>
          <table:table-cell table:style-name="ce50" table:number-columns-repeated="3"/>
          <table:table-cell table:style-name="ce60"/>
          <table:table-cell table:style-name="ce67" office:value-type="float" office:value="55604" calcext:value-type="float">
            <text:p>55604</text:p>
          </table:table-cell>
        </table:table-row>
        <table:table-row table:style-name="ro1">
          <table:table-cell table:style-name="ce34" office:value-type="string" calcext:value-type="string">
            <text:p>Papierowka</text:p>
          </table:table-cell>
          <table:table-cell table:style-name="ce43"/>
          <table:table-cell table:style-name="ce50" table:number-columns-repeated="4"/>
          <table:table-cell table:style-name="ce51" office:value-type="float" office:value="17465" calcext:value-type="float">
            <text:p>17465</text:p>
          </table:table-cell>
          <table:table-cell table:style-name="ce51" office:value-type="float" office:value="16871" calcext:value-type="float">
            <text:p>16871</text:p>
          </table:table-cell>
          <table:table-cell table:style-name="ce51" office:value-type="float" office:value="17018" calcext:value-type="float">
            <text:p>17018</text:p>
          </table:table-cell>
          <table:table-cell table:style-name="ce50" table:number-columns-repeated="3"/>
          <table:table-cell table:style-name="ce60"/>
          <table:table-cell table:style-name="ce67" office:value-type="float" office:value="51354" calcext:value-type="float">
            <text:p>51354</text:p>
          </table:table-cell>
        </table:table-row>
        <table:table-row table:style-name="ro1">
          <table:table-cell table:style-name="ce34" office:value-type="string" calcext:value-type="string">
            <text:p>Reneta</text:p>
          </table:table-cell>
          <table:table-cell table:style-name="ce43"/>
          <table:table-cell table:style-name="ce50" table:number-columns-repeated="4"/>
          <table:table-cell table:style-name="ce51" office:value-type="float" office:value="18661" calcext:value-type="float">
            <text:p>18661</text:p>
          </table:table-cell>
          <table:table-cell table:style-name="ce51" office:value-type="float" office:value="15990" calcext:value-type="float">
            <text:p>15990</text:p>
          </table:table-cell>
          <table:table-cell table:style-name="ce51" office:value-type="float" office:value="19054" calcext:value-type="float">
            <text:p>19054</text:p>
          </table:table-cell>
          <table:table-cell table:style-name="ce51" office:value-type="float" office:value="20881" calcext:value-type="float">
            <text:p>20881</text:p>
          </table:table-cell>
          <table:table-cell table:style-name="ce51" office:value-type="float" office:value="17065" calcext:value-type="float">
            <text:p>17065</text:p>
          </table:table-cell>
          <table:table-cell table:style-name="ce51" office:value-type="float" office:value="19755" calcext:value-type="float">
            <text:p>19755</text:p>
          </table:table-cell>
          <table:table-cell table:style-name="ce60"/>
          <table:table-cell table:style-name="ce67" office:value-type="float" office:value="111406" calcext:value-type="float">
            <text:p>111406</text:p>
          </table:table-cell>
        </table:table-row>
        <table:table-row table:style-name="ro1">
          <table:table-cell table:style-name="ce34" office:value-type="string" calcext:value-type="string">
            <text:p>Szampion</text:p>
          </table:table-cell>
          <table:table-cell table:style-name="ce45" office:value-type="float" office:value="9209" calcext:value-type="float">
            <text:p>9209</text:p>
          </table:table-cell>
          <table:table-cell table:style-name="ce52" office:value-type="float" office:value="6074" calcext:value-type="float">
            <text:p>6074</text:p>
          </table:table-cell>
          <table:table-cell table:style-name="ce52" office:value-type="float" office:value="9150" calcext:value-type="float">
            <text:p>9150</text:p>
          </table:table-cell>
          <table:table-cell table:style-name="ce52" office:value-type="float" office:value="6601" calcext:value-type="float">
            <text:p>6601</text:p>
          </table:table-cell>
          <table:table-cell table:style-name="ce52" office:value-type="float" office:value="8349" calcext:value-type="float">
            <text:p>8349</text:p>
          </table:table-cell>
          <table:table-cell table:style-name="ce58" table:number-columns-repeated="6"/>
          <table:table-cell table:style-name="ce62" office:value-type="float" office:value="7668" calcext:value-type="float">
            <text:p>7668</text:p>
          </table:table-cell>
          <table:table-cell table:style-name="ce68" office:value-type="float" office:value="47051" calcext:value-type="float">
            <text:p>47051</text:p>
          </table:table-cell>
        </table:table-row>
        <table:table-row table:style-name="ro1">
          <table:table-cell table:style-name="ce35" office:value-type="string" calcext:value-type="string">
            <text:p>Razem Wynik</text:p>
          </table:table-cell>
          <table:table-cell table:style-name="ce46" office:value-type="float" office:value="69394" calcext:value-type="float">
            <text:p>69394</text:p>
          </table:table-cell>
          <table:table-cell table:style-name="ce53" office:value-type="float" office:value="67600" calcext:value-type="float">
            <text:p>67600</text:p>
          </table:table-cell>
          <table:table-cell table:style-name="ce53" office:value-type="float" office:value="71244" calcext:value-type="float">
            <text:p>71244</text:p>
          </table:table-cell>
          <table:table-cell table:style-name="ce53" office:value-type="float" office:value="81968" calcext:value-type="float">
            <text:p>81968</text:p>
          </table:table-cell>
          <table:table-cell table:style-name="ce53" office:value-type="float" office:value="68170" calcext:value-type="float">
            <text:p>68170</text:p>
          </table:table-cell>
          <table:table-cell table:style-name="ce53" office:value-type="float" office:value="52113" calcext:value-type="float">
            <text:p>52113</text:p>
          </table:table-cell>
          <table:table-cell table:style-name="ce53" office:value-type="float" office:value="54077" calcext:value-type="float">
            <text:p>54077</text:p>
          </table:table-cell>
          <table:table-cell table:style-name="ce53" office:value-type="float" office:value="54473" calcext:value-type="float">
            <text:p>54473</text:p>
          </table:table-cell>
          <table:table-cell table:style-name="ce53" office:value-type="float" office:value="54606" calcext:value-type="float">
            <text:p>54606</text:p>
          </table:table-cell>
          <table:table-cell table:style-name="ce53" office:value-type="float" office:value="54079" calcext:value-type="float">
            <text:p>54079</text:p>
          </table:table-cell>
          <table:table-cell table:style-name="ce53" office:value-type="float" office:value="54506" calcext:value-type="float">
            <text:p>54506</text:p>
          </table:table-cell>
          <table:table-cell table:style-name="ce63" office:value-type="float" office:value="76949" calcext:value-type="float">
            <text:p>76949</text:p>
          </table:table-cell>
          <table:table-cell table:style-name="ce25" office:value-type="float" office:value="759179" calcext:value-type="float">
            <text:p>759179</text:p>
          </table:table-cell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Maks:</text:p>
          </table:table-cell>
          <table:table-cell table:formula="of:=MAX([.B3:.B18])" office:value-type="float" office:value="14017" calcext:value-type="float">
            <text:p>14017</text:p>
          </table:table-cell>
          <table:table-cell table:formula="of:=MAX([.C3:.C18])" office:value-type="float" office:value="14969" calcext:value-type="float">
            <text:p>14969</text:p>
          </table:table-cell>
          <table:table-cell table:style-name="Default" table:formula="of:=MAX([.D3:.D18])" office:value-type="float" office:value="15079" calcext:value-type="float">
            <text:p>15079</text:p>
          </table:table-cell>
          <table:table-cell table:formula="of:=MAX([.E3:.E18])" office:value-type="float" office:value="19404" calcext:value-type="float">
            <text:p>19404</text:p>
          </table:table-cell>
          <table:table-cell table:formula="of:=MAX([.F3:.F18])" office:value-type="float" office:value="17382" calcext:value-type="float">
            <text:p>17382</text:p>
          </table:table-cell>
          <table:table-cell table:formula="of:=MAX([.G3:.G18])" office:value-type="float" office:value="18661" calcext:value-type="float">
            <text:p>18661</text:p>
          </table:table-cell>
          <table:table-cell table:formula="of:=MAX([.H3:.H18])" office:value-type="float" office:value="21216" calcext:value-type="float">
            <text:p>21216</text:p>
          </table:table-cell>
          <table:table-cell table:formula="of:=MAX([.I3:.I18])" office:value-type="float" office:value="19054" calcext:value-type="float">
            <text:p>19054</text:p>
          </table:table-cell>
          <table:table-cell table:formula="of:=MAX([.J3:.J18])" office:value-type="float" office:value="20881" calcext:value-type="float">
            <text:p>20881</text:p>
          </table:table-cell>
          <table:table-cell table:formula="of:=MAX([.K3:.K18])" office:value-type="float" office:value="17065" calcext:value-type="float">
            <text:p>17065</text:p>
          </table:table-cell>
          <table:table-cell table:formula="of:=MAX([.L3:.L18])" office:value-type="float" office:value="19755" calcext:value-type="float">
            <text:p>19755</text:p>
          </table:table-cell>
          <table:table-cell table:formula="of:=MAX([.M3:.M18])" office:value-type="float" office:value="13425" calcext:value-type="float">
            <text:p>13425</text:p>
          </table:table-cell>
          <table:table-cell/>
        </table:table-row>
        <table:table-row table:style-name="ro1">
          <table:table-cell/>
          <table:table-cell table:formula="of:=CONCATENATE([.B$2]; &quot; - &quot; ; INDEX([.$A$3:.$A$18]; MATCH([.B$22]; [.B3:.B18];0)))" office:value-type="string" office:string-value="I - Gala" calcext:value-type="string">
            <text:p>I - Gala</text:p>
          </table:table-cell>
          <table:table-cell table:formula="of:=CONCATENATE([.C$2]; &quot; - &quot; ; INDEX([.$A$3:.$A$18]; MATCH([.C$22]; [.C3:.C18];0)))" office:value-type="string" office:string-value="II - Gala" calcext:value-type="string">
            <text:p>II - Gala</text:p>
          </table:table-cell>
          <table:table-cell table:style-name="Default" table:formula="of:=CONCATENATE([.D$2]; &quot; - &quot; ; INDEX([.$A$3:.$A$18]; MATCH([.D$22]; [.D3:.D18];0)))" office:value-type="string" office:string-value="III - Jonagored" calcext:value-type="string">
            <text:p>III - Jonagored</text:p>
          </table:table-cell>
          <table:table-cell table:formula="of:=CONCATENATE([.E$2]; &quot; - &quot; ; INDEX([.$A$3:.$A$18]; MATCH([.E$22]; [.E3:.E18];0)))" office:value-type="string" office:string-value="IV - Gala" calcext:value-type="string">
            <text:p>IV - Gala</text:p>
          </table:table-cell>
          <table:table-cell table:formula="of:=CONCATENATE([.F$2]; &quot; - &quot; ; INDEX([.$A$3:.$A$18]; MATCH([.F$22]; [.F3:.F18];0)))" office:value-type="string" office:string-value="V - Gala" calcext:value-type="string">
            <text:p>V - Gala</text:p>
          </table:table-cell>
          <table:table-cell table:formula="of:=CONCATENATE([.G$2]; &quot; - &quot; ; INDEX([.$A$3:.$A$18]; MATCH([.G$22]; [.G3:.G18];0)))" office:value-type="string" office:string-value="VI - Reneta" calcext:value-type="string">
            <text:p>VI - Reneta</text:p>
          </table:table-cell>
          <table:table-cell table:formula="of:=CONCATENATE([.H$2]; &quot; - &quot; ; INDEX([.$A$3:.$A$18]; MATCH([.H$22]; [.H3:.H18];0)))" office:value-type="string" office:string-value="VII - Melba" calcext:value-type="string">
            <text:p>VII - Melba</text:p>
          </table:table-cell>
          <table:table-cell table:formula="of:=CONCATENATE([.I$2]; &quot; - &quot; ; INDEX([.$A$3:.$A$18]; MATCH([.I$22]; [.I3:.I18];0)))" office:value-type="string" office:string-value="VIII - Reneta" calcext:value-type="string">
            <text:p>VIII - Reneta</text:p>
          </table:table-cell>
          <table:table-cell table:formula="of:=CONCATENATE([.J$2]; &quot; - &quot; ; INDEX([.$A$3:.$A$18]; MATCH([.J$22]; [.J3:.J18];0)))" office:value-type="string" office:string-value="IX - Reneta" calcext:value-type="string">
            <text:p>IX - Reneta</text:p>
          </table:table-cell>
          <table:table-cell table:formula="of:=CONCATENATE([.K$2]; &quot; - &quot; ; INDEX([.$A$3:.$A$18]; MATCH([.K$22]; [.K3:.K18];0)))" office:value-type="string" office:string-value="X - Reneta" calcext:value-type="string">
            <text:p>X - Reneta</text:p>
          </table:table-cell>
          <table:table-cell table:formula="of:=CONCATENATE([.L$2]; &quot; - &quot; ; INDEX([.$A$3:.$A$18]; MATCH([.L$22]; [.L3:.L18];0)))" office:value-type="string" office:string-value="XI - Reneta" calcext:value-type="string">
            <text:p>XI - Reneta</text:p>
          </table:table-cell>
          <table:table-cell table:formula="of:=CONCATENATE([.M$2]; &quot; - &quot; ; INDEX([.$A$3:.$A$18]; MATCH([.M$22]; [.M3:.M18];0)))" office:value-type="string" office:string-value="XII - Jonagored" calcext:value-type="string">
            <text:p>XII - Jonagored</text:p>
          </table:table-cell>
          <table:table-cell/>
        </table:table-row>
        <table:table-row table:style-name="ro1" table:number-rows-repeated="111"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1169">
          <table:table-cell table:number-columns-repeated="3"/>
          <table:table-cell table:style-name="ce54"/>
          <table:table-cell table:number-columns-repeated="10"/>
        </table:table-row>
        <table:table-row table:style-name="ro1">
          <table:table-cell table:number-columns-repeated="3"/>
          <table:table-cell table:style-name="ce55"/>
          <table:table-cell table:number-columns-repeated="10"/>
        </table:table-row>
        <table:table-row table:style-name="ro1" table:number-rows-repeated="1047271">
          <table:table-cell table:number-columns-repeated="14"/>
        </table:table-row>
        <table:table-row table:style-name="ro1">
          <table:table-cell table:number-columns-repeated="14"/>
        </table:table-row>
        <calcext:conditional-formats>
          <calcext:conditional-format calcext:target-range-address="'zad 7.3'.B3:'zad 7.3'.M18">
            <calcext:condition calcext:apply-style-name="Error" calcext:value="=[.B$22]" calcext:base-cell-address="'zad 7.3'.B3"/>
          </calcext:conditional-format>
        </calcext:conditional-formats>
      </table:table>
      <table:named-expressions/>
      <table:database-ranges>
        <table:database-range table:name="__Anonymous_Sheet_DB__1" table:target-range-address="'zad 7.1'.A2:'zad 7.1'.C51" table:contains-header="false">
          <table:sort>
            <table:sort-by table:field-number="2" table:data-type="automatic"/>
          </table:sort>
        </table:database-range>
        <table:database-range table:name="__Anonymous_Sheet_DB__2" table:target-range-address="'zad 7.2'.G2:'zad 7.2'.J17" table:contains-header="false">
          <table:sort>
            <table:sort-by table:field-number="3" table:order="descending" table:data-type="automatic"/>
          </table:sort>
        </table:database-range>
        <table:database-range table:name="__Anonymous_Sheet_DB__3" table:target-range-address="'zad 7.1'.G1:'zad 7.1'.I16" table:contains-header="false">
          <table:sort>
            <table:sort-by table:field-number="2" table:data-type="automatic"/>
          </table:sort>
        </table:database-range>
      </table:database-ranges>
      <table:data-pilot-tables>
        <table:data-pilot-table table:name="DataPilot1" table:application-data="" table:target-range-address="'zad 7.1'.A1:'zad 7.1'.C52" table:buttons="'zad 7.1'.A1 'zad 7.1'.B1" table:show-filter-button="false" table:drill-down-on-double-click="false">
          <table:source-cell-range table:cell-range-address="'zad 7'.A2:'zad 7'.E250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128-29-15-591" table:orientation="row" table:used-hierarchy="0" table:function="auto">
            <table:data-pilot-level table:show-empty="false" calcext:repeat-item-labels="false">
              <table:data-pilot-members>
                <table:data-pilot-member table:name="014-02-05-290" tableooo:display-name="data" table:display="true" table:show-details="true"/>
                <table:data-pilot-member table:name="015-89-55-248" table:display="true" table:show-details="true"/>
                <table:data-pilot-member table:name="019-98-81-222" table:display="true" table:show-details="true"/>
                <table:data-pilot-member table:name="029-43-78-009" table:display="true" table:show-details="true"/>
                <table:data-pilot-member table:name="033-49-11-774" table:display="true" table:show-details="true"/>
                <table:data-pilot-member table:name="035-32-41-072" table:display="true" table:show-details="true"/>
                <table:data-pilot-member table:name="039-15-21-087" table:display="true" table:show-details="true"/>
                <table:data-pilot-member table:name="043-34-53-278" table:display="true" table:show-details="true"/>
                <table:data-pilot-member table:name="045-63-27-114" table:display="true" table:show-details="true"/>
                <table:data-pilot-member table:name="047-26-54-835" table:display="true" table:show-details="true"/>
                <table:data-pilot-member table:name="047-70-78-199" table:display="true" table:show-details="true"/>
                <table:data-pilot-member table:name="050-38-86-889" table:display="true" table:show-details="true"/>
                <table:data-pilot-member table:name="053-79-35-388" table:display="true" table:show-details="true"/>
                <table:data-pilot-member table:name="054-09-46-315" table:display="true" table:show-details="true"/>
                <table:data-pilot-member table:name="058-15-94-554" table:display="true" table:show-details="true"/>
                <table:data-pilot-member table:name="062-58-80-597" table:display="true" table:show-details="true"/>
                <table:data-pilot-member table:name="072-92-42-932" table:display="true" table:show-details="true"/>
                <table:data-pilot-member table:name="080-51-85-809" table:display="true" table:show-details="true"/>
                <table:data-pilot-member table:name="080-77-49-649" table:display="true" table:show-details="true"/>
                <table:data-pilot-member table:name="089-90-67-935" table:display="true" table:show-details="true"/>
                <table:data-pilot-member table:name="091-99-74-175" table:display="true" table:show-details="true"/>
                <table:data-pilot-member table:name="093-96-93-428" table:display="true" table:show-details="true"/>
                <table:data-pilot-member table:name="102-48-01-310" table:display="true" table:show-details="true"/>
                <table:data-pilot-member table:name="105-89-55-029" table:display="true" table:show-details="true"/>
                <table:data-pilot-member table:name="115-65-39-258" table:display="true" table:show-details="true"/>
                <table:data-pilot-member table:name="126-55-91-375" table:display="true" table:show-details="true"/>
                <table:data-pilot-member table:name="128-29-15-591" table:display="true" table:show-details="true"/>
                <table:data-pilot-member table:name="128-69-77-900" table:display="true" table:show-details="true"/>
                <table:data-pilot-member table:name="128-91-02-348" table:display="true" table:show-details="true"/>
                <table:data-pilot-member table:name="131-80-62-556" table:display="true" table:show-details="true"/>
                <table:data-pilot-member table:name="138-66-38-929" table:display="true" table:show-details="true"/>
                <table:data-pilot-member table:name="140-36-11-559" table:display="true" table:show-details="true"/>
                <table:data-pilot-member table:name="153-24-82-022" table:display="true" table:show-details="true"/>
                <table:data-pilot-member table:name="159-34-45-151" table:display="true" table:show-details="true"/>
                <table:data-pilot-member table:name="162-82-16-285" table:display="true" table:show-details="true"/>
                <table:data-pilot-member table:name="163-92-64-010" table:display="true" table:show-details="true"/>
                <table:data-pilot-member table:name="164-61-25-530" table:display="true" table:show-details="true"/>
                <table:data-pilot-member table:name="170-26-38-135" table:display="true" table:show-details="true"/>
                <table:data-pilot-member table:name="170-89-76-803" table:display="true" table:show-details="true"/>
                <table:data-pilot-member table:name="172-30-09-104" table:display="true" table:show-details="true"/>
                <table:data-pilot-member table:name="176-54-34-364" table:display="true" table:show-details="true"/>
                <table:data-pilot-member table:name="177-95-05-373" table:display="true" table:show-details="true"/>
                <table:data-pilot-member table:name="178-24-36-171" table:display="true" table:show-details="true"/>
                <table:data-pilot-member table:name="178-41-36-927" table:display="true" table:show-details="true"/>
                <table:data-pilot-member table:name="179-22-38-195" table:display="true" table:show-details="true"/>
                <table:data-pilot-member table:name="179-23-02-772" table:display="true" table:show-details="true"/>
                <table:data-pilot-member table:name="180-17-78-339" table:display="true" table:show-details="true"/>
                <table:data-pilot-member table:name="182-72-86-381" table:display="true" table:show-details="true"/>
                <table:data-pilot-member table:name="192-09-72-275" table:display="true" table:show-details="true"/>
                <table:data-pilot-member table:name="193-47-03-63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Z" table:orientation="row" table:used-hierarchy="0" table:function="auto">
            <table:data-pilot-level table:show-empty="false" calcext:repeat-item-labels="false">
              <table:data-pilot-members>
                <table:data-pilot-member table:name="J" table:display="false" table:show-details="true"/>
                <table:data-pilot-member table:name="L" table:display="false" table:show-details="true"/>
                <table:data-pilot-member table:name="Z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470" table:orientation="data" table:used-hierarchy="0" table:function="sum">
            <table:data-pilot-level table:show-empty="false" calcext:repeat-item-labels="false">
              <table:data-pilot-members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06" table:display="true" table:show-details="true"/>
                <table:data-pilot-member table:name="107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6" table:display="true" table:show-details="true"/>
                <table:data-pilot-member table:name="117" table:display="true" table:show-details="true"/>
                <table:data-pilot-member table:name="118" table:display="true" table:show-details="true"/>
                <table:data-pilot-member table:name="119" table:display="true" table:show-details="true"/>
                <table:data-pilot-member table:name="120" table:display="true" table:show-details="true"/>
                <table:data-pilot-member table:name="122" table:display="true" table:show-details="true"/>
                <table:data-pilot-member table:name="123" table:display="true" table:show-details="true"/>
                <table:data-pilot-member table:name="124" table:display="true" table:show-details="true"/>
                <table:data-pilot-member table:name="125" table:display="true" table:show-details="true"/>
                <table:data-pilot-member table:name="126" table:display="true" table:show-details="true"/>
                <table:data-pilot-member table:name="127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1" table:display="true" table:show-details="true"/>
                <table:data-pilot-member table:name="132" table:display="true" table:show-details="true"/>
                <table:data-pilot-member table:name="133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38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5" table:display="true" table:show-details="true"/>
                <table:data-pilot-member table:name="146" table:display="true" table:show-details="true"/>
                <table:data-pilot-member table:name="147" table:display="true" table:show-details="true"/>
                <table:data-pilot-member table:name="148" table:display="true" table:show-details="true"/>
                <table:data-pilot-member table:name="149" table:display="true" table:show-details="true"/>
                <table:data-pilot-member table:name="150" table:display="true" table:show-details="true"/>
                <table:data-pilot-member table:name="151" table:display="true" table:show-details="true"/>
                <table:data-pilot-member table:name="152" table:display="true" table:show-details="true"/>
                <table:data-pilot-member table:name="153" table:display="true" table:show-details="true"/>
                <table:data-pilot-member table:name="154" table:display="true" table:show-details="true"/>
                <table:data-pilot-member table:name="155" table:display="true" table:show-details="true"/>
                <table:data-pilot-member table:name="156" table:display="true" table:show-details="true"/>
                <table:data-pilot-member table:name="157" table:display="true" table:show-details="true"/>
                <table:data-pilot-member table:name="158" table:display="true" table:show-details="true"/>
                <table:data-pilot-member table:name="159" table:display="true" table:show-details="true"/>
                <table:data-pilot-member table:name="160" table:display="true" table:show-details="true"/>
                <table:data-pilot-member table:name="161" table:display="true" table:show-details="true"/>
                <table:data-pilot-member table:name="162" table:display="true" table:show-details="true"/>
                <table:data-pilot-member table:name="163" table:display="true" table:show-details="true"/>
                <table:data-pilot-member table:name="164" table:display="true" table:show-details="true"/>
                <table:data-pilot-member table:name="165" table:display="true" table:show-details="true"/>
                <table:data-pilot-member table:name="166" table:display="true" table:show-details="true"/>
                <table:data-pilot-member table:name="167" table:display="true" table:show-details="true"/>
                <table:data-pilot-member table:name="168" table:display="true" table:show-details="true"/>
                <table:data-pilot-member table:name="169" table:display="true" table:show-details="true"/>
                <table:data-pilot-member table:name="170" table:display="true" table:show-details="true"/>
                <table:data-pilot-member table:name="171" table:display="true" table:show-details="true"/>
                <table:data-pilot-member table:name="172" table:display="true" table:show-details="true"/>
                <table:data-pilot-member table:name="173" table:display="true" table:show-details="true"/>
                <table:data-pilot-member table:name="174" table:display="true" table:show-details="true"/>
                <table:data-pilot-member table:name="175" table:display="true" table:show-details="true"/>
                <table:data-pilot-member table:name="176" table:display="true" table:show-details="true"/>
                <table:data-pilot-member table:name="177" table:display="true" table:show-details="true"/>
                <table:data-pilot-member table:name="178" table:display="true" table:show-details="true"/>
                <table:data-pilot-member table:name="179" table:display="true" table:show-details="true"/>
                <table:data-pilot-member table:name="180" table:display="true" table:show-details="true"/>
                <table:data-pilot-member table:name="181" table:display="true" table:show-details="true"/>
                <table:data-pilot-member table:name="182" table:display="true" table:show-details="true"/>
                <table:data-pilot-member table:name="183" table:display="true" table:show-details="true"/>
                <table:data-pilot-member table:name="184" table:display="true" table:show-details="true"/>
                <table:data-pilot-member table:name="185" table:display="true" table:show-details="true"/>
                <table:data-pilot-member table:name="186" table:display="true" table:show-details="true"/>
                <table:data-pilot-member table:name="187" table:display="true" table:show-details="true"/>
                <table:data-pilot-member table:name="188" table:display="true" table:show-details="true"/>
                <table:data-pilot-member table:name="189" table:display="true" table:show-details="true"/>
                <table:data-pilot-member table:name="190" table:display="true" table:show-details="true"/>
                <table:data-pilot-member table:name="191" table:display="true" table:show-details="true"/>
                <table:data-pilot-member table:name="192" table:display="true" table:show-details="true"/>
                <table:data-pilot-member table:name="193" table:display="true" table:show-details="true"/>
                <table:data-pilot-member table:name="194" table:display="true" table:show-details="true"/>
                <table:data-pilot-member table:name="195" table:display="true" table:show-details="true"/>
                <table:data-pilot-member table:name="196" table:display="true" table:show-details="true"/>
                <table:data-pilot-member table:name="197" table:display="true" table:show-details="true"/>
                <table:data-pilot-member table:name="198" table:display="true" table:show-details="true"/>
                <table:data-pilot-member table:name="200" table:display="true" table:show-details="true"/>
                <table:data-pilot-member table:name="201" table:display="true" table:show-details="true"/>
                <table:data-pilot-member table:name="203" table:display="true" table:show-details="true"/>
                <table:data-pilot-member table:name="204" table:display="true" table:show-details="true"/>
                <table:data-pilot-member table:name="205" table:display="true" table:show-details="true"/>
                <table:data-pilot-member table:name="206" table:display="true" table:show-details="true"/>
                <table:data-pilot-member table:name="207" table:display="true" table:show-details="true"/>
                <table:data-pilot-member table:name="208" table:display="true" table:show-details="true"/>
                <table:data-pilot-member table:name="209" table:display="true" table:show-details="true"/>
                <table:data-pilot-member table:name="210" table:display="true" table:show-details="true"/>
                <table:data-pilot-member table:name="211" table:display="true" table:show-details="true"/>
                <table:data-pilot-member table:name="212" table:display="true" table:show-details="true"/>
                <table:data-pilot-member table:name="213" table:display="true" table:show-details="true"/>
                <table:data-pilot-member table:name="214" table:display="true" table:show-details="true"/>
                <table:data-pilot-member table:name="215" table:display="true" table:show-details="true"/>
                <table:data-pilot-member table:name="216" table:display="true" table:show-details="true"/>
                <table:data-pilot-member table:name="217" table:display="true" table:show-details="true"/>
                <table:data-pilot-member table:name="218" table:display="true" table:show-details="true"/>
                <table:data-pilot-member table:name="219" table:display="true" table:show-details="true"/>
                <table:data-pilot-member table:name="220" table:display="true" table:show-details="true"/>
                <table:data-pilot-member table:name="221" table:display="true" table:show-details="true"/>
                <table:data-pilot-member table:name="222" table:display="true" table:show-details="true"/>
                <table:data-pilot-member table:name="223" table:display="true" table:show-details="true"/>
                <table:data-pilot-member table:name="224" table:display="true" table:show-details="true"/>
                <table:data-pilot-member table:name="225" table:display="true" table:show-details="true"/>
                <table:data-pilot-member table:name="226" table:display="true" table:show-details="true"/>
                <table:data-pilot-member table:name="227" table:display="true" table:show-details="true"/>
                <table:data-pilot-member table:name="228" table:display="true" table:show-details="true"/>
                <table:data-pilot-member table:name="229" table:display="true" table:show-details="true"/>
                <table:data-pilot-member table:name="230" table:display="true" table:show-details="true"/>
                <table:data-pilot-member table:name="231" table:display="true" table:show-details="true"/>
                <table:data-pilot-member table:name="232" table:display="true" table:show-details="true"/>
                <table:data-pilot-member table:name="233" table:display="true" table:show-details="true"/>
                <table:data-pilot-member table:name="234" table:display="true" table:show-details="true"/>
                <table:data-pilot-member table:name="235" table:display="true" table:show-details="true"/>
                <table:data-pilot-member table:name="236" table:display="true" table:show-details="true"/>
                <table:data-pilot-member table:name="237" table:display="true" table:show-details="true"/>
                <table:data-pilot-member table:name="238" table:display="true" table:show-details="true"/>
                <table:data-pilot-member table:name="239" table:display="true" table:show-details="true"/>
                <table:data-pilot-member table:name="240" table:display="true" table:show-details="true"/>
                <table:data-pilot-member table:name="241" table:display="true" table:show-details="true"/>
                <table:data-pilot-member table:name="242" table:display="true" table:show-details="true"/>
                <table:data-pilot-member table:name="243" table:display="true" table:show-details="true"/>
                <table:data-pilot-member table:name="244" table:display="true" table:show-details="true"/>
                <table:data-pilot-member table:name="245" table:display="true" table:show-details="true"/>
                <table:data-pilot-member table:name="246" table:display="true" table:show-details="true"/>
                <table:data-pilot-member table:name="247" table:display="true" table:show-details="true"/>
                <table:data-pilot-member table:name="248" table:display="true" table:show-details="true"/>
                <table:data-pilot-member table:name="249" table:display="true" table:show-details="true"/>
                <table:data-pilot-member table:name="250" table:display="true" table:show-details="true"/>
                <table:data-pilot-member table:name="251" table:display="true" table:show-details="true"/>
                <table:data-pilot-member table:name="252" table:display="true" table:show-details="true"/>
                <table:data-pilot-member table:name="253" table:display="true" table:show-details="true"/>
                <table:data-pilot-member table:name="254" table:display="true" table:show-details="true"/>
                <table:data-pilot-member table:name="255" table:display="true" table:show-details="true"/>
                <table:data-pilot-member table:name="256" table:display="true" table:show-details="true"/>
                <table:data-pilot-member table:name="257" table:display="true" table:show-details="true"/>
                <table:data-pilot-member table:name="258" table:display="true" table:show-details="true"/>
                <table:data-pilot-member table:name="259" table:display="true" table:show-details="true"/>
                <table:data-pilot-member table:name="260" table:display="true" table:show-details="true"/>
                <table:data-pilot-member table:name="261" table:display="true" table:show-details="true"/>
                <table:data-pilot-member table:name="262" table:display="true" table:show-details="true"/>
                <table:data-pilot-member table:name="263" table:display="true" table:show-details="true"/>
                <table:data-pilot-member table:name="264" table:display="true" table:show-details="true"/>
                <table:data-pilot-member table:name="265" table:display="true" table:show-details="true"/>
                <table:data-pilot-member table:name="266" table:display="true" table:show-details="true"/>
                <table:data-pilot-member table:name="267" table:display="true" table:show-details="true"/>
                <table:data-pilot-member table:name="268" table:display="true" table:show-details="true"/>
                <table:data-pilot-member table:name="269" table:display="true" table:show-details="true"/>
                <table:data-pilot-member table:name="270" table:display="true" table:show-details="true"/>
                <table:data-pilot-member table:name="271" table:display="true" table:show-details="true"/>
                <table:data-pilot-member table:name="272" table:display="true" table:show-details="true"/>
                <table:data-pilot-member table:name="273" table:display="true" table:show-details="true"/>
                <table:data-pilot-member table:name="274" table:display="true" table:show-details="true"/>
                <table:data-pilot-member table:name="275" table:display="true" table:show-details="true"/>
                <table:data-pilot-member table:name="276" table:display="true" table:show-details="true"/>
                <table:data-pilot-member table:name="277" table:display="true" table:show-details="true"/>
                <table:data-pilot-member table:name="278" table:display="true" table:show-details="true"/>
                <table:data-pilot-member table:name="279" table:display="true" table:show-details="true"/>
                <table:data-pilot-member table:name="280" table:display="true" table:show-details="true"/>
                <table:data-pilot-member table:name="281" table:display="true" table:show-details="true"/>
                <table:data-pilot-member table:name="282" table:display="true" table:show-details="true"/>
                <table:data-pilot-member table:name="283" table:display="true" table:show-details="true"/>
                <table:data-pilot-member table:name="284" table:display="true" table:show-details="true"/>
                <table:data-pilot-member table:name="285" table:display="true" table:show-details="true"/>
                <table:data-pilot-member table:name="286" table:display="true" table:show-details="true"/>
                <table:data-pilot-member table:name="287" table:display="true" table:show-details="true"/>
                <table:data-pilot-member table:name="288" table:display="true" table:show-details="true"/>
                <table:data-pilot-member table:name="289" table:display="true" table:show-details="true"/>
                <table:data-pilot-member table:name="290" table:display="true" table:show-details="true"/>
                <table:data-pilot-member table:name="291" table:display="true" table:show-details="true"/>
                <table:data-pilot-member table:name="292" table:display="true" table:show-details="true"/>
                <table:data-pilot-member table:name="293" table:display="true" table:show-details="true"/>
                <table:data-pilot-member table:name="294" table:display="true" table:show-details="true"/>
                <table:data-pilot-member table:name="295" table:display="true" table:show-details="true"/>
                <table:data-pilot-member table:name="296" table:display="true" table:show-details="true"/>
                <table:data-pilot-member table:name="297" table:display="true" table:show-details="true"/>
                <table:data-pilot-member table:name="298" table:display="true" table:show-details="true"/>
                <table:data-pilot-member table:name="299" table:display="true" table:show-details="true"/>
                <table:data-pilot-member table:name="300" table:display="true" table:show-details="true"/>
                <table:data-pilot-member table:name="301" table:display="true" table:show-details="true"/>
                <table:data-pilot-member table:name="302" table:display="true" table:show-details="true"/>
                <table:data-pilot-member table:name="303" table:display="true" table:show-details="true"/>
                <table:data-pilot-member table:name="304" table:display="true" table:show-details="true"/>
                <table:data-pilot-member table:name="305" table:display="true" table:show-details="true"/>
                <table:data-pilot-member table:name="306" table:display="true" table:show-details="true"/>
                <table:data-pilot-member table:name="307" table:display="true" table:show-details="true"/>
                <table:data-pilot-member table:name="308" table:display="true" table:show-details="true"/>
                <table:data-pilot-member table:name="309" table:display="true" table:show-details="true"/>
                <table:data-pilot-member table:name="310" table:display="true" table:show-details="true"/>
                <table:data-pilot-member table:name="311" table:display="true" table:show-details="true"/>
                <table:data-pilot-member table:name="312" table:display="true" table:show-details="true"/>
                <table:data-pilot-member table:name="313" table:display="true" table:show-details="true"/>
                <table:data-pilot-member table:name="314" table:display="true" table:show-details="true"/>
                <table:data-pilot-member table:name="315" table:display="true" table:show-details="true"/>
                <table:data-pilot-member table:name="316" table:display="true" table:show-details="true"/>
                <table:data-pilot-member table:name="317" table:display="true" table:show-details="true"/>
                <table:data-pilot-member table:name="318" table:display="true" table:show-details="true"/>
                <table:data-pilot-member table:name="319" table:display="true" table:show-details="true"/>
                <table:data-pilot-member table:name="320" table:display="true" table:show-details="true"/>
                <table:data-pilot-member table:name="321" table:display="true" table:show-details="true"/>
                <table:data-pilot-member table:name="322" table:display="true" table:show-details="true"/>
                <table:data-pilot-member table:name="323" table:display="true" table:show-details="true"/>
                <table:data-pilot-member table:name="324" table:display="true" table:show-details="true"/>
                <table:data-pilot-member table:name="325" table:display="true" table:show-details="true"/>
                <table:data-pilot-member table:name="326" table:display="true" table:show-details="true"/>
                <table:data-pilot-member table:name="327" table:display="true" table:show-details="true"/>
                <table:data-pilot-member table:name="328" table:display="true" table:show-details="true"/>
                <table:data-pilot-member table:name="329" table:display="true" table:show-details="true"/>
                <table:data-pilot-member table:name="330" table:display="true" table:show-details="true"/>
                <table:data-pilot-member table:name="331" table:display="true" table:show-details="true"/>
                <table:data-pilot-member table:name="332" table:display="true" table:show-details="true"/>
                <table:data-pilot-member table:name="333" table:display="true" table:show-details="true"/>
                <table:data-pilot-member table:name="334" table:display="true" table:show-details="true"/>
                <table:data-pilot-member table:name="335" table:display="true" table:show-details="true"/>
                <table:data-pilot-member table:name="336" table:display="true" table:show-details="true"/>
                <table:data-pilot-member table:name="337" table:display="true" table:show-details="true"/>
                <table:data-pilot-member table:name="338" table:display="true" table:show-details="true"/>
                <table:data-pilot-member table:name="339" table:display="true" table:show-details="true"/>
                <table:data-pilot-member table:name="340" table:display="true" table:show-details="true"/>
                <table:data-pilot-member table:name="341" table:display="true" table:show-details="true"/>
                <table:data-pilot-member table:name="342" table:display="true" table:show-details="true"/>
                <table:data-pilot-member table:name="343" table:display="true" table:show-details="true"/>
                <table:data-pilot-member table:name="344" table:display="true" table:show-details="true"/>
                <table:data-pilot-member table:name="345" table:display="true" table:show-details="true"/>
                <table:data-pilot-member table:name="346" table:display="true" table:show-details="true"/>
                <table:data-pilot-member table:name="347" table:display="true" table:show-details="true"/>
                <table:data-pilot-member table:name="348" table:display="true" table:show-details="true"/>
                <table:data-pilot-member table:name="349" table:display="true" table:show-details="true"/>
                <table:data-pilot-member table:name="350" table:display="true" table:show-details="true"/>
                <table:data-pilot-member table:name="351" table:display="true" table:show-details="true"/>
                <table:data-pilot-member table:name="352" table:display="true" table:show-details="true"/>
                <table:data-pilot-member table:name="353" table:display="true" table:show-details="true"/>
                <table:data-pilot-member table:name="354" table:display="true" table:show-details="true"/>
                <table:data-pilot-member table:name="355" table:display="true" table:show-details="true"/>
                <table:data-pilot-member table:name="356" table:display="true" table:show-details="true"/>
                <table:data-pilot-member table:name="357" table:display="true" table:show-details="true"/>
                <table:data-pilot-member table:name="358" table:display="true" table:show-details="true"/>
                <table:data-pilot-member table:name="359" table:display="true" table:show-details="true"/>
                <table:data-pilot-member table:name="360" table:display="true" table:show-details="true"/>
                <table:data-pilot-member table:name="361" table:display="true" table:show-details="true"/>
                <table:data-pilot-member table:name="362" table:display="true" table:show-details="true"/>
                <table:data-pilot-member table:name="363" table:display="true" table:show-details="true"/>
                <table:data-pilot-member table:name="364" table:display="true" table:show-details="true"/>
                <table:data-pilot-member table:name="365" table:display="true" table:show-details="true"/>
                <table:data-pilot-member table:name="366" table:display="true" table:show-details="true"/>
                <table:data-pilot-member table:name="367" table:display="true" table:show-details="true"/>
                <table:data-pilot-member table:name="368" table:display="true" table:show-details="true"/>
                <table:data-pilot-member table:name="369" table:display="true" table:show-details="true"/>
                <table:data-pilot-member table:name="370" table:display="true" table:show-details="true"/>
                <table:data-pilot-member table:name="371" table:display="true" table:show-details="true"/>
                <table:data-pilot-member table:name="372" table:display="true" table:show-details="true"/>
                <table:data-pilot-member table:name="373" table:display="true" table:show-details="true"/>
                <table:data-pilot-member table:name="374" table:display="true" table:show-details="true"/>
                <table:data-pilot-member table:name="375" table:display="true" table:show-details="true"/>
                <table:data-pilot-member table:name="376" table:display="true" table:show-details="true"/>
                <table:data-pilot-member table:name="377" table:display="true" table:show-details="true"/>
                <table:data-pilot-member table:name="378" table:display="true" table:show-details="true"/>
                <table:data-pilot-member table:name="379" table:display="true" table:show-details="true"/>
                <table:data-pilot-member table:name="380" table:display="true" table:show-details="true"/>
                <table:data-pilot-member table:name="381" table:display="true" table:show-details="true"/>
                <table:data-pilot-member table:name="382" table:display="true" table:show-details="true"/>
                <table:data-pilot-member table:name="383" table:display="true" table:show-details="true"/>
                <table:data-pilot-member table:name="384" table:display="true" table:show-details="true"/>
                <table:data-pilot-member table:name="385" table:display="true" table:show-details="true"/>
                <table:data-pilot-member table:name="386" table:display="true" table:show-details="true"/>
                <table:data-pilot-member table:name="387" table:display="true" table:show-details="true"/>
                <table:data-pilot-member table:name="388" table:display="true" table:show-details="true"/>
                <table:data-pilot-member table:name="389" table:display="true" table:show-details="true"/>
                <table:data-pilot-member table:name="390" table:display="true" table:show-details="true"/>
                <table:data-pilot-member table:name="391" table:display="true" table:show-details="true"/>
                <table:data-pilot-member table:name="392" table:display="true" table:show-details="true"/>
                <table:data-pilot-member table:name="393" table:display="true" table:show-details="true"/>
                <table:data-pilot-member table:name="394" table:display="true" table:show-details="true"/>
                <table:data-pilot-member table:name="395" table:display="true" table:show-details="true"/>
                <table:data-pilot-member table:name="396" table:display="true" table:show-details="true"/>
                <table:data-pilot-member table:name="397" table:display="true" table:show-details="true"/>
                <table:data-pilot-member table:name="398" table:display="true" table:show-details="true"/>
                <table:data-pilot-member table:name="399" table:display="true" table:show-details="true"/>
                <table:data-pilot-member table:name="400" table:display="true" table:show-details="true"/>
                <table:data-pilot-member table:name="401" table:display="true" table:show-details="true"/>
                <table:data-pilot-member table:name="402" table:display="true" table:show-details="true"/>
                <table:data-pilot-member table:name="403" table:display="true" table:show-details="true"/>
                <table:data-pilot-member table:name="404" table:display="true" table:show-details="true"/>
                <table:data-pilot-member table:name="405" table:display="true" table:show-details="true"/>
                <table:data-pilot-member table:name="406" table:display="true" table:show-details="true"/>
                <table:data-pilot-member table:name="407" table:display="true" table:show-details="true"/>
                <table:data-pilot-member table:name="408" table:display="true" table:show-details="true"/>
                <table:data-pilot-member table:name="409" table:display="true" table:show-details="true"/>
                <table:data-pilot-member table:name="410" table:display="true" table:show-details="true"/>
                <table:data-pilot-member table:name="411" table:display="true" table:show-details="true"/>
                <table:data-pilot-member table:name="412" table:display="true" table:show-details="true"/>
                <table:data-pilot-member table:name="413" table:display="true" table:show-details="true"/>
                <table:data-pilot-member table:name="414" table:display="true" table:show-details="true"/>
                <table:data-pilot-member table:name="415" table:display="true" table:show-details="true"/>
                <table:data-pilot-member table:name="416" table:display="true" table:show-details="true"/>
                <table:data-pilot-member table:name="417" table:display="true" table:show-details="true"/>
                <table:data-pilot-member table:name="418" table:display="true" table:show-details="true"/>
                <table:data-pilot-member table:name="419" table:display="true" table:show-details="true"/>
                <table:data-pilot-member table:name="420" table:display="true" table:show-details="true"/>
                <table:data-pilot-member table:name="421" table:display="true" table:show-details="true"/>
                <table:data-pilot-member table:name="422" table:display="true" table:show-details="true"/>
                <table:data-pilot-member table:name="423" table:display="true" table:show-details="true"/>
                <table:data-pilot-member table:name="424" table:display="true" table:show-details="true"/>
                <table:data-pilot-member table:name="425" table:display="true" table:show-details="true"/>
                <table:data-pilot-member table:name="426" table:display="true" table:show-details="true"/>
                <table:data-pilot-member table:name="427" table:display="true" table:show-details="true"/>
                <table:data-pilot-member table:name="428" table:display="true" table:show-details="true"/>
                <table:data-pilot-member table:name="429" table:display="true" table:show-details="true"/>
                <table:data-pilot-member table:name="430" table:display="true" table:show-details="true"/>
                <table:data-pilot-member table:name="431" table:display="true" table:show-details="true"/>
                <table:data-pilot-member table:name="432" table:display="true" table:show-details="true"/>
                <table:data-pilot-member table:name="433" table:display="true" table:show-details="true"/>
                <table:data-pilot-member table:name="434" table:display="true" table:show-details="true"/>
                <table:data-pilot-member table:name="435" table:display="true" table:show-details="true"/>
                <table:data-pilot-member table:name="436" table:display="true" table:show-details="true"/>
                <table:data-pilot-member table:name="437" table:display="true" table:show-details="true"/>
                <table:data-pilot-member table:name="438" table:display="true" table:show-details="true"/>
                <table:data-pilot-member table:name="439" table:display="true" table:show-details="true"/>
                <table:data-pilot-member table:name="440" table:display="true" table:show-details="true"/>
                <table:data-pilot-member table:name="441" table:display="true" table:show-details="true"/>
                <table:data-pilot-member table:name="442" table:display="true" table:show-details="true"/>
                <table:data-pilot-member table:name="443" table:display="true" table:show-details="true"/>
                <table:data-pilot-member table:name="444" table:display="true" table:show-details="true"/>
                <table:data-pilot-member table:name="445" table:display="true" table:show-details="true"/>
                <table:data-pilot-member table:name="446" table:display="true" table:show-details="true"/>
                <table:data-pilot-member table:name="447" table:display="true" table:show-details="true"/>
                <table:data-pilot-member table:name="448" table:display="true" table:show-details="true"/>
                <table:data-pilot-member table:name="449" table:display="true" table:show-details="true"/>
                <table:data-pilot-member table:name="450" table:display="true" table:show-details="true"/>
                <table:data-pilot-member table:name="451" table:display="true" table:show-details="true"/>
                <table:data-pilot-member table:name="452" table:display="true" table:show-details="true"/>
                <table:data-pilot-member table:name="453" table:display="true" table:show-details="true"/>
                <table:data-pilot-member table:name="454" table:display="true" table:show-details="true"/>
                <table:data-pilot-member table:name="455" table:display="true" table:show-details="true"/>
                <table:data-pilot-member table:name="456" table:display="true" table:show-details="true"/>
                <table:data-pilot-member table:name="457" table:display="true" table:show-details="true"/>
                <table:data-pilot-member table:name="458" table:display="true" table:show-details="true"/>
                <table:data-pilot-member table:name="459" table:display="true" table:show-details="true"/>
                <table:data-pilot-member table:name="460" table:display="true" table:show-details="true"/>
                <table:data-pilot-member table:name="461" table:display="true" table:show-details="true"/>
                <table:data-pilot-member table:name="462" table:display="true" table:show-details="true"/>
                <table:data-pilot-member table:name="463" table:display="true" table:show-details="true"/>
                <table:data-pilot-member table:name="464" table:display="true" table:show-details="true"/>
                <table:data-pilot-member table:name="465" table:display="true" table:show-details="true"/>
                <table:data-pilot-member table:name="466" table:display="true" table:show-details="true"/>
                <table:data-pilot-member table:name="467" table:display="true" table:show-details="true"/>
                <table:data-pilot-member table:name="468" table:display="true" table:show-details="true"/>
                <table:data-pilot-member table:name="469" table:display="true" table:show-details="true"/>
                <table:data-pilot-member table:name="470" table:display="true" table:show-details="true"/>
                <table:data-pilot-member table:name="471" table:display="true" table:show-details="true"/>
                <table:data-pilot-member table:name="472" table:display="true" table:show-details="true"/>
                <table:data-pilot-member table:name="473" table:display="true" table:show-details="true"/>
                <table:data-pilot-member table:name="474" table:display="true" table:show-details="true"/>
                <table:data-pilot-member table:name="475" table:display="true" table:show-details="true"/>
                <table:data-pilot-member table:name="476" table:display="true" table:show-details="true"/>
                <table:data-pilot-member table:name="477" table:display="true" table:show-details="true"/>
                <table:data-pilot-member table:name="478" table:display="true" table:show-details="true"/>
                <table:data-pilot-member table:name="479" table:display="true" table:show-details="true"/>
                <table:data-pilot-member table:name="480" table:display="true" table:show-details="true"/>
                <table:data-pilot-member table:name="481" table:display="true" table:show-details="true"/>
                <table:data-pilot-member table:name="482" table:display="true" table:show-details="true"/>
                <table:data-pilot-member table:name="483" table:display="true" table:show-details="true"/>
                <table:data-pilot-member table:name="484" table:display="true" table:show-details="true"/>
                <table:data-pilot-member table:name="485" table:display="true" table:show-details="true"/>
                <table:data-pilot-member table:name="487" table:display="true" table:show-details="true"/>
                <table:data-pilot-member table:name="488" table:display="true" table:show-details="true"/>
                <table:data-pilot-member table:name="489" table:display="true" table:show-details="true"/>
                <table:data-pilot-member table:name="490" table:display="true" table:show-details="true"/>
                <table:data-pilot-member table:name="491" table:display="true" table:show-details="true"/>
                <table:data-pilot-member table:name="492" table:display="true" table:show-details="true"/>
                <table:data-pilot-member table:name="493" table:display="true" table:show-details="true"/>
                <table:data-pilot-member table:name="494" table:display="true" table:show-details="true"/>
                <table:data-pilot-member table:name="495" table:display="true" table:show-details="true"/>
                <table:data-pilot-member table:name="496" table:display="true" table:show-details="true"/>
                <table:data-pilot-member table:name="497" table:display="true" table:show-details="true"/>
                <table:data-pilot-member table:name="498" table:display="true" table:show-details="true"/>
                <table:data-pilot-member table:name="499" table:display="true" table:show-details="true"/>
                <table:data-pilot-member table:name="500" table:display="true" table:show-details="true"/>
                <table:data-pilot-member table:name="501" table:display="true" table:show-details="true"/>
                <table:data-pilot-member table:name="502" table:display="true" table:show-details="true"/>
                <table:data-pilot-member table:name="504" table:display="true" table:show-details="true"/>
                <table:data-pilot-member table:name="505" table:display="true" table:show-details="true"/>
                <table:data-pilot-member table:name="506" table:display="true" table:show-details="true"/>
                <table:data-pilot-member table:name="508" table:display="true" table:show-details="true"/>
                <table:data-pilot-member table:name="509" table:display="true" table:show-details="true"/>
                <table:data-pilot-member table:name="510" table:display="true" table:show-details="true"/>
                <table:data-pilot-member table:name="511" table:display="true" table:show-details="true"/>
                <table:data-pilot-member table:name="512" table:display="true" table:show-details="true"/>
                <table:data-pilot-member table:name="513" table:display="true" table:show-details="true"/>
                <table:data-pilot-member table:name="516" table:display="true" table:show-details="true"/>
                <table:data-pilot-member table:name="517" table:display="true" table:show-details="true"/>
                <table:data-pilot-member table:name="519" table:display="true" table:show-details="true"/>
                <table:data-pilot-member table:name="520" table:display="true" table:show-details="true"/>
                <table:data-pilot-member table:name="521" table:display="true" table:show-details="true"/>
                <table:data-pilot-member table:name="522" table:display="true" table:show-details="true"/>
                <table:data-pilot-member table:name="524" table:display="true" table:show-details="true"/>
                <table:data-pilot-member table:name="525" table:display="true" table:show-details="true"/>
                <table:data-pilot-member table:name="526" table:display="true" table:show-details="true"/>
                <table:data-pilot-member table:name="527" table:display="true" table:show-details="true"/>
                <table:data-pilot-member table:name="529" table:display="true" table:show-details="true"/>
                <table:data-pilot-member table:name="532" table:display="true" table:show-details="true"/>
                <table:data-pilot-member table:name="533" table:display="true" table:show-details="true"/>
                <table:data-pilot-member table:name="534" table:display="true" table:show-details="true"/>
                <table:data-pilot-member table:name="535" table:display="true" table:show-details="true"/>
                <table:data-pilot-member table:name="536" table:display="true" table:show-details="true"/>
                <table:data-pilot-member table:name="537" table:display="true" table:show-details="true"/>
                <table:data-pilot-member table:name="538" table:display="true" table:show-details="true"/>
                <table:data-pilot-member table:name="540" table:display="true" table:show-details="true"/>
                <table:data-pilot-member table:name="541" table:display="true" table:show-details="true"/>
                <table:data-pilot-member table:name="542" table:display="true" table:show-details="true"/>
                <table:data-pilot-member table:name="543" table:display="true" table:show-details="true"/>
                <table:data-pilot-member table:name="546" table:display="true" table:show-details="true"/>
                <table:data-pilot-member table:name="547" table:display="true" table:show-details="true"/>
                <table:data-pilot-member table:name="548" table:display="true" table:show-details="true"/>
                <table:data-pilot-member table:name="549" table:display="true" table:show-details="true"/>
                <table:data-pilot-member table:name="550" table:display="true" table:show-details="true"/>
                <table:data-pilot-member table:name="551" table:display="true" table:show-details="true"/>
                <table:data-pilot-member table:name="553" table:display="true" table:show-details="true"/>
                <table:data-pilot-member table:name="555" table:display="true" table:show-details="true"/>
                <table:data-pilot-member table:name="556" table:display="true" table:show-details="true"/>
                <table:data-pilot-member table:name="557" table:display="true" table:show-details="true"/>
                <table:data-pilot-member table:name="558" table:display="true" table:show-details="true"/>
                <table:data-pilot-member table:name="559" table:display="true" table:show-details="true"/>
                <table:data-pilot-member table:name="560" table:display="true" table:show-details="true"/>
                <table:data-pilot-member table:name="561" table:display="true" table:show-details="true"/>
                <table:data-pilot-member table:name="562" table:display="true" table:show-details="true"/>
                <table:data-pilot-member table:name="563" table:display="true" table:show-details="true"/>
                <table:data-pilot-member table:name="564" table:display="true" table:show-details="true"/>
                <table:data-pilot-member table:name="566" table:display="true" table:show-details="true"/>
                <table:data-pilot-member table:name="567" table:display="true" table:show-details="true"/>
                <table:data-pilot-member table:name="568" table:display="true" table:show-details="true"/>
                <table:data-pilot-member table:name="570" table:display="true" table:show-details="true"/>
                <table:data-pilot-member table:name="571" table:display="true" table:show-details="true"/>
                <table:data-pilot-member table:name="572" table:display="true" table:show-details="true"/>
                <table:data-pilot-member table:name="573" table:display="true" table:show-details="true"/>
                <table:data-pilot-member table:name="574" table:display="true" table:show-details="true"/>
                <table:data-pilot-member table:name="575" table:display="true" table:show-details="true"/>
                <table:data-pilot-member table:name="576" table:display="true" table:show-details="true"/>
                <table:data-pilot-member table:name="577" table:display="true" table:show-details="true"/>
                <table:data-pilot-member table:name="578" table:display="true" table:show-details="true"/>
                <table:data-pilot-member table:name="579" table:display="true" table:show-details="true"/>
                <table:data-pilot-member table:name="580" table:display="true" table:show-details="true"/>
                <table:data-pilot-member table:name="581" table:display="true" table:show-details="true"/>
                <table:data-pilot-member table:name="582" table:display="true" table:show-details="true"/>
                <table:data-pilot-member table:name="583" table:display="true" table:show-details="true"/>
                <table:data-pilot-member table:name="585" table:display="true" table:show-details="true"/>
                <table:data-pilot-member table:name="590" table:display="true" table:show-details="true"/>
                <table:data-pilot-member table:name="591" table:display="true" table:show-details="true"/>
                <table:data-pilot-member table:name="592" table:display="true" table:show-details="true"/>
                <table:data-pilot-member table:name="593" table:display="true" table:show-details="true"/>
                <table:data-pilot-member table:name="594" table:display="true" table:show-details="true"/>
                <table:data-pilot-member table:name="598" table:display="true" table:show-details="true"/>
                <table:data-pilot-member table:name="599" table:display="true" table:show-details="true"/>
                <table:data-pilot-member table:name="602" table:display="true" table:show-details="true"/>
                <table:data-pilot-member table:name="603" table:display="true" table:show-details="true"/>
                <table:data-pilot-member table:name="605" table:display="true" table:show-details="true"/>
                <table:data-pilot-member table:name="606" table:display="true" table:show-details="true"/>
                <table:data-pilot-member table:name="609" table:display="true" table:show-details="true"/>
                <table:data-pilot-member table:name="610" table:display="true" table:show-details="true"/>
                <table:data-pilot-member table:name="611" table:display="true" table:show-details="true"/>
                <table:data-pilot-member table:name="612" table:display="true" table:show-details="true"/>
                <table:data-pilot-member table:name="614" table:display="true" table:show-details="true"/>
                <table:data-pilot-member table:name="616" table:display="true" table:show-details="true"/>
                <table:data-pilot-member table:name="620" table:display="true" table:show-details="true"/>
                <table:data-pilot-member table:name="621" table:display="true" table:show-details="true"/>
                <table:data-pilot-member table:name="623" table:display="true" table:show-details="true"/>
                <table:data-pilot-member table:name="624" table:display="true" table:show-details="true"/>
                <table:data-pilot-member table:name="625" table:display="true" table:show-details="true"/>
                <table:data-pilot-member table:name="627" table:display="true" table:show-details="true"/>
                <table:data-pilot-member table:name="628" table:display="true" table:show-details="true"/>
                <table:data-pilot-member table:name="629" table:display="true" table:show-details="true"/>
                <table:data-pilot-member table:name="633" table:display="true" table:show-details="true"/>
                <table:data-pilot-member table:name="634" table:display="true" table:show-details="true"/>
                <table:data-pilot-member table:name="636" table:display="true" table:show-details="true"/>
                <table:data-pilot-member table:name="637" table:display="true" table:show-details="true"/>
                <table:data-pilot-member table:name="638" table:display="true" table:show-details="true"/>
                <table:data-pilot-member table:name="640" table:display="true" table:show-details="true"/>
                <table:data-pilot-member table:name="641" table:display="true" table:show-details="true"/>
                <table:data-pilot-member table:name="645" table:display="true" table:show-details="true"/>
                <table:data-pilot-member table:name="646" table:display="true" table:show-details="true"/>
                <table:data-pilot-member table:name="648" table:display="true" table:show-details="true"/>
                <table:data-pilot-member table:name="650" table:display="true" table:show-details="true"/>
                <table:data-pilot-member table:name="654" table:display="true" table:show-details="true"/>
                <table:data-pilot-member table:name="656" table:display="true" table:show-details="true"/>
                <table:data-pilot-member table:name="657" table:display="true" table:show-details="true"/>
                <table:data-pilot-member table:name="658" table:display="true" table:show-details="true"/>
                <table:data-pilot-member table:name="661" table:display="true" table:show-details="true"/>
                <table:data-pilot-member table:name="662" table:display="true" table:show-details="true"/>
                <table:data-pilot-member table:name="665" table:display="true" table:show-details="true"/>
                <table:data-pilot-member table:name="667" table:display="true" table:show-details="true"/>
                <table:data-pilot-member table:name="668" table:display="true" table:show-details="true"/>
                <table:data-pilot-member table:name="670" table:display="true" table:show-details="true"/>
                <table:data-pilot-member table:name="674" table:display="true" table:show-details="true"/>
                <table:data-pilot-member table:name="675" table:display="true" table:show-details="true"/>
                <table:data-pilot-member table:name="676" table:display="true" table:show-details="true"/>
                <table:data-pilot-member table:name="677" table:display="true" table:show-details="true"/>
                <table:data-pilot-member table:name="678" table:display="true" table:show-details="true"/>
                <table:data-pilot-member table:name="680" table:display="true" table:show-details="true"/>
                <table:data-pilot-member table:name="681" table:display="true" table:show-details="true"/>
                <table:data-pilot-member table:name="682" table:display="true" table:show-details="true"/>
                <table:data-pilot-member table:name="684" table:display="true" table:show-details="true"/>
                <table:data-pilot-member table:name="685" table:display="true" table:show-details="true"/>
                <table:data-pilot-member table:name="686" table:display="true" table:show-details="true"/>
                <table:data-pilot-member table:name="688" table:display="true" table:show-details="true"/>
                <table:data-pilot-member table:name="689" table:display="true" table:show-details="true"/>
                <table:data-pilot-member table:name="692" table:display="true" table:show-details="true"/>
                <table:data-pilot-member table:name="695" table:display="true" table:show-details="true"/>
                <table:data-pilot-member table:name="697" table:display="true" table:show-details="true"/>
                <table:data-pilot-member table:name="709" table:display="true" table:show-details="true"/>
                <table:data-pilot-member table:name="710" table:display="true" table:show-details="true"/>
                <table:data-pilot-member table:name="712" table:display="true" table:show-details="true"/>
                <table:data-pilot-member table:name="714" table:display="true" table:show-details="true"/>
                <table:data-pilot-member table:name="715" table:display="true" table:show-details="true"/>
                <table:data-pilot-member table:name="717" table:display="true" table:show-details="true"/>
                <table:data-pilot-member table:name="720" table:display="true" table:show-details="true"/>
                <table:data-pilot-member table:name="722" table:display="true" table:show-details="true"/>
                <table:data-pilot-member table:name="728" table:display="true" table:show-details="true"/>
                <table:data-pilot-member table:name="730" table:display="true" table:show-details="true"/>
                <table:data-pilot-member table:name="734" table:display="true" table:show-details="true"/>
                <table:data-pilot-member table:name="737" table:display="true" table:show-details="true"/>
                <table:data-pilot-member table:name="740" table:display="true" table:show-details="true"/>
                <table:data-pilot-member table:name="743" table:display="true" table:show-details="true"/>
                <table:data-pilot-member table:name="745" table:display="true" table:show-details="true"/>
                <table:data-pilot-member table:name="750" table:display="true" table:show-details="true"/>
                <table:data-pilot-member table:name="752" table:display="true" table:show-details="true"/>
                <table:data-pilot-member table:name="753" table:display="true" table:show-details="true"/>
                <table:data-pilot-member table:name="768" table:display="true" table:show-details="true"/>
                <table:data-pilot-member table:name="770" table:display="true" table:show-details="true"/>
                <table:data-pilot-member table:name="771" table:display="true" table:show-details="true"/>
                <table:data-pilot-member table:name="776" table:display="true" table:show-details="true"/>
                <table:data-pilot-member table:name="777" table:display="true" table:show-details="true"/>
                <table:data-pilot-member table:name="778" table:display="true" table:show-details="true"/>
                <table:data-pilot-member table:name="780" table:display="true" table:show-details="true"/>
                <table:data-pilot-member table:name="781" table:display="true" table:show-details="true"/>
                <table:data-pilot-member table:name="783" table:display="true" table:show-details="true"/>
                <table:data-pilot-member table:name="794" table:display="true" table:show-details="true"/>
                <table:data-pilot-member table:name="795" table:display="true" table:show-details="true"/>
                <table:data-pilot-member table:name="79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zad 7.2'.A1:'zad 7.2'.B18" table:buttons="'zad 7.2'.A1" table:show-filter-button="false" table:drill-down-on-double-click="false">
          <table:source-cell-range table:cell-range-address="'zad 7'.A1:'zad 7'.E250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gatunek" table:orientation="row" table:used-hierarchy="0" table:function="auto">
            <table:data-pilot-level table:show-empty="false" calcext:repeat-item-labels="false">
              <table:data-pilot-members>
                <table:data-pilot-member table:name="Alwa" table:display="true" table:show-details="true"/>
                <table:data-pilot-member table:name="Antonowka" table:display="true" table:show-details="true"/>
                <table:data-pilot-member table:name="Cortland" table:display="true" table:show-details="true"/>
                <table:data-pilot-member table:name="Delikates" table:display="true" table:show-details="true"/>
                <table:data-pilot-member table:name="Gala" table:display="true" table:show-details="true"/>
                <table:data-pilot-member table:name="Gloster" table:display="true" table:show-details="true"/>
                <table:data-pilot-member table:name="Idared" table:display="true" table:show-details="true"/>
                <table:data-pilot-member table:name="Jonagold" table:display="true" table:show-details="true"/>
                <table:data-pilot-member table:name="Jonagored" table:display="true" table:show-details="true"/>
                <table:data-pilot-member table:name="Kosztela" table:display="true" table:show-details="true"/>
                <table:data-pilot-member table:name="Ligol" table:display="true" table:show-details="true"/>
                <table:data-pilot-member table:name="Lobo" table:display="true" table:show-details="true"/>
                <table:data-pilot-member table:name="Melba" table:display="true" table:show-details="true"/>
                <table:data-pilot-member table:name="Papierowka" table:display="true" table:show-details="true"/>
                <table:data-pilot-member table:name="Reneta" table:display="true" table:show-details="true"/>
                <table:data-pilot-member table:name="Szampio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uma" table:orientation="data" table:used-hierarchy="0" table:function="sum">
            <table:data-pilot-level table:show-empty="false" calcext:repeat-item-labels="false">
              <table:data-pilot-members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06" table:display="true" table:show-details="true"/>
                <table:data-pilot-member table:name="107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6" table:display="true" table:show-details="true"/>
                <table:data-pilot-member table:name="117" table:display="true" table:show-details="true"/>
                <table:data-pilot-member table:name="118" table:display="true" table:show-details="true"/>
                <table:data-pilot-member table:name="119" table:display="true" table:show-details="true"/>
                <table:data-pilot-member table:name="120" table:display="true" table:show-details="true"/>
                <table:data-pilot-member table:name="122" table:display="true" table:show-details="true"/>
                <table:data-pilot-member table:name="123" table:display="true" table:show-details="true"/>
                <table:data-pilot-member table:name="124" table:display="true" table:show-details="true"/>
                <table:data-pilot-member table:name="125" table:display="true" table:show-details="true"/>
                <table:data-pilot-member table:name="126" table:display="true" table:show-details="true"/>
                <table:data-pilot-member table:name="127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1" table:display="true" table:show-details="true"/>
                <table:data-pilot-member table:name="132" table:display="true" table:show-details="true"/>
                <table:data-pilot-member table:name="133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38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5" table:display="true" table:show-details="true"/>
                <table:data-pilot-member table:name="146" table:display="true" table:show-details="true"/>
                <table:data-pilot-member table:name="147" table:display="true" table:show-details="true"/>
                <table:data-pilot-member table:name="148" table:display="true" table:show-details="true"/>
                <table:data-pilot-member table:name="149" table:display="true" table:show-details="true"/>
                <table:data-pilot-member table:name="150" table:display="true" table:show-details="true"/>
                <table:data-pilot-member table:name="151" table:display="true" table:show-details="true"/>
                <table:data-pilot-member table:name="152" table:display="true" table:show-details="true"/>
                <table:data-pilot-member table:name="153" table:display="true" table:show-details="true"/>
                <table:data-pilot-member table:name="154" table:display="true" table:show-details="true"/>
                <table:data-pilot-member table:name="155" table:display="true" table:show-details="true"/>
                <table:data-pilot-member table:name="156" table:display="true" table:show-details="true"/>
                <table:data-pilot-member table:name="157" table:display="true" table:show-details="true"/>
                <table:data-pilot-member table:name="158" table:display="true" table:show-details="true"/>
                <table:data-pilot-member table:name="159" table:display="true" table:show-details="true"/>
                <table:data-pilot-member table:name="160" table:display="true" table:show-details="true"/>
                <table:data-pilot-member table:name="161" table:display="true" table:show-details="true"/>
                <table:data-pilot-member table:name="162" table:display="true" table:show-details="true"/>
                <table:data-pilot-member table:name="163" table:display="true" table:show-details="true"/>
                <table:data-pilot-member table:name="164" table:display="true" table:show-details="true"/>
                <table:data-pilot-member table:name="165" table:display="true" table:show-details="true"/>
                <table:data-pilot-member table:name="166" table:display="true" table:show-details="true"/>
                <table:data-pilot-member table:name="167" table:display="true" table:show-details="true"/>
                <table:data-pilot-member table:name="168" table:display="true" table:show-details="true"/>
                <table:data-pilot-member table:name="169" table:display="true" table:show-details="true"/>
                <table:data-pilot-member table:name="170" table:display="true" table:show-details="true"/>
                <table:data-pilot-member table:name="171" table:display="true" table:show-details="true"/>
                <table:data-pilot-member table:name="172" table:display="true" table:show-details="true"/>
                <table:data-pilot-member table:name="173" table:display="true" table:show-details="true"/>
                <table:data-pilot-member table:name="174" table:display="true" table:show-details="true"/>
                <table:data-pilot-member table:name="175" table:display="true" table:show-details="true"/>
                <table:data-pilot-member table:name="176" table:display="true" table:show-details="true"/>
                <table:data-pilot-member table:name="177" table:display="true" table:show-details="true"/>
                <table:data-pilot-member table:name="178" table:display="true" table:show-details="true"/>
                <table:data-pilot-member table:name="179" table:display="true" table:show-details="true"/>
                <table:data-pilot-member table:name="180" table:display="true" table:show-details="true"/>
                <table:data-pilot-member table:name="181" table:display="true" table:show-details="true"/>
                <table:data-pilot-member table:name="182" table:display="true" table:show-details="true"/>
                <table:data-pilot-member table:name="183" table:display="true" table:show-details="true"/>
                <table:data-pilot-member table:name="184" table:display="true" table:show-details="true"/>
                <table:data-pilot-member table:name="185" table:display="true" table:show-details="true"/>
                <table:data-pilot-member table:name="186" table:display="true" table:show-details="true"/>
                <table:data-pilot-member table:name="187" table:display="true" table:show-details="true"/>
                <table:data-pilot-member table:name="188" table:display="true" table:show-details="true"/>
                <table:data-pilot-member table:name="189" table:display="true" table:show-details="true"/>
                <table:data-pilot-member table:name="190" table:display="true" table:show-details="true"/>
                <table:data-pilot-member table:name="191" table:display="true" table:show-details="true"/>
                <table:data-pilot-member table:name="192" table:display="true" table:show-details="true"/>
                <table:data-pilot-member table:name="193" table:display="true" table:show-details="true"/>
                <table:data-pilot-member table:name="194" table:display="true" table:show-details="true"/>
                <table:data-pilot-member table:name="195" table:display="true" table:show-details="true"/>
                <table:data-pilot-member table:name="196" table:display="true" table:show-details="true"/>
                <table:data-pilot-member table:name="197" table:display="true" table:show-details="true"/>
                <table:data-pilot-member table:name="198" table:display="true" table:show-details="true"/>
                <table:data-pilot-member table:name="200" table:display="true" table:show-details="true"/>
                <table:data-pilot-member table:name="201" table:display="true" table:show-details="true"/>
                <table:data-pilot-member table:name="203" table:display="true" table:show-details="true"/>
                <table:data-pilot-member table:name="204" table:display="true" table:show-details="true"/>
                <table:data-pilot-member table:name="205" table:display="true" table:show-details="true"/>
                <table:data-pilot-member table:name="206" table:display="true" table:show-details="true"/>
                <table:data-pilot-member table:name="207" table:display="true" table:show-details="true"/>
                <table:data-pilot-member table:name="208" table:display="true" table:show-details="true"/>
                <table:data-pilot-member table:name="209" table:display="true" table:show-details="true"/>
                <table:data-pilot-member table:name="210" table:display="true" table:show-details="true"/>
                <table:data-pilot-member table:name="211" table:display="true" table:show-details="true"/>
                <table:data-pilot-member table:name="212" table:display="true" table:show-details="true"/>
                <table:data-pilot-member table:name="213" table:display="true" table:show-details="true"/>
                <table:data-pilot-member table:name="214" table:display="true" table:show-details="true"/>
                <table:data-pilot-member table:name="215" table:display="true" table:show-details="true"/>
                <table:data-pilot-member table:name="216" table:display="true" table:show-details="true"/>
                <table:data-pilot-member table:name="217" table:display="true" table:show-details="true"/>
                <table:data-pilot-member table:name="218" table:display="true" table:show-details="true"/>
                <table:data-pilot-member table:name="219" table:display="true" table:show-details="true"/>
                <table:data-pilot-member table:name="220" table:display="true" table:show-details="true"/>
                <table:data-pilot-member table:name="221" table:display="true" table:show-details="true"/>
                <table:data-pilot-member table:name="222" table:display="true" table:show-details="true"/>
                <table:data-pilot-member table:name="223" table:display="true" table:show-details="true"/>
                <table:data-pilot-member table:name="224" table:display="true" table:show-details="true"/>
                <table:data-pilot-member table:name="225" table:display="true" table:show-details="true"/>
                <table:data-pilot-member table:name="226" table:display="true" table:show-details="true"/>
                <table:data-pilot-member table:name="227" table:display="true" table:show-details="true"/>
                <table:data-pilot-member table:name="228" table:display="true" table:show-details="true"/>
                <table:data-pilot-member table:name="229" table:display="true" table:show-details="true"/>
                <table:data-pilot-member table:name="230" table:display="true" table:show-details="true"/>
                <table:data-pilot-member table:name="231" table:display="true" table:show-details="true"/>
                <table:data-pilot-member table:name="232" table:display="true" table:show-details="true"/>
                <table:data-pilot-member table:name="233" table:display="true" table:show-details="true"/>
                <table:data-pilot-member table:name="234" table:display="true" table:show-details="true"/>
                <table:data-pilot-member table:name="235" table:display="true" table:show-details="true"/>
                <table:data-pilot-member table:name="236" table:display="true" table:show-details="true"/>
                <table:data-pilot-member table:name="237" table:display="true" table:show-details="true"/>
                <table:data-pilot-member table:name="238" table:display="true" table:show-details="true"/>
                <table:data-pilot-member table:name="239" table:display="true" table:show-details="true"/>
                <table:data-pilot-member table:name="240" table:display="true" table:show-details="true"/>
                <table:data-pilot-member table:name="241" table:display="true" table:show-details="true"/>
                <table:data-pilot-member table:name="242" table:display="true" table:show-details="true"/>
                <table:data-pilot-member table:name="243" table:display="true" table:show-details="true"/>
                <table:data-pilot-member table:name="244" table:display="true" table:show-details="true"/>
                <table:data-pilot-member table:name="245" table:display="true" table:show-details="true"/>
                <table:data-pilot-member table:name="246" table:display="true" table:show-details="true"/>
                <table:data-pilot-member table:name="247" table:display="true" table:show-details="true"/>
                <table:data-pilot-member table:name="248" table:display="true" table:show-details="true"/>
                <table:data-pilot-member table:name="249" table:display="true" table:show-details="true"/>
                <table:data-pilot-member table:name="250" table:display="true" table:show-details="true"/>
                <table:data-pilot-member table:name="251" table:display="true" table:show-details="true"/>
                <table:data-pilot-member table:name="252" table:display="true" table:show-details="true"/>
                <table:data-pilot-member table:name="253" table:display="true" table:show-details="true"/>
                <table:data-pilot-member table:name="254" table:display="true" table:show-details="true"/>
                <table:data-pilot-member table:name="255" table:display="true" table:show-details="true"/>
                <table:data-pilot-member table:name="256" table:display="true" table:show-details="true"/>
                <table:data-pilot-member table:name="257" table:display="true" table:show-details="true"/>
                <table:data-pilot-member table:name="258" table:display="true" table:show-details="true"/>
                <table:data-pilot-member table:name="259" table:display="true" table:show-details="true"/>
                <table:data-pilot-member table:name="260" table:display="true" table:show-details="true"/>
                <table:data-pilot-member table:name="261" table:display="true" table:show-details="true"/>
                <table:data-pilot-member table:name="262" table:display="true" table:show-details="true"/>
                <table:data-pilot-member table:name="263" table:display="true" table:show-details="true"/>
                <table:data-pilot-member table:name="264" table:display="true" table:show-details="true"/>
                <table:data-pilot-member table:name="265" table:display="true" table:show-details="true"/>
                <table:data-pilot-member table:name="266" table:display="true" table:show-details="true"/>
                <table:data-pilot-member table:name="267" table:display="true" table:show-details="true"/>
                <table:data-pilot-member table:name="268" table:display="true" table:show-details="true"/>
                <table:data-pilot-member table:name="269" table:display="true" table:show-details="true"/>
                <table:data-pilot-member table:name="270" table:display="true" table:show-details="true"/>
                <table:data-pilot-member table:name="271" table:display="true" table:show-details="true"/>
                <table:data-pilot-member table:name="272" table:display="true" table:show-details="true"/>
                <table:data-pilot-member table:name="273" table:display="true" table:show-details="true"/>
                <table:data-pilot-member table:name="274" table:display="true" table:show-details="true"/>
                <table:data-pilot-member table:name="275" table:display="true" table:show-details="true"/>
                <table:data-pilot-member table:name="276" table:display="true" table:show-details="true"/>
                <table:data-pilot-member table:name="277" table:display="true" table:show-details="true"/>
                <table:data-pilot-member table:name="278" table:display="true" table:show-details="true"/>
                <table:data-pilot-member table:name="279" table:display="true" table:show-details="true"/>
                <table:data-pilot-member table:name="280" table:display="true" table:show-details="true"/>
                <table:data-pilot-member table:name="281" table:display="true" table:show-details="true"/>
                <table:data-pilot-member table:name="282" table:display="true" table:show-details="true"/>
                <table:data-pilot-member table:name="283" table:display="true" table:show-details="true"/>
                <table:data-pilot-member table:name="284" table:display="true" table:show-details="true"/>
                <table:data-pilot-member table:name="285" table:display="true" table:show-details="true"/>
                <table:data-pilot-member table:name="286" table:display="true" table:show-details="true"/>
                <table:data-pilot-member table:name="287" table:display="true" table:show-details="true"/>
                <table:data-pilot-member table:name="288" table:display="true" table:show-details="true"/>
                <table:data-pilot-member table:name="289" table:display="true" table:show-details="true"/>
                <table:data-pilot-member table:name="290" table:display="true" table:show-details="true"/>
                <table:data-pilot-member table:name="291" table:display="true" table:show-details="true"/>
                <table:data-pilot-member table:name="292" table:display="true" table:show-details="true"/>
                <table:data-pilot-member table:name="293" table:display="true" table:show-details="true"/>
                <table:data-pilot-member table:name="294" table:display="true" table:show-details="true"/>
                <table:data-pilot-member table:name="295" table:display="true" table:show-details="true"/>
                <table:data-pilot-member table:name="296" table:display="true" table:show-details="true"/>
                <table:data-pilot-member table:name="297" table:display="true" table:show-details="true"/>
                <table:data-pilot-member table:name="298" table:display="true" table:show-details="true"/>
                <table:data-pilot-member table:name="299" table:display="true" table:show-details="true"/>
                <table:data-pilot-member table:name="300" table:display="true" table:show-details="true"/>
                <table:data-pilot-member table:name="301" table:display="true" table:show-details="true"/>
                <table:data-pilot-member table:name="302" table:display="true" table:show-details="true"/>
                <table:data-pilot-member table:name="303" table:display="true" table:show-details="true"/>
                <table:data-pilot-member table:name="304" table:display="true" table:show-details="true"/>
                <table:data-pilot-member table:name="305" table:display="true" table:show-details="true"/>
                <table:data-pilot-member table:name="306" table:display="true" table:show-details="true"/>
                <table:data-pilot-member table:name="307" table:display="true" table:show-details="true"/>
                <table:data-pilot-member table:name="308" table:display="true" table:show-details="true"/>
                <table:data-pilot-member table:name="309" table:display="true" table:show-details="true"/>
                <table:data-pilot-member table:name="310" table:display="true" table:show-details="true"/>
                <table:data-pilot-member table:name="311" table:display="true" table:show-details="true"/>
                <table:data-pilot-member table:name="312" table:display="true" table:show-details="true"/>
                <table:data-pilot-member table:name="313" table:display="true" table:show-details="true"/>
                <table:data-pilot-member table:name="314" table:display="true" table:show-details="true"/>
                <table:data-pilot-member table:name="315" table:display="true" table:show-details="true"/>
                <table:data-pilot-member table:name="316" table:display="true" table:show-details="true"/>
                <table:data-pilot-member table:name="317" table:display="true" table:show-details="true"/>
                <table:data-pilot-member table:name="318" table:display="true" table:show-details="true"/>
                <table:data-pilot-member table:name="319" table:display="true" table:show-details="true"/>
                <table:data-pilot-member table:name="320" table:display="true" table:show-details="true"/>
                <table:data-pilot-member table:name="321" table:display="true" table:show-details="true"/>
                <table:data-pilot-member table:name="322" table:display="true" table:show-details="true"/>
                <table:data-pilot-member table:name="323" table:display="true" table:show-details="true"/>
                <table:data-pilot-member table:name="324" table:display="true" table:show-details="true"/>
                <table:data-pilot-member table:name="325" table:display="true" table:show-details="true"/>
                <table:data-pilot-member table:name="326" table:display="true" table:show-details="true"/>
                <table:data-pilot-member table:name="327" table:display="true" table:show-details="true"/>
                <table:data-pilot-member table:name="328" table:display="true" table:show-details="true"/>
                <table:data-pilot-member table:name="329" table:display="true" table:show-details="true"/>
                <table:data-pilot-member table:name="330" table:display="true" table:show-details="true"/>
                <table:data-pilot-member table:name="331" table:display="true" table:show-details="true"/>
                <table:data-pilot-member table:name="332" table:display="true" table:show-details="true"/>
                <table:data-pilot-member table:name="333" table:display="true" table:show-details="true"/>
                <table:data-pilot-member table:name="334" table:display="true" table:show-details="true"/>
                <table:data-pilot-member table:name="335" table:display="true" table:show-details="true"/>
                <table:data-pilot-member table:name="336" table:display="true" table:show-details="true"/>
                <table:data-pilot-member table:name="337" table:display="true" table:show-details="true"/>
                <table:data-pilot-member table:name="338" table:display="true" table:show-details="true"/>
                <table:data-pilot-member table:name="339" table:display="true" table:show-details="true"/>
                <table:data-pilot-member table:name="340" table:display="true" table:show-details="true"/>
                <table:data-pilot-member table:name="341" table:display="true" table:show-details="true"/>
                <table:data-pilot-member table:name="342" table:display="true" table:show-details="true"/>
                <table:data-pilot-member table:name="343" table:display="true" table:show-details="true"/>
                <table:data-pilot-member table:name="344" table:display="true" table:show-details="true"/>
                <table:data-pilot-member table:name="345" table:display="true" table:show-details="true"/>
                <table:data-pilot-member table:name="346" table:display="true" table:show-details="true"/>
                <table:data-pilot-member table:name="347" table:display="true" table:show-details="true"/>
                <table:data-pilot-member table:name="348" table:display="true" table:show-details="true"/>
                <table:data-pilot-member table:name="349" table:display="true" table:show-details="true"/>
                <table:data-pilot-member table:name="350" table:display="true" table:show-details="true"/>
                <table:data-pilot-member table:name="351" table:display="true" table:show-details="true"/>
                <table:data-pilot-member table:name="352" table:display="true" table:show-details="true"/>
                <table:data-pilot-member table:name="353" table:display="true" table:show-details="true"/>
                <table:data-pilot-member table:name="354" table:display="true" table:show-details="true"/>
                <table:data-pilot-member table:name="355" table:display="true" table:show-details="true"/>
                <table:data-pilot-member table:name="356" table:display="true" table:show-details="true"/>
                <table:data-pilot-member table:name="357" table:display="true" table:show-details="true"/>
                <table:data-pilot-member table:name="358" table:display="true" table:show-details="true"/>
                <table:data-pilot-member table:name="359" table:display="true" table:show-details="true"/>
                <table:data-pilot-member table:name="360" table:display="true" table:show-details="true"/>
                <table:data-pilot-member table:name="361" table:display="true" table:show-details="true"/>
                <table:data-pilot-member table:name="362" table:display="true" table:show-details="true"/>
                <table:data-pilot-member table:name="363" table:display="true" table:show-details="true"/>
                <table:data-pilot-member table:name="364" table:display="true" table:show-details="true"/>
                <table:data-pilot-member table:name="365" table:display="true" table:show-details="true"/>
                <table:data-pilot-member table:name="366" table:display="true" table:show-details="true"/>
                <table:data-pilot-member table:name="367" table:display="true" table:show-details="true"/>
                <table:data-pilot-member table:name="368" table:display="true" table:show-details="true"/>
                <table:data-pilot-member table:name="369" table:display="true" table:show-details="true"/>
                <table:data-pilot-member table:name="370" table:display="true" table:show-details="true"/>
                <table:data-pilot-member table:name="371" table:display="true" table:show-details="true"/>
                <table:data-pilot-member table:name="372" table:display="true" table:show-details="true"/>
                <table:data-pilot-member table:name="373" table:display="true" table:show-details="true"/>
                <table:data-pilot-member table:name="374" table:display="true" table:show-details="true"/>
                <table:data-pilot-member table:name="375" table:display="true" table:show-details="true"/>
                <table:data-pilot-member table:name="376" table:display="true" table:show-details="true"/>
                <table:data-pilot-member table:name="377" table:display="true" table:show-details="true"/>
                <table:data-pilot-member table:name="378" table:display="true" table:show-details="true"/>
                <table:data-pilot-member table:name="379" table:display="true" table:show-details="true"/>
                <table:data-pilot-member table:name="380" table:display="true" table:show-details="true"/>
                <table:data-pilot-member table:name="381" table:display="true" table:show-details="true"/>
                <table:data-pilot-member table:name="382" table:display="true" table:show-details="true"/>
                <table:data-pilot-member table:name="383" table:display="true" table:show-details="true"/>
                <table:data-pilot-member table:name="384" table:display="true" table:show-details="true"/>
                <table:data-pilot-member table:name="385" table:display="true" table:show-details="true"/>
                <table:data-pilot-member table:name="386" table:display="true" table:show-details="true"/>
                <table:data-pilot-member table:name="387" table:display="true" table:show-details="true"/>
                <table:data-pilot-member table:name="388" table:display="true" table:show-details="true"/>
                <table:data-pilot-member table:name="389" table:display="true" table:show-details="true"/>
                <table:data-pilot-member table:name="390" table:display="true" table:show-details="true"/>
                <table:data-pilot-member table:name="391" table:display="true" table:show-details="true"/>
                <table:data-pilot-member table:name="392" table:display="true" table:show-details="true"/>
                <table:data-pilot-member table:name="393" table:display="true" table:show-details="true"/>
                <table:data-pilot-member table:name="394" table:display="true" table:show-details="true"/>
                <table:data-pilot-member table:name="395" table:display="true" table:show-details="true"/>
                <table:data-pilot-member table:name="396" table:display="true" table:show-details="true"/>
                <table:data-pilot-member table:name="397" table:display="true" table:show-details="true"/>
                <table:data-pilot-member table:name="398" table:display="true" table:show-details="true"/>
                <table:data-pilot-member table:name="399" table:display="true" table:show-details="true"/>
                <table:data-pilot-member table:name="400" table:display="true" table:show-details="true"/>
                <table:data-pilot-member table:name="401" table:display="true" table:show-details="true"/>
                <table:data-pilot-member table:name="402" table:display="true" table:show-details="true"/>
                <table:data-pilot-member table:name="403" table:display="true" table:show-details="true"/>
                <table:data-pilot-member table:name="404" table:display="true" table:show-details="true"/>
                <table:data-pilot-member table:name="405" table:display="true" table:show-details="true"/>
                <table:data-pilot-member table:name="406" table:display="true" table:show-details="true"/>
                <table:data-pilot-member table:name="407" table:display="true" table:show-details="true"/>
                <table:data-pilot-member table:name="408" table:display="true" table:show-details="true"/>
                <table:data-pilot-member table:name="409" table:display="true" table:show-details="true"/>
                <table:data-pilot-member table:name="410" table:display="true" table:show-details="true"/>
                <table:data-pilot-member table:name="411" table:display="true" table:show-details="true"/>
                <table:data-pilot-member table:name="412" table:display="true" table:show-details="true"/>
                <table:data-pilot-member table:name="413" table:display="true" table:show-details="true"/>
                <table:data-pilot-member table:name="414" table:display="true" table:show-details="true"/>
                <table:data-pilot-member table:name="415" table:display="true" table:show-details="true"/>
                <table:data-pilot-member table:name="416" table:display="true" table:show-details="true"/>
                <table:data-pilot-member table:name="417" table:display="true" table:show-details="true"/>
                <table:data-pilot-member table:name="418" table:display="true" table:show-details="true"/>
                <table:data-pilot-member table:name="419" table:display="true" table:show-details="true"/>
                <table:data-pilot-member table:name="420" table:display="true" table:show-details="true"/>
                <table:data-pilot-member table:name="421" table:display="true" table:show-details="true"/>
                <table:data-pilot-member table:name="422" table:display="true" table:show-details="true"/>
                <table:data-pilot-member table:name="423" table:display="true" table:show-details="true"/>
                <table:data-pilot-member table:name="424" table:display="true" table:show-details="true"/>
                <table:data-pilot-member table:name="425" table:display="true" table:show-details="true"/>
                <table:data-pilot-member table:name="426" table:display="true" table:show-details="true"/>
                <table:data-pilot-member table:name="427" table:display="true" table:show-details="true"/>
                <table:data-pilot-member table:name="428" table:display="true" table:show-details="true"/>
                <table:data-pilot-member table:name="429" table:display="true" table:show-details="true"/>
                <table:data-pilot-member table:name="430" table:display="true" table:show-details="true"/>
                <table:data-pilot-member table:name="431" table:display="true" table:show-details="true"/>
                <table:data-pilot-member table:name="432" table:display="true" table:show-details="true"/>
                <table:data-pilot-member table:name="433" table:display="true" table:show-details="true"/>
                <table:data-pilot-member table:name="434" table:display="true" table:show-details="true"/>
                <table:data-pilot-member table:name="435" table:display="true" table:show-details="true"/>
                <table:data-pilot-member table:name="436" table:display="true" table:show-details="true"/>
                <table:data-pilot-member table:name="437" table:display="true" table:show-details="true"/>
                <table:data-pilot-member table:name="438" table:display="true" table:show-details="true"/>
                <table:data-pilot-member table:name="439" table:display="true" table:show-details="true"/>
                <table:data-pilot-member table:name="440" table:display="true" table:show-details="true"/>
                <table:data-pilot-member table:name="441" table:display="true" table:show-details="true"/>
                <table:data-pilot-member table:name="442" table:display="true" table:show-details="true"/>
                <table:data-pilot-member table:name="443" table:display="true" table:show-details="true"/>
                <table:data-pilot-member table:name="444" table:display="true" table:show-details="true"/>
                <table:data-pilot-member table:name="445" table:display="true" table:show-details="true"/>
                <table:data-pilot-member table:name="446" table:display="true" table:show-details="true"/>
                <table:data-pilot-member table:name="447" table:display="true" table:show-details="true"/>
                <table:data-pilot-member table:name="448" table:display="true" table:show-details="true"/>
                <table:data-pilot-member table:name="449" table:display="true" table:show-details="true"/>
                <table:data-pilot-member table:name="450" table:display="true" table:show-details="true"/>
                <table:data-pilot-member table:name="451" table:display="true" table:show-details="true"/>
                <table:data-pilot-member table:name="452" table:display="true" table:show-details="true"/>
                <table:data-pilot-member table:name="453" table:display="true" table:show-details="true"/>
                <table:data-pilot-member table:name="454" table:display="true" table:show-details="true"/>
                <table:data-pilot-member table:name="455" table:display="true" table:show-details="true"/>
                <table:data-pilot-member table:name="456" table:display="true" table:show-details="true"/>
                <table:data-pilot-member table:name="457" table:display="true" table:show-details="true"/>
                <table:data-pilot-member table:name="458" table:display="true" table:show-details="true"/>
                <table:data-pilot-member table:name="459" table:display="true" table:show-details="true"/>
                <table:data-pilot-member table:name="460" table:display="true" table:show-details="true"/>
                <table:data-pilot-member table:name="461" table:display="true" table:show-details="true"/>
                <table:data-pilot-member table:name="462" table:display="true" table:show-details="true"/>
                <table:data-pilot-member table:name="463" table:display="true" table:show-details="true"/>
                <table:data-pilot-member table:name="464" table:display="true" table:show-details="true"/>
                <table:data-pilot-member table:name="465" table:display="true" table:show-details="true"/>
                <table:data-pilot-member table:name="466" table:display="true" table:show-details="true"/>
                <table:data-pilot-member table:name="467" table:display="true" table:show-details="true"/>
                <table:data-pilot-member table:name="468" table:display="true" table:show-details="true"/>
                <table:data-pilot-member table:name="469" table:display="true" table:show-details="true"/>
                <table:data-pilot-member table:name="470" table:display="true" table:show-details="true"/>
                <table:data-pilot-member table:name="471" table:display="true" table:show-details="true"/>
                <table:data-pilot-member table:name="472" table:display="true" table:show-details="true"/>
                <table:data-pilot-member table:name="473" table:display="true" table:show-details="true"/>
                <table:data-pilot-member table:name="474" table:display="true" table:show-details="true"/>
                <table:data-pilot-member table:name="475" table:display="true" table:show-details="true"/>
                <table:data-pilot-member table:name="476" table:display="true" table:show-details="true"/>
                <table:data-pilot-member table:name="477" table:display="true" table:show-details="true"/>
                <table:data-pilot-member table:name="478" table:display="true" table:show-details="true"/>
                <table:data-pilot-member table:name="479" table:display="true" table:show-details="true"/>
                <table:data-pilot-member table:name="480" table:display="true" table:show-details="true"/>
                <table:data-pilot-member table:name="481" table:display="true" table:show-details="true"/>
                <table:data-pilot-member table:name="482" table:display="true" table:show-details="true"/>
                <table:data-pilot-member table:name="483" table:display="true" table:show-details="true"/>
                <table:data-pilot-member table:name="484" table:display="true" table:show-details="true"/>
                <table:data-pilot-member table:name="485" table:display="true" table:show-details="true"/>
                <table:data-pilot-member table:name="487" table:display="true" table:show-details="true"/>
                <table:data-pilot-member table:name="488" table:display="true" table:show-details="true"/>
                <table:data-pilot-member table:name="489" table:display="true" table:show-details="true"/>
                <table:data-pilot-member table:name="490" table:display="true" table:show-details="true"/>
                <table:data-pilot-member table:name="491" table:display="true" table:show-details="true"/>
                <table:data-pilot-member table:name="492" table:display="true" table:show-details="true"/>
                <table:data-pilot-member table:name="493" table:display="true" table:show-details="true"/>
                <table:data-pilot-member table:name="494" table:display="true" table:show-details="true"/>
                <table:data-pilot-member table:name="495" table:display="true" table:show-details="true"/>
                <table:data-pilot-member table:name="496" table:display="true" table:show-details="true"/>
                <table:data-pilot-member table:name="497" table:display="true" table:show-details="true"/>
                <table:data-pilot-member table:name="498" table:display="true" table:show-details="true"/>
                <table:data-pilot-member table:name="499" table:display="true" table:show-details="true"/>
                <table:data-pilot-member table:name="500" table:display="true" table:show-details="true"/>
                <table:data-pilot-member table:name="501" table:display="true" table:show-details="true"/>
                <table:data-pilot-member table:name="502" table:display="true" table:show-details="true"/>
                <table:data-pilot-member table:name="504" table:display="true" table:show-details="true"/>
                <table:data-pilot-member table:name="505" table:display="true" table:show-details="true"/>
                <table:data-pilot-member table:name="506" table:display="true" table:show-details="true"/>
                <table:data-pilot-member table:name="508" table:display="true" table:show-details="true"/>
                <table:data-pilot-member table:name="509" table:display="true" table:show-details="true"/>
                <table:data-pilot-member table:name="510" table:display="true" table:show-details="true"/>
                <table:data-pilot-member table:name="511" table:display="true" table:show-details="true"/>
                <table:data-pilot-member table:name="512" table:display="true" table:show-details="true"/>
                <table:data-pilot-member table:name="513" table:display="true" table:show-details="true"/>
                <table:data-pilot-member table:name="516" table:display="true" table:show-details="true"/>
                <table:data-pilot-member table:name="517" table:display="true" table:show-details="true"/>
                <table:data-pilot-member table:name="519" table:display="true" table:show-details="true"/>
                <table:data-pilot-member table:name="520" table:display="true" table:show-details="true"/>
                <table:data-pilot-member table:name="521" table:display="true" table:show-details="true"/>
                <table:data-pilot-member table:name="522" table:display="true" table:show-details="true"/>
                <table:data-pilot-member table:name="524" table:display="true" table:show-details="true"/>
                <table:data-pilot-member table:name="525" table:display="true" table:show-details="true"/>
                <table:data-pilot-member table:name="526" table:display="true" table:show-details="true"/>
                <table:data-pilot-member table:name="527" table:display="true" table:show-details="true"/>
                <table:data-pilot-member table:name="529" table:display="true" table:show-details="true"/>
                <table:data-pilot-member table:name="532" table:display="true" table:show-details="true"/>
                <table:data-pilot-member table:name="533" table:display="true" table:show-details="true"/>
                <table:data-pilot-member table:name="534" table:display="true" table:show-details="true"/>
                <table:data-pilot-member table:name="535" table:display="true" table:show-details="true"/>
                <table:data-pilot-member table:name="536" table:display="true" table:show-details="true"/>
                <table:data-pilot-member table:name="537" table:display="true" table:show-details="true"/>
                <table:data-pilot-member table:name="538" table:display="true" table:show-details="true"/>
                <table:data-pilot-member table:name="540" table:display="true" table:show-details="true"/>
                <table:data-pilot-member table:name="541" table:display="true" table:show-details="true"/>
                <table:data-pilot-member table:name="542" table:display="true" table:show-details="true"/>
                <table:data-pilot-member table:name="543" table:display="true" table:show-details="true"/>
                <table:data-pilot-member table:name="546" table:display="true" table:show-details="true"/>
                <table:data-pilot-member table:name="547" table:display="true" table:show-details="true"/>
                <table:data-pilot-member table:name="548" table:display="true" table:show-details="true"/>
                <table:data-pilot-member table:name="549" table:display="true" table:show-details="true"/>
                <table:data-pilot-member table:name="550" table:display="true" table:show-details="true"/>
                <table:data-pilot-member table:name="551" table:display="true" table:show-details="true"/>
                <table:data-pilot-member table:name="553" table:display="true" table:show-details="true"/>
                <table:data-pilot-member table:name="555" table:display="true" table:show-details="true"/>
                <table:data-pilot-member table:name="556" table:display="true" table:show-details="true"/>
                <table:data-pilot-member table:name="557" table:display="true" table:show-details="true"/>
                <table:data-pilot-member table:name="558" table:display="true" table:show-details="true"/>
                <table:data-pilot-member table:name="559" table:display="true" table:show-details="true"/>
                <table:data-pilot-member table:name="560" table:display="true" table:show-details="true"/>
                <table:data-pilot-member table:name="561" table:display="true" table:show-details="true"/>
                <table:data-pilot-member table:name="562" table:display="true" table:show-details="true"/>
                <table:data-pilot-member table:name="563" table:display="true" table:show-details="true"/>
                <table:data-pilot-member table:name="564" table:display="true" table:show-details="true"/>
                <table:data-pilot-member table:name="566" table:display="true" table:show-details="true"/>
                <table:data-pilot-member table:name="567" table:display="true" table:show-details="true"/>
                <table:data-pilot-member table:name="568" table:display="true" table:show-details="true"/>
                <table:data-pilot-member table:name="570" table:display="true" table:show-details="true"/>
                <table:data-pilot-member table:name="571" table:display="true" table:show-details="true"/>
                <table:data-pilot-member table:name="572" table:display="true" table:show-details="true"/>
                <table:data-pilot-member table:name="573" table:display="true" table:show-details="true"/>
                <table:data-pilot-member table:name="574" table:display="true" table:show-details="true"/>
                <table:data-pilot-member table:name="575" table:display="true" table:show-details="true"/>
                <table:data-pilot-member table:name="576" table:display="true" table:show-details="true"/>
                <table:data-pilot-member table:name="577" table:display="true" table:show-details="true"/>
                <table:data-pilot-member table:name="578" table:display="true" table:show-details="true"/>
                <table:data-pilot-member table:name="579" table:display="true" table:show-details="true"/>
                <table:data-pilot-member table:name="580" table:display="true" table:show-details="true"/>
                <table:data-pilot-member table:name="581" table:display="true" table:show-details="true"/>
                <table:data-pilot-member table:name="582" table:display="true" table:show-details="true"/>
                <table:data-pilot-member table:name="583" table:display="true" table:show-details="true"/>
                <table:data-pilot-member table:name="585" table:display="true" table:show-details="true"/>
                <table:data-pilot-member table:name="590" table:display="true" table:show-details="true"/>
                <table:data-pilot-member table:name="591" table:display="true" table:show-details="true"/>
                <table:data-pilot-member table:name="592" table:display="true" table:show-details="true"/>
                <table:data-pilot-member table:name="593" table:display="true" table:show-details="true"/>
                <table:data-pilot-member table:name="594" table:display="true" table:show-details="true"/>
                <table:data-pilot-member table:name="598" table:display="true" table:show-details="true"/>
                <table:data-pilot-member table:name="599" table:display="true" table:show-details="true"/>
                <table:data-pilot-member table:name="602" table:display="true" table:show-details="true"/>
                <table:data-pilot-member table:name="603" table:display="true" table:show-details="true"/>
                <table:data-pilot-member table:name="605" table:display="true" table:show-details="true"/>
                <table:data-pilot-member table:name="606" table:display="true" table:show-details="true"/>
                <table:data-pilot-member table:name="609" table:display="true" table:show-details="true"/>
                <table:data-pilot-member table:name="610" table:display="true" table:show-details="true"/>
                <table:data-pilot-member table:name="611" table:display="true" table:show-details="true"/>
                <table:data-pilot-member table:name="612" table:display="true" table:show-details="true"/>
                <table:data-pilot-member table:name="614" table:display="true" table:show-details="true"/>
                <table:data-pilot-member table:name="616" table:display="true" table:show-details="true"/>
                <table:data-pilot-member table:name="620" table:display="true" table:show-details="true"/>
                <table:data-pilot-member table:name="621" table:display="true" table:show-details="true"/>
                <table:data-pilot-member table:name="623" table:display="true" table:show-details="true"/>
                <table:data-pilot-member table:name="624" table:display="true" table:show-details="true"/>
                <table:data-pilot-member table:name="625" table:display="true" table:show-details="true"/>
                <table:data-pilot-member table:name="627" table:display="true" table:show-details="true"/>
                <table:data-pilot-member table:name="628" table:display="true" table:show-details="true"/>
                <table:data-pilot-member table:name="629" table:display="true" table:show-details="true"/>
                <table:data-pilot-member table:name="633" table:display="true" table:show-details="true"/>
                <table:data-pilot-member table:name="634" table:display="true" table:show-details="true"/>
                <table:data-pilot-member table:name="636" table:display="true" table:show-details="true"/>
                <table:data-pilot-member table:name="637" table:display="true" table:show-details="true"/>
                <table:data-pilot-member table:name="638" table:display="true" table:show-details="true"/>
                <table:data-pilot-member table:name="640" table:display="true" table:show-details="true"/>
                <table:data-pilot-member table:name="641" table:display="true" table:show-details="true"/>
                <table:data-pilot-member table:name="645" table:display="true" table:show-details="true"/>
                <table:data-pilot-member table:name="646" table:display="true" table:show-details="true"/>
                <table:data-pilot-member table:name="648" table:display="true" table:show-details="true"/>
                <table:data-pilot-member table:name="650" table:display="true" table:show-details="true"/>
                <table:data-pilot-member table:name="654" table:display="true" table:show-details="true"/>
                <table:data-pilot-member table:name="656" table:display="true" table:show-details="true"/>
                <table:data-pilot-member table:name="657" table:display="true" table:show-details="true"/>
                <table:data-pilot-member table:name="658" table:display="true" table:show-details="true"/>
                <table:data-pilot-member table:name="661" table:display="true" table:show-details="true"/>
                <table:data-pilot-member table:name="662" table:display="true" table:show-details="true"/>
                <table:data-pilot-member table:name="665" table:display="true" table:show-details="true"/>
                <table:data-pilot-member table:name="667" table:display="true" table:show-details="true"/>
                <table:data-pilot-member table:name="668" table:display="true" table:show-details="true"/>
                <table:data-pilot-member table:name="670" table:display="true" table:show-details="true"/>
                <table:data-pilot-member table:name="674" table:display="true" table:show-details="true"/>
                <table:data-pilot-member table:name="675" table:display="true" table:show-details="true"/>
                <table:data-pilot-member table:name="676" table:display="true" table:show-details="true"/>
                <table:data-pilot-member table:name="677" table:display="true" table:show-details="true"/>
                <table:data-pilot-member table:name="678" table:display="true" table:show-details="true"/>
                <table:data-pilot-member table:name="680" table:display="true" table:show-details="true"/>
                <table:data-pilot-member table:name="681" table:display="true" table:show-details="true"/>
                <table:data-pilot-member table:name="682" table:display="true" table:show-details="true"/>
                <table:data-pilot-member table:name="684" table:display="true" table:show-details="true"/>
                <table:data-pilot-member table:name="685" table:display="true" table:show-details="true"/>
                <table:data-pilot-member table:name="686" table:display="true" table:show-details="true"/>
                <table:data-pilot-member table:name="688" table:display="true" table:show-details="true"/>
                <table:data-pilot-member table:name="689" table:display="true" table:show-details="true"/>
                <table:data-pilot-member table:name="692" table:display="true" table:show-details="true"/>
                <table:data-pilot-member table:name="695" table:display="true" table:show-details="true"/>
                <table:data-pilot-member table:name="697" table:display="true" table:show-details="true"/>
                <table:data-pilot-member table:name="709" table:display="true" table:show-details="true"/>
                <table:data-pilot-member table:name="710" table:display="true" table:show-details="true"/>
                <table:data-pilot-member table:name="712" table:display="true" table:show-details="true"/>
                <table:data-pilot-member table:name="714" table:display="true" table:show-details="true"/>
                <table:data-pilot-member table:name="715" table:display="true" table:show-details="true"/>
                <table:data-pilot-member table:name="717" table:display="true" table:show-details="true"/>
                <table:data-pilot-member table:name="720" table:display="true" table:show-details="true"/>
                <table:data-pilot-member table:name="722" table:display="true" table:show-details="true"/>
                <table:data-pilot-member table:name="728" table:display="true" table:show-details="true"/>
                <table:data-pilot-member table:name="730" table:display="true" table:show-details="true"/>
                <table:data-pilot-member table:name="734" table:display="true" table:show-details="true"/>
                <table:data-pilot-member table:name="737" table:display="true" table:show-details="true"/>
                <table:data-pilot-member table:name="740" table:display="true" table:show-details="true"/>
                <table:data-pilot-member table:name="743" table:display="true" table:show-details="true"/>
                <table:data-pilot-member table:name="745" table:display="true" table:show-details="true"/>
                <table:data-pilot-member table:name="750" table:display="true" table:show-details="true"/>
                <table:data-pilot-member table:name="752" table:display="true" table:show-details="true"/>
                <table:data-pilot-member table:name="753" table:display="true" table:show-details="true"/>
                <table:data-pilot-member table:name="768" table:display="true" table:show-details="true"/>
                <table:data-pilot-member table:name="770" table:display="true" table:show-details="true"/>
                <table:data-pilot-member table:name="771" table:display="true" table:show-details="true"/>
                <table:data-pilot-member table:name="776" table:display="true" table:show-details="true"/>
                <table:data-pilot-member table:name="777" table:display="true" table:show-details="true"/>
                <table:data-pilot-member table:name="778" table:display="true" table:show-details="true"/>
                <table:data-pilot-member table:name="780" table:display="true" table:show-details="true"/>
                <table:data-pilot-member table:name="781" table:display="true" table:show-details="true"/>
                <table:data-pilot-member table:name="783" table:display="true" table:show-details="true"/>
                <table:data-pilot-member table:name="794" table:display="true" table:show-details="true"/>
                <table:data-pilot-member table:name="795" table:display="true" table:show-details="true"/>
                <table:data-pilot-member table:name="79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zad 7.3'.A1:'zad 7.3'.N19" table:buttons="'zad 7.3'.A2 'zad 7.3'.B1" table:show-filter-button="false" table:drill-down-on-double-click="false">
          <table:source-cell-range table:cell-range-address="'zad 7'.A1:'zad 7'.E2501"/>
          <table:data-pilot-field table:source-field-name="data" table:orientation="column" table:used-hierarchy="0" table:function="auto">
            <table:data-pilot-level table:show-empty="false" calcext:repeat-item-labels="false">
              <table:data-pilot-members>
                <table:data-pilot-member table:name="&lt;3.01.2022" table:display="true" table:show-details="true"/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IX" table:display="true" table:show-details="true"/>
                <table:data-pilot-member table:name="X" table:display="true" table:show-details="true"/>
                <table:data-pilot-member table:name="XI" table:display="true" table:show-details="true"/>
                <table:data-pilot-member table:name="XII" table:display="true" table:show-details="true"/>
                <table:data-pilot-member table:name="&gt;1.01.202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  <table:data-pilot-groups table:grouped-by="months" table:start="auto" table:end="auto" table:step="0"/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gatunek" table:orientation="row" table:used-hierarchy="0" table:function="auto">
            <table:data-pilot-level table:show-empty="false" calcext:repeat-item-labels="false">
              <table:data-pilot-members>
                <table:data-pilot-member table:name="Alwa" table:display="true" table:show-details="true"/>
                <table:data-pilot-member table:name="Antonowka" table:display="true" table:show-details="true"/>
                <table:data-pilot-member table:name="Cortland" table:display="true" table:show-details="true"/>
                <table:data-pilot-member table:name="Delikates" table:display="true" table:show-details="true"/>
                <table:data-pilot-member table:name="Gala" table:display="true" table:show-details="true"/>
                <table:data-pilot-member table:name="Gloster" table:display="true" table:show-details="true"/>
                <table:data-pilot-member table:name="Idared" table:display="true" table:show-details="true"/>
                <table:data-pilot-member table:name="Jonagold" table:display="true" table:show-details="true"/>
                <table:data-pilot-member table:name="Jonagored" table:display="true" table:show-details="true"/>
                <table:data-pilot-member table:name="Kosztela" table:display="true" table:show-details="true"/>
                <table:data-pilot-member table:name="Ligol" table:display="true" table:show-details="true"/>
                <table:data-pilot-member table:name="Lobo" table:display="true" table:show-details="true"/>
                <table:data-pilot-member table:name="Melba" table:display="true" table:show-details="true"/>
                <table:data-pilot-member table:name="Papierowka" table:display="true" table:show-details="true"/>
                <table:data-pilot-member table:name="Reneta" table:display="true" table:show-details="true"/>
                <table:data-pilot-member table:name="Szampio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uma" table:orientation="data" table:used-hierarchy="0" table:function="sum">
            <table:data-pilot-level table:show-empty="false" calcext:repeat-item-labels="false">
              <table:data-pilot-members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06" table:display="true" table:show-details="true"/>
                <table:data-pilot-member table:name="107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6" table:display="true" table:show-details="true"/>
                <table:data-pilot-member table:name="117" table:display="true" table:show-details="true"/>
                <table:data-pilot-member table:name="118" table:display="true" table:show-details="true"/>
                <table:data-pilot-member table:name="119" table:display="true" table:show-details="true"/>
                <table:data-pilot-member table:name="120" table:display="true" table:show-details="true"/>
                <table:data-pilot-member table:name="122" table:display="true" table:show-details="true"/>
                <table:data-pilot-member table:name="123" table:display="true" table:show-details="true"/>
                <table:data-pilot-member table:name="124" table:display="true" table:show-details="true"/>
                <table:data-pilot-member table:name="125" table:display="true" table:show-details="true"/>
                <table:data-pilot-member table:name="126" table:display="true" table:show-details="true"/>
                <table:data-pilot-member table:name="127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1" table:display="true" table:show-details="true"/>
                <table:data-pilot-member table:name="132" table:display="true" table:show-details="true"/>
                <table:data-pilot-member table:name="133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38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5" table:display="true" table:show-details="true"/>
                <table:data-pilot-member table:name="146" table:display="true" table:show-details="true"/>
                <table:data-pilot-member table:name="147" table:display="true" table:show-details="true"/>
                <table:data-pilot-member table:name="148" table:display="true" table:show-details="true"/>
                <table:data-pilot-member table:name="149" table:display="true" table:show-details="true"/>
                <table:data-pilot-member table:name="150" table:display="true" table:show-details="true"/>
                <table:data-pilot-member table:name="151" table:display="true" table:show-details="true"/>
                <table:data-pilot-member table:name="152" table:display="true" table:show-details="true"/>
                <table:data-pilot-member table:name="153" table:display="true" table:show-details="true"/>
                <table:data-pilot-member table:name="154" table:display="true" table:show-details="true"/>
                <table:data-pilot-member table:name="155" table:display="true" table:show-details="true"/>
                <table:data-pilot-member table:name="156" table:display="true" table:show-details="true"/>
                <table:data-pilot-member table:name="157" table:display="true" table:show-details="true"/>
                <table:data-pilot-member table:name="158" table:display="true" table:show-details="true"/>
                <table:data-pilot-member table:name="159" table:display="true" table:show-details="true"/>
                <table:data-pilot-member table:name="160" table:display="true" table:show-details="true"/>
                <table:data-pilot-member table:name="161" table:display="true" table:show-details="true"/>
                <table:data-pilot-member table:name="162" table:display="true" table:show-details="true"/>
                <table:data-pilot-member table:name="163" table:display="true" table:show-details="true"/>
                <table:data-pilot-member table:name="164" table:display="true" table:show-details="true"/>
                <table:data-pilot-member table:name="165" table:display="true" table:show-details="true"/>
                <table:data-pilot-member table:name="166" table:display="true" table:show-details="true"/>
                <table:data-pilot-member table:name="167" table:display="true" table:show-details="true"/>
                <table:data-pilot-member table:name="168" table:display="true" table:show-details="true"/>
                <table:data-pilot-member table:name="169" table:display="true" table:show-details="true"/>
                <table:data-pilot-member table:name="170" table:display="true" table:show-details="true"/>
                <table:data-pilot-member table:name="171" table:display="true" table:show-details="true"/>
                <table:data-pilot-member table:name="172" table:display="true" table:show-details="true"/>
                <table:data-pilot-member table:name="173" table:display="true" table:show-details="true"/>
                <table:data-pilot-member table:name="174" table:display="true" table:show-details="true"/>
                <table:data-pilot-member table:name="175" table:display="true" table:show-details="true"/>
                <table:data-pilot-member table:name="176" table:display="true" table:show-details="true"/>
                <table:data-pilot-member table:name="177" table:display="true" table:show-details="true"/>
                <table:data-pilot-member table:name="178" table:display="true" table:show-details="true"/>
                <table:data-pilot-member table:name="179" table:display="true" table:show-details="true"/>
                <table:data-pilot-member table:name="180" table:display="true" table:show-details="true"/>
                <table:data-pilot-member table:name="181" table:display="true" table:show-details="true"/>
                <table:data-pilot-member table:name="182" table:display="true" table:show-details="true"/>
                <table:data-pilot-member table:name="183" table:display="true" table:show-details="true"/>
                <table:data-pilot-member table:name="184" table:display="true" table:show-details="true"/>
                <table:data-pilot-member table:name="185" table:display="true" table:show-details="true"/>
                <table:data-pilot-member table:name="186" table:display="true" table:show-details="true"/>
                <table:data-pilot-member table:name="187" table:display="true" table:show-details="true"/>
                <table:data-pilot-member table:name="188" table:display="true" table:show-details="true"/>
                <table:data-pilot-member table:name="189" table:display="true" table:show-details="true"/>
                <table:data-pilot-member table:name="190" table:display="true" table:show-details="true"/>
                <table:data-pilot-member table:name="191" table:display="true" table:show-details="true"/>
                <table:data-pilot-member table:name="192" table:display="true" table:show-details="true"/>
                <table:data-pilot-member table:name="193" table:display="true" table:show-details="true"/>
                <table:data-pilot-member table:name="194" table:display="true" table:show-details="true"/>
                <table:data-pilot-member table:name="195" table:display="true" table:show-details="true"/>
                <table:data-pilot-member table:name="196" table:display="true" table:show-details="true"/>
                <table:data-pilot-member table:name="197" table:display="true" table:show-details="true"/>
                <table:data-pilot-member table:name="198" table:display="true" table:show-details="true"/>
                <table:data-pilot-member table:name="200" table:display="true" table:show-details="true"/>
                <table:data-pilot-member table:name="201" table:display="true" table:show-details="true"/>
                <table:data-pilot-member table:name="203" table:display="true" table:show-details="true"/>
                <table:data-pilot-member table:name="204" table:display="true" table:show-details="true"/>
                <table:data-pilot-member table:name="205" table:display="true" table:show-details="true"/>
                <table:data-pilot-member table:name="206" table:display="true" table:show-details="true"/>
                <table:data-pilot-member table:name="207" table:display="true" table:show-details="true"/>
                <table:data-pilot-member table:name="208" table:display="true" table:show-details="true"/>
                <table:data-pilot-member table:name="209" table:display="true" table:show-details="true"/>
                <table:data-pilot-member table:name="210" table:display="true" table:show-details="true"/>
                <table:data-pilot-member table:name="211" table:display="true" table:show-details="true"/>
                <table:data-pilot-member table:name="212" table:display="true" table:show-details="true"/>
                <table:data-pilot-member table:name="213" table:display="true" table:show-details="true"/>
                <table:data-pilot-member table:name="214" table:display="true" table:show-details="true"/>
                <table:data-pilot-member table:name="215" table:display="true" table:show-details="true"/>
                <table:data-pilot-member table:name="216" table:display="true" table:show-details="true"/>
                <table:data-pilot-member table:name="217" table:display="true" table:show-details="true"/>
                <table:data-pilot-member table:name="218" table:display="true" table:show-details="true"/>
                <table:data-pilot-member table:name="219" table:display="true" table:show-details="true"/>
                <table:data-pilot-member table:name="220" table:display="true" table:show-details="true"/>
                <table:data-pilot-member table:name="221" table:display="true" table:show-details="true"/>
                <table:data-pilot-member table:name="222" table:display="true" table:show-details="true"/>
                <table:data-pilot-member table:name="223" table:display="true" table:show-details="true"/>
                <table:data-pilot-member table:name="224" table:display="true" table:show-details="true"/>
                <table:data-pilot-member table:name="225" table:display="true" table:show-details="true"/>
                <table:data-pilot-member table:name="226" table:display="true" table:show-details="true"/>
                <table:data-pilot-member table:name="227" table:display="true" table:show-details="true"/>
                <table:data-pilot-member table:name="228" table:display="true" table:show-details="true"/>
                <table:data-pilot-member table:name="229" table:display="true" table:show-details="true"/>
                <table:data-pilot-member table:name="230" table:display="true" table:show-details="true"/>
                <table:data-pilot-member table:name="231" table:display="true" table:show-details="true"/>
                <table:data-pilot-member table:name="232" table:display="true" table:show-details="true"/>
                <table:data-pilot-member table:name="233" table:display="true" table:show-details="true"/>
                <table:data-pilot-member table:name="234" table:display="true" table:show-details="true"/>
                <table:data-pilot-member table:name="235" table:display="true" table:show-details="true"/>
                <table:data-pilot-member table:name="236" table:display="true" table:show-details="true"/>
                <table:data-pilot-member table:name="237" table:display="true" table:show-details="true"/>
                <table:data-pilot-member table:name="238" table:display="true" table:show-details="true"/>
                <table:data-pilot-member table:name="239" table:display="true" table:show-details="true"/>
                <table:data-pilot-member table:name="240" table:display="true" table:show-details="true"/>
                <table:data-pilot-member table:name="241" table:display="true" table:show-details="true"/>
                <table:data-pilot-member table:name="242" table:display="true" table:show-details="true"/>
                <table:data-pilot-member table:name="243" table:display="true" table:show-details="true"/>
                <table:data-pilot-member table:name="244" table:display="true" table:show-details="true"/>
                <table:data-pilot-member table:name="245" table:display="true" table:show-details="true"/>
                <table:data-pilot-member table:name="246" table:display="true" table:show-details="true"/>
                <table:data-pilot-member table:name="247" table:display="true" table:show-details="true"/>
                <table:data-pilot-member table:name="248" table:display="true" table:show-details="true"/>
                <table:data-pilot-member table:name="249" table:display="true" table:show-details="true"/>
                <table:data-pilot-member table:name="250" table:display="true" table:show-details="true"/>
                <table:data-pilot-member table:name="251" table:display="true" table:show-details="true"/>
                <table:data-pilot-member table:name="252" table:display="true" table:show-details="true"/>
                <table:data-pilot-member table:name="253" table:display="true" table:show-details="true"/>
                <table:data-pilot-member table:name="254" table:display="true" table:show-details="true"/>
                <table:data-pilot-member table:name="255" table:display="true" table:show-details="true"/>
                <table:data-pilot-member table:name="256" table:display="true" table:show-details="true"/>
                <table:data-pilot-member table:name="257" table:display="true" table:show-details="true"/>
                <table:data-pilot-member table:name="258" table:display="true" table:show-details="true"/>
                <table:data-pilot-member table:name="259" table:display="true" table:show-details="true"/>
                <table:data-pilot-member table:name="260" table:display="true" table:show-details="true"/>
                <table:data-pilot-member table:name="261" table:display="true" table:show-details="true"/>
                <table:data-pilot-member table:name="262" table:display="true" table:show-details="true"/>
                <table:data-pilot-member table:name="263" table:display="true" table:show-details="true"/>
                <table:data-pilot-member table:name="264" table:display="true" table:show-details="true"/>
                <table:data-pilot-member table:name="265" table:display="true" table:show-details="true"/>
                <table:data-pilot-member table:name="266" table:display="true" table:show-details="true"/>
                <table:data-pilot-member table:name="267" table:display="true" table:show-details="true"/>
                <table:data-pilot-member table:name="268" table:display="true" table:show-details="true"/>
                <table:data-pilot-member table:name="269" table:display="true" table:show-details="true"/>
                <table:data-pilot-member table:name="270" table:display="true" table:show-details="true"/>
                <table:data-pilot-member table:name="271" table:display="true" table:show-details="true"/>
                <table:data-pilot-member table:name="272" table:display="true" table:show-details="true"/>
                <table:data-pilot-member table:name="273" table:display="true" table:show-details="true"/>
                <table:data-pilot-member table:name="274" table:display="true" table:show-details="true"/>
                <table:data-pilot-member table:name="275" table:display="true" table:show-details="true"/>
                <table:data-pilot-member table:name="276" table:display="true" table:show-details="true"/>
                <table:data-pilot-member table:name="277" table:display="true" table:show-details="true"/>
                <table:data-pilot-member table:name="278" table:display="true" table:show-details="true"/>
                <table:data-pilot-member table:name="279" table:display="true" table:show-details="true"/>
                <table:data-pilot-member table:name="280" table:display="true" table:show-details="true"/>
                <table:data-pilot-member table:name="281" table:display="true" table:show-details="true"/>
                <table:data-pilot-member table:name="282" table:display="true" table:show-details="true"/>
                <table:data-pilot-member table:name="283" table:display="true" table:show-details="true"/>
                <table:data-pilot-member table:name="284" table:display="true" table:show-details="true"/>
                <table:data-pilot-member table:name="285" table:display="true" table:show-details="true"/>
                <table:data-pilot-member table:name="286" table:display="true" table:show-details="true"/>
                <table:data-pilot-member table:name="287" table:display="true" table:show-details="true"/>
                <table:data-pilot-member table:name="288" table:display="true" table:show-details="true"/>
                <table:data-pilot-member table:name="289" table:display="true" table:show-details="true"/>
                <table:data-pilot-member table:name="290" table:display="true" table:show-details="true"/>
                <table:data-pilot-member table:name="291" table:display="true" table:show-details="true"/>
                <table:data-pilot-member table:name="292" table:display="true" table:show-details="true"/>
                <table:data-pilot-member table:name="293" table:display="true" table:show-details="true"/>
                <table:data-pilot-member table:name="294" table:display="true" table:show-details="true"/>
                <table:data-pilot-member table:name="295" table:display="true" table:show-details="true"/>
                <table:data-pilot-member table:name="296" table:display="true" table:show-details="true"/>
                <table:data-pilot-member table:name="297" table:display="true" table:show-details="true"/>
                <table:data-pilot-member table:name="298" table:display="true" table:show-details="true"/>
                <table:data-pilot-member table:name="299" table:display="true" table:show-details="true"/>
                <table:data-pilot-member table:name="300" table:display="true" table:show-details="true"/>
                <table:data-pilot-member table:name="301" table:display="true" table:show-details="true"/>
                <table:data-pilot-member table:name="302" table:display="true" table:show-details="true"/>
                <table:data-pilot-member table:name="303" table:display="true" table:show-details="true"/>
                <table:data-pilot-member table:name="304" table:display="true" table:show-details="true"/>
                <table:data-pilot-member table:name="305" table:display="true" table:show-details="true"/>
                <table:data-pilot-member table:name="306" table:display="true" table:show-details="true"/>
                <table:data-pilot-member table:name="307" table:display="true" table:show-details="true"/>
                <table:data-pilot-member table:name="308" table:display="true" table:show-details="true"/>
                <table:data-pilot-member table:name="309" table:display="true" table:show-details="true"/>
                <table:data-pilot-member table:name="310" table:display="true" table:show-details="true"/>
                <table:data-pilot-member table:name="311" table:display="true" table:show-details="true"/>
                <table:data-pilot-member table:name="312" table:display="true" table:show-details="true"/>
                <table:data-pilot-member table:name="313" table:display="true" table:show-details="true"/>
                <table:data-pilot-member table:name="314" table:display="true" table:show-details="true"/>
                <table:data-pilot-member table:name="315" table:display="true" table:show-details="true"/>
                <table:data-pilot-member table:name="316" table:display="true" table:show-details="true"/>
                <table:data-pilot-member table:name="317" table:display="true" table:show-details="true"/>
                <table:data-pilot-member table:name="318" table:display="true" table:show-details="true"/>
                <table:data-pilot-member table:name="319" table:display="true" table:show-details="true"/>
                <table:data-pilot-member table:name="320" table:display="true" table:show-details="true"/>
                <table:data-pilot-member table:name="321" table:display="true" table:show-details="true"/>
                <table:data-pilot-member table:name="322" table:display="true" table:show-details="true"/>
                <table:data-pilot-member table:name="323" table:display="true" table:show-details="true"/>
                <table:data-pilot-member table:name="324" table:display="true" table:show-details="true"/>
                <table:data-pilot-member table:name="325" table:display="true" table:show-details="true"/>
                <table:data-pilot-member table:name="326" table:display="true" table:show-details="true"/>
                <table:data-pilot-member table:name="327" table:display="true" table:show-details="true"/>
                <table:data-pilot-member table:name="328" table:display="true" table:show-details="true"/>
                <table:data-pilot-member table:name="329" table:display="true" table:show-details="true"/>
                <table:data-pilot-member table:name="330" table:display="true" table:show-details="true"/>
                <table:data-pilot-member table:name="331" table:display="true" table:show-details="true"/>
                <table:data-pilot-member table:name="332" table:display="true" table:show-details="true"/>
                <table:data-pilot-member table:name="333" table:display="true" table:show-details="true"/>
                <table:data-pilot-member table:name="334" table:display="true" table:show-details="true"/>
                <table:data-pilot-member table:name="335" table:display="true" table:show-details="true"/>
                <table:data-pilot-member table:name="336" table:display="true" table:show-details="true"/>
                <table:data-pilot-member table:name="337" table:display="true" table:show-details="true"/>
                <table:data-pilot-member table:name="338" table:display="true" table:show-details="true"/>
                <table:data-pilot-member table:name="339" table:display="true" table:show-details="true"/>
                <table:data-pilot-member table:name="340" table:display="true" table:show-details="true"/>
                <table:data-pilot-member table:name="341" table:display="true" table:show-details="true"/>
                <table:data-pilot-member table:name="342" table:display="true" table:show-details="true"/>
                <table:data-pilot-member table:name="343" table:display="true" table:show-details="true"/>
                <table:data-pilot-member table:name="344" table:display="true" table:show-details="true"/>
                <table:data-pilot-member table:name="345" table:display="true" table:show-details="true"/>
                <table:data-pilot-member table:name="346" table:display="true" table:show-details="true"/>
                <table:data-pilot-member table:name="347" table:display="true" table:show-details="true"/>
                <table:data-pilot-member table:name="348" table:display="true" table:show-details="true"/>
                <table:data-pilot-member table:name="349" table:display="true" table:show-details="true"/>
                <table:data-pilot-member table:name="350" table:display="true" table:show-details="true"/>
                <table:data-pilot-member table:name="351" table:display="true" table:show-details="true"/>
                <table:data-pilot-member table:name="352" table:display="true" table:show-details="true"/>
                <table:data-pilot-member table:name="353" table:display="true" table:show-details="true"/>
                <table:data-pilot-member table:name="354" table:display="true" table:show-details="true"/>
                <table:data-pilot-member table:name="355" table:display="true" table:show-details="true"/>
                <table:data-pilot-member table:name="356" table:display="true" table:show-details="true"/>
                <table:data-pilot-member table:name="357" table:display="true" table:show-details="true"/>
                <table:data-pilot-member table:name="358" table:display="true" table:show-details="true"/>
                <table:data-pilot-member table:name="359" table:display="true" table:show-details="true"/>
                <table:data-pilot-member table:name="360" table:display="true" table:show-details="true"/>
                <table:data-pilot-member table:name="361" table:display="true" table:show-details="true"/>
                <table:data-pilot-member table:name="362" table:display="true" table:show-details="true"/>
                <table:data-pilot-member table:name="363" table:display="true" table:show-details="true"/>
                <table:data-pilot-member table:name="364" table:display="true" table:show-details="true"/>
                <table:data-pilot-member table:name="365" table:display="true" table:show-details="true"/>
                <table:data-pilot-member table:name="366" table:display="true" table:show-details="true"/>
                <table:data-pilot-member table:name="367" table:display="true" table:show-details="true"/>
                <table:data-pilot-member table:name="368" table:display="true" table:show-details="true"/>
                <table:data-pilot-member table:name="369" table:display="true" table:show-details="true"/>
                <table:data-pilot-member table:name="370" table:display="true" table:show-details="true"/>
                <table:data-pilot-member table:name="371" table:display="true" table:show-details="true"/>
                <table:data-pilot-member table:name="372" table:display="true" table:show-details="true"/>
                <table:data-pilot-member table:name="373" table:display="true" table:show-details="true"/>
                <table:data-pilot-member table:name="374" table:display="true" table:show-details="true"/>
                <table:data-pilot-member table:name="375" table:display="true" table:show-details="true"/>
                <table:data-pilot-member table:name="376" table:display="true" table:show-details="true"/>
                <table:data-pilot-member table:name="377" table:display="true" table:show-details="true"/>
                <table:data-pilot-member table:name="378" table:display="true" table:show-details="true"/>
                <table:data-pilot-member table:name="379" table:display="true" table:show-details="true"/>
                <table:data-pilot-member table:name="380" table:display="true" table:show-details="true"/>
                <table:data-pilot-member table:name="381" table:display="true" table:show-details="true"/>
                <table:data-pilot-member table:name="382" table:display="true" table:show-details="true"/>
                <table:data-pilot-member table:name="383" table:display="true" table:show-details="true"/>
                <table:data-pilot-member table:name="384" table:display="true" table:show-details="true"/>
                <table:data-pilot-member table:name="385" table:display="true" table:show-details="true"/>
                <table:data-pilot-member table:name="386" table:display="true" table:show-details="true"/>
                <table:data-pilot-member table:name="387" table:display="true" table:show-details="true"/>
                <table:data-pilot-member table:name="388" table:display="true" table:show-details="true"/>
                <table:data-pilot-member table:name="389" table:display="true" table:show-details="true"/>
                <table:data-pilot-member table:name="390" table:display="true" table:show-details="true"/>
                <table:data-pilot-member table:name="391" table:display="true" table:show-details="true"/>
                <table:data-pilot-member table:name="392" table:display="true" table:show-details="true"/>
                <table:data-pilot-member table:name="393" table:display="true" table:show-details="true"/>
                <table:data-pilot-member table:name="394" table:display="true" table:show-details="true"/>
                <table:data-pilot-member table:name="395" table:display="true" table:show-details="true"/>
                <table:data-pilot-member table:name="396" table:display="true" table:show-details="true"/>
                <table:data-pilot-member table:name="397" table:display="true" table:show-details="true"/>
                <table:data-pilot-member table:name="398" table:display="true" table:show-details="true"/>
                <table:data-pilot-member table:name="399" table:display="true" table:show-details="true"/>
                <table:data-pilot-member table:name="400" table:display="true" table:show-details="true"/>
                <table:data-pilot-member table:name="401" table:display="true" table:show-details="true"/>
                <table:data-pilot-member table:name="402" table:display="true" table:show-details="true"/>
                <table:data-pilot-member table:name="403" table:display="true" table:show-details="true"/>
                <table:data-pilot-member table:name="404" table:display="true" table:show-details="true"/>
                <table:data-pilot-member table:name="405" table:display="true" table:show-details="true"/>
                <table:data-pilot-member table:name="406" table:display="true" table:show-details="true"/>
                <table:data-pilot-member table:name="407" table:display="true" table:show-details="true"/>
                <table:data-pilot-member table:name="408" table:display="true" table:show-details="true"/>
                <table:data-pilot-member table:name="409" table:display="true" table:show-details="true"/>
                <table:data-pilot-member table:name="410" table:display="true" table:show-details="true"/>
                <table:data-pilot-member table:name="411" table:display="true" table:show-details="true"/>
                <table:data-pilot-member table:name="412" table:display="true" table:show-details="true"/>
                <table:data-pilot-member table:name="413" table:display="true" table:show-details="true"/>
                <table:data-pilot-member table:name="414" table:display="true" table:show-details="true"/>
                <table:data-pilot-member table:name="415" table:display="true" table:show-details="true"/>
                <table:data-pilot-member table:name="416" table:display="true" table:show-details="true"/>
                <table:data-pilot-member table:name="417" table:display="true" table:show-details="true"/>
                <table:data-pilot-member table:name="418" table:display="true" table:show-details="true"/>
                <table:data-pilot-member table:name="419" table:display="true" table:show-details="true"/>
                <table:data-pilot-member table:name="420" table:display="true" table:show-details="true"/>
                <table:data-pilot-member table:name="421" table:display="true" table:show-details="true"/>
                <table:data-pilot-member table:name="422" table:display="true" table:show-details="true"/>
                <table:data-pilot-member table:name="423" table:display="true" table:show-details="true"/>
                <table:data-pilot-member table:name="424" table:display="true" table:show-details="true"/>
                <table:data-pilot-member table:name="425" table:display="true" table:show-details="true"/>
                <table:data-pilot-member table:name="426" table:display="true" table:show-details="true"/>
                <table:data-pilot-member table:name="427" table:display="true" table:show-details="true"/>
                <table:data-pilot-member table:name="428" table:display="true" table:show-details="true"/>
                <table:data-pilot-member table:name="429" table:display="true" table:show-details="true"/>
                <table:data-pilot-member table:name="430" table:display="true" table:show-details="true"/>
                <table:data-pilot-member table:name="431" table:display="true" table:show-details="true"/>
                <table:data-pilot-member table:name="432" table:display="true" table:show-details="true"/>
                <table:data-pilot-member table:name="433" table:display="true" table:show-details="true"/>
                <table:data-pilot-member table:name="434" table:display="true" table:show-details="true"/>
                <table:data-pilot-member table:name="435" table:display="true" table:show-details="true"/>
                <table:data-pilot-member table:name="436" table:display="true" table:show-details="true"/>
                <table:data-pilot-member table:name="437" table:display="true" table:show-details="true"/>
                <table:data-pilot-member table:name="438" table:display="true" table:show-details="true"/>
                <table:data-pilot-member table:name="439" table:display="true" table:show-details="true"/>
                <table:data-pilot-member table:name="440" table:display="true" table:show-details="true"/>
                <table:data-pilot-member table:name="441" table:display="true" table:show-details="true"/>
                <table:data-pilot-member table:name="442" table:display="true" table:show-details="true"/>
                <table:data-pilot-member table:name="443" table:display="true" table:show-details="true"/>
                <table:data-pilot-member table:name="444" table:display="true" table:show-details="true"/>
                <table:data-pilot-member table:name="445" table:display="true" table:show-details="true"/>
                <table:data-pilot-member table:name="446" table:display="true" table:show-details="true"/>
                <table:data-pilot-member table:name="447" table:display="true" table:show-details="true"/>
                <table:data-pilot-member table:name="448" table:display="true" table:show-details="true"/>
                <table:data-pilot-member table:name="449" table:display="true" table:show-details="true"/>
                <table:data-pilot-member table:name="450" table:display="true" table:show-details="true"/>
                <table:data-pilot-member table:name="451" table:display="true" table:show-details="true"/>
                <table:data-pilot-member table:name="452" table:display="true" table:show-details="true"/>
                <table:data-pilot-member table:name="453" table:display="true" table:show-details="true"/>
                <table:data-pilot-member table:name="454" table:display="true" table:show-details="true"/>
                <table:data-pilot-member table:name="455" table:display="true" table:show-details="true"/>
                <table:data-pilot-member table:name="456" table:display="true" table:show-details="true"/>
                <table:data-pilot-member table:name="457" table:display="true" table:show-details="true"/>
                <table:data-pilot-member table:name="458" table:display="true" table:show-details="true"/>
                <table:data-pilot-member table:name="459" table:display="true" table:show-details="true"/>
                <table:data-pilot-member table:name="460" table:display="true" table:show-details="true"/>
                <table:data-pilot-member table:name="461" table:display="true" table:show-details="true"/>
                <table:data-pilot-member table:name="462" table:display="true" table:show-details="true"/>
                <table:data-pilot-member table:name="463" table:display="true" table:show-details="true"/>
                <table:data-pilot-member table:name="464" table:display="true" table:show-details="true"/>
                <table:data-pilot-member table:name="465" table:display="true" table:show-details="true"/>
                <table:data-pilot-member table:name="466" table:display="true" table:show-details="true"/>
                <table:data-pilot-member table:name="467" table:display="true" table:show-details="true"/>
                <table:data-pilot-member table:name="468" table:display="true" table:show-details="true"/>
                <table:data-pilot-member table:name="469" table:display="true" table:show-details="true"/>
                <table:data-pilot-member table:name="470" table:display="true" table:show-details="true"/>
                <table:data-pilot-member table:name="471" table:display="true" table:show-details="true"/>
                <table:data-pilot-member table:name="472" table:display="true" table:show-details="true"/>
                <table:data-pilot-member table:name="473" table:display="true" table:show-details="true"/>
                <table:data-pilot-member table:name="474" table:display="true" table:show-details="true"/>
                <table:data-pilot-member table:name="475" table:display="true" table:show-details="true"/>
                <table:data-pilot-member table:name="476" table:display="true" table:show-details="true"/>
                <table:data-pilot-member table:name="477" table:display="true" table:show-details="true"/>
                <table:data-pilot-member table:name="478" table:display="true" table:show-details="true"/>
                <table:data-pilot-member table:name="479" table:display="true" table:show-details="true"/>
                <table:data-pilot-member table:name="480" table:display="true" table:show-details="true"/>
                <table:data-pilot-member table:name="481" table:display="true" table:show-details="true"/>
                <table:data-pilot-member table:name="482" table:display="true" table:show-details="true"/>
                <table:data-pilot-member table:name="483" table:display="true" table:show-details="true"/>
                <table:data-pilot-member table:name="484" table:display="true" table:show-details="true"/>
                <table:data-pilot-member table:name="485" table:display="true" table:show-details="true"/>
                <table:data-pilot-member table:name="487" table:display="true" table:show-details="true"/>
                <table:data-pilot-member table:name="488" table:display="true" table:show-details="true"/>
                <table:data-pilot-member table:name="489" table:display="true" table:show-details="true"/>
                <table:data-pilot-member table:name="490" table:display="true" table:show-details="true"/>
                <table:data-pilot-member table:name="491" table:display="true" table:show-details="true"/>
                <table:data-pilot-member table:name="492" table:display="true" table:show-details="true"/>
                <table:data-pilot-member table:name="493" table:display="true" table:show-details="true"/>
                <table:data-pilot-member table:name="494" table:display="true" table:show-details="true"/>
                <table:data-pilot-member table:name="495" table:display="true" table:show-details="true"/>
                <table:data-pilot-member table:name="496" table:display="true" table:show-details="true"/>
                <table:data-pilot-member table:name="497" table:display="true" table:show-details="true"/>
                <table:data-pilot-member table:name="498" table:display="true" table:show-details="true"/>
                <table:data-pilot-member table:name="499" table:display="true" table:show-details="true"/>
                <table:data-pilot-member table:name="500" table:display="true" table:show-details="true"/>
                <table:data-pilot-member table:name="501" table:display="true" table:show-details="true"/>
                <table:data-pilot-member table:name="502" table:display="true" table:show-details="true"/>
                <table:data-pilot-member table:name="504" table:display="true" table:show-details="true"/>
                <table:data-pilot-member table:name="505" table:display="true" table:show-details="true"/>
                <table:data-pilot-member table:name="506" table:display="true" table:show-details="true"/>
                <table:data-pilot-member table:name="508" table:display="true" table:show-details="true"/>
                <table:data-pilot-member table:name="509" table:display="true" table:show-details="true"/>
                <table:data-pilot-member table:name="510" table:display="true" table:show-details="true"/>
                <table:data-pilot-member table:name="511" table:display="true" table:show-details="true"/>
                <table:data-pilot-member table:name="512" table:display="true" table:show-details="true"/>
                <table:data-pilot-member table:name="513" table:display="true" table:show-details="true"/>
                <table:data-pilot-member table:name="516" table:display="true" table:show-details="true"/>
                <table:data-pilot-member table:name="517" table:display="true" table:show-details="true"/>
                <table:data-pilot-member table:name="519" table:display="true" table:show-details="true"/>
                <table:data-pilot-member table:name="520" table:display="true" table:show-details="true"/>
                <table:data-pilot-member table:name="521" table:display="true" table:show-details="true"/>
                <table:data-pilot-member table:name="522" table:display="true" table:show-details="true"/>
                <table:data-pilot-member table:name="524" table:display="true" table:show-details="true"/>
                <table:data-pilot-member table:name="525" table:display="true" table:show-details="true"/>
                <table:data-pilot-member table:name="526" table:display="true" table:show-details="true"/>
                <table:data-pilot-member table:name="527" table:display="true" table:show-details="true"/>
                <table:data-pilot-member table:name="529" table:display="true" table:show-details="true"/>
                <table:data-pilot-member table:name="532" table:display="true" table:show-details="true"/>
                <table:data-pilot-member table:name="533" table:display="true" table:show-details="true"/>
                <table:data-pilot-member table:name="534" table:display="true" table:show-details="true"/>
                <table:data-pilot-member table:name="535" table:display="true" table:show-details="true"/>
                <table:data-pilot-member table:name="536" table:display="true" table:show-details="true"/>
                <table:data-pilot-member table:name="537" table:display="true" table:show-details="true"/>
                <table:data-pilot-member table:name="538" table:display="true" table:show-details="true"/>
                <table:data-pilot-member table:name="540" table:display="true" table:show-details="true"/>
                <table:data-pilot-member table:name="541" table:display="true" table:show-details="true"/>
                <table:data-pilot-member table:name="542" table:display="true" table:show-details="true"/>
                <table:data-pilot-member table:name="543" table:display="true" table:show-details="true"/>
                <table:data-pilot-member table:name="546" table:display="true" table:show-details="true"/>
                <table:data-pilot-member table:name="547" table:display="true" table:show-details="true"/>
                <table:data-pilot-member table:name="548" table:display="true" table:show-details="true"/>
                <table:data-pilot-member table:name="549" table:display="true" table:show-details="true"/>
                <table:data-pilot-member table:name="550" table:display="true" table:show-details="true"/>
                <table:data-pilot-member table:name="551" table:display="true" table:show-details="true"/>
                <table:data-pilot-member table:name="553" table:display="true" table:show-details="true"/>
                <table:data-pilot-member table:name="555" table:display="true" table:show-details="true"/>
                <table:data-pilot-member table:name="556" table:display="true" table:show-details="true"/>
                <table:data-pilot-member table:name="557" table:display="true" table:show-details="true"/>
                <table:data-pilot-member table:name="558" table:display="true" table:show-details="true"/>
                <table:data-pilot-member table:name="559" table:display="true" table:show-details="true"/>
                <table:data-pilot-member table:name="560" table:display="true" table:show-details="true"/>
                <table:data-pilot-member table:name="561" table:display="true" table:show-details="true"/>
                <table:data-pilot-member table:name="562" table:display="true" table:show-details="true"/>
                <table:data-pilot-member table:name="563" table:display="true" table:show-details="true"/>
                <table:data-pilot-member table:name="564" table:display="true" table:show-details="true"/>
                <table:data-pilot-member table:name="566" table:display="true" table:show-details="true"/>
                <table:data-pilot-member table:name="567" table:display="true" table:show-details="true"/>
                <table:data-pilot-member table:name="568" table:display="true" table:show-details="true"/>
                <table:data-pilot-member table:name="570" table:display="true" table:show-details="true"/>
                <table:data-pilot-member table:name="571" table:display="true" table:show-details="true"/>
                <table:data-pilot-member table:name="572" table:display="true" table:show-details="true"/>
                <table:data-pilot-member table:name="573" table:display="true" table:show-details="true"/>
                <table:data-pilot-member table:name="574" table:display="true" table:show-details="true"/>
                <table:data-pilot-member table:name="575" table:display="true" table:show-details="true"/>
                <table:data-pilot-member table:name="576" table:display="true" table:show-details="true"/>
                <table:data-pilot-member table:name="577" table:display="true" table:show-details="true"/>
                <table:data-pilot-member table:name="578" table:display="true" table:show-details="true"/>
                <table:data-pilot-member table:name="579" table:display="true" table:show-details="true"/>
                <table:data-pilot-member table:name="580" table:display="true" table:show-details="true"/>
                <table:data-pilot-member table:name="581" table:display="true" table:show-details="true"/>
                <table:data-pilot-member table:name="582" table:display="true" table:show-details="true"/>
                <table:data-pilot-member table:name="583" table:display="true" table:show-details="true"/>
                <table:data-pilot-member table:name="585" table:display="true" table:show-details="true"/>
                <table:data-pilot-member table:name="590" table:display="true" table:show-details="true"/>
                <table:data-pilot-member table:name="591" table:display="true" table:show-details="true"/>
                <table:data-pilot-member table:name="592" table:display="true" table:show-details="true"/>
                <table:data-pilot-member table:name="593" table:display="true" table:show-details="true"/>
                <table:data-pilot-member table:name="594" table:display="true" table:show-details="true"/>
                <table:data-pilot-member table:name="598" table:display="true" table:show-details="true"/>
                <table:data-pilot-member table:name="599" table:display="true" table:show-details="true"/>
                <table:data-pilot-member table:name="602" table:display="true" table:show-details="true"/>
                <table:data-pilot-member table:name="603" table:display="true" table:show-details="true"/>
                <table:data-pilot-member table:name="605" table:display="true" table:show-details="true"/>
                <table:data-pilot-member table:name="606" table:display="true" table:show-details="true"/>
                <table:data-pilot-member table:name="609" table:display="true" table:show-details="true"/>
                <table:data-pilot-member table:name="610" table:display="true" table:show-details="true"/>
                <table:data-pilot-member table:name="611" table:display="true" table:show-details="true"/>
                <table:data-pilot-member table:name="612" table:display="true" table:show-details="true"/>
                <table:data-pilot-member table:name="614" table:display="true" table:show-details="true"/>
                <table:data-pilot-member table:name="616" table:display="true" table:show-details="true"/>
                <table:data-pilot-member table:name="620" table:display="true" table:show-details="true"/>
                <table:data-pilot-member table:name="621" table:display="true" table:show-details="true"/>
                <table:data-pilot-member table:name="623" table:display="true" table:show-details="true"/>
                <table:data-pilot-member table:name="624" table:display="true" table:show-details="true"/>
                <table:data-pilot-member table:name="625" table:display="true" table:show-details="true"/>
                <table:data-pilot-member table:name="627" table:display="true" table:show-details="true"/>
                <table:data-pilot-member table:name="628" table:display="true" table:show-details="true"/>
                <table:data-pilot-member table:name="629" table:display="true" table:show-details="true"/>
                <table:data-pilot-member table:name="633" table:display="true" table:show-details="true"/>
                <table:data-pilot-member table:name="634" table:display="true" table:show-details="true"/>
                <table:data-pilot-member table:name="636" table:display="true" table:show-details="true"/>
                <table:data-pilot-member table:name="637" table:display="true" table:show-details="true"/>
                <table:data-pilot-member table:name="638" table:display="true" table:show-details="true"/>
                <table:data-pilot-member table:name="640" table:display="true" table:show-details="true"/>
                <table:data-pilot-member table:name="641" table:display="true" table:show-details="true"/>
                <table:data-pilot-member table:name="645" table:display="true" table:show-details="true"/>
                <table:data-pilot-member table:name="646" table:display="true" table:show-details="true"/>
                <table:data-pilot-member table:name="648" table:display="true" table:show-details="true"/>
                <table:data-pilot-member table:name="650" table:display="true" table:show-details="true"/>
                <table:data-pilot-member table:name="654" table:display="true" table:show-details="true"/>
                <table:data-pilot-member table:name="656" table:display="true" table:show-details="true"/>
                <table:data-pilot-member table:name="657" table:display="true" table:show-details="true"/>
                <table:data-pilot-member table:name="658" table:display="true" table:show-details="true"/>
                <table:data-pilot-member table:name="661" table:display="true" table:show-details="true"/>
                <table:data-pilot-member table:name="662" table:display="true" table:show-details="true"/>
                <table:data-pilot-member table:name="665" table:display="true" table:show-details="true"/>
                <table:data-pilot-member table:name="667" table:display="true" table:show-details="true"/>
                <table:data-pilot-member table:name="668" table:display="true" table:show-details="true"/>
                <table:data-pilot-member table:name="670" table:display="true" table:show-details="true"/>
                <table:data-pilot-member table:name="674" table:display="true" table:show-details="true"/>
                <table:data-pilot-member table:name="675" table:display="true" table:show-details="true"/>
                <table:data-pilot-member table:name="676" table:display="true" table:show-details="true"/>
                <table:data-pilot-member table:name="677" table:display="true" table:show-details="true"/>
                <table:data-pilot-member table:name="678" table:display="true" table:show-details="true"/>
                <table:data-pilot-member table:name="680" table:display="true" table:show-details="true"/>
                <table:data-pilot-member table:name="681" table:display="true" table:show-details="true"/>
                <table:data-pilot-member table:name="682" table:display="true" table:show-details="true"/>
                <table:data-pilot-member table:name="684" table:display="true" table:show-details="true"/>
                <table:data-pilot-member table:name="685" table:display="true" table:show-details="true"/>
                <table:data-pilot-member table:name="686" table:display="true" table:show-details="true"/>
                <table:data-pilot-member table:name="688" table:display="true" table:show-details="true"/>
                <table:data-pilot-member table:name="689" table:display="true" table:show-details="true"/>
                <table:data-pilot-member table:name="692" table:display="true" table:show-details="true"/>
                <table:data-pilot-member table:name="695" table:display="true" table:show-details="true"/>
                <table:data-pilot-member table:name="697" table:display="true" table:show-details="true"/>
                <table:data-pilot-member table:name="709" table:display="true" table:show-details="true"/>
                <table:data-pilot-member table:name="710" table:display="true" table:show-details="true"/>
                <table:data-pilot-member table:name="712" table:display="true" table:show-details="true"/>
                <table:data-pilot-member table:name="714" table:display="true" table:show-details="true"/>
                <table:data-pilot-member table:name="715" table:display="true" table:show-details="true"/>
                <table:data-pilot-member table:name="717" table:display="true" table:show-details="true"/>
                <table:data-pilot-member table:name="720" table:display="true" table:show-details="true"/>
                <table:data-pilot-member table:name="722" table:display="true" table:show-details="true"/>
                <table:data-pilot-member table:name="728" table:display="true" table:show-details="true"/>
                <table:data-pilot-member table:name="730" table:display="true" table:show-details="true"/>
                <table:data-pilot-member table:name="734" table:display="true" table:show-details="true"/>
                <table:data-pilot-member table:name="737" table:display="true" table:show-details="true"/>
                <table:data-pilot-member table:name="740" table:display="true" table:show-details="true"/>
                <table:data-pilot-member table:name="743" table:display="true" table:show-details="true"/>
                <table:data-pilot-member table:name="745" table:display="true" table:show-details="true"/>
                <table:data-pilot-member table:name="750" table:display="true" table:show-details="true"/>
                <table:data-pilot-member table:name="752" table:display="true" table:show-details="true"/>
                <table:data-pilot-member table:name="753" table:display="true" table:show-details="true"/>
                <table:data-pilot-member table:name="768" table:display="true" table:show-details="true"/>
                <table:data-pilot-member table:name="770" table:display="true" table:show-details="true"/>
                <table:data-pilot-member table:name="771" table:display="true" table:show-details="true"/>
                <table:data-pilot-member table:name="776" table:display="true" table:show-details="true"/>
                <table:data-pilot-member table:name="777" table:display="true" table:show-details="true"/>
                <table:data-pilot-member table:name="778" table:display="true" table:show-details="true"/>
                <table:data-pilot-member table:name="780" table:display="true" table:show-details="true"/>
                <table:data-pilot-member table:name="781" table:display="true" table:show-details="true"/>
                <table:data-pilot-member table:name="783" table:display="true" table:show-details="true"/>
                <table:data-pilot-member table:name="794" table:display="true" table:show-details="true"/>
                <table:data-pilot-member table:name="795" table:display="true" table:show-details="true"/>
                <table:data-pilot-member table:name="79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GB">£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number-style style:name="N10114" number:language="pl" number:country="PL" loext:transliteration-spellout="title GBP" number:transliteration-language="pl" number:transliteration-country="PL">
      <number:number number:decimal-places="0" number:min-decimal-places="0" number:min-integer-digits="1"/>
    </number:number-style>
    <number:number-style style:name="N10115" number:language="pl" number:country="PL" loext:transliteration-spellout="title GBP" number:transliteration-language="pl" number:transliteration-country="PL">
      <number:number number:decimal-places="2" number:min-decimal-places="2" number:min-integer-digits="1"/>
    </number:number-style>
    <number:number-style style:name="N10116" number:language="pl" number:country="PL" loext:transliteration-spellout="upper GBP" number:transliteration-language="pl" number:transliteration-country="PL">
      <number:number number:decimal-places="0" number:min-decimal-places="0" number:min-integer-digits="1"/>
    </number:number-style>
    <number:number-style style:name="N10117" number:language="pl" number:country="PL" loext:transliteration-spellout="upper GBP" number:transliteration-language="pl" number:transliteration-country="PL">
      <number:number number:decimal-places="2" number:min-decimal-places="2" number:min-integer-digits="1"/>
    </number:number-style>
    <number:number-style style:name="N10118" number:language="pl" number:country="PL" loext:transliteration-spellout="title cardinal" number:transliteration-language="pl" number:transliteration-country="PL">
      <number:number number:decimal-places="0" number:min-decimal-places="0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7">00.00.0000</text:date>, <text:time style:data-style-name="N2" text:time-value="21:33:46.38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7T13:50:14.404904900</meta:creation-date>
    <dc:date>2025-02-17T22:20:37.281000000</dc:date>
    <meta:editing-duration>PT40M9S</meta:editing-duration>
    <meta:editing-cycles>8</meta:editing-cycles>
    <meta:generator>LibreOffice/24.8.4.2$Windows_X86_64 LibreOffice_project/bb3cfa12c7b1bf994ecc5649a80400d06cd71002</meta:generator>
    <meta:document-statistic meta:table-count="4" meta:cell-count="12968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24.436cm" svg:height="11.121cm" xlink:href=".." xlink:type="simple" chart:class="chart:bar" chart:row-mapping="0" chart:style-name="ch1">
        <chart:title svg:x="9.034cm" svg:y="0.358cm" chart:style-name="ch2">
          <text:p>najlepiej sprzedające się jabłka</text:p>
        </chart:title>
        <chart:plot-area chart:style-name="ch3" table:cell-range-address="'zad 7.3'.B22:'zad 7.3'.M23" chart:data-source-has-labels="row" svg:x="1.499cm" svg:y="1.359cm" svg:width="22.449cm" svg:height="8.559cm">
          <chart:coordinate-region svg:x="2.706cm" svg:y="1.558cm" svg:width="21.242cm" svg:height="6.165cm"/>
          <chart:axis chart:dimension="x" chart:name="primary-x" chart:style-name="ch4" chartooo:axis-type="auto">
            <chartooo:date-scale/>
            <chart:title svg:x="11.095cm" svg:y="10.14cm" chart:style-name="ch2">
              <text:p><text:span text:style-name="T1">miesiąc - rodzaj jabłka</text:span></text:p>
            </chart:title>
            <chart:categories table:cell-range-address="'zad 7.3'.B23:'zad 7.3'.M23"/>
          </chart:axis>
          <chart:axis chart:dimension="y" chart:name="primary-y" chart:style-name="ch5">
            <chart:title svg:x="0.451cm" svg:y="6.013cm" chart:style-name="ch6">
              <text:p><text:span text:style-name="T1">ilość</text:span></text:p>
            </chart:title>
            <chart:grid chart:style-name="ch7" chart:class="major"/>
          </chart:axis>
          <chart:series chart:style-name="ch8" chart:values-cell-range-address="'zad 7.3'.B22:'zad 7.3'.M22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 - Gala</text:p>
                <draw:g>
                  <svg:desc>'zad 7.3'.B23:'zad 7.3'.M23</svg:desc>
                </draw:g>
              </table:table-cell>
              <table:table-cell office:value-type="string">
                <text:p>II - Gala</text:p>
              </table:table-cell>
              <table:table-cell office:value-type="string">
                <text:p>III - Jonagored</text:p>
              </table:table-cell>
              <table:table-cell office:value-type="string">
                <text:p>IV - Gala</text:p>
              </table:table-cell>
              <table:table-cell office:value-type="string">
                <text:p>V - Gala</text:p>
              </table:table-cell>
              <table:table-cell office:value-type="string">
                <text:p>VI - Reneta</text:p>
              </table:table-cell>
              <table:table-cell office:value-type="string">
                <text:p>VII - Melba</text:p>
              </table:table-cell>
              <table:table-cell office:value-type="string">
                <text:p>VIII - Reneta</text:p>
              </table:table-cell>
              <table:table-cell office:value-type="string">
                <text:p>IX - Reneta</text:p>
              </table:table-cell>
              <table:table-cell office:value-type="string">
                <text:p>X - Reneta</text:p>
              </table:table-cell>
              <table:table-cell office:value-type="string">
                <text:p>XI - Reneta</text:p>
              </table:table-cell>
              <table:table-cell office:value-type="string">
                <text:p>XII - Jonagored</text:p>
              </table:table-cell>
            </table:table-row>
          </table:table-header-rows>
          <table:table-rows>
            <table:table-row>
              <table:table-cell office:value-type="string">
                <text:p>Wiersz 22</text:p>
                <draw:g>
                  <svg:desc/>
                </draw:g>
              </table:table-cell>
              <table:table-cell office:value-type="float" office:value="14017">
                <text:p>14017</text:p>
                <draw:g>
                  <svg:desc>'zad 7.3'.B22:'zad 7.3'.M22</svg:desc>
                </draw:g>
              </table:table-cell>
              <table:table-cell office:value-type="float" office:value="14969">
                <text:p>14969</text:p>
              </table:table-cell>
              <table:table-cell office:value-type="float" office:value="15079">
                <text:p>15079</text:p>
              </table:table-cell>
              <table:table-cell office:value-type="float" office:value="19404">
                <text:p>19404</text:p>
              </table:table-cell>
              <table:table-cell office:value-type="float" office:value="17382">
                <text:p>17382</text:p>
              </table:table-cell>
              <table:table-cell office:value-type="float" office:value="18661">
                <text:p>18661</text:p>
              </table:table-cell>
              <table:table-cell office:value-type="float" office:value="21216">
                <text:p>21216</text:p>
              </table:table-cell>
              <table:table-cell office:value-type="float" office:value="19054">
                <text:p>19054</text:p>
              </table:table-cell>
              <table:table-cell office:value-type="float" office:value="20881">
                <text:p>20881</text:p>
              </table:table-cell>
              <table:table-cell office:value-type="float" office:value="17065">
                <text:p>17065</text:p>
              </table:table-cell>
              <table:table-cell office:value-type="float" office:value="19755">
                <text:p>19755</text:p>
              </table:table-cell>
              <table:table-cell office:value-type="float" office:value="13425">
                <text:p>134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4.2$Windows_X86_64 LibreOffice_project/bb3cfa12c7b1bf994ecc5649a80400d06cd7100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